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016in" svg:height="3.7122in" svg:x="11.6346in" svg:y="0.178in">
            <draw:object draw:notify-on-update-of-ranges="Sheet1.A2:Sheet1.A2 Sheet1.A3:Sheet1.A303 Sheet1.F2:Sheet1.F2 Sheet1.F3:Sheet1.F303 Sheet1.A2:Sheet1.A2 Sheet1.A3:Sheet1.A303 Sheet1.G2:Sheet1.G2 Sheet1.G3:Sheet1.G303 Sheet1.A2:Sheet1.A2 Sheet1.A3:Sheet1.A303 Sheet1.H2:Sheet1.H2 Sheet1.H3:Sheet1.H303 Sheet1.A2:Sheet1.A2 Sheet1.A3:Sheet1.A303 Sheet1.I2:Sheet1.I2 Sheet1.I3:Sheet1.I3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126in" svg:height="3.7126in" svg:x="17.8469in" svg:y="0.1776in">
            <draw:object draw:notify-on-update-of-ranges="Sheet1.A2:Sheet1.A2 Sheet1.A3:Sheet1.A303 Sheet1.J2:Sheet1.J2 Sheet1.J3:Sheet1.J303 Sheet1.A2:Sheet1.A2 Sheet1.A3:Sheet1.A303 Sheet1.K2:Sheet1.K2 Sheet1.K3:Sheet1.K303 Sheet1.A2:Sheet1.A2 Sheet1.A3:Sheet1.A303 Sheet1.L2:Sheet1.L2 Sheet1.L3:Sheet1.L303 Sheet1.A2:Sheet1.A2 Sheet1.A3:Sheet1.A303 Sheet1.M2:Sheet1.M2 Sheet1.M3:Sheet1.M30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number-columns-repeated="8" office:value-type="string" calcext:value-type="string">
            <text:p>fibrin</text:p>
          </table:table-cell>
          <table:table-cell table:number-columns-repeated="4" office:value-type="string" calcext:value-type="string">
            <text:p>tp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0 μm</text:p>
          </table:table-cell>
          <table:table-cell office:value-type="string" calcext:value-type="string">
            <text:p>25 μm</text:p>
          </table:table-cell>
          <table:table-cell office:value-type="string" calcext:value-type="string">
            <text:p>50 μm</text:p>
          </table:table-cell>
          <table:table-cell office:value-type="string" calcext:value-type="string">
            <text:p>100 μm</text:p>
          </table:table-cell>
          <table:table-cell office:value-type="string" calcext:value-type="string">
            <text:p>10 μm</text:p>
          </table:table-cell>
          <table:table-cell office:value-type="string" calcext:value-type="string">
            <text:p>25 μm</text:p>
          </table:table-cell>
          <table:table-cell office:value-type="string" calcext:value-type="string">
            <text:p>50 μm</text:p>
          </table:table-cell>
          <table:table-cell office:value-type="string" calcext:value-type="string">
            <text:p>100 μm</text:p>
          </table:table-cell>
          <table:table-cell office:value-type="string" calcext:value-type="string">
            <text:p>10 μm</text:p>
          </table:table-cell>
          <table:table-cell office:value-type="string" calcext:value-type="string">
            <text:p>25 μm</text:p>
          </table:table-cell>
          <table:table-cell office:value-type="string" calcext:value-type="string">
            <text:p>50 μm</text:p>
          </table:table-cell>
          <table:table-cell office:value-type="string" calcext:value-type="string">
            <text:p>100 μm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3]*1000" office:value-type="float" office:value="0" calcext:value-type="float">
            <text:p>0</text:p>
          </table:table-cell>
          <table:table-cell table:formula="of:=[.C3]*1000" office:value-type="float" office:value="0" calcext:value-type="float">
            <text:p>0</text:p>
          </table:table-cell>
          <table:table-cell table:formula="of:=[.D3]*1000" office:value-type="float" office:value="0" calcext:value-type="float">
            <text:p>0</text:p>
          </table:table-cell>
          <table:table-cell table:formula="of:=[.E3]*1000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table:formula="of:=[.A3]+10" office:value-type="float" office:value="10" calcext:value-type="float">
            <text:p>10</text:p>
          </table:table-cell>
          <table:table-cell office:value-type="float" office:value="4.7049E-018" calcext:value-type="float">
            <text:p>4.7049E-018</text:p>
          </table:table-cell>
          <table:table-cell office:value-type="float" office:value="1.4479E-018" calcext:value-type="float">
            <text:p>1.4479E-018</text:p>
          </table:table-cell>
          <table:table-cell office:value-type="float" office:value="9.7364E-019" calcext:value-type="float">
            <text:p>9.7364E-019</text:p>
          </table:table-cell>
          <table:table-cell office:value-type="float" office:value="1.1345E-018" calcext:value-type="float">
            <text:p>1.1345E-018</text:p>
          </table:table-cell>
          <table:table-cell table:formula="of:=[.B4]*1000" office:value-type="float" office:value="4.7049E-015" calcext:value-type="float">
            <text:p>4.7049E-015</text:p>
          </table:table-cell>
          <table:table-cell table:formula="of:=[.C4]*1000" office:value-type="float" office:value="1.4479E-015" calcext:value-type="float">
            <text:p>1.4479E-015</text:p>
          </table:table-cell>
          <table:table-cell table:formula="of:=[.D4]*1000" office:value-type="float" office:value="9.7364E-016" calcext:value-type="float">
            <text:p>9.7364E-016</text:p>
          </table:table-cell>
          <table:table-cell table:formula="of:=[.E4]*1000" office:value-type="float" office:value="1.1345E-015" calcext:value-type="float">
            <text:p>1.1345E-015</text:p>
          </table:table-cell>
          <table:table-cell office:value-type="float" office:value="1.7494" calcext:value-type="float">
            <text:p>1.7494</text:p>
          </table:table-cell>
          <table:table-cell office:value-type="float" office:value="0.70003" calcext:value-type="float">
            <text:p>0.70003</text:p>
          </table:table-cell>
          <table:table-cell office:value-type="float" office:value="0.35053" calcext:value-type="float">
            <text:p>0.35053</text:p>
          </table:table-cell>
          <table:table-cell office:value-type="float" office:value="0.17585" calcext:value-type="float">
            <text:p>0.17585</text:p>
          </table:table-cell>
        </table:table-row>
        <table:table-row table:style-name="ro1">
          <table:table-cell table:formula="of:=[.A4]+10" office:value-type="float" office:value="20" calcext:value-type="float">
            <text:p>20</text:p>
          </table:table-cell>
          <table:table-cell office:value-type="float" office:value="7.7131E-015" calcext:value-type="float">
            <text:p>7.7131E-015</text:p>
          </table:table-cell>
          <table:table-cell office:value-type="float" office:value="2.073E-015" calcext:value-type="float">
            <text:p>2.073E-015</text:p>
          </table:table-cell>
          <table:table-cell office:value-type="float" office:value="8.1655E-016" calcext:value-type="float">
            <text:p>8.1655E-016</text:p>
          </table:table-cell>
          <table:table-cell office:value-type="float" office:value="1.3098E-015" calcext:value-type="float">
            <text:p>1.3098E-015</text:p>
          </table:table-cell>
          <table:table-cell table:formula="of:=[.B5]*1000" office:value-type="float" office:value="0.0000000000077131" calcext:value-type="float">
            <text:p>7.7131E-012</text:p>
          </table:table-cell>
          <table:table-cell table:formula="of:=[.C5]*1000" office:value-type="float" office:value="0.000000000002073" calcext:value-type="float">
            <text:p>2.073E-012</text:p>
          </table:table-cell>
          <table:table-cell table:formula="of:=[.D5]*1000" office:value-type="float" office:value="0.00000000000081655" calcext:value-type="float">
            <text:p>8.1655E-013</text:p>
          </table:table-cell>
          <table:table-cell table:formula="of:=[.E5]*1000" office:value-type="float" office:value="0.0000000000013098" calcext:value-type="float">
            <text:p>1.3098E-012</text:p>
          </table:table-cell>
          <table:table-cell office:value-type="float" office:value="1.7498" calcext:value-type="float">
            <text:p>1.7498</text:p>
          </table:table-cell>
          <table:table-cell office:value-type="float" office:value="0.70012" calcext:value-type="float">
            <text:p>0.70012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17636" calcext:value-type="float">
            <text:p>0.17636</text:p>
          </table:table-cell>
        </table:table-row>
        <table:table-row table:style-name="ro1">
          <table:table-cell table:formula="of:=[.A5]+10" office:value-type="float" office:value="30" calcext:value-type="float">
            <text:p>30</text:p>
          </table:table-cell>
          <table:table-cell office:value-type="float" office:value="0.00000000000036038" calcext:value-type="float">
            <text:p>3.6038E-013</text:p>
          </table:table-cell>
          <table:table-cell office:value-type="float" office:value="0.00000000000019537" calcext:value-type="float">
            <text:p>1.9537E-013</text:p>
          </table:table-cell>
          <table:table-cell office:value-type="float" office:value="0.00000000000004123" calcext:value-type="float">
            <text:p>4.123E-014</text:p>
          </table:table-cell>
          <table:table-cell office:value-type="float" office:value="0.0000000000000378" calcext:value-type="float">
            <text:p>3.78E-014</text:p>
          </table:table-cell>
          <table:table-cell table:formula="of:=[.B6]*1000" office:value-type="float" office:value="0.00000000036038" calcext:value-type="float">
            <text:p>3.6038E-010</text:p>
          </table:table-cell>
          <table:table-cell table:formula="of:=[.C6]*1000" office:value-type="float" office:value="0.00000000019537" calcext:value-type="float">
            <text:p>1.9537E-010</text:p>
          </table:table-cell>
          <table:table-cell table:formula="of:=[.D6]*1000" office:value-type="float" office:value="0.00000000004123" calcext:value-type="float">
            <text:p>4.123E-011</text:p>
          </table:table-cell>
          <table:table-cell table:formula="of:=[.E6]*1000" office:value-type="float" office:value="0.0000000000378" calcext:value-type="float">
            <text:p>3.78E-011</text:p>
          </table:table-cell>
          <table:table-cell office:value-type="float" office:value="1.7522" calcext:value-type="float">
            <text:p>1.7522</text:p>
          </table:table-cell>
          <table:table-cell office:value-type="float" office:value="0.70094" calcext:value-type="float">
            <text:p>0.70094</text:p>
          </table:table-cell>
          <table:table-cell office:value-type="float" office:value="0.35119" calcext:value-type="float">
            <text:p>0.35119</text:p>
          </table:table-cell>
          <table:table-cell office:value-type="float" office:value="0.17689" calcext:value-type="float">
            <text:p>0.17689</text:p>
          </table:table-cell>
        </table:table-row>
        <table:table-row table:style-name="ro1">
          <table:table-cell table:formula="of:=[.A6]+10" office:value-type="float" office:value="40" calcext:value-type="float">
            <text:p>40</text:p>
          </table:table-cell>
          <table:table-cell office:value-type="float" office:value="0.000000000013058" calcext:value-type="float">
            <text:p>1.3058E-011</text:p>
          </table:table-cell>
          <table:table-cell office:value-type="float" office:value="0.0000000000057893" calcext:value-type="float">
            <text:p>5.7893E-012</text:p>
          </table:table-cell>
          <table:table-cell office:value-type="float" office:value="0.00000000000123" calcext:value-type="float">
            <text:p>1.23E-012</text:p>
          </table:table-cell>
          <table:table-cell office:value-type="float" office:value="0.00000000000047242" calcext:value-type="float">
            <text:p>4.7242E-013</text:p>
          </table:table-cell>
          <table:table-cell table:formula="of:=[.B7]*1000" office:value-type="float" office:value="0.000000013058" calcext:value-type="float">
            <text:p>1.3058E-008</text:p>
          </table:table-cell>
          <table:table-cell table:formula="of:=[.C7]*1000" office:value-type="float" office:value="0.0000000057893" calcext:value-type="float">
            <text:p>5.7893E-009</text:p>
          </table:table-cell>
          <table:table-cell table:formula="of:=[.D7]*1000" office:value-type="float" office:value="0.00000000123" calcext:value-type="float">
            <text:p>1.23E-009</text:p>
          </table:table-cell>
          <table:table-cell table:formula="of:=[.E7]*1000" office:value-type="float" office:value="0.00000000047242" calcext:value-type="float">
            <text:p>4.7242E-010</text:p>
          </table:table-cell>
          <table:table-cell office:value-type="float" office:value="1.7566" calcext:value-type="float">
            <text:p>1.7566</text:p>
          </table:table-cell>
          <table:table-cell office:value-type="float" office:value="0.70232" calcext:value-type="float">
            <text:p>0.70232</text:p>
          </table:table-cell>
          <table:table-cell office:value-type="float" office:value="0.35189" calcext:value-type="float">
            <text:p>0.35189</text:p>
          </table:table-cell>
          <table:table-cell office:value-type="float" office:value="0.17752" calcext:value-type="float">
            <text:p>0.17752</text:p>
          </table:table-cell>
        </table:table-row>
        <table:table-row table:style-name="ro1">
          <table:table-cell table:formula="of:=[.A7]+10" office:value-type="float" office:value="50" calcext:value-type="float">
            <text:p>50</text:p>
          </table:table-cell>
          <table:table-cell office:value-type="float" office:value="0.00000000011504" calcext:value-type="float">
            <text:p>1.1504E-010</text:p>
          </table:table-cell>
          <table:table-cell office:value-type="float" office:value="0.000000000044653" calcext:value-type="float">
            <text:p>4.4653E-011</text:p>
          </table:table-cell>
          <table:table-cell office:value-type="float" office:value="0.00000000001079" calcext:value-type="float">
            <text:p>1.079E-011</text:p>
          </table:table-cell>
          <table:table-cell office:value-type="float" office:value="0.0000000000037542" calcext:value-type="float">
            <text:p>3.7542E-012</text:p>
          </table:table-cell>
          <table:table-cell table:formula="of:=[.B8]*1000" office:value-type="float" office:value="0.00000011504" calcext:value-type="float">
            <text:p>0.000000115</text:p>
          </table:table-cell>
          <table:table-cell table:formula="of:=[.C8]*1000" office:value-type="float" office:value="0.000000044653" calcext:value-type="float">
            <text:p>4.4653E-008</text:p>
          </table:table-cell>
          <table:table-cell table:formula="of:=[.D8]*1000" office:value-type="float" office:value="0.00000001079" calcext:value-type="float">
            <text:p>1.079E-008</text:p>
          </table:table-cell>
          <table:table-cell table:formula="of:=[.E8]*1000" office:value-type="float" office:value="0.0000000037542" calcext:value-type="float">
            <text:p>3.7542E-009</text:p>
          </table:table-cell>
          <table:table-cell office:value-type="float" office:value="1.7613" calcext:value-type="float">
            <text:p>1.7613</text:p>
          </table:table-cell>
          <table:table-cell office:value-type="float" office:value="0.70374" calcext:value-type="float">
            <text:p>0.70374</text:p>
          </table:table-cell>
          <table:table-cell office:value-type="float" office:value="0.35261" calcext:value-type="float">
            <text:p>0.35261</text:p>
          </table:table-cell>
          <table:table-cell office:value-type="float" office:value="0.17818" calcext:value-type="float">
            <text:p>0.17818</text:p>
          </table:table-cell>
        </table:table-row>
        <table:table-row table:style-name="ro1">
          <table:table-cell table:formula="of:=[.A8]+10" office:value-type="float" office:value="60" calcext:value-type="float">
            <text:p>60</text:p>
          </table:table-cell>
          <table:table-cell office:value-type="float" office:value="0.00000000048399" calcext:value-type="float">
            <text:p>4.8399E-010</text:p>
          </table:table-cell>
          <table:table-cell office:value-type="float" office:value="0.00000000019483" calcext:value-type="float">
            <text:p>1.9483E-010</text:p>
          </table:table-cell>
          <table:table-cell office:value-type="float" office:value="0.000000000052629" calcext:value-type="float">
            <text:p>5.2629E-011</text:p>
          </table:table-cell>
          <table:table-cell office:value-type="float" office:value="0.000000000018509" calcext:value-type="float">
            <text:p>1.8509E-011</text:p>
          </table:table-cell>
          <table:table-cell table:formula="of:=[.B9]*1000" office:value-type="float" office:value="0.00000048399" calcext:value-type="float">
            <text:p>0.000000484</text:p>
          </table:table-cell>
          <table:table-cell table:formula="of:=[.C9]*1000" office:value-type="float" office:value="0.00000019483" calcext:value-type="float">
            <text:p>1.9483E-007</text:p>
          </table:table-cell>
          <table:table-cell table:formula="of:=[.D9]*1000" office:value-type="float" office:value="0.000000052629" calcext:value-type="float">
            <text:p>5.2629E-008</text:p>
          </table:table-cell>
          <table:table-cell table:formula="of:=[.E9]*1000" office:value-type="float" office:value="0.000000018509" calcext:value-type="float">
            <text:p>1.8509E-008</text:p>
          </table:table-cell>
          <table:table-cell office:value-type="float" office:value="1.7672" calcext:value-type="float">
            <text:p>1.7672</text:p>
          </table:table-cell>
          <table:table-cell office:value-type="float" office:value="0.70568" calcext:value-type="float">
            <text:p>0.70568</text:p>
          </table:table-cell>
          <table:table-cell office:value-type="float" office:value="0.35346" calcext:value-type="float">
            <text:p>0.35346</text:p>
          </table:table-cell>
          <table:table-cell office:value-type="float" office:value="0.17884" calcext:value-type="float">
            <text:p>0.17884</text:p>
          </table:table-cell>
        </table:table-row>
        <table:table-row table:style-name="ro1">
          <table:table-cell table:formula="of:=[.A9]+10" office:value-type="float" office:value="70" calcext:value-type="float">
            <text:p>70</text:p>
          </table:table-cell>
          <table:table-cell office:value-type="float" office:value="0.0000000022158" calcext:value-type="float">
            <text:p>2.2158E-009</text:p>
          </table:table-cell>
          <table:table-cell office:value-type="float" office:value="0.0000000008269" calcext:value-type="float">
            <text:p>8.269E-010</text:p>
          </table:table-cell>
          <table:table-cell office:value-type="float" office:value="0.00000000022663" calcext:value-type="float">
            <text:p>2.2663E-010</text:p>
          </table:table-cell>
          <table:table-cell office:value-type="float" office:value="0.000000000070655" calcext:value-type="float">
            <text:p>7.0655E-011</text:p>
          </table:table-cell>
          <table:table-cell table:formula="of:=[.B10]*1000" office:value-type="float" office:value="0.0000022158" calcext:value-type="float">
            <text:p>2.2158E-006</text:p>
          </table:table-cell>
          <table:table-cell table:formula="of:=[.C10]*1000" office:value-type="float" office:value="0.0000008269" calcext:value-type="float">
            <text:p>8.269E-007</text:p>
          </table:table-cell>
          <table:table-cell table:formula="of:=[.D10]*1000" office:value-type="float" office:value="0.00000022663" calcext:value-type="float">
            <text:p>2.2663E-007</text:p>
          </table:table-cell>
          <table:table-cell table:formula="of:=[.E10]*1000" office:value-type="float" office:value="0.000000070655" calcext:value-type="float">
            <text:p>7.0655E-008</text:p>
          </table:table-cell>
          <table:table-cell office:value-type="float" office:value="1.777" calcext:value-type="float">
            <text:p>1.777</text:p>
          </table:table-cell>
          <table:table-cell office:value-type="float" office:value="0.70842" calcext:value-type="float">
            <text:p>0.70842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17952" calcext:value-type="float">
            <text:p>0.17952</text:p>
          </table:table-cell>
        </table:table-row>
        <table:table-row table:style-name="ro1">
          <table:table-cell table:formula="of:=[.A10]+10" office:value-type="float" office:value="80" calcext:value-type="float">
            <text:p>80</text:p>
          </table:table-cell>
          <table:table-cell office:value-type="float" office:value="0.0000000079164" calcext:value-type="float">
            <text:p>7.9164E-009</text:p>
          </table:table-cell>
          <table:table-cell office:value-type="float" office:value="0.0000000025179" calcext:value-type="float">
            <text:p>2.5179E-009</text:p>
          </table:table-cell>
          <table:table-cell office:value-type="float" office:value="0.00000000069507" calcext:value-type="float">
            <text:p>6.9507E-010</text:p>
          </table:table-cell>
          <table:table-cell office:value-type="float" office:value="0.00000000019798" calcext:value-type="float">
            <text:p>1.9798E-010</text:p>
          </table:table-cell>
          <table:table-cell table:formula="of:=[.B11]*1000" office:value-type="float" office:value="0.0000079164" calcext:value-type="float">
            <text:p>7.9164E-006</text:p>
          </table:table-cell>
          <table:table-cell table:formula="of:=[.C11]*1000" office:value-type="float" office:value="0.0000025179" calcext:value-type="float">
            <text:p>2.5179E-006</text:p>
          </table:table-cell>
          <table:table-cell table:formula="of:=[.D11]*1000" office:value-type="float" office:value="0.00000069507" calcext:value-type="float">
            <text:p>6.9507E-007</text:p>
          </table:table-cell>
          <table:table-cell table:formula="of:=[.E11]*1000" office:value-type="float" office:value="0.00000019798" calcext:value-type="float">
            <text:p>0.000000198</text:p>
          </table:table-cell>
          <table:table-cell office:value-type="float" office:value="1.7866" calcext:value-type="float">
            <text:p>1.7866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35566" calcext:value-type="float">
            <text:p>0.35566</text:p>
          </table:table-cell>
          <table:table-cell office:value-type="float" office:value="0.18017" calcext:value-type="float">
            <text:p>0.18017</text:p>
          </table:table-cell>
        </table:table-row>
        <table:table-row table:style-name="ro1">
          <table:table-cell table:formula="of:=[.A11]+10" office:value-type="float" office:value="90" calcext:value-type="float">
            <text:p>90</text:p>
          </table:table-cell>
          <table:table-cell office:value-type="float" office:value="0.000000020745" calcext:value-type="float">
            <text:p>2.0745E-008</text:p>
          </table:table-cell>
          <table:table-cell office:value-type="float" office:value="0.0000000061722" calcext:value-type="float">
            <text:p>6.1722E-009</text:p>
          </table:table-cell>
          <table:table-cell office:value-type="float" office:value="0.0000000017652" calcext:value-type="float">
            <text:p>1.7652E-009</text:p>
          </table:table-cell>
          <table:table-cell office:value-type="float" office:value="0.00000000048804" calcext:value-type="float">
            <text:p>4.8804E-010</text:p>
          </table:table-cell>
          <table:table-cell table:formula="of:=[.B12]*1000" office:value-type="float" office:value="0.000020745" calcext:value-type="float">
            <text:p>0.000020745</text:p>
          </table:table-cell>
          <table:table-cell table:formula="of:=[.C12]*1000" office:value-type="float" office:value="0.0000061722" calcext:value-type="float">
            <text:p>6.1722E-006</text:p>
          </table:table-cell>
          <table:table-cell table:formula="of:=[.D12]*1000" office:value-type="float" office:value="0.0000017652" calcext:value-type="float">
            <text:p>1.7652E-006</text:p>
          </table:table-cell>
          <table:table-cell table:formula="of:=[.E12]*1000" office:value-type="float" office:value="0.00000048804" calcext:value-type="float">
            <text:p>0.000000488</text:p>
          </table:table-cell>
          <table:table-cell office:value-type="float" office:value="1.7968" calcext:value-type="float">
            <text:p>1.796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35689" calcext:value-type="float">
            <text:p>0.35689</text:p>
          </table:table-cell>
          <table:table-cell office:value-type="float" office:value="0.18085" calcext:value-type="float">
            <text:p>0.18085</text:p>
          </table:table-cell>
        </table:table-row>
        <table:table-row table:style-name="ro1">
          <table:table-cell table:formula="of:=[.A12]+10" office:value-type="float" office:value="100" calcext:value-type="float">
            <text:p>100</text:p>
          </table:table-cell>
          <table:table-cell office:value-type="float" office:value="0.000000056219" calcext:value-type="float">
            <text:p>5.6219E-008</text:p>
          </table:table-cell>
          <table:table-cell office:value-type="float" office:value="0.000000013998" calcext:value-type="float">
            <text:p>0.000000014</text:p>
          </table:table-cell>
          <table:table-cell office:value-type="float" office:value="0.0000000040085" calcext:value-type="float">
            <text:p>0.000000004</text:p>
          </table:table-cell>
          <table:table-cell office:value-type="float" office:value="0.0000000010747" calcext:value-type="float">
            <text:p>1.0747E-009</text:p>
          </table:table-cell>
          <table:table-cell table:formula="of:=[.B13]*1000" office:value-type="float" office:value="0.000056219" calcext:value-type="float">
            <text:p>0.000056219</text:p>
          </table:table-cell>
          <table:table-cell table:formula="of:=[.C13]*1000" office:value-type="float" office:value="0.000013998" calcext:value-type="float">
            <text:p>0.000013998</text:p>
          </table:table-cell>
          <table:table-cell table:formula="of:=[.D13]*1000" office:value-type="float" office:value="0.0000040085" calcext:value-type="float">
            <text:p>4.0085E-006</text:p>
          </table:table-cell>
          <table:table-cell table:formula="of:=[.E13]*1000" office:value-type="float" office:value="0.0000010747" calcext:value-type="float">
            <text:p>1.0747E-006</text:p>
          </table:table-cell>
          <table:table-cell office:value-type="float" office:value="1.8137" calcext:value-type="float">
            <text:p>1.8137</text:p>
          </table:table-cell>
          <table:table-cell office:value-type="float" office:value="0.718" calcext:value-type="float">
            <text:p>0.718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18155" calcext:value-type="float">
            <text:p>0.18155</text:p>
          </table:table-cell>
        </table:table-row>
        <table:table-row table:style-name="ro1">
          <table:table-cell table:formula="of:=[.A13]+10" office:value-type="float" office:value="110" calcext:value-type="float">
            <text:p>110</text:p>
          </table:table-cell>
          <table:table-cell office:value-type="float" office:value="0.00000024706" calcext:value-type="float">
            <text:p>2.4706E-007</text:p>
          </table:table-cell>
          <table:table-cell office:value-type="float" office:value="0.000000027964" calcext:value-type="float">
            <text:p>0.000000028</text:p>
          </table:table-cell>
          <table:table-cell office:value-type="float" office:value="0.000000007883" calcext:value-type="float">
            <text:p>7.883E-009</text:p>
          </table:table-cell>
          <table:table-cell office:value-type="float" office:value="0.0000000020602" calcext:value-type="float">
            <text:p>2.0602E-009</text:p>
          </table:table-cell>
          <table:table-cell table:formula="of:=[.B14]*1000" office:value-type="float" office:value="0.00024706" calcext:value-type="float">
            <text:p>0.00024706</text:p>
          </table:table-cell>
          <table:table-cell table:formula="of:=[.C14]*1000" office:value-type="float" office:value="0.000027964" calcext:value-type="float">
            <text:p>0.000027964</text:p>
          </table:table-cell>
          <table:table-cell table:formula="of:=[.D14]*1000" office:value-type="float" office:value="0.000007883" calcext:value-type="float">
            <text:p>0.000007883</text:p>
          </table:table-cell>
          <table:table-cell table:formula="of:=[.E14]*1000" office:value-type="float" office:value="0.0000020602" calcext:value-type="float">
            <text:p>2.0602E-006</text:p>
          </table:table-cell>
          <table:table-cell office:value-type="float" office:value="1.8359" calcext:value-type="float">
            <text:p>1.8359</text:p>
          </table:table-cell>
          <table:table-cell office:value-type="float" office:value="0.72174" calcext:value-type="float">
            <text:p>0.72174</text:p>
          </table:table-cell>
          <table:table-cell office:value-type="float" office:value="0.35976" calcext:value-type="float">
            <text:p>0.35976</text:p>
          </table:table-cell>
          <table:table-cell office:value-type="float" office:value="0.18222" calcext:value-type="float">
            <text:p>0.18222</text:p>
          </table:table-cell>
        </table:table-row>
        <table:table-row table:style-name="ro1">
          <table:table-cell table:formula="of:=[.A14]+10" office:value-type="float" office:value="120" calcext:value-type="float">
            <text:p>120</text:p>
          </table:table-cell>
          <table:table-cell office:value-type="float" office:value="0.000036419" calcext:value-type="float">
            <text:p>0.000036419</text:p>
          </table:table-cell>
          <table:table-cell office:value-type="float" office:value="0.000000050113" calcext:value-type="float">
            <text:p>5.0113E-008</text:p>
          </table:table-cell>
          <table:table-cell office:value-type="float" office:value="0.00000001404" calcext:value-type="float">
            <text:p>0.000000014</text:p>
          </table:table-cell>
          <table:table-cell office:value-type="float" office:value="0.0000000036339" calcext:value-type="float">
            <text:p>3.6339E-009</text:p>
          </table:table-cell>
          <table:table-cell table:formula="of:=[.B15]*1000" office:value-type="float" office:value="0.036419" calcext:value-type="float">
            <text:p>0.036419</text:p>
          </table:table-cell>
          <table:table-cell table:formula="of:=[.C15]*1000" office:value-type="float" office:value="0.000050113" calcext:value-type="float">
            <text:p>0.000050113</text:p>
          </table:table-cell>
          <table:table-cell table:formula="of:=[.D15]*1000" office:value-type="float" office:value="0.00001404" calcext:value-type="float">
            <text:p>0.00001404</text:p>
          </table:table-cell>
          <table:table-cell table:formula="of:=[.E15]*1000" office:value-type="float" office:value="0.0000036339" calcext:value-type="float">
            <text:p>3.6339E-006</text:p>
          </table:table-cell>
          <table:table-cell office:value-type="float" office:value="1.9096" calcext:value-type="float">
            <text:p>1.9096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36126" calcext:value-type="float">
            <text:p>0.36126</text:p>
          </table:table-cell>
          <table:table-cell office:value-type="float" office:value="0.1829" calcext:value-type="float">
            <text:p>0.1829</text:p>
          </table:table-cell>
        </table:table-row>
        <table:table-row table:style-name="ro1">
          <table:table-cell table:formula="of:=[.A15]+10" office:value-type="float" office:value="130" calcext:value-type="float">
            <text:p>130</text:p>
          </table:table-cell>
          <table:table-cell office:value-type="float" office:value="0.0029772" calcext:value-type="float">
            <text:p>0.0029772</text:p>
          </table:table-cell>
          <table:table-cell office:value-type="float" office:value="0.000000086326" calcext:value-type="float">
            <text:p>8.6326E-008</text:p>
          </table:table-cell>
          <table:table-cell office:value-type="float" office:value="0.000000023439" calcext:value-type="float">
            <text:p>2.3439E-008</text:p>
          </table:table-cell>
          <table:table-cell office:value-type="float" office:value="0.000000006005" calcext:value-type="float">
            <text:p>0.000000006</text:p>
          </table:table-cell>
          <table:table-cell table:formula="of:=[.B16]*1000" office:value-type="float" office:value="2.9772" calcext:value-type="float">
            <text:p>2.9772</text:p>
          </table:table-cell>
          <table:table-cell table:formula="of:=[.C16]*1000" office:value-type="float" office:value="0.000086326" calcext:value-type="float">
            <text:p>0.000086326</text:p>
          </table:table-cell>
          <table:table-cell table:formula="of:=[.D16]*1000" office:value-type="float" office:value="0.000023439" calcext:value-type="float">
            <text:p>0.000023439</text:p>
          </table:table-cell>
          <table:table-cell table:formula="of:=[.E16]*1000" office:value-type="float" office:value="0.000006005" calcext:value-type="float">
            <text:p>0.000006005</text:p>
          </table:table-cell>
          <table:table-cell office:value-type="float" office:value="2.2799" calcext:value-type="float">
            <text:p>2.2799</text:p>
          </table:table-cell>
          <table:table-cell office:value-type="float" office:value="0.73061" calcext:value-type="float">
            <text:p>0.73061</text:p>
          </table:table-cell>
          <table:table-cell office:value-type="float" office:value="0.36288" calcext:value-type="float">
            <text:p>0.36288</text:p>
          </table:table-cell>
          <table:table-cell office:value-type="float" office:value="0.18359" calcext:value-type="float">
            <text:p>0.18359</text:p>
          </table:table-cell>
        </table:table-row>
        <table:table-row table:style-name="ro1">
          <table:table-cell table:formula="of:=[.A16]+10" office:value-type="float" office:value="140" calcext:value-type="float">
            <text:p>140</text:p>
          </table:table-cell>
          <table:table-cell office:value-type="float" office:value="0.0050414" calcext:value-type="float">
            <text:p>0.0050414</text:p>
          </table:table-cell>
          <table:table-cell office:value-type="float" office:value="0.00000014935" calcext:value-type="float">
            <text:p>1.4935E-007</text:p>
          </table:table-cell>
          <table:table-cell office:value-type="float" office:value="0.000000037279" calcext:value-type="float">
            <text:p>3.7279E-008</text:p>
          </table:table-cell>
          <table:table-cell office:value-type="float" office:value="0.0000000094233" calcext:value-type="float">
            <text:p>9.4233E-009</text:p>
          </table:table-cell>
          <table:table-cell table:formula="of:=[.B17]*1000" office:value-type="float" office:value="5.0414" calcext:value-type="float">
            <text:p>5.0414</text:p>
          </table:table-cell>
          <table:table-cell table:formula="of:=[.C17]*1000" office:value-type="float" office:value="0.00014935" calcext:value-type="float">
            <text:p>0.00014935</text:p>
          </table:table-cell>
          <table:table-cell table:formula="of:=[.D17]*1000" office:value-type="float" office:value="0.000037279" calcext:value-type="float">
            <text:p>0.000037279</text:p>
          </table:table-cell>
          <table:table-cell table:formula="of:=[.E17]*1000" office:value-type="float" office:value="0.0000094233" calcext:value-type="float">
            <text:p>9.4233E-006</text:p>
          </table:table-cell>
          <table:table-cell office:value-type="float" office:value="2.9135" calcext:value-type="float">
            <text:p>2.9135</text:p>
          </table:table-cell>
          <table:table-cell office:value-type="float" office:value="0.73594" calcext:value-type="float">
            <text:p>0.73594</text:p>
          </table:table-cell>
          <table:table-cell office:value-type="float" office:value="0.36459" calcext:value-type="float">
            <text:p>0.36459</text:p>
          </table:table-cell>
          <table:table-cell office:value-type="float" office:value="0.18431" calcext:value-type="float">
            <text:p>0.18431</text:p>
          </table:table-cell>
        </table:table-row>
        <table:table-row table:style-name="ro1">
          <table:table-cell table:formula="of:=[.A17]+10" office:value-type="float" office:value="150" calcext:value-type="float">
            <text:p>150</text:p>
          </table:table-cell>
          <table:table-cell office:value-type="float" office:value="0.0050501" calcext:value-type="float">
            <text:p>0.0050501</text:p>
          </table:table-cell>
          <table:table-cell office:value-type="float" office:value="0.00000029168" calcext:value-type="float">
            <text:p>2.9168E-007</text:p>
          </table:table-cell>
          <table:table-cell office:value-type="float" office:value="0.000000056992" calcext:value-type="float">
            <text:p>0.000000057</text:p>
          </table:table-cell>
          <table:table-cell office:value-type="float" office:value="0.000000014191" calcext:value-type="float">
            <text:p>1.4191E-008</text:p>
          </table:table-cell>
          <table:table-cell table:formula="of:=[.B18]*1000" office:value-type="float" office:value="5.0501" calcext:value-type="float">
            <text:p>5.0501</text:p>
          </table:table-cell>
          <table:table-cell table:formula="of:=[.C18]*1000" office:value-type="float" office:value="0.00029168" calcext:value-type="float">
            <text:p>0.00029168</text:p>
          </table:table-cell>
          <table:table-cell table:formula="of:=[.D18]*1000" office:value-type="float" office:value="0.000056992" calcext:value-type="float">
            <text:p>0.000056992</text:p>
          </table:table-cell>
          <table:table-cell table:formula="of:=[.E18]*1000" office:value-type="float" office:value="0.000014191" calcext:value-type="float">
            <text:p>0.000014191</text:p>
          </table:table-cell>
          <table:table-cell office:value-type="float" office:value="3.5559" calcext:value-type="float">
            <text:p>3.5559</text:p>
          </table:table-cell>
          <table:table-cell office:value-type="float" office:value="0.74333" calcext:value-type="float">
            <text:p>0.74333</text:p>
          </table:table-cell>
          <table:table-cell office:value-type="float" office:value="0.36642" calcext:value-type="float">
            <text:p>0.36642</text:p>
          </table:table-cell>
          <table:table-cell office:value-type="float" office:value="0.18504" calcext:value-type="float">
            <text:p>0.18504</text:p>
          </table:table-cell>
        </table:table-row>
        <table:table-row table:style-name="ro1">
          <table:table-cell table:formula="of:=[.A18]+10" office:value-type="float" office:value="160" calcext:value-type="float">
            <text:p>160</text:p>
          </table:table-cell>
          <table:table-cell office:value-type="float" office:value="0.0050483" calcext:value-type="float">
            <text:p>0.0050483</text:p>
          </table:table-cell>
          <table:table-cell office:value-type="float" office:value="0.0000019964" calcext:value-type="float">
            <text:p>1.9964E-006</text:p>
          </table:table-cell>
          <table:table-cell office:value-type="float" office:value="0.000000085399" calcext:value-type="float">
            <text:p>8.5399E-008</text:p>
          </table:table-cell>
          <table:table-cell office:value-type="float" office:value="0.000000020696" calcext:value-type="float">
            <text:p>2.0696E-008</text:p>
          </table:table-cell>
          <table:table-cell table:formula="of:=[.B19]*1000" office:value-type="float" office:value="5.0483" calcext:value-type="float">
            <text:p>5.0483</text:p>
          </table:table-cell>
          <table:table-cell table:formula="of:=[.C19]*1000" office:value-type="float" office:value="0.0019964" calcext:value-type="float">
            <text:p>0.0019964</text:p>
          </table:table-cell>
          <table:table-cell table:formula="of:=[.D19]*1000" office:value-type="float" office:value="0.000085399" calcext:value-type="float">
            <text:p>0.000085399</text:p>
          </table:table-cell>
          <table:table-cell table:formula="of:=[.E19]*1000" office:value-type="float" office:value="0.000020696" calcext:value-type="float">
            <text:p>0.000020696</text:p>
          </table:table-cell>
          <table:table-cell office:value-type="float" office:value="3.726" calcext:value-type="float">
            <text:p>3.726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0.36849" calcext:value-type="float">
            <text:p>0.36849</text:p>
          </table:table-cell>
          <table:table-cell office:value-type="float" office:value="0.18582" calcext:value-type="float">
            <text:p>0.18582</text:p>
          </table:table-cell>
        </table:table-row>
        <table:table-row table:style-name="ro1">
          <table:table-cell table:formula="of:=[.A19]+10" office:value-type="float" office:value="170" calcext:value-type="float">
            <text:p>170</text:p>
          </table:table-cell>
          <table:table-cell office:value-type="float" office:value="0.0050464" calcext:value-type="float">
            <text:p>0.0050464</text:p>
          </table:table-cell>
          <table:table-cell office:value-type="float" office:value="0.00051141" calcext:value-type="float">
            <text:p>0.00051141</text:p>
          </table:table-cell>
          <table:table-cell office:value-type="float" office:value="0.000000129" calcext:value-type="float">
            <text:p>0.000000129</text:p>
          </table:table-cell>
          <table:table-cell office:value-type="float" office:value="0.000000029482" calcext:value-type="float">
            <text:p>2.9482E-008</text:p>
          </table:table-cell>
          <table:table-cell table:formula="of:=[.B20]*1000" office:value-type="float" office:value="5.0464" calcext:value-type="float">
            <text:p>5.0464</text:p>
          </table:table-cell>
          <table:table-cell table:formula="of:=[.C20]*1000" office:value-type="float" office:value="0.51141" calcext:value-type="float">
            <text:p>0.51141</text:p>
          </table:table-cell>
          <table:table-cell table:formula="of:=[.D20]*1000" office:value-type="float" office:value="0.000129" calcext:value-type="float">
            <text:p>0.000129</text:p>
          </table:table-cell>
          <table:table-cell table:formula="of:=[.E20]*1000" office:value-type="float" office:value="0.000029482" calcext:value-type="float">
            <text:p>0.000029482</text:p>
          </table:table-cell>
          <table:table-cell office:value-type="float" office:value="3.6506" calcext:value-type="float">
            <text:p>3.650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18666" calcext:value-type="float">
            <text:p>0.18666</text:p>
          </table:table-cell>
        </table:table-row>
        <table:table-row table:style-name="ro1">
          <table:table-cell table:formula="of:=[.A20]+10" office:value-type="float" office:value="180" calcext:value-type="float">
            <text:p>180</text:p>
          </table:table-cell>
          <table:table-cell office:value-type="float" office:value="0.0050446" calcext:value-type="float">
            <text:p>0.0050446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000021253" calcext:value-type="float">
            <text:p>2.1253E-007</text:p>
          </table:table-cell>
          <table:table-cell office:value-type="float" office:value="0.000000041434" calcext:value-type="float">
            <text:p>4.1434E-008</text:p>
          </table:table-cell>
          <table:table-cell table:formula="of:=[.B21]*1000" office:value-type="float" office:value="5.0446" calcext:value-type="float">
            <text:p>5.0446</text:p>
          </table:table-cell>
          <table:table-cell table:formula="of:=[.C21]*1000" office:value-type="float" office:value="4.838" calcext:value-type="float">
            <text:p>4.838</text:p>
          </table:table-cell>
          <table:table-cell table:formula="of:=[.D21]*1000" office:value-type="float" office:value="0.00021253" calcext:value-type="float">
            <text:p>0.00021253</text:p>
          </table:table-cell>
          <table:table-cell table:formula="of:=[.E21]*1000" office:value-type="float" office:value="0.000041434" calcext:value-type="float">
            <text:p>0.000041434</text:p>
          </table:table-cell>
          <table:table-cell office:value-type="float" office:value="3.8049" calcext:value-type="float">
            <text:p>3.8049</text:p>
          </table:table-cell>
          <table:table-cell office:value-type="float" office:value="1.038" calcext:value-type="float">
            <text:p>1.038</text:p>
          </table:table-cell>
          <table:table-cell office:value-type="float" office:value="0.37452" calcext:value-type="float">
            <text:p>0.37452</text:p>
          </table:table-cell>
          <table:table-cell office:value-type="float" office:value="0.18761" calcext:value-type="float">
            <text:p>0.18761</text:p>
          </table:table-cell>
        </table:table-row>
        <table:table-row table:style-name="ro1">
          <table:table-cell table:formula="of:=[.A21]+10" office:value-type="float" office:value="190" calcext:value-type="float">
            <text:p>190</text:p>
          </table:table-cell>
          <table:table-cell office:value-type="float" office:value="0.0050426" calcext:value-type="float">
            <text:p>0.0050426</text:p>
          </table:table-cell>
          <table:table-cell office:value-type="float" office:value="0.0068027" calcext:value-type="float">
            <text:p>0.0068027</text:p>
          </table:table-cell>
          <table:table-cell office:value-type="float" office:value="0.00000064982" calcext:value-type="float">
            <text:p>6.4982E-007</text:p>
          </table:table-cell>
          <table:table-cell office:value-type="float" office:value="0.000000058334" calcext:value-type="float">
            <text:p>5.8334E-008</text:p>
          </table:table-cell>
          <table:table-cell table:formula="of:=[.B22]*1000" office:value-type="float" office:value="5.0426" calcext:value-type="float">
            <text:p>5.0426</text:p>
          </table:table-cell>
          <table:table-cell table:formula="of:=[.C22]*1000" office:value-type="float" office:value="6.8027" calcext:value-type="float">
            <text:p>6.8027</text:p>
          </table:table-cell>
          <table:table-cell table:formula="of:=[.D22]*1000" office:value-type="float" office:value="0.00064982" calcext:value-type="float">
            <text:p>0.00064982</text:p>
          </table:table-cell>
          <table:table-cell table:formula="of:=[.E22]*1000" office:value-type="float" office:value="0.000058334" calcext:value-type="float">
            <text:p>0.000058334</text:p>
          </table:table-cell>
          <table:table-cell office:value-type="float" office:value="3.8015" calcext:value-type="float">
            <text:p>3.8015</text:p>
          </table:table-cell>
          <table:table-cell office:value-type="float" office:value="1.2557" calcext:value-type="float">
            <text:p>1.2557</text:p>
          </table:table-cell>
          <table:table-cell office:value-type="float" office:value="0.38336" calcext:value-type="float">
            <text:p>0.38336</text:p>
          </table:table-cell>
          <table:table-cell office:value-type="float" office:value="0.18876" calcext:value-type="float">
            <text:p>0.18876</text:p>
          </table:table-cell>
        </table:table-row>
        <table:table-row table:style-name="ro1">
          <table:table-cell table:formula="of:=[.A22]+10" office:value-type="float" office:value="200" calcext:value-type="float">
            <text:p>200</text:p>
          </table:table-cell>
          <table:table-cell office:value-type="float" office:value="0.0050407" calcext:value-type="float">
            <text:p>0.0050407</text:p>
          </table:table-cell>
          <table:table-cell office:value-type="float" office:value="0.0068134" calcext:value-type="float">
            <text:p>0.0068134</text:p>
          </table:table-cell>
          <table:table-cell office:value-type="float" office:value="0.000052747" calcext:value-type="float">
            <text:p>0.000052747</text:p>
          </table:table-cell>
          <table:table-cell office:value-type="float" office:value="0.000000085013" calcext:value-type="float">
            <text:p>0.000000085</text:p>
          </table:table-cell>
          <table:table-cell table:formula="of:=[.B23]*1000" office:value-type="float" office:value="5.0407" calcext:value-type="float">
            <text:p>5.0407</text:p>
          </table:table-cell>
          <table:table-cell table:formula="of:=[.C23]*1000" office:value-type="float" office:value="6.8134" calcext:value-type="float">
            <text:p>6.8134</text:p>
          </table:table-cell>
          <table:table-cell table:formula="of:=[.D23]*1000" office:value-type="float" office:value="0.052747" calcext:value-type="float">
            <text:p>0.052747</text:p>
          </table:table-cell>
          <table:table-cell table:formula="of:=[.E23]*1000" office:value-type="float" office:value="0.000085013" calcext:value-type="float">
            <text:p>0.000085013</text:p>
          </table:table-cell>
          <table:table-cell office:value-type="float" office:value="3.7035" calcext:value-type="float">
            <text:p>3.7035</text:p>
          </table:table-cell>
          <table:table-cell office:value-type="float" office:value="1.4455" calcext:value-type="float">
            <text:p>1.4455</text:p>
          </table:table-cell>
          <table:table-cell office:value-type="float" office:value="0.43169" calcext:value-type="float">
            <text:p>0.43169</text:p>
          </table:table-cell>
          <table:table-cell office:value-type="float" office:value="0.19034" calcext:value-type="float">
            <text:p>0.19034</text:p>
          </table:table-cell>
        </table:table-row>
        <table:table-row table:style-name="ro1">
          <table:table-cell table:formula="of:=[.A23]+10" office:value-type="float" office:value="210" calcext:value-type="float">
            <text:p>210</text:p>
          </table:table-cell>
          <table:table-cell office:value-type="float" office:value="0.0050388" calcext:value-type="float">
            <text:p>0.0050388</text:p>
          </table:table-cell>
          <table:table-cell office:value-type="float" office:value="0.0068126" calcext:value-type="float">
            <text:p>0.0068126</text:p>
          </table:table-cell>
          <table:table-cell office:value-type="float" office:value="0.0023737" calcext:value-type="float">
            <text:p>0.0023737</text:p>
          </table:table-cell>
          <table:table-cell office:value-type="float" office:value="0.00000014295" calcext:value-type="float">
            <text:p>0.000000143</text:p>
          </table:table-cell>
          <table:table-cell table:formula="of:=[.B24]*1000" office:value-type="float" office:value="5.0388" calcext:value-type="float">
            <text:p>5.0388</text:p>
          </table:table-cell>
          <table:table-cell table:formula="of:=[.C24]*1000" office:value-type="float" office:value="6.8126" calcext:value-type="float">
            <text:p>6.8126</text:p>
          </table:table-cell>
          <table:table-cell table:formula="of:=[.D24]*1000" office:value-type="float" office:value="2.3737" calcext:value-type="float">
            <text:p>2.3737</text:p>
          </table:table-cell>
          <table:table-cell table:formula="of:=[.E24]*1000" office:value-type="float" office:value="0.00014295" calcext:value-type="float">
            <text:p>0.00014295</text:p>
          </table:table-cell>
          <table:table-cell office:value-type="float" office:value="3.8096" calcext:value-type="float">
            <text:p>3.8096</text:p>
          </table:table-cell>
          <table:table-cell office:value-type="float" office:value="1.4651" calcext:value-type="float">
            <text:p>1.4651</text:p>
          </table:table-cell>
          <table:table-cell office:value-type="float" office:value="0.54508" calcext:value-type="float">
            <text:p>0.54508</text:p>
          </table:table-cell>
          <table:table-cell office:value-type="float" office:value="0.19317" calcext:value-type="float">
            <text:p>0.19317</text:p>
          </table:table-cell>
        </table:table-row>
        <table:table-row table:style-name="ro1">
          <table:table-cell table:formula="of:=[.A24]+10" office:value-type="float" office:value="220" calcext:value-type="float">
            <text:p>220</text:p>
          </table:table-cell>
          <table:table-cell office:value-type="float" office:value="0.0050368" calcext:value-type="float">
            <text:p>0.0050368</text:p>
          </table:table-cell>
          <table:table-cell office:value-type="float" office:value="0.0068118" calcext:value-type="float">
            <text:p>0.0068118</text:p>
          </table:table-cell>
          <table:table-cell office:value-type="float" office:value="0.0069009" calcext:value-type="float">
            <text:p>0.0069009</text:p>
          </table:table-cell>
          <table:table-cell office:value-type="float" office:value="0.00000062129" calcext:value-type="float">
            <text:p>6.2129E-007</text:p>
          </table:table-cell>
          <table:table-cell table:formula="of:=[.B25]*1000" office:value-type="float" office:value="5.0368" calcext:value-type="float">
            <text:p>5.0368</text:p>
          </table:table-cell>
          <table:table-cell table:formula="of:=[.C25]*1000" office:value-type="float" office:value="6.8118" calcext:value-type="float">
            <text:p>6.8118</text:p>
          </table:table-cell>
          <table:table-cell table:formula="of:=[.D25]*1000" office:value-type="float" office:value="6.9009" calcext:value-type="float">
            <text:p>6.9009</text:p>
          </table:table-cell>
          <table:table-cell table:formula="of:=[.E25]*1000" office:value-type="float" office:value="0.00062129" calcext:value-type="float">
            <text:p>0.00062129</text:p>
          </table:table-cell>
          <table:table-cell office:value-type="float" office:value="3.7996" calcext:value-type="float">
            <text:p>3.7996</text:p>
          </table:table-cell>
          <table:table-cell office:value-type="float" office:value="1.4651" calcext:value-type="float">
            <text:p>1.4651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20216" calcext:value-type="float">
            <text:p>0.20216</text:p>
          </table:table-cell>
        </table:table-row>
        <table:table-row table:style-name="ro1">
          <table:table-cell table:formula="of:=[.A25]+10" office:value-type="float" office:value="230" calcext:value-type="float">
            <text:p>230</text:p>
          </table:table-cell>
          <table:table-cell office:value-type="float" office:value="0.0050349" calcext:value-type="float">
            <text:p>0.0050349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.0082874" calcext:value-type="float">
            <text:p>0.0082874</text:p>
          </table:table-cell>
          <table:table-cell office:value-type="float" office:value="0.000080801" calcext:value-type="float">
            <text:p>0.000080801</text:p>
          </table:table-cell>
          <table:table-cell table:formula="of:=[.B26]*1000" office:value-type="float" office:value="5.0349" calcext:value-type="float">
            <text:p>5.0349</text:p>
          </table:table-cell>
          <table:table-cell table:formula="of:=[.C26]*1000" office:value-type="float" office:value="6.811" calcext:value-type="float">
            <text:p>6.811</text:p>
          </table:table-cell>
          <table:table-cell table:formula="of:=[.D26]*1000" office:value-type="float" office:value="8.2874" calcext:value-type="float">
            <text:p>8.2874</text:p>
          </table:table-cell>
          <table:table-cell table:formula="of:=[.E26]*1000" office:value-type="float" office:value="0.080801" calcext:value-type="float">
            <text:p>0.080801</text:p>
          </table:table-cell>
          <table:table-cell office:value-type="float" office:value="3.7259" calcext:value-type="float">
            <text:p>3.7259</text:p>
          </table:table-cell>
          <table:table-cell office:value-type="float" office:value="1.5145" calcext:value-type="float">
            <text:p>1.5145</text:p>
          </table:table-cell>
          <table:table-cell office:value-type="float" office:value="0.72218" calcext:value-type="float">
            <text:p>0.72218</text:p>
          </table:table-cell>
          <table:table-cell office:value-type="float" office:value="0.24566" calcext:value-type="float">
            <text:p>0.24566</text:p>
          </table:table-cell>
        </table:table-row>
        <table:table-row table:style-name="ro1">
          <table:table-cell table:formula="of:=[.A26]+10" office:value-type="float" office:value="240" calcext:value-type="float">
            <text:p>240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68101" calcext:value-type="float">
            <text:p>0.0068101</text:p>
          </table:table-cell>
          <table:table-cell office:value-type="float" office:value="0.0083159" calcext:value-type="float">
            <text:p>0.0083159</text:p>
          </table:table-cell>
          <table:table-cell office:value-type="float" office:value="0.0019088" calcext:value-type="float">
            <text:p>0.0019088</text:p>
          </table:table-cell>
          <table:table-cell table:formula="of:=[.B27]*1000" office:value-type="float" office:value="5.033" calcext:value-type="float">
            <text:p>5.033</text:p>
          </table:table-cell>
          <table:table-cell table:formula="of:=[.C27]*1000" office:value-type="float" office:value="6.8101" calcext:value-type="float">
            <text:p>6.8101</text:p>
          </table:table-cell>
          <table:table-cell table:formula="of:=[.D27]*1000" office:value-type="float" office:value="8.3159" calcext:value-type="float">
            <text:p>8.3159</text:p>
          </table:table-cell>
          <table:table-cell table:formula="of:=[.E27]*1000" office:value-type="float" office:value="1.9088" calcext:value-type="float">
            <text:p>1.9088</text:p>
          </table:table-cell>
          <table:table-cell office:value-type="float" office:value="3.8081" calcext:value-type="float">
            <text:p>3.8081</text:p>
          </table:table-cell>
          <table:table-cell office:value-type="float" office:value="1.493" calcext:value-type="float">
            <text:p>1.493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34118" calcext:value-type="float">
            <text:p>0.34118</text:p>
          </table:table-cell>
        </table:table-row>
        <table:table-row table:style-name="ro1">
          <table:table-cell table:formula="of:=[.A27]+10" office:value-type="float" office:value="250" calcext:value-type="float">
            <text:p>250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0.0068093" calcext:value-type="float">
            <text:p>0.0068093</text:p>
          </table:table-cell>
          <table:table-cell office:value-type="float" office:value="0.0083157" calcext:value-type="float">
            <text:p>0.0083157</text:p>
          </table:table-cell>
          <table:table-cell office:value-type="float" office:value="0.0057774" calcext:value-type="float">
            <text:p>0.0057774</text:p>
          </table:table-cell>
          <table:table-cell table:formula="of:=[.B28]*1000" office:value-type="float" office:value="5.031" calcext:value-type="float">
            <text:p>5.031</text:p>
          </table:table-cell>
          <table:table-cell table:formula="of:=[.C28]*1000" office:value-type="float" office:value="6.8093" calcext:value-type="float">
            <text:p>6.8093</text:p>
          </table:table-cell>
          <table:table-cell table:formula="of:=[.D28]*1000" office:value-type="float" office:value="8.3157" calcext:value-type="float">
            <text:p>8.3157</text:p>
          </table:table-cell>
          <table:table-cell table:formula="of:=[.E28]*1000" office:value-type="float" office:value="5.7774" calcext:value-type="float">
            <text:p>5.7774</text:p>
          </table:table-cell>
          <table:table-cell office:value-type="float" office:value="3.7983" calcext:value-type="float">
            <text:p>3.7983</text:p>
          </table:table-cell>
          <table:table-cell office:value-type="float" office:value="1.4817" calcext:value-type="float">
            <text:p>1.4817</text:p>
          </table:table-cell>
          <table:table-cell office:value-type="float" office:value="0.75365" calcext:value-type="float">
            <text:p>0.75365</text:p>
          </table:table-cell>
          <table:table-cell office:value-type="float" office:value="0.42837" calcext:value-type="float">
            <text:p>0.42837</text:p>
          </table:table-cell>
        </table:table-row>
        <table:table-row table:style-name="ro1">
          <table:table-cell table:formula="of:=[.A28]+10" office:value-type="float" office:value="260" calcext:value-type="float">
            <text:p>260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068084" calcext:value-type="float">
            <text:p>0.0068084</text:p>
          </table:table-cell>
          <table:table-cell office:value-type="float" office:value="0.0083153" calcext:value-type="float">
            <text:p>0.0083153</text:p>
          </table:table-cell>
          <table:table-cell office:value-type="float" office:value="0.0080911" calcext:value-type="float">
            <text:p>0.0080911</text:p>
          </table:table-cell>
          <table:table-cell table:formula="of:=[.B29]*1000" office:value-type="float" office:value="5.029" calcext:value-type="float">
            <text:p>5.029</text:p>
          </table:table-cell>
          <table:table-cell table:formula="of:=[.C29]*1000" office:value-type="float" office:value="6.8084" calcext:value-type="float">
            <text:p>6.8084</text:p>
          </table:table-cell>
          <table:table-cell table:formula="of:=[.D29]*1000" office:value-type="float" office:value="8.3153" calcext:value-type="float">
            <text:p>8.3153</text:p>
          </table:table-cell>
          <table:table-cell table:formula="of:=[.E29]*1000" office:value-type="float" office:value="8.0911" calcext:value-type="float">
            <text:p>8.0911</text:p>
          </table:table-cell>
          <table:table-cell office:value-type="float" office:value="3.7443" calcext:value-type="float">
            <text:p>3.7443</text:p>
          </table:table-cell>
          <table:table-cell office:value-type="float" office:value="1.5123" calcext:value-type="float">
            <text:p>1.5123</text:p>
          </table:table-cell>
          <table:table-cell office:value-type="float" office:value="0.75183" calcext:value-type="float">
            <text:p>0.75183</text:p>
          </table:table-cell>
          <table:table-cell office:value-type="float" office:value="0.46507" calcext:value-type="float">
            <text:p>0.46507</text:p>
          </table:table-cell>
        </table:table-row>
        <table:table-row table:style-name="ro1">
          <table:table-cell table:formula="of:=[.A29]+10" office:value-type="float" office:value="270" calcext:value-type="float">
            <text:p>270</text:p>
          </table:table-cell>
          <table:table-cell office:value-type="float" office:value="0.0050271" calcext:value-type="float">
            <text:p>0.0050271</text:p>
          </table:table-cell>
          <table:table-cell office:value-type="float" office:value="0.0068075" calcext:value-type="float">
            <text:p>0.0068075</text:p>
          </table:table-cell>
          <table:table-cell office:value-type="float" office:value="0.0083148" calcext:value-type="float">
            <text:p>0.0083148</text:p>
          </table:table-cell>
          <table:table-cell office:value-type="float" office:value="0.0086313" calcext:value-type="float">
            <text:p>0.0086313</text:p>
          </table:table-cell>
          <table:table-cell table:formula="of:=[.B30]*1000" office:value-type="float" office:value="5.0271" calcext:value-type="float">
            <text:p>5.0271</text:p>
          </table:table-cell>
          <table:table-cell table:formula="of:=[.C30]*1000" office:value-type="float" office:value="6.8075" calcext:value-type="float">
            <text:p>6.8075</text:p>
          </table:table-cell>
          <table:table-cell table:formula="of:=[.D30]*1000" office:value-type="float" office:value="8.3148" calcext:value-type="float">
            <text:p>8.3148</text:p>
          </table:table-cell>
          <table:table-cell table:formula="of:=[.E30]*1000" office:value-type="float" office:value="8.6313" calcext:value-type="float">
            <text:p>8.6313</text:p>
          </table:table-cell>
          <table:table-cell office:value-type="float" office:value="3.8085" calcext:value-type="float">
            <text:p>3.8085</text:p>
          </table:table-cell>
          <table:table-cell office:value-type="float" office:value="1.4944" calcext:value-type="float">
            <text:p>1.4944</text:p>
          </table:table-cell>
          <table:table-cell office:value-type="float" office:value="0.75442" calcext:value-type="float">
            <text:p>0.75442</text:p>
          </table:table-cell>
          <table:table-cell office:value-type="float" office:value="0.47741" calcext:value-type="float">
            <text:p>0.47741</text:p>
          </table:table-cell>
        </table:table-row>
        <table:table-row table:style-name="ro1">
          <table:table-cell table:formula="of:=[.A30]+10" office:value-type="float" office:value="280" calcext:value-type="float">
            <text:p>280</text:p>
          </table:table-cell>
          <table:table-cell office:value-type="float" office:value="0.0050251" calcext:value-type="float">
            <text:p>0.0050251</text:p>
          </table:table-cell>
          <table:table-cell office:value-type="float" office:value="0.0068067" calcext:value-type="float">
            <text:p>0.0068067</text:p>
          </table:table-cell>
          <table:table-cell office:value-type="float" office:value="0.0083144" calcext:value-type="float">
            <text:p>0.0083144</text:p>
          </table:table-cell>
          <table:table-cell office:value-type="float" office:value="0.0087064" calcext:value-type="float">
            <text:p>0.0087064</text:p>
          </table:table-cell>
          <table:table-cell table:formula="of:=[.B31]*1000" office:value-type="float" office:value="5.0251" calcext:value-type="float">
            <text:p>5.0251</text:p>
          </table:table-cell>
          <table:table-cell table:formula="of:=[.C31]*1000" office:value-type="float" office:value="6.8067" calcext:value-type="float">
            <text:p>6.8067</text:p>
          </table:table-cell>
          <table:table-cell table:formula="of:=[.D31]*1000" office:value-type="float" office:value="8.3144" calcext:value-type="float">
            <text:p>8.3144</text:p>
          </table:table-cell>
          <table:table-cell table:formula="of:=[.E31]*1000" office:value-type="float" office:value="8.7064" calcext:value-type="float">
            <text:p>8.7064</text:p>
          </table:table-cell>
          <table:table-cell office:value-type="float" office:value="3.7998" calcext:value-type="float">
            <text:p>3.7998</text:p>
          </table:table-cell>
          <table:table-cell office:value-type="float" office:value="1.4868" calcext:value-type="float">
            <text:p>1.4868</text:p>
          </table:table-cell>
          <table:table-cell office:value-type="float" office:value="0.74616" calcext:value-type="float">
            <text:p>0.74616</text:p>
          </table:table-cell>
          <table:table-cell office:value-type="float" office:value="0.47383" calcext:value-type="float">
            <text:p>0.47383</text:p>
          </table:table-cell>
        </table:table-row>
        <table:table-row table:style-name="ro1">
          <table:table-cell table:formula="of:=[.A31]+10" office:value-type="float" office:value="290" calcext:value-type="float">
            <text:p>290</text:p>
          </table:table-cell>
          <table:table-cell office:value-type="float" office:value="0.0050231" calcext:value-type="float">
            <text:p>0.0050231</text:p>
          </table:table-cell>
          <table:table-cell office:value-type="float" office:value="0.0068058" calcext:value-type="float">
            <text:p>0.0068058</text:p>
          </table:table-cell>
          <table:table-cell office:value-type="float" office:value="0.0083139" calcext:value-type="float">
            <text:p>0.0083139</text:p>
          </table:table-cell>
          <table:table-cell office:value-type="float" office:value="0.0087166" calcext:value-type="float">
            <text:p>0.0087166</text:p>
          </table:table-cell>
          <table:table-cell table:formula="of:=[.B32]*1000" office:value-type="float" office:value="5.0231" calcext:value-type="float">
            <text:p>5.0231</text:p>
          </table:table-cell>
          <table:table-cell table:formula="of:=[.C32]*1000" office:value-type="float" office:value="6.8058" calcext:value-type="float">
            <text:p>6.8058</text:p>
          </table:table-cell>
          <table:table-cell table:formula="of:=[.D32]*1000" office:value-type="float" office:value="8.3139" calcext:value-type="float">
            <text:p>8.3139</text:p>
          </table:table-cell>
          <table:table-cell table:formula="of:=[.E32]*1000" office:value-type="float" office:value="8.7166" calcext:value-type="float">
            <text:p>8.7166</text:p>
          </table:table-cell>
          <table:table-cell office:value-type="float" office:value="3.7606" calcext:value-type="float">
            <text:p>3.7606</text:p>
          </table:table-cell>
          <table:table-cell office:value-type="float" office:value="1.5083" calcext:value-type="float">
            <text:p>1.5083</text:p>
          </table:table-cell>
          <table:table-cell office:value-type="float" office:value="0.74555" calcext:value-type="float">
            <text:p>0.74555</text:p>
          </table:table-cell>
          <table:table-cell office:value-type="float" office:value="0.45658" calcext:value-type="float">
            <text:p>0.45658</text:p>
          </table:table-cell>
        </table:table-row>
        <table:table-row table:style-name="ro1">
          <table:table-cell table:formula="of:=[.A32]+10" office:value-type="float" office:value="300" calcext:value-type="float">
            <text:p>300</text:p>
          </table:table-cell>
          <table:table-cell office:value-type="float" office:value="0.0050211" calcext:value-type="float">
            <text:p>0.005021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83135" calcext:value-type="float">
            <text:p>0.0083135</text:p>
          </table:table-cell>
          <table:table-cell office:value-type="float" office:value="0.0087174" calcext:value-type="float">
            <text:p>0.0087174</text:p>
          </table:table-cell>
          <table:table-cell table:formula="of:=[.B33]*1000" office:value-type="float" office:value="5.0211" calcext:value-type="float">
            <text:p>5.0211</text:p>
          </table:table-cell>
          <table:table-cell table:formula="of:=[.C33]*1000" office:value-type="float" office:value="6.805" calcext:value-type="float">
            <text:p>6.805</text:p>
          </table:table-cell>
          <table:table-cell table:formula="of:=[.D33]*1000" office:value-type="float" office:value="8.3135" calcext:value-type="float">
            <text:p>8.3135</text:p>
          </table:table-cell>
          <table:table-cell table:formula="of:=[.E33]*1000" office:value-type="float" office:value="8.7174" calcext:value-type="float">
            <text:p>8.7174</text:p>
          </table:table-cell>
          <table:table-cell office:value-type="float" office:value="3.8108" calcext:value-type="float">
            <text:p>3.8108</text:p>
          </table:table-cell>
          <table:table-cell office:value-type="float" office:value="1.4949" calcext:value-type="float">
            <text:p>1.4949</text:p>
          </table:table-cell>
          <table:table-cell office:value-type="float" office:value="0.74779" calcext:value-type="float">
            <text:p>0.74779</text:p>
          </table:table-cell>
          <table:table-cell office:value-type="float" office:value="0.43535" calcext:value-type="float">
            <text:p>0.43535</text:p>
          </table:table-cell>
        </table:table-row>
        <table:table-row table:style-name="ro1">
          <table:table-cell table:formula="of:=[.A33]+10" office:value-type="float" office:value="310" calcext:value-type="float">
            <text:p>310</text:p>
          </table:table-cell>
          <table:table-cell office:value-type="float" office:value="0.0050191" calcext:value-type="float">
            <text:p>0.0050191</text:p>
          </table:table-cell>
          <table:table-cell office:value-type="float" office:value="0.0068041" calcext:value-type="float">
            <text:p>0.0068041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0.0087173" calcext:value-type="float">
            <text:p>0.0087173</text:p>
          </table:table-cell>
          <table:table-cell table:formula="of:=[.B34]*1000" office:value-type="float" office:value="5.0191" calcext:value-type="float">
            <text:p>5.0191</text:p>
          </table:table-cell>
          <table:table-cell table:formula="of:=[.C34]*1000" office:value-type="float" office:value="6.8041" calcext:value-type="float">
            <text:p>6.8041</text:p>
          </table:table-cell>
          <table:table-cell table:formula="of:=[.D34]*1000" office:value-type="float" office:value="8.313" calcext:value-type="float">
            <text:p>8.313</text:p>
          </table:table-cell>
          <table:table-cell table:formula="of:=[.E34]*1000" office:value-type="float" office:value="8.7173" calcext:value-type="float">
            <text:p>8.7173</text:p>
          </table:table-cell>
          <table:table-cell office:value-type="float" office:value="3.8034" calcext:value-type="float">
            <text:p>3.8034</text:p>
          </table:table-cell>
          <table:table-cell office:value-type="float" office:value="1.4903" calcext:value-type="float">
            <text:p>1.4903</text:p>
          </table:table-cell>
          <table:table-cell office:value-type="float" office:value="0.74384" calcext:value-type="float">
            <text:p>0.74384</text:p>
          </table:table-cell>
          <table:table-cell office:value-type="float" office:value="0.41704" calcext:value-type="float">
            <text:p>0.41704</text:p>
          </table:table-cell>
        </table:table-row>
        <table:table-row table:style-name="ro1">
          <table:table-cell table:formula="of:=[.A34]+10" office:value-type="float" office:value="320" calcext:value-type="float">
            <text:p>320</text:p>
          </table:table-cell>
          <table:table-cell office:value-type="float" office:value="0.0050171" calcext:value-type="float">
            <text:p>0.0050171</text:p>
          </table:table-cell>
          <table:table-cell office:value-type="float" office:value="0.0068033" calcext:value-type="float">
            <text:p>0.0068033</text:p>
          </table:table-cell>
          <table:table-cell office:value-type="float" office:value="0.0083126" calcext:value-type="float">
            <text:p>0.0083126</text:p>
          </table:table-cell>
          <table:table-cell office:value-type="float" office:value="0.008717" calcext:value-type="float">
            <text:p>0.008717</text:p>
          </table:table-cell>
          <table:table-cell table:formula="of:=[.B35]*1000" office:value-type="float" office:value="5.0171" calcext:value-type="float">
            <text:p>5.0171</text:p>
          </table:table-cell>
          <table:table-cell table:formula="of:=[.C35]*1000" office:value-type="float" office:value="6.8033" calcext:value-type="float">
            <text:p>6.8033</text:p>
          </table:table-cell>
          <table:table-cell table:formula="of:=[.D35]*1000" office:value-type="float" office:value="8.3126" calcext:value-type="float">
            <text:p>8.3126</text:p>
          </table:table-cell>
          <table:table-cell table:formula="of:=[.E35]*1000" office:value-type="float" office:value="8.717" calcext:value-type="float">
            <text:p>8.717</text:p>
          </table:table-cell>
          <table:table-cell office:value-type="float" office:value="3.7752" calcext:value-type="float">
            <text:p>3.7752</text:p>
          </table:table-cell>
          <table:table-cell office:value-type="float" office:value="1.5056" calcext:value-type="float">
            <text:p>1.5056</text:p>
          </table:table-cell>
          <table:table-cell office:value-type="float" office:value="0.74409" calcext:value-type="float">
            <text:p>0.74409</text:p>
          </table:table-cell>
          <table:table-cell office:value-type="float" office:value="0.40323" calcext:value-type="float">
            <text:p>0.40323</text:p>
          </table:table-cell>
        </table:table-row>
        <table:table-row table:style-name="ro1">
          <table:table-cell table:formula="of:=[.A35]+10" office:value-type="float" office:value="330" calcext:value-type="float">
            <text:p>330</text:p>
          </table:table-cell>
          <table:table-cell office:value-type="float" office:value="0.0050152" calcext:value-type="float">
            <text:p>0.0050152</text:p>
          </table:table-cell>
          <table:table-cell office:value-type="float" office:value="0.0068024" calcext:value-type="float">
            <text:p>0.0068024</text:p>
          </table:table-cell>
          <table:table-cell office:value-type="float" office:value="0.0083121" calcext:value-type="float">
            <text:p>0.0083121</text:p>
          </table:table-cell>
          <table:table-cell office:value-type="float" office:value="0.0087168" calcext:value-type="float">
            <text:p>0.0087168</text:p>
          </table:table-cell>
          <table:table-cell table:formula="of:=[.B36]*1000" office:value-type="float" office:value="5.0152" calcext:value-type="float">
            <text:p>5.0152</text:p>
          </table:table-cell>
          <table:table-cell table:formula="of:=[.C36]*1000" office:value-type="float" office:value="6.8024" calcext:value-type="float">
            <text:p>6.8024</text:p>
          </table:table-cell>
          <table:table-cell table:formula="of:=[.D36]*1000" office:value-type="float" office:value="8.3121" calcext:value-type="float">
            <text:p>8.3121</text:p>
          </table:table-cell>
          <table:table-cell table:formula="of:=[.E36]*1000" office:value-type="float" office:value="8.7168" calcext:value-type="float">
            <text:p>8.7168</text:p>
          </table:table-cell>
          <table:table-cell office:value-type="float" office:value="3.8146" calcext:value-type="float">
            <text:p>3.8146</text:p>
          </table:table-cell>
          <table:table-cell office:value-type="float" office:value="1.4958" calcext:value-type="float">
            <text:p>1.4958</text:p>
          </table:table-cell>
          <table:table-cell office:value-type="float" office:value="0.74546" calcext:value-type="float">
            <text:p>0.74546</text:p>
          </table:table-cell>
          <table:table-cell office:value-type="float" office:value="0.39333" calcext:value-type="float">
            <text:p>0.39333</text:p>
          </table:table-cell>
        </table:table-row>
        <table:table-row table:style-name="ro1">
          <table:table-cell table:formula="of:=[.A36]+10" office:value-type="float" office:value="340" calcext:value-type="float">
            <text:p>340</text:p>
          </table:table-cell>
          <table:table-cell office:value-type="float" office:value="0.0050131" calcext:value-type="float">
            <text:p>0.0050131</text:p>
          </table:table-cell>
          <table:table-cell office:value-type="float" office:value="0.0068016" calcext:value-type="float">
            <text:p>0.0068016</text:p>
          </table:table-cell>
          <table:table-cell office:value-type="float" office:value="0.0083117" calcext:value-type="float">
            <text:p>0.0083117</text:p>
          </table:table-cell>
          <table:table-cell office:value-type="float" office:value="0.0087166" calcext:value-type="float">
            <text:p>0.0087166</text:p>
          </table:table-cell>
          <table:table-cell table:formula="of:=[.B37]*1000" office:value-type="float" office:value="5.0131" calcext:value-type="float">
            <text:p>5.0131</text:p>
          </table:table-cell>
          <table:table-cell table:formula="of:=[.C37]*1000" office:value-type="float" office:value="6.8016" calcext:value-type="float">
            <text:p>6.8016</text:p>
          </table:table-cell>
          <table:table-cell table:formula="of:=[.D37]*1000" office:value-type="float" office:value="8.3117" calcext:value-type="float">
            <text:p>8.3117</text:p>
          </table:table-cell>
          <table:table-cell table:formula="of:=[.E37]*1000" office:value-type="float" office:value="8.7166" calcext:value-type="float">
            <text:p>8.7166</text:p>
          </table:table-cell>
          <table:table-cell office:value-type="float" office:value="3.8085" calcext:value-type="float">
            <text:p>3.8085</text:p>
          </table:table-cell>
          <table:table-cell office:value-type="float" office:value="1.4933" calcext:value-type="float">
            <text:p>1.4933</text:p>
          </table:table-cell>
          <table:table-cell office:value-type="float" office:value="0.74331" calcext:value-type="float">
            <text:p>0.74331</text:p>
          </table:table-cell>
          <table:table-cell office:value-type="float" office:value="0.38626" calcext:value-type="float">
            <text:p>0.38626</text:p>
          </table:table-cell>
        </table:table-row>
        <table:table-row table:style-name="ro1">
          <table:table-cell table:formula="of:=[.A37]+10" office:value-type="float" office:value="350" calcext:value-type="float">
            <text:p>350</text:p>
          </table:table-cell>
          <table:table-cell office:value-type="float" office:value="0.0050111" calcext:value-type="float">
            <text:p>0.0050111</text:p>
          </table:table-cell>
          <table:table-cell office:value-type="float" office:value="0.0068007" calcext:value-type="float">
            <text:p>0.0068007</text:p>
          </table:table-cell>
          <table:table-cell office:value-type="float" office:value="0.0083112" calcext:value-type="float">
            <text:p>0.0083112</text:p>
          </table:table-cell>
          <table:table-cell office:value-type="float" office:value="0.0087163" calcext:value-type="float">
            <text:p>0.0087163</text:p>
          </table:table-cell>
          <table:table-cell table:formula="of:=[.B38]*1000" office:value-type="float" office:value="5.0111" calcext:value-type="float">
            <text:p>5.0111</text:p>
          </table:table-cell>
          <table:table-cell table:formula="of:=[.C38]*1000" office:value-type="float" office:value="6.8007" calcext:value-type="float">
            <text:p>6.8007</text:p>
          </table:table-cell>
          <table:table-cell table:formula="of:=[.D38]*1000" office:value-type="float" office:value="8.3112" calcext:value-type="float">
            <text:p>8.3112</text:p>
          </table:table-cell>
          <table:table-cell table:formula="of:=[.E38]*1000" office:value-type="float" office:value="8.7163" calcext:value-type="float">
            <text:p>8.7163</text:p>
          </table:table-cell>
          <table:table-cell office:value-type="float" office:value="3.7885" calcext:value-type="float">
            <text:p>3.7885</text:p>
          </table:table-cell>
          <table:table-cell office:value-type="float" office:value="1.5042" calcext:value-type="float">
            <text:p>1.5042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0.38128" calcext:value-type="float">
            <text:p>0.38128</text:p>
          </table:table-cell>
        </table:table-row>
        <table:table-row table:style-name="ro1">
          <table:table-cell table:formula="of:=[.A38]+10" office:value-type="float" office:value="360" calcext:value-type="float">
            <text:p>360</text:p>
          </table:table-cell>
          <table:table-cell office:value-type="float" office:value="0.0050091" calcext:value-type="float">
            <text:p>0.0050091</text:p>
          </table:table-cell>
          <table:table-cell office:value-type="float" office:value="0.0067998" calcext:value-type="float">
            <text:p>0.0067998</text:p>
          </table:table-cell>
          <table:table-cell office:value-type="float" office:value="0.0083108" calcext:value-type="float">
            <text:p>0.0083108</text:p>
          </table:table-cell>
          <table:table-cell office:value-type="float" office:value="0.0087161" calcext:value-type="float">
            <text:p>0.0087161</text:p>
          </table:table-cell>
          <table:table-cell table:formula="of:=[.B39]*1000" office:value-type="float" office:value="5.0091" calcext:value-type="float">
            <text:p>5.0091</text:p>
          </table:table-cell>
          <table:table-cell table:formula="of:=[.C39]*1000" office:value-type="float" office:value="6.7998" calcext:value-type="float">
            <text:p>6.7998</text:p>
          </table:table-cell>
          <table:table-cell table:formula="of:=[.D39]*1000" office:value-type="float" office:value="8.3108" calcext:value-type="float">
            <text:p>8.3108</text:p>
          </table:table-cell>
          <table:table-cell table:formula="of:=[.E39]*1000" office:value-type="float" office:value="8.7161" calcext:value-type="float">
            <text:p>8.7161</text:p>
          </table:table-cell>
          <table:table-cell office:value-type="float" office:value="3.8196" calcext:value-type="float">
            <text:p>3.8196</text:p>
          </table:table-cell>
          <table:table-cell office:value-type="float" office:value="1.4971" calcext:value-type="float">
            <text:p>1.4971</text:p>
          </table:table-cell>
          <table:table-cell office:value-type="float" office:value="0.74427" calcext:value-type="float">
            <text:p>0.74427</text:p>
          </table:table-cell>
          <table:table-cell office:value-type="float" office:value="0.37786" calcext:value-type="float">
            <text:p>0.37786</text:p>
          </table:table-cell>
        </table:table-row>
        <table:table-row table:style-name="ro1">
          <table:table-cell table:formula="of:=[.A39]+10" office:value-type="float" office:value="370" calcext:value-type="float">
            <text:p>370</text:p>
          </table:table-cell>
          <table:table-cell office:value-type="float" office:value="0.0050071" calcext:value-type="float">
            <text:p>0.0050071</text:p>
          </table:table-cell>
          <table:table-cell office:value-type="float" office:value="0.006799" calcext:value-type="float">
            <text:p>0.006799</text:p>
          </table:table-cell>
          <table:table-cell office:value-type="float" office:value="0.0083103" calcext:value-type="float">
            <text:p>0.0083103</text:p>
          </table:table-cell>
          <table:table-cell office:value-type="float" office:value="0.0087158" calcext:value-type="float">
            <text:p>0.0087158</text:p>
          </table:table-cell>
          <table:table-cell table:formula="of:=[.B40]*1000" office:value-type="float" office:value="5.0071" calcext:value-type="float">
            <text:p>5.0071</text:p>
          </table:table-cell>
          <table:table-cell table:formula="of:=[.C40]*1000" office:value-type="float" office:value="6.799" calcext:value-type="float">
            <text:p>6.799</text:p>
          </table:table-cell>
          <table:table-cell table:formula="of:=[.D40]*1000" office:value-type="float" office:value="8.3103" calcext:value-type="float">
            <text:p>8.3103</text:p>
          </table:table-cell>
          <table:table-cell table:formula="of:=[.E40]*1000" office:value-type="float" office:value="8.7158" calcext:value-type="float">
            <text:p>8.7158</text:p>
          </table:table-cell>
          <table:table-cell office:value-type="float" office:value="3.8147" calcext:value-type="float">
            <text:p>3.8147</text:p>
          </table:table-cell>
          <table:table-cell office:value-type="float" office:value="1.4959" calcext:value-type="float">
            <text:p>1.4959</text:p>
          </table:table-cell>
          <table:table-cell office:value-type="float" office:value="0.74304" calcext:value-type="float">
            <text:p>0.74304</text:p>
          </table:table-cell>
          <table:table-cell office:value-type="float" office:value="0.37552" calcext:value-type="float">
            <text:p>0.37552</text:p>
          </table:table-cell>
        </table:table-row>
        <table:table-row table:style-name="ro1">
          <table:table-cell table:formula="of:=[.A40]+10" office:value-type="float" office:value="380" calcext:value-type="float">
            <text:p>380</text:p>
          </table:table-cell>
          <table:table-cell office:value-type="float" office:value="0.0050051" calcext:value-type="float">
            <text:p>0.0050051</text:p>
          </table:table-cell>
          <table:table-cell office:value-type="float" office:value="0.0067981" calcext:value-type="float">
            <text:p>0.0067981</text:p>
          </table:table-cell>
          <table:table-cell office:value-type="float" office:value="0.0083099" calcext:value-type="float">
            <text:p>0.0083099</text:p>
          </table:table-cell>
          <table:table-cell office:value-type="float" office:value="0.0087156" calcext:value-type="float">
            <text:p>0.0087156</text:p>
          </table:table-cell>
          <table:table-cell table:formula="of:=[.B41]*1000" office:value-type="float" office:value="5.0051" calcext:value-type="float">
            <text:p>5.0051</text:p>
          </table:table-cell>
          <table:table-cell table:formula="of:=[.C41]*1000" office:value-type="float" office:value="6.7981" calcext:value-type="float">
            <text:p>6.7981</text:p>
          </table:table-cell>
          <table:table-cell table:formula="of:=[.D41]*1000" office:value-type="float" office:value="8.3099" calcext:value-type="float">
            <text:p>8.3099</text:p>
          </table:table-cell>
          <table:table-cell table:formula="of:=[.E41]*1000" office:value-type="float" office:value="8.7156" calcext:value-type="float">
            <text:p>8.7156</text:p>
          </table:table-cell>
          <table:table-cell office:value-type="float" office:value="3.8008" calcext:value-type="float">
            <text:p>3.8008</text:p>
          </table:table-cell>
          <table:table-cell office:value-type="float" office:value="1.5039" calcext:value-type="float">
            <text:p>1.5039</text:p>
          </table:table-cell>
          <table:table-cell office:value-type="float" office:value="0.74321" calcext:value-type="float">
            <text:p>0.74321</text:p>
          </table:table-cell>
          <table:table-cell office:value-type="float" office:value="0.37391" calcext:value-type="float">
            <text:p>0.37391</text:p>
          </table:table-cell>
        </table:table-row>
        <table:table-row table:style-name="ro1">
          <table:table-cell table:formula="of:=[.A41]+10" office:value-type="float" office:value="390" calcext:value-type="float">
            <text:p>390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67973" calcext:value-type="float">
            <text:p>0.0067973</text:p>
          </table:table-cell>
          <table:table-cell office:value-type="float" office:value="0.0083094" calcext:value-type="float">
            <text:p>0.0083094</text:p>
          </table:table-cell>
          <table:table-cell office:value-type="float" office:value="0.0087154" calcext:value-type="float">
            <text:p>0.0087154</text:p>
          </table:table-cell>
          <table:table-cell table:formula="of:=[.B42]*1000" office:value-type="float" office:value="5.003" calcext:value-type="float">
            <text:p>5.003</text:p>
          </table:table-cell>
          <table:table-cell table:formula="of:=[.C42]*1000" office:value-type="float" office:value="6.7973" calcext:value-type="float">
            <text:p>6.7973</text:p>
          </table:table-cell>
          <table:table-cell table:formula="of:=[.D42]*1000" office:value-type="float" office:value="8.3094" calcext:value-type="float">
            <text:p>8.3094</text:p>
          </table:table-cell>
          <table:table-cell table:formula="of:=[.E42]*1000" office:value-type="float" office:value="8.7154" calcext:value-type="float">
            <text:p>8.7154</text:p>
          </table:table-cell>
          <table:table-cell office:value-type="float" office:value="3.8254" calcext:value-type="float">
            <text:p>3.8254</text:p>
          </table:table-cell>
          <table:table-cell office:value-type="float" office:value="1.4988" calcext:value-type="float">
            <text:p>1.4988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0.37278" calcext:value-type="float">
            <text:p>0.37278</text:p>
          </table:table-cell>
        </table:table-row>
        <table:table-row table:style-name="ro1">
          <table:table-cell table:formula="of:=[.A42]+10" office:value-type="float" office:value="400" calcext:value-type="float">
            <text:p>400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0067964" calcext:value-type="float">
            <text:p>0.0067964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0.0087151" calcext:value-type="float">
            <text:p>0.0087151</text:p>
          </table:table-cell>
          <table:table-cell table:formula="of:=[.B43]*1000" office:value-type="float" office:value="5.001" calcext:value-type="float">
            <text:p>5.001</text:p>
          </table:table-cell>
          <table:table-cell table:formula="of:=[.C43]*1000" office:value-type="float" office:value="6.7964" calcext:value-type="float">
            <text:p>6.7964</text:p>
          </table:table-cell>
          <table:table-cell table:formula="of:=[.D43]*1000" office:value-type="float" office:value="8.309" calcext:value-type="float">
            <text:p>8.309</text:p>
          </table:table-cell>
          <table:table-cell table:formula="of:=[.E43]*1000" office:value-type="float" office:value="8.7151" calcext:value-type="float">
            <text:p>8.7151</text:p>
          </table:table-cell>
          <table:table-cell office:value-type="float" office:value="3.8217" calcext:value-type="float">
            <text:p>3.8217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74286" calcext:value-type="float">
            <text:p>0.74286</text:p>
          </table:table-cell>
          <table:table-cell office:value-type="float" office:value="0.37197" calcext:value-type="float">
            <text:p>0.37197</text:p>
          </table:table-cell>
        </table:table-row>
        <table:table-row table:style-name="ro1">
          <table:table-cell table:formula="of:=[.A43]+10" office:value-type="float" office:value="410" calcext:value-type="float">
            <text:p>410</text:p>
          </table:table-cell>
          <table:table-cell office:value-type="float" office:value="0.0049989" calcext:value-type="float">
            <text:p>0.0049989</text:p>
          </table:table-cell>
          <table:table-cell office:value-type="float" office:value="0.0067955" calcext:value-type="float">
            <text:p>0.0067955</text:p>
          </table:table-cell>
          <table:table-cell office:value-type="float" office:value="0.0083085" calcext:value-type="float">
            <text:p>0.0083085</text:p>
          </table:table-cell>
          <table:table-cell office:value-type="float" office:value="0.0087149" calcext:value-type="float">
            <text:p>0.0087149</text:p>
          </table:table-cell>
          <table:table-cell table:formula="of:=[.B44]*1000" office:value-type="float" office:value="4.9989" calcext:value-type="float">
            <text:p>4.9989</text:p>
          </table:table-cell>
          <table:table-cell table:formula="of:=[.C44]*1000" office:value-type="float" office:value="6.7955" calcext:value-type="float">
            <text:p>6.7955</text:p>
          </table:table-cell>
          <table:table-cell table:formula="of:=[.D44]*1000" office:value-type="float" office:value="8.3085" calcext:value-type="float">
            <text:p>8.3085</text:p>
          </table:table-cell>
          <table:table-cell table:formula="of:=[.E44]*1000" office:value-type="float" office:value="8.7149" calcext:value-type="float">
            <text:p>8.7149</text:p>
          </table:table-cell>
          <table:table-cell office:value-type="float" office:value="3.8123" calcext:value-type="float">
            <text:p>3.8123</text:p>
          </table:table-cell>
          <table:table-cell office:value-type="float" office:value="1.5043" calcext:value-type="float">
            <text:p>1.5043</text:p>
          </table:table-cell>
          <table:table-cell office:value-type="float" office:value="0.74299" calcext:value-type="float">
            <text:p>0.74299</text:p>
          </table:table-cell>
          <table:table-cell office:value-type="float" office:value="0.37139" calcext:value-type="float">
            <text:p>0.37139</text:p>
          </table:table-cell>
        </table:table-row>
        <table:table-row table:style-name="ro1">
          <table:table-cell table:formula="of:=[.A44]+10" office:value-type="float" office:value="420" calcext:value-type="float">
            <text:p>420</text:p>
          </table:table-cell>
          <table:table-cell office:value-type="float" office:value="0.0049969" calcext:value-type="float">
            <text:p>0.0049969</text:p>
          </table:table-cell>
          <table:table-cell office:value-type="float" office:value="0.0067947" calcext:value-type="float">
            <text:p>0.0067947</text:p>
          </table:table-cell>
          <table:table-cell office:value-type="float" office:value="0.0083081" calcext:value-type="float">
            <text:p>0.0083081</text:p>
          </table:table-cell>
          <table:table-cell office:value-type="float" office:value="0.0087147" calcext:value-type="float">
            <text:p>0.0087147</text:p>
          </table:table-cell>
          <table:table-cell table:formula="of:=[.B45]*1000" office:value-type="float" office:value="4.9969" calcext:value-type="float">
            <text:p>4.9969</text:p>
          </table:table-cell>
          <table:table-cell table:formula="of:=[.C45]*1000" office:value-type="float" office:value="6.7947" calcext:value-type="float">
            <text:p>6.7947</text:p>
          </table:table-cell>
          <table:table-cell table:formula="of:=[.D45]*1000" office:value-type="float" office:value="8.3081" calcext:value-type="float">
            <text:p>8.3081</text:p>
          </table:table-cell>
          <table:table-cell table:formula="of:=[.E45]*1000" office:value-type="float" office:value="8.7147" calcext:value-type="float">
            <text:p>8.7147</text:p>
          </table:table-cell>
          <table:table-cell office:value-type="float" office:value="3.8318" calcext:value-type="float">
            <text:p>3.8318</text:p>
          </table:table-cell>
          <table:table-cell office:value-type="float" office:value="1.5008" calcext:value-type="float">
            <text:p>1.5008</text:p>
          </table:table-cell>
          <table:table-cell office:value-type="float" office:value="0.74318" calcext:value-type="float">
            <text:p>0.74318</text:p>
          </table:table-cell>
          <table:table-cell office:value-type="float" office:value="0.37095" calcext:value-type="float">
            <text:p>0.37095</text:p>
          </table:table-cell>
        </table:table-row>
        <table:table-row table:style-name="ro1">
          <table:table-cell table:formula="of:=[.A45]+10" office:value-type="float" office:value="430" calcext:value-type="float">
            <text:p>430</text:p>
          </table:table-cell>
          <table:table-cell office:value-type="float" office:value="0.0049948" calcext:value-type="float">
            <text:p>0.0049948</text:p>
          </table:table-cell>
          <table:table-cell office:value-type="float" office:value="0.0067938" calcext:value-type="float">
            <text:p>0.0067938</text:p>
          </table:table-cell>
          <table:table-cell office:value-type="float" office:value="0.0083076" calcext:value-type="float">
            <text:p>0.0083076</text:p>
          </table:table-cell>
          <table:table-cell office:value-type="float" office:value="0.0087144" calcext:value-type="float">
            <text:p>0.0087144</text:p>
          </table:table-cell>
          <table:table-cell table:formula="of:=[.B46]*1000" office:value-type="float" office:value="4.9948" calcext:value-type="float">
            <text:p>4.9948</text:p>
          </table:table-cell>
          <table:table-cell table:formula="of:=[.C46]*1000" office:value-type="float" office:value="6.7938" calcext:value-type="float">
            <text:p>6.7938</text:p>
          </table:table-cell>
          <table:table-cell table:formula="of:=[.D46]*1000" office:value-type="float" office:value="8.3076" calcext:value-type="float">
            <text:p>8.3076</text:p>
          </table:table-cell>
          <table:table-cell table:formula="of:=[.E46]*1000" office:value-type="float" office:value="8.7144" calcext:value-type="float">
            <text:p>8.7144</text:p>
          </table:table-cell>
          <table:table-cell office:value-type="float" office:value="3.8292" calcext:value-type="float">
            <text:p>3.8292</text:p>
          </table:table-cell>
          <table:table-cell office:value-type="float" office:value="1.5011" calcext:value-type="float">
            <text:p>1.5011</text:p>
          </table:table-cell>
          <table:table-cell office:value-type="float" office:value="0.74281" calcext:value-type="float">
            <text:p>0.74281</text:p>
          </table:table-cell>
          <table:table-cell office:value-type="float" office:value="0.37061" calcext:value-type="float">
            <text:p>0.37061</text:p>
          </table:table-cell>
        </table:table-row>
        <table:table-row table:style-name="ro1">
          <table:table-cell table:formula="of:=[.A46]+10" office:value-type="float" office:value="440" calcext:value-type="float">
            <text:p>440</text:p>
          </table:table-cell>
          <table:table-cell office:value-type="float" office:value="0.0049927" calcext:value-type="float">
            <text:p>0.0049927</text:p>
          </table:table-cell>
          <table:table-cell office:value-type="float" office:value="0.0067929" calcext:value-type="float">
            <text:p>0.0067929</text:p>
          </table:table-cell>
          <table:table-cell office:value-type="float" office:value="0.0083072" calcext:value-type="float">
            <text:p>0.0083072</text:p>
          </table:table-cell>
          <table:table-cell office:value-type="float" office:value="0.0087142" calcext:value-type="float">
            <text:p>0.0087142</text:p>
          </table:table-cell>
          <table:table-cell table:formula="of:=[.B47]*1000" office:value-type="float" office:value="4.9927" calcext:value-type="float">
            <text:p>4.9927</text:p>
          </table:table-cell>
          <table:table-cell table:formula="of:=[.C47]*1000" office:value-type="float" office:value="6.7929" calcext:value-type="float">
            <text:p>6.7929</text:p>
          </table:table-cell>
          <table:table-cell table:formula="of:=[.D47]*1000" office:value-type="float" office:value="8.3072" calcext:value-type="float">
            <text:p>8.3072</text:p>
          </table:table-cell>
          <table:table-cell table:formula="of:=[.E47]*1000" office:value-type="float" office:value="8.7142" calcext:value-type="float">
            <text:p>8.7142</text:p>
          </table:table-cell>
          <table:table-cell office:value-type="float" office:value="3.8231" calcext:value-type="float">
            <text:p>3.8231</text:p>
          </table:table-cell>
          <table:table-cell office:value-type="float" office:value="1.5054" calcext:value-type="float">
            <text:p>1.5054</text:p>
          </table:table-cell>
          <table:table-cell office:value-type="float" office:value="0.74292" calcext:value-type="float">
            <text:p>0.74292</text:p>
          </table:table-cell>
          <table:table-cell office:value-type="float" office:value="0.37034" calcext:value-type="float">
            <text:p>0.37034</text:p>
          </table:table-cell>
        </table:table-row>
        <table:table-row table:style-name="ro1">
          <table:table-cell table:formula="of:=[.A47]+10" office:value-type="float" office:value="450" calcext:value-type="float">
            <text:p>450</text:p>
          </table:table-cell>
          <table:table-cell office:value-type="float" office:value="0.0049907" calcext:value-type="float">
            <text:p>0.0049907</text:p>
          </table:table-cell>
          <table:table-cell office:value-type="float" office:value="0.0067921" calcext:value-type="float">
            <text:p>0.0067921</text:p>
          </table:table-cell>
          <table:table-cell office:value-type="float" office:value="0.0083067" calcext:value-type="float">
            <text:p>0.0083067</text:p>
          </table:table-cell>
          <table:table-cell office:value-type="float" office:value="0.008714" calcext:value-type="float">
            <text:p>0.008714</text:p>
          </table:table-cell>
          <table:table-cell table:formula="of:=[.B48]*1000" office:value-type="float" office:value="4.9907" calcext:value-type="float">
            <text:p>4.9907</text:p>
          </table:table-cell>
          <table:table-cell table:formula="of:=[.C48]*1000" office:value-type="float" office:value="6.7921" calcext:value-type="float">
            <text:p>6.7921</text:p>
          </table:table-cell>
          <table:table-cell table:formula="of:=[.D48]*1000" office:value-type="float" office:value="8.3067" calcext:value-type="float">
            <text:p>8.3067</text:p>
          </table:table-cell>
          <table:table-cell table:formula="of:=[.E48]*1000" office:value-type="float" office:value="8.714" calcext:value-type="float">
            <text:p>8.714</text:p>
          </table:table-cell>
          <table:table-cell office:value-type="float" office:value="3.8387" calcext:value-type="float">
            <text:p>3.8387</text:p>
          </table:table-cell>
          <table:table-cell office:value-type="float" office:value="1.503" calcext:value-type="float">
            <text:p>1.503</text:p>
          </table:table-cell>
          <table:table-cell office:value-type="float" office:value="0.74305" calcext:value-type="float">
            <text:p>0.74305</text:p>
          </table:table-cell>
          <table:table-cell office:value-type="float" office:value="0.37011" calcext:value-type="float">
            <text:p>0.37011</text:p>
          </table:table-cell>
        </table:table-row>
        <table:table-row table:style-name="ro1">
          <table:table-cell table:formula="of:=[.A48]+10" office:value-type="float" office:value="460" calcext:value-type="float">
            <text:p>460</text:p>
          </table:table-cell>
          <table:table-cell office:value-type="float" office:value="0.0049886" calcext:value-type="float">
            <text:p>0.0049886</text:p>
          </table:table-cell>
          <table:table-cell office:value-type="float" office:value="0.0067912" calcext:value-type="float">
            <text:p>0.0067912</text:p>
          </table:table-cell>
          <table:table-cell office:value-type="float" office:value="0.0083063" calcext:value-type="float">
            <text:p>0.0083063</text:p>
          </table:table-cell>
          <table:table-cell office:value-type="float" office:value="0.0087137" calcext:value-type="float">
            <text:p>0.0087137</text:p>
          </table:table-cell>
          <table:table-cell table:formula="of:=[.B49]*1000" office:value-type="float" office:value="4.9886" calcext:value-type="float">
            <text:p>4.9886</text:p>
          </table:table-cell>
          <table:table-cell table:formula="of:=[.C49]*1000" office:value-type="float" office:value="6.7912" calcext:value-type="float">
            <text:p>6.7912</text:p>
          </table:table-cell>
          <table:table-cell table:formula="of:=[.D49]*1000" office:value-type="float" office:value="8.3063" calcext:value-type="float">
            <text:p>8.3063</text:p>
          </table:table-cell>
          <table:table-cell table:formula="of:=[.E49]*1000" office:value-type="float" office:value="8.7137" calcext:value-type="float">
            <text:p>8.7137</text:p>
          </table:table-cell>
          <table:table-cell office:value-type="float" office:value="3.837" calcext:value-type="float">
            <text:p>3.837</text:p>
          </table:table-cell>
          <table:table-cell office:value-type="float" office:value="1.5036" calcext:value-type="float">
            <text:p>1.5036</text:p>
          </table:table-cell>
          <table:table-cell office:value-type="float" office:value="0.74289" calcext:value-type="float">
            <text:p>0.74289</text:p>
          </table:table-cell>
          <table:table-cell office:value-type="float" office:value="0.36991" calcext:value-type="float">
            <text:p>0.36991</text:p>
          </table:table-cell>
        </table:table-row>
        <table:table-row table:style-name="ro1">
          <table:table-cell table:formula="of:=[.A49]+10" office:value-type="float" office:value="470" calcext:value-type="float">
            <text:p>470</text:p>
          </table:table-cell>
          <table:table-cell office:value-type="float" office:value="0.0049865" calcext:value-type="float">
            <text:p>0.0049865</text:p>
          </table:table-cell>
          <table:table-cell office:value-type="float" office:value="0.0067903" calcext:value-type="float">
            <text:p>0.0067903</text:p>
          </table:table-cell>
          <table:table-cell office:value-type="float" office:value="0.0083058" calcext:value-type="float">
            <text:p>0.0083058</text:p>
          </table:table-cell>
          <table:table-cell office:value-type="float" office:value="0.0087135" calcext:value-type="float">
            <text:p>0.0087135</text:p>
          </table:table-cell>
          <table:table-cell table:formula="of:=[.B50]*1000" office:value-type="float" office:value="4.9865" calcext:value-type="float">
            <text:p>4.9865</text:p>
          </table:table-cell>
          <table:table-cell table:formula="of:=[.C50]*1000" office:value-type="float" office:value="6.7903" calcext:value-type="float">
            <text:p>6.7903</text:p>
          </table:table-cell>
          <table:table-cell table:formula="of:=[.D50]*1000" office:value-type="float" office:value="8.3058" calcext:value-type="float">
            <text:p>8.3058</text:p>
          </table:table-cell>
          <table:table-cell table:formula="of:=[.E50]*1000" office:value-type="float" office:value="8.7135" calcext:value-type="float">
            <text:p>8.7135</text:p>
          </table:table-cell>
          <table:table-cell office:value-type="float" office:value="3.8333" calcext:value-type="float">
            <text:p>3.8333</text:p>
          </table:table-cell>
          <table:table-cell office:value-type="float" office:value="1.5069" calcext:value-type="float">
            <text:p>1.5069</text:p>
          </table:table-cell>
          <table:table-cell office:value-type="float" office:value="0.74301" calcext:value-type="float">
            <text:p>0.74301</text:p>
          </table:table-cell>
          <table:table-cell office:value-type="float" office:value="0.36974" calcext:value-type="float">
            <text:p>0.36974</text:p>
          </table:table-cell>
        </table:table-row>
        <table:table-row table:style-name="ro1">
          <table:table-cell table:formula="of:=[.A50]+10" office:value-type="float" office:value="480" calcext:value-type="float">
            <text:p>480</text:p>
          </table:table-cell>
          <table:table-cell office:value-type="float" office:value="0.0049844" calcext:value-type="float">
            <text:p>0.0049844</text:p>
          </table:table-cell>
          <table:table-cell office:value-type="float" office:value="0.0067894" calcext:value-type="float">
            <text:p>0.0067894</text:p>
          </table:table-cell>
          <table:table-cell office:value-type="float" office:value="0.0083054" calcext:value-type="float">
            <text:p>0.0083054</text:p>
          </table:table-cell>
          <table:table-cell office:value-type="float" office:value="0.0087133" calcext:value-type="float">
            <text:p>0.0087133</text:p>
          </table:table-cell>
          <table:table-cell table:formula="of:=[.B51]*1000" office:value-type="float" office:value="4.9844" calcext:value-type="float">
            <text:p>4.9844</text:p>
          </table:table-cell>
          <table:table-cell table:formula="of:=[.C51]*1000" office:value-type="float" office:value="6.7894" calcext:value-type="float">
            <text:p>6.7894</text:p>
          </table:table-cell>
          <table:table-cell table:formula="of:=[.D51]*1000" office:value-type="float" office:value="8.3054" calcext:value-type="float">
            <text:p>8.3054</text:p>
          </table:table-cell>
          <table:table-cell table:formula="of:=[.E51]*1000" office:value-type="float" office:value="8.7133" calcext:value-type="float">
            <text:p>8.7133</text:p>
          </table:table-cell>
          <table:table-cell office:value-type="float" office:value="3.846" calcext:value-type="float">
            <text:p>3.846</text:p>
          </table:table-cell>
          <table:table-cell office:value-type="float" office:value="1.5055" calcext:value-type="float">
            <text:p>1.5055</text:p>
          </table:table-cell>
          <table:table-cell office:value-type="float" office:value="0.74314" calcext:value-type="float">
            <text:p>0.74314</text:p>
          </table:table-cell>
          <table:table-cell office:value-type="float" office:value="0.36958" calcext:value-type="float">
            <text:p>0.36958</text:p>
          </table:table-cell>
        </table:table-row>
        <table:table-row table:style-name="ro1">
          <table:table-cell table:formula="of:=[.A51]+10" office:value-type="float" office:value="490" calcext:value-type="float">
            <text:p>490</text:p>
          </table:table-cell>
          <table:table-cell office:value-type="float" office:value="0.0049823" calcext:value-type="float">
            <text:p>0.0049823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83049" calcext:value-type="float">
            <text:p>0.0083049</text:p>
          </table:table-cell>
          <table:table-cell office:value-type="float" office:value="0.008713" calcext:value-type="float">
            <text:p>0.008713</text:p>
          </table:table-cell>
          <table:table-cell table:formula="of:=[.B52]*1000" office:value-type="float" office:value="4.9823" calcext:value-type="float">
            <text:p>4.9823</text:p>
          </table:table-cell>
          <table:table-cell table:formula="of:=[.C52]*1000" office:value-type="float" office:value="6.7886" calcext:value-type="float">
            <text:p>6.7886</text:p>
          </table:table-cell>
          <table:table-cell table:formula="of:=[.D52]*1000" office:value-type="float" office:value="8.3049" calcext:value-type="float">
            <text:p>8.3049</text:p>
          </table:table-cell>
          <table:table-cell table:formula="of:=[.E52]*1000" office:value-type="float" office:value="8.713" calcext:value-type="float">
            <text:p>8.713</text:p>
          </table:table-cell>
          <table:table-cell office:value-type="float" office:value="3.845" calcext:value-type="float">
            <text:p>3.845</text:p>
          </table:table-cell>
          <table:table-cell office:value-type="float" office:value="1.5063" calcext:value-type="float">
            <text:p>1.5063</text:p>
          </table:table-cell>
          <table:table-cell office:value-type="float" office:value="0.74311" calcext:value-type="float">
            <text:p>0.74311</text:p>
          </table:table-cell>
          <table:table-cell office:value-type="float" office:value="0.36944" calcext:value-type="float">
            <text:p>0.36944</text:p>
          </table:table-cell>
        </table:table-row>
        <table:table-row table:style-name="ro1">
          <table:table-cell table:formula="of:=[.A52]+10" office:value-type="float" office:value="500" calcext:value-type="float">
            <text:p>500</text:p>
          </table:table-cell>
          <table:table-cell office:value-type="float" office:value="0.0049802" calcext:value-type="float">
            <text:p>0.0049802</text:p>
          </table:table-cell>
          <table:table-cell office:value-type="float" office:value="0.0067877" calcext:value-type="float">
            <text:p>0.0067877</text:p>
          </table:table-cell>
          <table:table-cell office:value-type="float" office:value="0.0083045" calcext:value-type="float">
            <text:p>0.0083045</text:p>
          </table:table-cell>
          <table:table-cell office:value-type="float" office:value="0.0087128" calcext:value-type="float">
            <text:p>0.0087128</text:p>
          </table:table-cell>
          <table:table-cell table:formula="of:=[.B53]*1000" office:value-type="float" office:value="4.9802" calcext:value-type="float">
            <text:p>4.9802</text:p>
          </table:table-cell>
          <table:table-cell table:formula="of:=[.C53]*1000" office:value-type="float" office:value="6.7877" calcext:value-type="float">
            <text:p>6.7877</text:p>
          </table:table-cell>
          <table:table-cell table:formula="of:=[.D53]*1000" office:value-type="float" office:value="8.3045" calcext:value-type="float">
            <text:p>8.3045</text:p>
          </table:table-cell>
          <table:table-cell table:formula="of:=[.E53]*1000" office:value-type="float" office:value="8.7128" calcext:value-type="float">
            <text:p>8.7128</text:p>
          </table:table-cell>
          <table:table-cell office:value-type="float" office:value="3.8431" calcext:value-type="float">
            <text:p>3.8431</text:p>
          </table:table-cell>
          <table:table-cell office:value-type="float" office:value="1.5089" calcext:value-type="float">
            <text:p>1.5089</text:p>
          </table:table-cell>
          <table:table-cell office:value-type="float" office:value="0.74326" calcext:value-type="float">
            <text:p>0.74326</text:p>
          </table:table-cell>
          <table:table-cell office:value-type="float" office:value="0.3693" calcext:value-type="float">
            <text:p>0.3693</text:p>
          </table:table-cell>
        </table:table-row>
        <table:table-row table:style-name="ro1">
          <table:table-cell table:formula="of:=[.A53]+10" office:value-type="float" office:value="510" calcext:value-type="float">
            <text:p>510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067868" calcext:value-type="float">
            <text:p>0.0067868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0087126" calcext:value-type="float">
            <text:p>0.0087126</text:p>
          </table:table-cell>
          <table:table-cell table:formula="of:=[.B54]*1000" office:value-type="float" office:value="4.978" calcext:value-type="float">
            <text:p>4.978</text:p>
          </table:table-cell>
          <table:table-cell table:formula="of:=[.C54]*1000" office:value-type="float" office:value="6.7868" calcext:value-type="float">
            <text:p>6.7868</text:p>
          </table:table-cell>
          <table:table-cell table:formula="of:=[.D54]*1000" office:value-type="float" office:value="8.304" calcext:value-type="float">
            <text:p>8.304</text:p>
          </table:table-cell>
          <table:table-cell table:formula="of:=[.E54]*1000" office:value-type="float" office:value="8.7126" calcext:value-type="float">
            <text:p>8.7126</text:p>
          </table:table-cell>
          <table:table-cell office:value-type="float" office:value="3.8534" calcext:value-type="float">
            <text:p>3.8534</text:p>
          </table:table-cell>
          <table:table-cell office:value-type="float" office:value="1.508" calcext:value-type="float">
            <text:p>1.508</text:p>
          </table:table-cell>
          <table:table-cell office:value-type="float" office:value="0.74341" calcext:value-type="float">
            <text:p>0.74341</text:p>
          </table:table-cell>
          <table:table-cell office:value-type="float" office:value="0.36918" calcext:value-type="float">
            <text:p>0.36918</text:p>
          </table:table-cell>
        </table:table-row>
        <table:table-row table:style-name="ro1">
          <table:table-cell table:formula="of:=[.A54]+10" office:value-type="float" office:value="520" calcext:value-type="float">
            <text:p>520</text:p>
          </table:table-cell>
          <table:table-cell office:value-type="float" office:value="0.0049759" calcext:value-type="float">
            <text:p>0.0049759</text:p>
          </table:table-cell>
          <table:table-cell office:value-type="float" office:value="0.0067859" calcext:value-type="float">
            <text:p>0.0067859</text:p>
          </table:table-cell>
          <table:table-cell office:value-type="float" office:value="0.0083035" calcext:value-type="float">
            <text:p>0.0083035</text:p>
          </table:table-cell>
          <table:table-cell office:value-type="float" office:value="0.0087124" calcext:value-type="float">
            <text:p>0.0087124</text:p>
          </table:table-cell>
          <table:table-cell table:formula="of:=[.B55]*1000" office:value-type="float" office:value="4.9759" calcext:value-type="float">
            <text:p>4.9759</text:p>
          </table:table-cell>
          <table:table-cell table:formula="of:=[.C55]*1000" office:value-type="float" office:value="6.7859" calcext:value-type="float">
            <text:p>6.7859</text:p>
          </table:table-cell>
          <table:table-cell table:formula="of:=[.D55]*1000" office:value-type="float" office:value="8.3035" calcext:value-type="float">
            <text:p>8.3035</text:p>
          </table:table-cell>
          <table:table-cell table:formula="of:=[.E55]*1000" office:value-type="float" office:value="8.7124" calcext:value-type="float">
            <text:p>8.7124</text:p>
          </table:table-cell>
          <table:table-cell office:value-type="float" office:value="3.8531" calcext:value-type="float">
            <text:p>3.8531</text:p>
          </table:table-cell>
          <table:table-cell office:value-type="float" office:value="1.509" calcext:value-type="float">
            <text:p>1.509</text:p>
          </table:table-cell>
          <table:table-cell office:value-type="float" office:value="0.74348" calcext:value-type="float">
            <text:p>0.74348</text:p>
          </table:table-cell>
          <table:table-cell office:value-type="float" office:value="0.36907" calcext:value-type="float">
            <text:p>0.36907</text:p>
          </table:table-cell>
        </table:table-row>
        <table:table-row table:style-name="ro1">
          <table:table-cell table:formula="of:=[.A55]+10" office:value-type="float" office:value="530" calcext:value-type="float">
            <text:p>530</text:p>
          </table:table-cell>
          <table:table-cell office:value-type="float" office:value="0.0049738" calcext:value-type="float">
            <text:p>0.0049738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0083031" calcext:value-type="float">
            <text:p>0.0083031</text:p>
          </table:table-cell>
          <table:table-cell office:value-type="float" office:value="0.0087121" calcext:value-type="float">
            <text:p>0.0087121</text:p>
          </table:table-cell>
          <table:table-cell table:formula="of:=[.B56]*1000" office:value-type="float" office:value="4.9738" calcext:value-type="float">
            <text:p>4.9738</text:p>
          </table:table-cell>
          <table:table-cell table:formula="of:=[.C56]*1000" office:value-type="float" office:value="6.785" calcext:value-type="float">
            <text:p>6.785</text:p>
          </table:table-cell>
          <table:table-cell table:formula="of:=[.D56]*1000" office:value-type="float" office:value="8.3031" calcext:value-type="float">
            <text:p>8.3031</text:p>
          </table:table-cell>
          <table:table-cell table:formula="of:=[.E56]*1000" office:value-type="float" office:value="8.7121" calcext:value-type="float">
            <text:p>8.7121</text:p>
          </table:table-cell>
          <table:table-cell office:value-type="float" office:value="3.8525" calcext:value-type="float">
            <text:p>3.8525</text:p>
          </table:table-cell>
          <table:table-cell office:value-type="float" office:value="1.5111" calcext:value-type="float">
            <text:p>1.5111</text:p>
          </table:table-cell>
          <table:table-cell office:value-type="float" office:value="0.74366" calcext:value-type="float">
            <text:p>0.74366</text:p>
          </table:table-cell>
          <table:table-cell office:value-type="float" office:value="0.36897" calcext:value-type="float">
            <text:p>0.36897</text:p>
          </table:table-cell>
        </table:table-row>
        <table:table-row table:style-name="ro1">
          <table:table-cell table:formula="of:=[.A56]+10" office:value-type="float" office:value="540" calcext:value-type="float">
            <text:p>540</text:p>
          </table:table-cell>
          <table:table-cell office:value-type="float" office:value="0.0049717" calcext:value-type="float">
            <text:p>0.0049717</text:p>
          </table:table-cell>
          <table:table-cell office:value-type="float" office:value="0.0067842" calcext:value-type="float">
            <text:p>0.0067842</text:p>
          </table:table-cell>
          <table:table-cell office:value-type="float" office:value="0.0083026" calcext:value-type="float">
            <text:p>0.0083026</text:p>
          </table:table-cell>
          <table:table-cell office:value-type="float" office:value="0.0087119" calcext:value-type="float">
            <text:p>0.0087119</text:p>
          </table:table-cell>
          <table:table-cell table:formula="of:=[.B57]*1000" office:value-type="float" office:value="4.9717" calcext:value-type="float">
            <text:p>4.9717</text:p>
          </table:table-cell>
          <table:table-cell table:formula="of:=[.C57]*1000" office:value-type="float" office:value="6.7842" calcext:value-type="float">
            <text:p>6.7842</text:p>
          </table:table-cell>
          <table:table-cell table:formula="of:=[.D57]*1000" office:value-type="float" office:value="8.3026" calcext:value-type="float">
            <text:p>8.3026</text:p>
          </table:table-cell>
          <table:table-cell table:formula="of:=[.E57]*1000" office:value-type="float" office:value="8.7119" calcext:value-type="float">
            <text:p>8.7119</text:p>
          </table:table-cell>
          <table:table-cell office:value-type="float" office:value="3.861" calcext:value-type="float">
            <text:p>3.861</text:p>
          </table:table-cell>
          <table:table-cell office:value-type="float" office:value="1.5107" calcext:value-type="float">
            <text:p>1.5107</text:p>
          </table:table-cell>
          <table:table-cell office:value-type="float" office:value="0.74384" calcext:value-type="float">
            <text:p>0.74384</text:p>
          </table:table-cell>
          <table:table-cell office:value-type="float" office:value="0.36887" calcext:value-type="float">
            <text:p>0.36887</text:p>
          </table:table-cell>
        </table:table-row>
        <table:table-row table:style-name="ro1">
          <table:table-cell table:formula="of:=[.A57]+10" office:value-type="float" office:value="550" calcext:value-type="float">
            <text:p>550</text:p>
          </table:table-cell>
          <table:table-cell office:value-type="float" office:value="0.0049695" calcext:value-type="float">
            <text:p>0.0049695</text:p>
          </table:table-cell>
          <table:table-cell office:value-type="float" office:value="0.0067833" calcext:value-type="float">
            <text:p>0.0067833</text:p>
          </table:table-cell>
          <table:table-cell office:value-type="float" office:value="0.0083022" calcext:value-type="float">
            <text:p>0.0083022</text:p>
          </table:table-cell>
          <table:table-cell office:value-type="float" office:value="0.0087117" calcext:value-type="float">
            <text:p>0.0087117</text:p>
          </table:table-cell>
          <table:table-cell table:formula="of:=[.B58]*1000" office:value-type="float" office:value="4.9695" calcext:value-type="float">
            <text:p>4.9695</text:p>
          </table:table-cell>
          <table:table-cell table:formula="of:=[.C58]*1000" office:value-type="float" office:value="6.7833" calcext:value-type="float">
            <text:p>6.7833</text:p>
          </table:table-cell>
          <table:table-cell table:formula="of:=[.D58]*1000" office:value-type="float" office:value="8.3022" calcext:value-type="float">
            <text:p>8.3022</text:p>
          </table:table-cell>
          <table:table-cell table:formula="of:=[.E58]*1000" office:value-type="float" office:value="8.7117" calcext:value-type="float">
            <text:p>8.7117</text:p>
          </table:table-cell>
          <table:table-cell office:value-type="float" office:value="3.8613" calcext:value-type="float">
            <text:p>3.8613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74399" calcext:value-type="float">
            <text:p>0.74399</text:p>
          </table:table-cell>
          <table:table-cell office:value-type="float" office:value="0.36878" calcext:value-type="float">
            <text:p>0.36878</text:p>
          </table:table-cell>
        </table:table-row>
        <table:table-row table:style-name="ro1">
          <table:table-cell table:formula="of:=[.A58]+10" office:value-type="float" office:value="560" calcext:value-type="float">
            <text:p>560</text:p>
          </table:table-cell>
          <table:table-cell office:value-type="float" office:value="0.0049674" calcext:value-type="float">
            <text:p>0.0049674</text:p>
          </table:table-cell>
          <table:table-cell office:value-type="float" office:value="0.0067824" calcext:value-type="float">
            <text:p>0.0067824</text:p>
          </table:table-cell>
          <table:table-cell office:value-type="float" office:value="0.0083017" calcext:value-type="float">
            <text:p>0.0083017</text:p>
          </table:table-cell>
          <table:table-cell office:value-type="float" office:value="0.0087114" calcext:value-type="float">
            <text:p>0.0087114</text:p>
          </table:table-cell>
          <table:table-cell table:formula="of:=[.B59]*1000" office:value-type="float" office:value="4.9674" calcext:value-type="float">
            <text:p>4.9674</text:p>
          </table:table-cell>
          <table:table-cell table:formula="of:=[.C59]*1000" office:value-type="float" office:value="6.7824" calcext:value-type="float">
            <text:p>6.7824</text:p>
          </table:table-cell>
          <table:table-cell table:formula="of:=[.D59]*1000" office:value-type="float" office:value="8.3017" calcext:value-type="float">
            <text:p>8.3017</text:p>
          </table:table-cell>
          <table:table-cell table:formula="of:=[.E59]*1000" office:value-type="float" office:value="8.7114" calcext:value-type="float">
            <text:p>8.7114</text:p>
          </table:table-cell>
          <table:table-cell office:value-type="float" office:value="3.8615" calcext:value-type="float">
            <text:p>3.8615</text:p>
          </table:table-cell>
          <table:table-cell office:value-type="float" office:value="1.5135" calcext:value-type="float">
            <text:p>1.5135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table:formula="of:=[.A59]+10" office:value-type="float" office:value="570" calcext:value-type="float">
            <text:p>570</text:p>
          </table:table-cell>
          <table:table-cell office:value-type="float" office:value="0.0049652" calcext:value-type="float">
            <text:p>0.0049652</text:p>
          </table:table-cell>
          <table:table-cell office:value-type="float" office:value="0.0067815" calcext:value-type="float">
            <text:p>0.0067815</text:p>
          </table:table-cell>
          <table:table-cell office:value-type="float" office:value="0.0083013" calcext:value-type="float">
            <text:p>0.0083013</text:p>
          </table:table-cell>
          <table:table-cell office:value-type="float" office:value="0.0087112" calcext:value-type="float">
            <text:p>0.0087112</text:p>
          </table:table-cell>
          <table:table-cell table:formula="of:=[.B60]*1000" office:value-type="float" office:value="4.9652" calcext:value-type="float">
            <text:p>4.9652</text:p>
          </table:table-cell>
          <table:table-cell table:formula="of:=[.C60]*1000" office:value-type="float" office:value="6.7815" calcext:value-type="float">
            <text:p>6.7815</text:p>
          </table:table-cell>
          <table:table-cell table:formula="of:=[.D60]*1000" office:value-type="float" office:value="8.3013" calcext:value-type="float">
            <text:p>8.3013</text:p>
          </table:table-cell>
          <table:table-cell table:formula="of:=[.E60]*1000" office:value-type="float" office:value="8.7112" calcext:value-type="float">
            <text:p>8.7112</text:p>
          </table:table-cell>
          <table:table-cell office:value-type="float" office:value="3.8687" calcext:value-type="float">
            <text:p>3.8687</text:p>
          </table:table-cell>
          <table:table-cell office:value-type="float" office:value="1.5135" calcext:value-type="float">
            <text:p>1.5135</text:p>
          </table:table-cell>
          <table:table-cell office:value-type="float" office:value="0.74441" calcext:value-type="float">
            <text:p>0.74441</text:p>
          </table:table-cell>
          <table:table-cell office:value-type="float" office:value="0.36863" calcext:value-type="float">
            <text:p>0.36863</text:p>
          </table:table-cell>
        </table:table-row>
        <table:table-row table:style-name="ro1">
          <table:table-cell table:formula="of:=[.A60]+10" office:value-type="float" office:value="580" calcext:value-type="float">
            <text:p>580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067806" calcext:value-type="float">
            <text:p>0.0067806</text:p>
          </table:table-cell>
          <table:table-cell office:value-type="float" office:value="0.0083008" calcext:value-type="float">
            <text:p>0.0083008</text:p>
          </table:table-cell>
          <table:table-cell office:value-type="float" office:value="0.008711" calcext:value-type="float">
            <text:p>0.008711</text:p>
          </table:table-cell>
          <table:table-cell table:formula="of:=[.B61]*1000" office:value-type="float" office:value="4.963" calcext:value-type="float">
            <text:p>4.963</text:p>
          </table:table-cell>
          <table:table-cell table:formula="of:=[.C61]*1000" office:value-type="float" office:value="6.7806" calcext:value-type="float">
            <text:p>6.7806</text:p>
          </table:table-cell>
          <table:table-cell table:formula="of:=[.D61]*1000" office:value-type="float" office:value="8.3008" calcext:value-type="float">
            <text:p>8.3008</text:p>
          </table:table-cell>
          <table:table-cell table:formula="of:=[.E61]*1000" office:value-type="float" office:value="8.711" calcext:value-type="float">
            <text:p>8.711</text:p>
          </table:table-cell>
          <table:table-cell office:value-type="float" office:value="3.8694" calcext:value-type="float">
            <text:p>3.86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0.74462" calcext:value-type="float">
            <text:p>0.74462</text:p>
          </table:table-cell>
          <table:table-cell office:value-type="float" office:value="0.36857" calcext:value-type="float">
            <text:p>0.36857</text:p>
          </table:table-cell>
        </table:table-row>
        <table:table-row table:style-name="ro1">
          <table:table-cell table:formula="of:=[.A61]+10" office:value-type="float" office:value="590" calcext:value-type="float">
            <text:p>590</text:p>
          </table:table-cell>
          <table:table-cell office:value-type="float" office:value="0.0049609" calcext:value-type="float">
            <text:p>0.0049609</text:p>
          </table:table-cell>
          <table:table-cell office:value-type="float" office:value="0.0067797" calcext:value-type="float">
            <text:p>0.0067797</text:p>
          </table:table-cell>
          <table:table-cell office:value-type="float" office:value="0.0083004" calcext:value-type="float">
            <text:p>0.0083004</text:p>
          </table:table-cell>
          <table:table-cell office:value-type="float" office:value="0.0087107" calcext:value-type="float">
            <text:p>0.0087107</text:p>
          </table:table-cell>
          <table:table-cell table:formula="of:=[.B62]*1000" office:value-type="float" office:value="4.9609" calcext:value-type="float">
            <text:p>4.9609</text:p>
          </table:table-cell>
          <table:table-cell table:formula="of:=[.C62]*1000" office:value-type="float" office:value="6.7797" calcext:value-type="float">
            <text:p>6.7797</text:p>
          </table:table-cell>
          <table:table-cell table:formula="of:=[.D62]*1000" office:value-type="float" office:value="8.3004" calcext:value-type="float">
            <text:p>8.3004</text:p>
          </table:table-cell>
          <table:table-cell table:formula="of:=[.E62]*1000" office:value-type="float" office:value="8.7107" calcext:value-type="float">
            <text:p>8.7107</text:p>
          </table:table-cell>
          <table:table-cell office:value-type="float" office:value="3.8703" calcext:value-type="float">
            <text:p>3.8703</text:p>
          </table:table-cell>
          <table:table-cell office:value-type="float" office:value="1.516" calcext:value-type="float">
            <text:p>1.516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36851" calcext:value-type="float">
            <text:p>0.36851</text:p>
          </table:table-cell>
        </table:table-row>
        <table:table-row table:style-name="ro1">
          <table:table-cell table:formula="of:=[.A62]+10" office:value-type="float" office:value="600" calcext:value-type="float">
            <text:p>600</text:p>
          </table:table-cell>
          <table:table-cell office:value-type="float" office:value="0.0049587" calcext:value-type="float">
            <text:p>0.0049587</text:p>
          </table:table-cell>
          <table:table-cell office:value-type="float" office:value="0.0067788" calcext:value-type="float">
            <text:p>0.0067788</text:p>
          </table:table-cell>
          <table:table-cell office:value-type="float" office:value="0.0082999" calcext:value-type="float">
            <text:p>0.0082999</text:p>
          </table:table-cell>
          <table:table-cell office:value-type="float" office:value="0.0087105" calcext:value-type="float">
            <text:p>0.0087105</text:p>
          </table:table-cell>
          <table:table-cell table:formula="of:=[.B63]*1000" office:value-type="float" office:value="4.9587" calcext:value-type="float">
            <text:p>4.9587</text:p>
          </table:table-cell>
          <table:table-cell table:formula="of:=[.C63]*1000" office:value-type="float" office:value="6.7788" calcext:value-type="float">
            <text:p>6.7788</text:p>
          </table:table-cell>
          <table:table-cell table:formula="of:=[.D63]*1000" office:value-type="float" office:value="8.2999" calcext:value-type="float">
            <text:p>8.2999</text:p>
          </table:table-cell>
          <table:table-cell table:formula="of:=[.E63]*1000" office:value-type="float" office:value="8.7105" calcext:value-type="float">
            <text:p>8.7105</text:p>
          </table:table-cell>
          <table:table-cell office:value-type="float" office:value="3.8764" calcext:value-type="float">
            <text:p>3.8764</text:p>
          </table:table-cell>
          <table:table-cell office:value-type="float" office:value="1.5163" calcext:value-type="float">
            <text:p>1.5163</text:p>
          </table:table-cell>
          <table:table-cell office:value-type="float" office:value="0.74511" calcext:value-type="float">
            <text:p>0.74511</text:p>
          </table:table-cell>
          <table:table-cell office:value-type="float" office:value="0.36846" calcext:value-type="float">
            <text:p>0.36846</text:p>
          </table:table-cell>
        </table:table-row>
        <table:table-row table:style-name="ro1">
          <table:table-cell table:formula="of:=[.A63]+10" office:value-type="float" office:value="610" calcext:value-type="float">
            <text:p>610</text:p>
          </table:table-cell>
          <table:table-cell office:value-type="float" office:value="0.0049565" calcext:value-type="float">
            <text:p>0.0049565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.0082994" calcext:value-type="float">
            <text:p>0.0082994</text:p>
          </table:table-cell>
          <table:table-cell office:value-type="float" office:value="0.0087103" calcext:value-type="float">
            <text:p>0.0087103</text:p>
          </table:table-cell>
          <table:table-cell table:formula="of:=[.B64]*1000" office:value-type="float" office:value="4.9565" calcext:value-type="float">
            <text:p>4.9565</text:p>
          </table:table-cell>
          <table:table-cell table:formula="of:=[.C64]*1000" office:value-type="float" office:value="6.778" calcext:value-type="float">
            <text:p>6.778</text:p>
          </table:table-cell>
          <table:table-cell table:formula="of:=[.D64]*1000" office:value-type="float" office:value="8.2994" calcext:value-type="float">
            <text:p>8.2994</text:p>
          </table:table-cell>
          <table:table-cell table:formula="of:=[.E64]*1000" office:value-type="float" office:value="8.7103" calcext:value-type="float">
            <text:p>8.7103</text:p>
          </table:table-cell>
          <table:table-cell office:value-type="float" office:value="3.8774" calcext:value-type="float">
            <text:p>3.8774</text:p>
          </table:table-cell>
          <table:table-cell office:value-type="float" office:value="1.5173" calcext:value-type="float">
            <text:p>1.5173</text:p>
          </table:table-cell>
          <table:table-cell office:value-type="float" office:value="0.74536" calcext:value-type="float">
            <text:p>0.74536</text:p>
          </table:table-cell>
          <table:table-cell office:value-type="float" office:value="0.36842" calcext:value-type="float">
            <text:p>0.36842</text:p>
          </table:table-cell>
        </table:table-row>
        <table:table-row table:style-name="ro1">
          <table:table-cell table:formula="of:=[.A64]+10" office:value-type="float" office:value="620" calcext:value-type="float">
            <text:p>620</text:p>
          </table:table-cell>
          <table:table-cell office:value-type="float" office:value="0.0049543" calcext:value-type="float">
            <text:p>0.0049543</text:p>
          </table:table-cell>
          <table:table-cell office:value-type="float" office:value="0.0067771" calcext:value-type="float">
            <text:p>0.0067771</text:p>
          </table:table-cell>
          <table:table-cell office:value-type="float" office:value="0.008299" calcext:value-type="float">
            <text:p>0.008299</text:p>
          </table:table-cell>
          <table:table-cell office:value-type="float" office:value="0.00871" calcext:value-type="float">
            <text:p>0.00871</text:p>
          </table:table-cell>
          <table:table-cell table:formula="of:=[.B65]*1000" office:value-type="float" office:value="4.9543" calcext:value-type="float">
            <text:p>4.9543</text:p>
          </table:table-cell>
          <table:table-cell table:formula="of:=[.C65]*1000" office:value-type="float" office:value="6.7771" calcext:value-type="float">
            <text:p>6.7771</text:p>
          </table:table-cell>
          <table:table-cell table:formula="of:=[.D65]*1000" office:value-type="float" office:value="8.299" calcext:value-type="float">
            <text:p>8.299</text:p>
          </table:table-cell>
          <table:table-cell table:formula="of:=[.E65]*1000" office:value-type="float" office:value="8.71" calcext:value-type="float">
            <text:p>8.71</text:p>
          </table:table-cell>
          <table:table-cell office:value-type="float" office:value="3.8789" calcext:value-type="float">
            <text:p>3.8789</text:p>
          </table:table-cell>
          <table:table-cell office:value-type="float" office:value="1.5187" calcext:value-type="float">
            <text:p>1.518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0.36839" calcext:value-type="float">
            <text:p>0.36839</text:p>
          </table:table-cell>
        </table:table-row>
        <table:table-row table:style-name="ro1">
          <table:table-cell table:formula="of:=[.A65]+10" office:value-type="float" office:value="630" calcext:value-type="float">
            <text:p>630</text:p>
          </table:table-cell>
          <table:table-cell office:value-type="float" office:value="0.0049521" calcext:value-type="float">
            <text:p>0.0049521</text:p>
          </table:table-cell>
          <table:table-cell office:value-type="float" office:value="0.0067762" calcext:value-type="float">
            <text:p>0.0067762</text:p>
          </table:table-cell>
          <table:table-cell office:value-type="float" office:value="0.0082985" calcext:value-type="float">
            <text:p>0.0082985</text:p>
          </table:table-cell>
          <table:table-cell office:value-type="float" office:value="0.0087098" calcext:value-type="float">
            <text:p>0.0087098</text:p>
          </table:table-cell>
          <table:table-cell table:formula="of:=[.B66]*1000" office:value-type="float" office:value="4.9521" calcext:value-type="float">
            <text:p>4.9521</text:p>
          </table:table-cell>
          <table:table-cell table:formula="of:=[.C66]*1000" office:value-type="float" office:value="6.7762" calcext:value-type="float">
            <text:p>6.7762</text:p>
          </table:table-cell>
          <table:table-cell table:formula="of:=[.D66]*1000" office:value-type="float" office:value="8.2985" calcext:value-type="float">
            <text:p>8.2985</text:p>
          </table:table-cell>
          <table:table-cell table:formula="of:=[.E66]*1000" office:value-type="float" office:value="8.7098" calcext:value-type="float">
            <text:p>8.7098</text:p>
          </table:table-cell>
          <table:table-cell office:value-type="float" office:value="3.8841" calcext:value-type="float">
            <text:p>3.8841</text:p>
          </table:table-cell>
          <table:table-cell office:value-type="float" office:value="1.5191" calcext:value-type="float">
            <text:p>1.5191</text:p>
          </table:table-cell>
          <table:table-cell office:value-type="float" office:value="0.74591" calcext:value-type="float">
            <text:p>0.74591</text:p>
          </table:table-cell>
          <table:table-cell office:value-type="float" office:value="0.36836" calcext:value-type="float">
            <text:p>0.36836</text:p>
          </table:table-cell>
        </table:table-row>
        <table:table-row table:style-name="ro1">
          <table:table-cell table:formula="of:=[.A66]+10" office:value-type="float" office:value="640" calcext:value-type="float">
            <text:p>640</text:p>
          </table:table-cell>
          <table:table-cell office:value-type="float" office:value="0.0049499" calcext:value-type="float">
            <text:p>0.0049499</text:p>
          </table:table-cell>
          <table:table-cell office:value-type="float" office:value="0.0067753" calcext:value-type="float">
            <text:p>0.0067753</text:p>
          </table:table-cell>
          <table:table-cell office:value-type="float" office:value="0.0082981" calcext:value-type="float">
            <text:p>0.0082981</text:p>
          </table:table-cell>
          <table:table-cell office:value-type="float" office:value="0.0087096" calcext:value-type="float">
            <text:p>0.0087096</text:p>
          </table:table-cell>
          <table:table-cell table:formula="of:=[.B67]*1000" office:value-type="float" office:value="4.9499" calcext:value-type="float">
            <text:p>4.9499</text:p>
          </table:table-cell>
          <table:table-cell table:formula="of:=[.C67]*1000" office:value-type="float" office:value="6.7753" calcext:value-type="float">
            <text:p>6.7753</text:p>
          </table:table-cell>
          <table:table-cell table:formula="of:=[.D67]*1000" office:value-type="float" office:value="8.2981" calcext:value-type="float">
            <text:p>8.2981</text:p>
          </table:table-cell>
          <table:table-cell table:formula="of:=[.E67]*1000" office:value-type="float" office:value="8.7096" calcext:value-type="float">
            <text:p>8.7096</text:p>
          </table:table-cell>
          <table:table-cell office:value-type="float" office:value="3.8855" calcext:value-type="float">
            <text:p>3.8855</text:p>
          </table:table-cell>
          <table:table-cell office:value-type="float" office:value="1.5202" calcext:value-type="float">
            <text:p>1.5202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36834" calcext:value-type="float">
            <text:p>0.36834</text:p>
          </table:table-cell>
        </table:table-row>
        <table:table-row table:style-name="ro1">
          <table:table-cell table:formula="of:=[.A67]+10" office:value-type="float" office:value="650" calcext:value-type="float">
            <text:p>650</text:p>
          </table:table-cell>
          <table:table-cell office:value-type="float" office:value="0.0049477" calcext:value-type="float">
            <text:p>0.0049477</text:p>
          </table:table-cell>
          <table:table-cell office:value-type="float" office:value="0.0067744" calcext:value-type="float">
            <text:p>0.0067744</text:p>
          </table:table-cell>
          <table:table-cell office:value-type="float" office:value="0.0082976" calcext:value-type="float">
            <text:p>0.0082976</text:p>
          </table:table-cell>
          <table:table-cell office:value-type="float" office:value="0.0087093" calcext:value-type="float">
            <text:p>0.0087093</text:p>
          </table:table-cell>
          <table:table-cell table:formula="of:=[.B68]*1000" office:value-type="float" office:value="4.9477" calcext:value-type="float">
            <text:p>4.9477</text:p>
          </table:table-cell>
          <table:table-cell table:formula="of:=[.C68]*1000" office:value-type="float" office:value="6.7744" calcext:value-type="float">
            <text:p>6.7744</text:p>
          </table:table-cell>
          <table:table-cell table:formula="of:=[.D68]*1000" office:value-type="float" office:value="8.2976" calcext:value-type="float">
            <text:p>8.2976</text:p>
          </table:table-cell>
          <table:table-cell table:formula="of:=[.E68]*1000" office:value-type="float" office:value="8.7093" calcext:value-type="float">
            <text:p>8.7093</text:p>
          </table:table-cell>
          <table:table-cell office:value-type="float" office:value="3.8872" calcext:value-type="float">
            <text:p>3.8872</text:p>
          </table:table-cell>
          <table:table-cell office:value-type="float" office:value="1.5214" calcext:value-type="float">
            <text:p>1.5214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6833" calcext:value-type="float">
            <text:p>0.36833</text:p>
          </table:table-cell>
        </table:table-row>
        <table:table-row table:style-name="ro1">
          <table:table-cell table:formula="of:=[.A68]+10" office:value-type="float" office:value="660" calcext:value-type="float">
            <text:p>660</text:p>
          </table:table-cell>
          <table:table-cell office:value-type="float" office:value="0.0049454" calcext:value-type="float">
            <text:p>0.0049454</text:p>
          </table:table-cell>
          <table:table-cell office:value-type="float" office:value="0.0067735" calcext:value-type="float">
            <text:p>0.0067735</text:p>
          </table:table-cell>
          <table:table-cell office:value-type="float" office:value="0.0082972" calcext:value-type="float">
            <text:p>0.0082972</text:p>
          </table:table-cell>
          <table:table-cell office:value-type="float" office:value="0.0087091" calcext:value-type="float">
            <text:p>0.0087091</text:p>
          </table:table-cell>
          <table:table-cell table:formula="of:=[.B69]*1000" office:value-type="float" office:value="4.9454" calcext:value-type="float">
            <text:p>4.9454</text:p>
          </table:table-cell>
          <table:table-cell table:formula="of:=[.C69]*1000" office:value-type="float" office:value="6.7735" calcext:value-type="float">
            <text:p>6.7735</text:p>
          </table:table-cell>
          <table:table-cell table:formula="of:=[.D69]*1000" office:value-type="float" office:value="8.2972" calcext:value-type="float">
            <text:p>8.2972</text:p>
          </table:table-cell>
          <table:table-cell table:formula="of:=[.E69]*1000" office:value-type="float" office:value="8.7091" calcext:value-type="float">
            <text:p>8.7091</text:p>
          </table:table-cell>
          <table:table-cell office:value-type="float" office:value="3.8918" calcext:value-type="float">
            <text:p>3.8918</text:p>
          </table:table-cell>
          <table:table-cell office:value-type="float" office:value="1.522" calcext:value-type="float">
            <text:p>1.522</text:p>
          </table:table-cell>
          <table:table-cell office:value-type="float" office:value="0.74681" calcext:value-type="float">
            <text:p>0.74681</text:p>
          </table:table-cell>
          <table:table-cell office:value-type="float" office:value="0.36832" calcext:value-type="float">
            <text:p>0.36832</text:p>
          </table:table-cell>
        </table:table-row>
        <table:table-row table:style-name="ro1">
          <table:table-cell table:formula="of:=[.A69]+10" office:value-type="float" office:value="670" calcext:value-type="float">
            <text:p>670</text:p>
          </table:table-cell>
          <table:table-cell office:value-type="float" office:value="0.0049432" calcext:value-type="float">
            <text:p>0.0049432</text:p>
          </table:table-cell>
          <table:table-cell office:value-type="float" office:value="0.0067726" calcext:value-type="float">
            <text:p>0.0067726</text:p>
          </table:table-cell>
          <table:table-cell office:value-type="float" office:value="0.0082967" calcext:value-type="float">
            <text:p>0.0082967</text:p>
          </table:table-cell>
          <table:table-cell office:value-type="float" office:value="0.0087089" calcext:value-type="float">
            <text:p>0.0087089</text:p>
          </table:table-cell>
          <table:table-cell table:formula="of:=[.B70]*1000" office:value-type="float" office:value="4.9432" calcext:value-type="float">
            <text:p>4.9432</text:p>
          </table:table-cell>
          <table:table-cell table:formula="of:=[.C70]*1000" office:value-type="float" office:value="6.7726" calcext:value-type="float">
            <text:p>6.7726</text:p>
          </table:table-cell>
          <table:table-cell table:formula="of:=[.D70]*1000" office:value-type="float" office:value="8.2967" calcext:value-type="float">
            <text:p>8.2967</text:p>
          </table:table-cell>
          <table:table-cell table:formula="of:=[.E70]*1000" office:value-type="float" office:value="8.7089" calcext:value-type="float">
            <text:p>8.7089</text:p>
          </table:table-cell>
          <table:table-cell office:value-type="float" office:value="3.8934" calcext:value-type="float">
            <text:p>3.8934</text:p>
          </table:table-cell>
          <table:table-cell office:value-type="float" office:value="1.523" calcext:value-type="float">
            <text:p>1.523</text:p>
          </table:table-cell>
          <table:table-cell office:value-type="float" office:value="0.74712" calcext:value-type="float">
            <text:p>0.74712</text:p>
          </table:table-cell>
          <table:table-cell office:value-type="float" office:value="0.36832" calcext:value-type="float">
            <text:p>0.36832</text:p>
          </table:table-cell>
        </table:table-row>
        <table:table-row table:style-name="ro1">
          <table:table-cell table:formula="of:=[.A70]+10" office:value-type="float" office:value="680" calcext:value-type="float">
            <text:p>680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67717" calcext:value-type="float">
            <text:p>0.0067717</text:p>
          </table:table-cell>
          <table:table-cell office:value-type="float" office:value="0.0082962" calcext:value-type="float">
            <text:p>0.0082962</text:p>
          </table:table-cell>
          <table:table-cell office:value-type="float" office:value="0.0087086" calcext:value-type="float">
            <text:p>0.0087086</text:p>
          </table:table-cell>
          <table:table-cell table:formula="of:=[.B71]*1000" office:value-type="float" office:value="4.941" calcext:value-type="float">
            <text:p>4.941</text:p>
          </table:table-cell>
          <table:table-cell table:formula="of:=[.C71]*1000" office:value-type="float" office:value="6.7717" calcext:value-type="float">
            <text:p>6.7717</text:p>
          </table:table-cell>
          <table:table-cell table:formula="of:=[.D71]*1000" office:value-type="float" office:value="8.2962" calcext:value-type="float">
            <text:p>8.2962</text:p>
          </table:table-cell>
          <table:table-cell table:formula="of:=[.E71]*1000" office:value-type="float" office:value="8.7086" calcext:value-type="float">
            <text:p>8.7086</text:p>
          </table:table-cell>
          <table:table-cell office:value-type="float" office:value="3.8954" calcext:value-type="float">
            <text:p>3.8954</text:p>
          </table:table-cell>
          <table:table-cell office:value-type="float" office:value="1.5242" calcext:value-type="float">
            <text:p>1.5242</text:p>
          </table:table-cell>
          <table:table-cell office:value-type="float" office:value="0.74745" calcext:value-type="float">
            <text:p>0.74745</text:p>
          </table:table-cell>
          <table:table-cell office:value-type="float" office:value="0.36833" calcext:value-type="float">
            <text:p>0.36833</text:p>
          </table:table-cell>
        </table:table-row>
        <table:table-row table:style-name="ro1">
          <table:table-cell table:formula="of:=[.A71]+10" office:value-type="float" office:value="690" calcext:value-type="float">
            <text:p>690</text:p>
          </table:table-cell>
          <table:table-cell office:value-type="float" office:value="0.0049387" calcext:value-type="float">
            <text:p>0.0049387</text:p>
          </table:table-cell>
          <table:table-cell office:value-type="float" office:value="0.0067708" calcext:value-type="float">
            <text:p>0.0067708</text:p>
          </table:table-cell>
          <table:table-cell office:value-type="float" office:value="0.0082958" calcext:value-type="float">
            <text:p>0.0082958</text:p>
          </table:table-cell>
          <table:table-cell office:value-type="float" office:value="0.0087084" calcext:value-type="float">
            <text:p>0.0087084</text:p>
          </table:table-cell>
          <table:table-cell table:formula="of:=[.B72]*1000" office:value-type="float" office:value="4.9387" calcext:value-type="float">
            <text:p>4.9387</text:p>
          </table:table-cell>
          <table:table-cell table:formula="of:=[.C72]*1000" office:value-type="float" office:value="6.7708" calcext:value-type="float">
            <text:p>6.7708</text:p>
          </table:table-cell>
          <table:table-cell table:formula="of:=[.D72]*1000" office:value-type="float" office:value="8.2958" calcext:value-type="float">
            <text:p>8.2958</text:p>
          </table:table-cell>
          <table:table-cell table:formula="of:=[.E72]*1000" office:value-type="float" office:value="8.7084" calcext:value-type="float">
            <text:p>8.7084</text:p>
          </table:table-cell>
          <table:table-cell office:value-type="float" office:value="3.8996" calcext:value-type="float">
            <text:p>3.8996</text:p>
          </table:table-cell>
          <table:table-cell office:value-type="float" office:value="1.5249" calcext:value-type="float">
            <text:p>1.5249</text:p>
          </table:table-cell>
          <table:table-cell office:value-type="float" office:value="0.74778" calcext:value-type="float">
            <text:p>0.74778</text:p>
          </table:table-cell>
          <table:table-cell office:value-type="float" office:value="0.36835" calcext:value-type="float">
            <text:p>0.36835</text:p>
          </table:table-cell>
        </table:table-row>
        <table:table-row table:style-name="ro1">
          <table:table-cell table:formula="of:=[.A72]+10" office:value-type="float" office:value="700" calcext:value-type="float">
            <text:p>700</text:p>
          </table:table-cell>
          <table:table-cell office:value-type="float" office:value="0.0049365" calcext:value-type="float">
            <text:p>0.0049365</text:p>
          </table:table-cell>
          <table:table-cell office:value-type="float" office:value="0.0067699" calcext:value-type="float">
            <text:p>0.0067699</text:p>
          </table:table-cell>
          <table:table-cell office:value-type="float" office:value="0.0082953" calcext:value-type="float">
            <text:p>0.0082953</text:p>
          </table:table-cell>
          <table:table-cell office:value-type="float" office:value="0.0087082" calcext:value-type="float">
            <text:p>0.0087082</text:p>
          </table:table-cell>
          <table:table-cell table:formula="of:=[.B73]*1000" office:value-type="float" office:value="4.9365" calcext:value-type="float">
            <text:p>4.9365</text:p>
          </table:table-cell>
          <table:table-cell table:formula="of:=[.C73]*1000" office:value-type="float" office:value="6.7699" calcext:value-type="float">
            <text:p>6.7699</text:p>
          </table:table-cell>
          <table:table-cell table:formula="of:=[.D73]*1000" office:value-type="float" office:value="8.2953" calcext:value-type="float">
            <text:p>8.2953</text:p>
          </table:table-cell>
          <table:table-cell table:formula="of:=[.E73]*1000" office:value-type="float" office:value="8.7082" calcext:value-type="float">
            <text:p>8.7082</text:p>
          </table:table-cell>
          <table:table-cell office:value-type="float" office:value="3.9014" calcext:value-type="float">
            <text:p>3.9014</text:p>
          </table:table-cell>
          <table:table-cell office:value-type="float" office:value="1.5259" calcext:value-type="float">
            <text:p>1.5259</text:p>
          </table:table-cell>
          <table:table-cell office:value-type="float" office:value="0.74812" calcext:value-type="float">
            <text:p>0.74812</text:p>
          </table:table-cell>
          <table:table-cell office:value-type="float" office:value="0.36837" calcext:value-type="float">
            <text:p>0.36837</text:p>
          </table:table-cell>
        </table:table-row>
        <table:table-row table:style-name="ro1">
          <table:table-cell table:formula="of:=[.A73]+10" office:value-type="float" office:value="710" calcext:value-type="float">
            <text:p>710</text:p>
          </table:table-cell>
          <table:table-cell office:value-type="float" office:value="0.0049342" calcext:value-type="float">
            <text:p>0.0049342</text:p>
          </table:table-cell>
          <table:table-cell office:value-type="float" office:value="0.006769" calcext:value-type="float">
            <text:p>0.006769</text:p>
          </table:table-cell>
          <table:table-cell office:value-type="float" office:value="0.0082949" calcext:value-type="float">
            <text:p>0.0082949</text:p>
          </table:table-cell>
          <table:table-cell office:value-type="float" office:value="0.0087079" calcext:value-type="float">
            <text:p>0.0087079</text:p>
          </table:table-cell>
          <table:table-cell table:formula="of:=[.B74]*1000" office:value-type="float" office:value="4.9342" calcext:value-type="float">
            <text:p>4.9342</text:p>
          </table:table-cell>
          <table:table-cell table:formula="of:=[.C74]*1000" office:value-type="float" office:value="6.769" calcext:value-type="float">
            <text:p>6.769</text:p>
          </table:table-cell>
          <table:table-cell table:formula="of:=[.D74]*1000" office:value-type="float" office:value="8.2949" calcext:value-type="float">
            <text:p>8.2949</text:p>
          </table:table-cell>
          <table:table-cell table:formula="of:=[.E74]*1000" office:value-type="float" office:value="8.7079" calcext:value-type="float">
            <text:p>8.7079</text:p>
          </table:table-cell>
          <table:table-cell office:value-type="float" office:value="3.9035" calcext:value-type="float">
            <text:p>3.9035</text:p>
          </table:table-cell>
          <table:table-cell office:value-type="float" office:value="1.527" calcext:value-type="float">
            <text:p>1.527</text:p>
          </table:table-cell>
          <table:table-cell office:value-type="float" office:value="0.74847" calcext:value-type="float">
            <text:p>0.74847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table:formula="of:=[.A74]+10" office:value-type="float" office:value="720" calcext:value-type="float">
            <text:p>720</text:p>
          </table:table-cell>
          <table:table-cell office:value-type="float" office:value="0.0049319" calcext:value-type="float">
            <text:p>0.0049319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.0082944" calcext:value-type="float">
            <text:p>0.0082944</text:p>
          </table:table-cell>
          <table:table-cell office:value-type="float" office:value="0.0087077" calcext:value-type="float">
            <text:p>0.0087077</text:p>
          </table:table-cell>
          <table:table-cell table:formula="of:=[.B75]*1000" office:value-type="float" office:value="4.9319" calcext:value-type="float">
            <text:p>4.9319</text:p>
          </table:table-cell>
          <table:table-cell table:formula="of:=[.C75]*1000" office:value-type="float" office:value="6.768" calcext:value-type="float">
            <text:p>6.768</text:p>
          </table:table-cell>
          <table:table-cell table:formula="of:=[.D75]*1000" office:value-type="float" office:value="8.2944" calcext:value-type="float">
            <text:p>8.2944</text:p>
          </table:table-cell>
          <table:table-cell table:formula="of:=[.E75]*1000" office:value-type="float" office:value="8.7077" calcext:value-type="float">
            <text:p>8.7077</text:p>
          </table:table-cell>
          <table:table-cell office:value-type="float" office:value="3.9073" calcext:value-type="float">
            <text:p>3.9073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74882" calcext:value-type="float">
            <text:p>0.74882</text:p>
          </table:table-cell>
          <table:table-cell office:value-type="float" office:value="0.36843" calcext:value-type="float">
            <text:p>0.36843</text:p>
          </table:table-cell>
        </table:table-row>
        <table:table-row table:style-name="ro1">
          <table:table-cell table:formula="of:=[.A75]+10" office:value-type="float" office:value="730" calcext:value-type="float">
            <text:p>730</text:p>
          </table:table-cell>
          <table:table-cell office:value-type="float" office:value="0.0049296" calcext:value-type="float">
            <text:p>0.0049296</text:p>
          </table:table-cell>
          <table:table-cell office:value-type="float" office:value="0.0067671" calcext:value-type="float">
            <text:p>0.0067671</text:p>
          </table:table-cell>
          <table:table-cell office:value-type="float" office:value="0.0082939" calcext:value-type="float">
            <text:p>0.0082939</text:p>
          </table:table-cell>
          <table:table-cell office:value-type="float" office:value="0.0087075" calcext:value-type="float">
            <text:p>0.0087075</text:p>
          </table:table-cell>
          <table:table-cell table:formula="of:=[.B76]*1000" office:value-type="float" office:value="4.9296" calcext:value-type="float">
            <text:p>4.9296</text:p>
          </table:table-cell>
          <table:table-cell table:formula="of:=[.C76]*1000" office:value-type="float" office:value="6.7671" calcext:value-type="float">
            <text:p>6.7671</text:p>
          </table:table-cell>
          <table:table-cell table:formula="of:=[.D76]*1000" office:value-type="float" office:value="8.2939" calcext:value-type="float">
            <text:p>8.2939</text:p>
          </table:table-cell>
          <table:table-cell table:formula="of:=[.E76]*1000" office:value-type="float" office:value="8.7075" calcext:value-type="float">
            <text:p>8.7075</text:p>
          </table:table-cell>
          <table:table-cell office:value-type="float" office:value="3.9092" calcext:value-type="float">
            <text:p>3.9092</text:p>
          </table:table-cell>
          <table:table-cell office:value-type="float" office:value="1.5288" calcext:value-type="float">
            <text:p>1.5288</text:p>
          </table:table-cell>
          <table:table-cell office:value-type="float" office:value="0.74918" calcext:value-type="float">
            <text:p>0.74918</text:p>
          </table:table-cell>
          <table:table-cell office:value-type="float" office:value="0.36848" calcext:value-type="float">
            <text:p>0.36848</text:p>
          </table:table-cell>
        </table:table-row>
        <table:table-row table:style-name="ro1">
          <table:table-cell table:formula="of:=[.A76]+10" office:value-type="float" office:value="740" calcext:value-type="float">
            <text:p>740</text:p>
          </table:table-cell>
          <table:table-cell office:value-type="float" office:value="0.0049274" calcext:value-type="float">
            <text:p>0.0049274</text:p>
          </table:table-cell>
          <table:table-cell office:value-type="float" office:value="0.0067662" calcext:value-type="float">
            <text:p>0.0067662</text:p>
          </table:table-cell>
          <table:table-cell office:value-type="float" office:value="0.0082935" calcext:value-type="float">
            <text:p>0.0082935</text:p>
          </table:table-cell>
          <table:table-cell office:value-type="float" office:value="0.0087072" calcext:value-type="float">
            <text:p>0.0087072</text:p>
          </table:table-cell>
          <table:table-cell table:formula="of:=[.B77]*1000" office:value-type="float" office:value="4.9274" calcext:value-type="float">
            <text:p>4.9274</text:p>
          </table:table-cell>
          <table:table-cell table:formula="of:=[.C77]*1000" office:value-type="float" office:value="6.7662" calcext:value-type="float">
            <text:p>6.7662</text:p>
          </table:table-cell>
          <table:table-cell table:formula="of:=[.D77]*1000" office:value-type="float" office:value="8.2935" calcext:value-type="float">
            <text:p>8.2935</text:p>
          </table:table-cell>
          <table:table-cell table:formula="of:=[.E77]*1000" office:value-type="float" office:value="8.7072" calcext:value-type="float">
            <text:p>8.7072</text:p>
          </table:table-cell>
          <table:table-cell office:value-type="float" office:value="3.9115" calcext:value-type="float">
            <text:p>3.9115</text:p>
          </table:table-cell>
          <table:table-cell office:value-type="float" office:value="1.5298" calcext:value-type="float">
            <text:p>1.5298</text:p>
          </table:table-cell>
          <table:table-cell office:value-type="float" office:value="0.74954" calcext:value-type="float">
            <text:p>0.74954</text:p>
          </table:table-cell>
          <table:table-cell office:value-type="float" office:value="0.36853" calcext:value-type="float">
            <text:p>0.36853</text:p>
          </table:table-cell>
        </table:table-row>
        <table:table-row table:style-name="ro1">
          <table:table-cell table:formula="of:=[.A77]+10" office:value-type="float" office:value="750" calcext:value-type="float">
            <text:p>750</text:p>
          </table:table-cell>
          <table:table-cell office:value-type="float" office:value="0.0049251" calcext:value-type="float">
            <text:p>0.0049251</text:p>
          </table:table-cell>
          <table:table-cell office:value-type="float" office:value="0.0067653" calcext:value-type="float">
            <text:p>0.0067653</text:p>
          </table:table-cell>
          <table:table-cell office:value-type="float" office:value="0.008293" calcext:value-type="float">
            <text:p>0.008293</text:p>
          </table:table-cell>
          <table:table-cell office:value-type="float" office:value="0.008707" calcext:value-type="float">
            <text:p>0.008707</text:p>
          </table:table-cell>
          <table:table-cell table:formula="of:=[.B78]*1000" office:value-type="float" office:value="4.9251" calcext:value-type="float">
            <text:p>4.9251</text:p>
          </table:table-cell>
          <table:table-cell table:formula="of:=[.C78]*1000" office:value-type="float" office:value="6.7653" calcext:value-type="float">
            <text:p>6.7653</text:p>
          </table:table-cell>
          <table:table-cell table:formula="of:=[.D78]*1000" office:value-type="float" office:value="8.293" calcext:value-type="float">
            <text:p>8.293</text:p>
          </table:table-cell>
          <table:table-cell table:formula="of:=[.E78]*1000" office:value-type="float" office:value="8.707" calcext:value-type="float">
            <text:p>8.707</text:p>
          </table:table-cell>
          <table:table-cell office:value-type="float" office:value="3.915" calcext:value-type="float">
            <text:p>3.915</text:p>
          </table:table-cell>
          <table:table-cell office:value-type="float" office:value="1.5307" calcext:value-type="float">
            <text:p>1.5307</text:p>
          </table:table-cell>
          <table:table-cell office:value-type="float" office:value="0.74991" calcext:value-type="float">
            <text:p>0.74991</text:p>
          </table:table-cell>
          <table:table-cell office:value-type="float" office:value="0.36858" calcext:value-type="float">
            <text:p>0.36858</text:p>
          </table:table-cell>
        </table:table-row>
        <table:table-row table:style-name="ro1">
          <table:table-cell table:formula="of:=[.A78]+10" office:value-type="float" office:value="760" calcext:value-type="float">
            <text:p>760</text:p>
          </table:table-cell>
          <table:table-cell office:value-type="float" office:value="0.0049228" calcext:value-type="float">
            <text:p>0.0049228</text:p>
          </table:table-cell>
          <table:table-cell office:value-type="float" office:value="0.0067644" calcext:value-type="float">
            <text:p>0.0067644</text:p>
          </table:table-cell>
          <table:table-cell office:value-type="float" office:value="0.0082926" calcext:value-type="float">
            <text:p>0.0082926</text:p>
          </table:table-cell>
          <table:table-cell office:value-type="float" office:value="0.0087068" calcext:value-type="float">
            <text:p>0.0087068</text:p>
          </table:table-cell>
          <table:table-cell table:formula="of:=[.B79]*1000" office:value-type="float" office:value="4.9228" calcext:value-type="float">
            <text:p>4.9228</text:p>
          </table:table-cell>
          <table:table-cell table:formula="of:=[.C79]*1000" office:value-type="float" office:value="6.7644" calcext:value-type="float">
            <text:p>6.7644</text:p>
          </table:table-cell>
          <table:table-cell table:formula="of:=[.D79]*1000" office:value-type="float" office:value="8.2926" calcext:value-type="float">
            <text:p>8.2926</text:p>
          </table:table-cell>
          <table:table-cell table:formula="of:=[.E79]*1000" office:value-type="float" office:value="8.7068" calcext:value-type="float">
            <text:p>8.7068</text:p>
          </table:table-cell>
          <table:table-cell office:value-type="float" office:value="3.917" calcext:value-type="float">
            <text:p>3.917</text:p>
          </table:table-cell>
          <table:table-cell office:value-type="float" office:value="1.5317" calcext:value-type="float">
            <text:p>1.5317</text:p>
          </table:table-cell>
          <table:table-cell office:value-type="float" office:value="0.75028" calcext:value-type="float">
            <text:p>0.75028</text:p>
          </table:table-cell>
          <table:table-cell office:value-type="float" office:value="0.36864" calcext:value-type="float">
            <text:p>0.36864</text:p>
          </table:table-cell>
        </table:table-row>
        <table:table-row table:style-name="ro1">
          <table:table-cell table:formula="of:=[.A79]+10" office:value-type="float" office:value="770" calcext:value-type="float">
            <text:p>770</text:p>
          </table:table-cell>
          <table:table-cell office:value-type="float" office:value="0.0049205" calcext:value-type="float">
            <text:p>0.0049205</text:p>
          </table:table-cell>
          <table:table-cell office:value-type="float" office:value="0.0067635" calcext:value-type="float">
            <text:p>0.0067635</text:p>
          </table:table-cell>
          <table:table-cell office:value-type="float" office:value="0.0082921" calcext:value-type="float">
            <text:p>0.0082921</text:p>
          </table:table-cell>
          <table:table-cell office:value-type="float" office:value="0.0087065" calcext:value-type="float">
            <text:p>0.0087065</text:p>
          </table:table-cell>
          <table:table-cell table:formula="of:=[.B80]*1000" office:value-type="float" office:value="4.9205" calcext:value-type="float">
            <text:p>4.9205</text:p>
          </table:table-cell>
          <table:table-cell table:formula="of:=[.C80]*1000" office:value-type="float" office:value="6.7635" calcext:value-type="float">
            <text:p>6.7635</text:p>
          </table:table-cell>
          <table:table-cell table:formula="of:=[.D80]*1000" office:value-type="float" office:value="8.2921" calcext:value-type="float">
            <text:p>8.2921</text:p>
          </table:table-cell>
          <table:table-cell table:formula="of:=[.E80]*1000" office:value-type="float" office:value="8.7065" calcext:value-type="float">
            <text:p>8.7065</text:p>
          </table:table-cell>
          <table:table-cell office:value-type="float" office:value="3.9194" calcext:value-type="float">
            <text:p>3.9194</text:p>
          </table:table-cell>
          <table:table-cell office:value-type="float" office:value="1.5327" calcext:value-type="float">
            <text:p>1.5327</text:p>
          </table:table-cell>
          <table:table-cell office:value-type="float" office:value="0.75066" calcext:value-type="float">
            <text:p>0.75066</text:p>
          </table:table-cell>
          <table:table-cell office:value-type="float" office:value="0.36871" calcext:value-type="float">
            <text:p>0.36871</text:p>
          </table:table-cell>
        </table:table-row>
        <table:table-row table:style-name="ro1">
          <table:table-cell table:formula="of:=[.A80]+10" office:value-type="float" office:value="780" calcext:value-type="float">
            <text:p>780</text:p>
          </table:table-cell>
          <table:table-cell office:value-type="float" office:value="0.0049181" calcext:value-type="float">
            <text:p>0.0049181</text:p>
          </table:table-cell>
          <table:table-cell office:value-type="float" office:value="0.0067626" calcext:value-type="float">
            <text:p>0.0067626</text:p>
          </table:table-cell>
          <table:table-cell office:value-type="float" office:value="0.0082916" calcext:value-type="float">
            <text:p>0.0082916</text:p>
          </table:table-cell>
          <table:table-cell office:value-type="float" office:value="0.0087063" calcext:value-type="float">
            <text:p>0.0087063</text:p>
          </table:table-cell>
          <table:table-cell table:formula="of:=[.B81]*1000" office:value-type="float" office:value="4.9181" calcext:value-type="float">
            <text:p>4.9181</text:p>
          </table:table-cell>
          <table:table-cell table:formula="of:=[.C81]*1000" office:value-type="float" office:value="6.7626" calcext:value-type="float">
            <text:p>6.7626</text:p>
          </table:table-cell>
          <table:table-cell table:formula="of:=[.D81]*1000" office:value-type="float" office:value="8.2916" calcext:value-type="float">
            <text:p>8.2916</text:p>
          </table:table-cell>
          <table:table-cell table:formula="of:=[.E81]*1000" office:value-type="float" office:value="8.7063" calcext:value-type="float">
            <text:p>8.7063</text:p>
          </table:table-cell>
          <table:table-cell office:value-type="float" office:value="3.9226" calcext:value-type="float">
            <text:p>3.9226</text:p>
          </table:table-cell>
          <table:table-cell office:value-type="float" office:value="1.5335" calcext:value-type="float">
            <text:p>1.5335</text:p>
          </table:table-cell>
          <table:table-cell office:value-type="float" office:value="0.75104" calcext:value-type="float">
            <text:p>0.75104</text:p>
          </table:table-cell>
          <table:table-cell office:value-type="float" office:value="0.36878" calcext:value-type="float">
            <text:p>0.36878</text:p>
          </table:table-cell>
        </table:table-row>
        <table:table-row table:style-name="ro1">
          <table:table-cell table:formula="of:=[.A81]+10" office:value-type="float" office:value="790" calcext:value-type="float">
            <text:p>790</text:p>
          </table:table-cell>
          <table:table-cell office:value-type="float" office:value="0.0049158" calcext:value-type="float">
            <text:p>0.0049158</text:p>
          </table:table-cell>
          <table:table-cell office:value-type="float" office:value="0.0067617" calcext:value-type="float">
            <text:p>0.0067617</text:p>
          </table:table-cell>
          <table:table-cell office:value-type="float" office:value="0.0082912" calcext:value-type="float">
            <text:p>0.0082912</text:p>
          </table:table-cell>
          <table:table-cell office:value-type="float" office:value="0.0087061" calcext:value-type="float">
            <text:p>0.0087061</text:p>
          </table:table-cell>
          <table:table-cell table:formula="of:=[.B82]*1000" office:value-type="float" office:value="4.9158" calcext:value-type="float">
            <text:p>4.9158</text:p>
          </table:table-cell>
          <table:table-cell table:formula="of:=[.C82]*1000" office:value-type="float" office:value="6.7617" calcext:value-type="float">
            <text:p>6.7617</text:p>
          </table:table-cell>
          <table:table-cell table:formula="of:=[.D82]*1000" office:value-type="float" office:value="8.2912" calcext:value-type="float">
            <text:p>8.2912</text:p>
          </table:table-cell>
          <table:table-cell table:formula="of:=[.E82]*1000" office:value-type="float" office:value="8.7061" calcext:value-type="float">
            <text:p>8.7061</text:p>
          </table:table-cell>
          <table:table-cell office:value-type="float" office:value="3.9248" calcext:value-type="float">
            <text:p>3.9248</text:p>
          </table:table-cell>
          <table:table-cell office:value-type="float" office:value="1.5345" calcext:value-type="float">
            <text:p>1.5345</text:p>
          </table:table-cell>
          <table:table-cell office:value-type="float" office:value="0.75143" calcext:value-type="float">
            <text:p>0.75143</text:p>
          </table:table-cell>
          <table:table-cell office:value-type="float" office:value="0.36886" calcext:value-type="float">
            <text:p>0.36886</text:p>
          </table:table-cell>
        </table:table-row>
        <table:table-row table:style-name="ro1">
          <table:table-cell table:formula="of:=[.A82]+10" office:value-type="float" office:value="800" calcext:value-type="float">
            <text:p>800</text:p>
          </table:table-cell>
          <table:table-cell office:value-type="float" office:value="0.0049135" calcext:value-type="float">
            <text:p>0.0049135</text:p>
          </table:table-cell>
          <table:table-cell office:value-type="float" office:value="0.0067607" calcext:value-type="float">
            <text:p>0.0067607</text:p>
          </table:table-cell>
          <table:table-cell office:value-type="float" office:value="0.0082907" calcext:value-type="float">
            <text:p>0.0082907</text:p>
          </table:table-cell>
          <table:table-cell office:value-type="float" office:value="0.0087058" calcext:value-type="float">
            <text:p>0.0087058</text:p>
          </table:table-cell>
          <table:table-cell table:formula="of:=[.B83]*1000" office:value-type="float" office:value="4.9135" calcext:value-type="float">
            <text:p>4.9135</text:p>
          </table:table-cell>
          <table:table-cell table:formula="of:=[.C83]*1000" office:value-type="float" office:value="6.7607" calcext:value-type="float">
            <text:p>6.7607</text:p>
          </table:table-cell>
          <table:table-cell table:formula="of:=[.D83]*1000" office:value-type="float" office:value="8.2907" calcext:value-type="float">
            <text:p>8.2907</text:p>
          </table:table-cell>
          <table:table-cell table:formula="of:=[.E83]*1000" office:value-type="float" office:value="8.7058" calcext:value-type="float">
            <text:p>8.7058</text:p>
          </table:table-cell>
          <table:table-cell office:value-type="float" office:value="3.9272" calcext:value-type="float">
            <text:p>3.9272</text:p>
          </table:table-cell>
          <table:table-cell office:value-type="float" office:value="1.5355" calcext:value-type="float">
            <text:p>1.5355</text:p>
          </table:table-cell>
          <table:table-cell office:value-type="float" office:value="0.75182" calcext:value-type="float">
            <text:p>0.75182</text:p>
          </table:table-cell>
          <table:table-cell office:value-type="float" office:value="0.36894" calcext:value-type="float">
            <text:p>0.36894</text:p>
          </table:table-cell>
        </table:table-row>
        <table:table-row table:style-name="ro1">
          <table:table-cell table:formula="of:=[.A83]+10" office:value-type="float" office:value="810" calcext:value-type="float">
            <text:p>810</text:p>
          </table:table-cell>
          <table:table-cell office:value-type="float" office:value="0.0049111" calcext:value-type="float">
            <text:p>0.0049111</text:p>
          </table:table-cell>
          <table:table-cell office:value-type="float" office:value="0.0067598" calcext:value-type="float">
            <text:p>0.0067598</text:p>
          </table:table-cell>
          <table:table-cell office:value-type="float" office:value="0.0082902" calcext:value-type="float">
            <text:p>0.0082902</text:p>
          </table:table-cell>
          <table:table-cell office:value-type="float" office:value="0.0087056" calcext:value-type="float">
            <text:p>0.0087056</text:p>
          </table:table-cell>
          <table:table-cell table:formula="of:=[.B84]*1000" office:value-type="float" office:value="4.9111" calcext:value-type="float">
            <text:p>4.9111</text:p>
          </table:table-cell>
          <table:table-cell table:formula="of:=[.C84]*1000" office:value-type="float" office:value="6.7598" calcext:value-type="float">
            <text:p>6.7598</text:p>
          </table:table-cell>
          <table:table-cell table:formula="of:=[.D84]*1000" office:value-type="float" office:value="8.2902" calcext:value-type="float">
            <text:p>8.2902</text:p>
          </table:table-cell>
          <table:table-cell table:formula="of:=[.E84]*1000" office:value-type="float" office:value="8.7056" calcext:value-type="float">
            <text:p>8.7056</text:p>
          </table:table-cell>
          <table:table-cell office:value-type="float" office:value="3.9302" calcext:value-type="float">
            <text:p>3.9302</text:p>
          </table:table-cell>
          <table:table-cell office:value-type="float" office:value="1.5364" calcext:value-type="float">
            <text:p>1.5364</text:p>
          </table:table-cell>
          <table:table-cell office:value-type="float" office:value="0.75221" calcext:value-type="float">
            <text:p>0.75221</text:p>
          </table:table-cell>
          <table:table-cell office:value-type="float" office:value="0.36903" calcext:value-type="float">
            <text:p>0.36903</text:p>
          </table:table-cell>
        </table:table-row>
        <table:table-row table:style-name="ro1">
          <table:table-cell table:formula="of:=[.A84]+10" office:value-type="float" office:value="820" calcext:value-type="float">
            <text:p>820</text:p>
          </table:table-cell>
          <table:table-cell office:value-type="float" office:value="0.0049088" calcext:value-type="float">
            <text:p>0.0049088</text:p>
          </table:table-cell>
          <table:table-cell office:value-type="float" office:value="0.0067589" calcext:value-type="float">
            <text:p>0.0067589</text:p>
          </table:table-cell>
          <table:table-cell office:value-type="float" office:value="0.0082898" calcext:value-type="float">
            <text:p>0.0082898</text:p>
          </table:table-cell>
          <table:table-cell office:value-type="float" office:value="0.0087054" calcext:value-type="float">
            <text:p>0.0087054</text:p>
          </table:table-cell>
          <table:table-cell table:formula="of:=[.B85]*1000" office:value-type="float" office:value="4.9088" calcext:value-type="float">
            <text:p>4.9088</text:p>
          </table:table-cell>
          <table:table-cell table:formula="of:=[.C85]*1000" office:value-type="float" office:value="6.7589" calcext:value-type="float">
            <text:p>6.7589</text:p>
          </table:table-cell>
          <table:table-cell table:formula="of:=[.D85]*1000" office:value-type="float" office:value="8.2898" calcext:value-type="float">
            <text:p>8.2898</text:p>
          </table:table-cell>
          <table:table-cell table:formula="of:=[.E85]*1000" office:value-type="float" office:value="8.7054" calcext:value-type="float">
            <text:p>8.7054</text:p>
          </table:table-cell>
          <table:table-cell office:value-type="float" office:value="3.9325" calcext:value-type="float">
            <text:p>3.9325</text:p>
          </table:table-cell>
          <table:table-cell office:value-type="float" office:value="1.5374" calcext:value-type="float">
            <text:p>1.5374</text:p>
          </table:table-cell>
          <table:table-cell office:value-type="float" office:value="0.75261" calcext:value-type="float">
            <text:p>0.75261</text:p>
          </table:table-cell>
          <table:table-cell office:value-type="float" office:value="0.36913" calcext:value-type="float">
            <text:p>0.36913</text:p>
          </table:table-cell>
        </table:table-row>
        <table:table-row table:style-name="ro1">
          <table:table-cell table:formula="of:=[.A85]+10" office:value-type="float" office:value="830" calcext:value-type="float">
            <text:p>830</text:p>
          </table:table-cell>
          <table:table-cell office:value-type="float" office:value="0.0049064" calcext:value-type="float">
            <text:p>0.0049064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0.0082893" calcext:value-type="float">
            <text:p>0.0082893</text:p>
          </table:table-cell>
          <table:table-cell office:value-type="float" office:value="0.0087051" calcext:value-type="float">
            <text:p>0.0087051</text:p>
          </table:table-cell>
          <table:table-cell table:formula="of:=[.B86]*1000" office:value-type="float" office:value="4.9064" calcext:value-type="float">
            <text:p>4.9064</text:p>
          </table:table-cell>
          <table:table-cell table:formula="of:=[.C86]*1000" office:value-type="float" office:value="6.758" calcext:value-type="float">
            <text:p>6.758</text:p>
          </table:table-cell>
          <table:table-cell table:formula="of:=[.D86]*1000" office:value-type="float" office:value="8.2893" calcext:value-type="float">
            <text:p>8.2893</text:p>
          </table:table-cell>
          <table:table-cell table:formula="of:=[.E86]*1000" office:value-type="float" office:value="8.7051" calcext:value-type="float">
            <text:p>8.7051</text:p>
          </table:table-cell>
          <table:table-cell office:value-type="float" office:value="3.9349" calcext:value-type="float">
            <text:p>3.9349</text:p>
          </table:table-cell>
          <table:table-cell office:value-type="float" office:value="1.5384" calcext:value-type="float">
            <text:p>1.5384</text:p>
          </table:table-cell>
          <table:table-cell office:value-type="float" office:value="0.75301" calcext:value-type="float">
            <text:p>0.75301</text:p>
          </table:table-cell>
          <table:table-cell office:value-type="float" office:value="0.36923" calcext:value-type="float">
            <text:p>0.36923</text:p>
          </table:table-cell>
        </table:table-row>
        <table:table-row table:style-name="ro1">
          <table:table-cell table:formula="of:=[.A86]+10" office:value-type="float" office:value="840" calcext:value-type="float">
            <text:p>840</text:p>
          </table:table-cell>
          <table:table-cell office:value-type="float" office:value="0.0049041" calcext:value-type="float">
            <text:p>0.0049041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082888" calcext:value-type="float">
            <text:p>0.0082888</text:p>
          </table:table-cell>
          <table:table-cell office:value-type="float" office:value="0.0087049" calcext:value-type="float">
            <text:p>0.0087049</text:p>
          </table:table-cell>
          <table:table-cell table:formula="of:=[.B87]*1000" office:value-type="float" office:value="4.9041" calcext:value-type="float">
            <text:p>4.9041</text:p>
          </table:table-cell>
          <table:table-cell table:formula="of:=[.C87]*1000" office:value-type="float" office:value="6.757" calcext:value-type="float">
            <text:p>6.757</text:p>
          </table:table-cell>
          <table:table-cell table:formula="of:=[.D87]*1000" office:value-type="float" office:value="8.2888" calcext:value-type="float">
            <text:p>8.2888</text:p>
          </table:table-cell>
          <table:table-cell table:formula="of:=[.E87]*1000" office:value-type="float" office:value="8.7049" calcext:value-type="float">
            <text:p>8.7049</text:p>
          </table:table-cell>
          <table:table-cell office:value-type="float" office:value="3.9378" calcext:value-type="float">
            <text:p>3.9378</text:p>
          </table:table-cell>
          <table:table-cell office:value-type="float" office:value="1.5393" calcext:value-type="float">
            <text:p>1.5393</text:p>
          </table:table-cell>
          <table:table-cell office:value-type="float" office:value="0.75341" calcext:value-type="float">
            <text:p>0.75341</text:p>
          </table:table-cell>
          <table:table-cell office:value-type="float" office:value="0.36934" calcext:value-type="float">
            <text:p>0.36934</text:p>
          </table:table-cell>
        </table:table-row>
        <table:table-row table:style-name="ro1">
          <table:table-cell table:formula="of:=[.A87]+10" office:value-type="float" office:value="850" calcext:value-type="float">
            <text:p>850</text:p>
          </table:table-cell>
          <table:table-cell office:value-type="float" office:value="0.0049017" calcext:value-type="float">
            <text:p>0.0049017</text:p>
          </table:table-cell>
          <table:table-cell office:value-type="float" office:value="0.0067561" calcext:value-type="float">
            <text:p>0.0067561</text:p>
          </table:table-cell>
          <table:table-cell office:value-type="float" office:value="0.0082884" calcext:value-type="float">
            <text:p>0.0082884</text:p>
          </table:table-cell>
          <table:table-cell office:value-type="float" office:value="0.0087047" calcext:value-type="float">
            <text:p>0.0087047</text:p>
          </table:table-cell>
          <table:table-cell table:formula="of:=[.B88]*1000" office:value-type="float" office:value="4.9017" calcext:value-type="float">
            <text:p>4.9017</text:p>
          </table:table-cell>
          <table:table-cell table:formula="of:=[.C88]*1000" office:value-type="float" office:value="6.7561" calcext:value-type="float">
            <text:p>6.7561</text:p>
          </table:table-cell>
          <table:table-cell table:formula="of:=[.D88]*1000" office:value-type="float" office:value="8.2884" calcext:value-type="float">
            <text:p>8.2884</text:p>
          </table:table-cell>
          <table:table-cell table:formula="of:=[.E88]*1000" office:value-type="float" office:value="8.7047" calcext:value-type="float">
            <text:p>8.7047</text:p>
          </table:table-cell>
          <table:table-cell office:value-type="float" office:value="3.9401" calcext:value-type="float">
            <text:p>3.9401</text:p>
          </table:table-cell>
          <table:table-cell office:value-type="float" office:value="1.5402" calcext:value-type="float">
            <text:p>1.5402</text:p>
          </table:table-cell>
          <table:table-cell office:value-type="float" office:value="0.75382" calcext:value-type="float">
            <text:p>0.75382</text:p>
          </table:table-cell>
          <table:table-cell office:value-type="float" office:value="0.36945" calcext:value-type="float">
            <text:p>0.36945</text:p>
          </table:table-cell>
        </table:table-row>
        <table:table-row table:style-name="ro1">
          <table:table-cell table:formula="of:=[.A88]+10" office:value-type="float" office:value="860" calcext:value-type="float">
            <text:p>860</text:p>
          </table:table-cell>
          <table:table-cell office:value-type="float" office:value="0.0048993" calcext:value-type="float">
            <text:p>0.0048993</text:p>
          </table:table-cell>
          <table:table-cell office:value-type="float" office:value="0.0067552" calcext:value-type="float">
            <text:p>0.0067552</text:p>
          </table:table-cell>
          <table:table-cell office:value-type="float" office:value="0.0082879" calcext:value-type="float">
            <text:p>0.0082879</text:p>
          </table:table-cell>
          <table:table-cell office:value-type="float" office:value="0.0087044" calcext:value-type="float">
            <text:p>0.0087044</text:p>
          </table:table-cell>
          <table:table-cell table:formula="of:=[.B89]*1000" office:value-type="float" office:value="4.8993" calcext:value-type="float">
            <text:p>4.8993</text:p>
          </table:table-cell>
          <table:table-cell table:formula="of:=[.C89]*1000" office:value-type="float" office:value="6.7552" calcext:value-type="float">
            <text:p>6.7552</text:p>
          </table:table-cell>
          <table:table-cell table:formula="of:=[.D89]*1000" office:value-type="float" office:value="8.2879" calcext:value-type="float">
            <text:p>8.2879</text:p>
          </table:table-cell>
          <table:table-cell table:formula="of:=[.E89]*1000" office:value-type="float" office:value="8.7044" calcext:value-type="float">
            <text:p>8.7044</text:p>
          </table:table-cell>
          <table:table-cell office:value-type="float" office:value="3.9426" calcext:value-type="float">
            <text:p>3.9426</text:p>
          </table:table-cell>
          <table:table-cell office:value-type="float" office:value="1.5412" calcext:value-type="float">
            <text:p>1.5412</text:p>
          </table:table-cell>
          <table:table-cell office:value-type="float" office:value="0.75422" calcext:value-type="float">
            <text:p>0.75422</text:p>
          </table:table-cell>
          <table:table-cell office:value-type="float" office:value="0.36956" calcext:value-type="float">
            <text:p>0.36956</text:p>
          </table:table-cell>
        </table:table-row>
        <table:table-row table:style-name="ro1">
          <table:table-cell table:formula="of:=[.A89]+10" office:value-type="float" office:value="870" calcext:value-type="float">
            <text:p>870</text:p>
          </table:table-cell>
          <table:table-cell office:value-type="float" office:value="0.0048969" calcext:value-type="float">
            <text:p>0.0048969</text:p>
          </table:table-cell>
          <table:table-cell office:value-type="float" office:value="0.0067543" calcext:value-type="float">
            <text:p>0.0067543</text:p>
          </table:table-cell>
          <table:table-cell office:value-type="float" office:value="0.0082874" calcext:value-type="float">
            <text:p>0.0082874</text:p>
          </table:table-cell>
          <table:table-cell office:value-type="float" office:value="0.0087042" calcext:value-type="float">
            <text:p>0.0087042</text:p>
          </table:table-cell>
          <table:table-cell table:formula="of:=[.B90]*1000" office:value-type="float" office:value="4.8969" calcext:value-type="float">
            <text:p>4.8969</text:p>
          </table:table-cell>
          <table:table-cell table:formula="of:=[.C90]*1000" office:value-type="float" office:value="6.7543" calcext:value-type="float">
            <text:p>6.7543</text:p>
          </table:table-cell>
          <table:table-cell table:formula="of:=[.D90]*1000" office:value-type="float" office:value="8.2874" calcext:value-type="float">
            <text:p>8.2874</text:p>
          </table:table-cell>
          <table:table-cell table:formula="of:=[.E90]*1000" office:value-type="float" office:value="8.7042" calcext:value-type="float">
            <text:p>8.7042</text:p>
          </table:table-cell>
          <table:table-cell office:value-type="float" office:value="3.9454" calcext:value-type="float">
            <text:p>3.9454</text:p>
          </table:table-cell>
          <table:table-cell office:value-type="float" office:value="1.5421" calcext:value-type="float">
            <text:p>1.5421</text:p>
          </table:table-cell>
          <table:table-cell office:value-type="float" office:value="0.75463" calcext:value-type="float">
            <text:p>0.75463</text:p>
          </table:table-cell>
          <table:table-cell office:value-type="float" office:value="0.36969" calcext:value-type="float">
            <text:p>0.36969</text:p>
          </table:table-cell>
        </table:table-row>
        <table:table-row table:style-name="ro1">
          <table:table-cell table:formula="of:=[.A90]+10" office:value-type="float" office:value="880" calcext:value-type="float">
            <text:p>880</text:p>
          </table:table-cell>
          <table:table-cell office:value-type="float" office:value="0.0048945" calcext:value-type="float">
            <text:p>0.0048945</text:p>
          </table:table-cell>
          <table:table-cell office:value-type="float" office:value="0.0067533" calcext:value-type="float">
            <text:p>0.0067533</text:p>
          </table:table-cell>
          <table:table-cell office:value-type="float" office:value="0.008287" calcext:value-type="float">
            <text:p>0.008287</text:p>
          </table:table-cell>
          <table:table-cell office:value-type="float" office:value="0.008704" calcext:value-type="float">
            <text:p>0.008704</text:p>
          </table:table-cell>
          <table:table-cell table:formula="of:=[.B91]*1000" office:value-type="float" office:value="4.8945" calcext:value-type="float">
            <text:p>4.8945</text:p>
          </table:table-cell>
          <table:table-cell table:formula="of:=[.C91]*1000" office:value-type="float" office:value="6.7533" calcext:value-type="float">
            <text:p>6.7533</text:p>
          </table:table-cell>
          <table:table-cell table:formula="of:=[.D91]*1000" office:value-type="float" office:value="8.287" calcext:value-type="float">
            <text:p>8.287</text:p>
          </table:table-cell>
          <table:table-cell table:formula="of:=[.E91]*1000" office:value-type="float" office:value="8.704" calcext:value-type="float">
            <text:p>8.704</text:p>
          </table:table-cell>
          <table:table-cell office:value-type="float" office:value="3.9477" calcext:value-type="float">
            <text:p>3.9477</text:p>
          </table:table-cell>
          <table:table-cell office:value-type="float" office:value="1.5431" calcext:value-type="float">
            <text:p>1.5431</text:p>
          </table:table-cell>
          <table:table-cell office:value-type="float" office:value="0.75505" calcext:value-type="float">
            <text:p>0.75505</text:p>
          </table:table-cell>
          <table:table-cell office:value-type="float" office:value="0.36981" calcext:value-type="float">
            <text:p>0.36981</text:p>
          </table:table-cell>
        </table:table-row>
        <table:table-row table:style-name="ro1">
          <table:table-cell table:formula="of:=[.A91]+10" office:value-type="float" office:value="890" calcext:value-type="float">
            <text:p>890</text:p>
          </table:table-cell>
          <table:table-cell office:value-type="float" office:value="0.0048921" calcext:value-type="float">
            <text:p>0.0048921</text:p>
          </table:table-cell>
          <table:table-cell office:value-type="float" office:value="0.0067524" calcext:value-type="float">
            <text:p>0.0067524</text:p>
          </table:table-cell>
          <table:table-cell office:value-type="float" office:value="0.0082865" calcext:value-type="float">
            <text:p>0.0082865</text:p>
          </table:table-cell>
          <table:table-cell office:value-type="float" office:value="0.0087037" calcext:value-type="float">
            <text:p>0.0087037</text:p>
          </table:table-cell>
          <table:table-cell table:formula="of:=[.B92]*1000" office:value-type="float" office:value="4.8921" calcext:value-type="float">
            <text:p>4.8921</text:p>
          </table:table-cell>
          <table:table-cell table:formula="of:=[.C92]*1000" office:value-type="float" office:value="6.7524" calcext:value-type="float">
            <text:p>6.7524</text:p>
          </table:table-cell>
          <table:table-cell table:formula="of:=[.D92]*1000" office:value-type="float" office:value="8.2865" calcext:value-type="float">
            <text:p>8.2865</text:p>
          </table:table-cell>
          <table:table-cell table:formula="of:=[.E92]*1000" office:value-type="float" office:value="8.7037" calcext:value-type="float">
            <text:p>8.7037</text:p>
          </table:table-cell>
          <table:table-cell office:value-type="float" office:value="3.9501" calcext:value-type="float">
            <text:p>3.9501</text:p>
          </table:table-cell>
          <table:table-cell office:value-type="float" office:value="1.544" calcext:value-type="float">
            <text:p>1.544</text:p>
          </table:table-cell>
          <table:table-cell office:value-type="float" office:value="0.75546" calcext:value-type="float">
            <text:p>0.75546</text:p>
          </table:table-cell>
          <table:table-cell office:value-type="float" office:value="0.36994" calcext:value-type="float">
            <text:p>0.36994</text:p>
          </table:table-cell>
        </table:table-row>
        <table:table-row table:style-name="ro1">
          <table:table-cell table:formula="of:=[.A92]+10" office:value-type="float" office:value="900" calcext:value-type="float">
            <text:p>900</text:p>
          </table:table-cell>
          <table:table-cell office:value-type="float" office:value="0.0048897" calcext:value-type="float">
            <text:p>0.0048897</text:p>
          </table:table-cell>
          <table:table-cell office:value-type="float" office:value="0.0067515" calcext:value-type="float">
            <text:p>0.0067515</text:p>
          </table:table-cell>
          <table:table-cell office:value-type="float" office:value="0.008286" calcext:value-type="float">
            <text:p>0.008286</text:p>
          </table:table-cell>
          <table:table-cell office:value-type="float" office:value="0.0087035" calcext:value-type="float">
            <text:p>0.0087035</text:p>
          </table:table-cell>
          <table:table-cell table:formula="of:=[.B93]*1000" office:value-type="float" office:value="4.8897" calcext:value-type="float">
            <text:p>4.8897</text:p>
          </table:table-cell>
          <table:table-cell table:formula="of:=[.C93]*1000" office:value-type="float" office:value="6.7515" calcext:value-type="float">
            <text:p>6.7515</text:p>
          </table:table-cell>
          <table:table-cell table:formula="of:=[.D93]*1000" office:value-type="float" office:value="8.286" calcext:value-type="float">
            <text:p>8.286</text:p>
          </table:table-cell>
          <table:table-cell table:formula="of:=[.E93]*1000" office:value-type="float" office:value="8.7035" calcext:value-type="float">
            <text:p>8.7035</text:p>
          </table:table-cell>
          <table:table-cell office:value-type="float" office:value="3.9528" calcext:value-type="float">
            <text:p>3.9528</text:p>
          </table:table-cell>
          <table:table-cell office:value-type="float" office:value="1.5449" calcext:value-type="float">
            <text:p>1.5449</text:p>
          </table:table-cell>
          <table:table-cell office:value-type="float" office:value="0.75587" calcext:value-type="float">
            <text:p>0.75587</text:p>
          </table:table-cell>
          <table:table-cell office:value-type="float" office:value="0.37008" calcext:value-type="float">
            <text:p>0.37008</text:p>
          </table:table-cell>
        </table:table-row>
        <table:table-row table:style-name="ro1">
          <table:table-cell table:formula="of:=[.A93]+10" office:value-type="float" office:value="910" calcext:value-type="float">
            <text:p>910</text:p>
          </table:table-cell>
          <table:table-cell office:value-type="float" office:value="0.0048873" calcext:value-type="float">
            <text:p>0.0048873</text:p>
          </table:table-cell>
          <table:table-cell office:value-type="float" office:value="0.0067505" calcext:value-type="float">
            <text:p>0.0067505</text:p>
          </table:table-cell>
          <table:table-cell office:value-type="float" office:value="0.0082856" calcext:value-type="float">
            <text:p>0.0082856</text:p>
          </table:table-cell>
          <table:table-cell office:value-type="float" office:value="0.0087033" calcext:value-type="float">
            <text:p>0.0087033</text:p>
          </table:table-cell>
          <table:table-cell table:formula="of:=[.B94]*1000" office:value-type="float" office:value="4.8873" calcext:value-type="float">
            <text:p>4.8873</text:p>
          </table:table-cell>
          <table:table-cell table:formula="of:=[.C94]*1000" office:value-type="float" office:value="6.7505" calcext:value-type="float">
            <text:p>6.7505</text:p>
          </table:table-cell>
          <table:table-cell table:formula="of:=[.D94]*1000" office:value-type="float" office:value="8.2856" calcext:value-type="float">
            <text:p>8.2856</text:p>
          </table:table-cell>
          <table:table-cell table:formula="of:=[.E94]*1000" office:value-type="float" office:value="8.7033" calcext:value-type="float">
            <text:p>8.7033</text:p>
          </table:table-cell>
          <table:table-cell office:value-type="float" office:value="3.9552" calcext:value-type="float">
            <text:p>3.9552</text:p>
          </table:table-cell>
          <table:table-cell office:value-type="float" office:value="1.5459" calcext:value-type="float">
            <text:p>1.5459</text:p>
          </table:table-cell>
          <table:table-cell office:value-type="float" office:value="0.75629" calcext:value-type="float">
            <text:p>0.75629</text:p>
          </table:table-cell>
          <table:table-cell office:value-type="float" office:value="0.37021" calcext:value-type="float">
            <text:p>0.37021</text:p>
          </table:table-cell>
        </table:table-row>
        <table:table-row table:style-name="ro1">
          <table:table-cell table:formula="of:=[.A94]+10" office:value-type="float" office:value="920" calcext:value-type="float">
            <text:p>920</text:p>
          </table:table-cell>
          <table:table-cell office:value-type="float" office:value="0.0048848" calcext:value-type="float">
            <text:p>0.0048848</text:p>
          </table:table-cell>
          <table:table-cell office:value-type="float" office:value="0.0067496" calcext:value-type="float">
            <text:p>0.0067496</text:p>
          </table:table-cell>
          <table:table-cell office:value-type="float" office:value="0.0082851" calcext:value-type="float">
            <text:p>0.0082851</text:p>
          </table:table-cell>
          <table:table-cell office:value-type="float" office:value="0.008703" calcext:value-type="float">
            <text:p>0.008703</text:p>
          </table:table-cell>
          <table:table-cell table:formula="of:=[.B95]*1000" office:value-type="float" office:value="4.8848" calcext:value-type="float">
            <text:p>4.8848</text:p>
          </table:table-cell>
          <table:table-cell table:formula="of:=[.C95]*1000" office:value-type="float" office:value="6.7496" calcext:value-type="float">
            <text:p>6.7496</text:p>
          </table:table-cell>
          <table:table-cell table:formula="of:=[.D95]*1000" office:value-type="float" office:value="8.2851" calcext:value-type="float">
            <text:p>8.2851</text:p>
          </table:table-cell>
          <table:table-cell table:formula="of:=[.E95]*1000" office:value-type="float" office:value="8.703" calcext:value-type="float">
            <text:p>8.703</text:p>
          </table:table-cell>
          <table:table-cell office:value-type="float" office:value="3.9576" calcext:value-type="float">
            <text:p>3.9576</text:p>
          </table:table-cell>
          <table:table-cell office:value-type="float" office:value="1.5468" calcext:value-type="float">
            <text:p>1.5468</text:p>
          </table:table-cell>
          <table:table-cell office:value-type="float" office:value="0.75671" calcext:value-type="float">
            <text:p>0.75671</text:p>
          </table:table-cell>
          <table:table-cell office:value-type="float" office:value="0.37036" calcext:value-type="float">
            <text:p>0.37036</text:p>
          </table:table-cell>
        </table:table-row>
        <table:table-row table:style-name="ro1">
          <table:table-cell table:formula="of:=[.A95]+10" office:value-type="float" office:value="930" calcext:value-type="float">
            <text:p>930</text:p>
          </table:table-cell>
          <table:table-cell office:value-type="float" office:value="0.0048824" calcext:value-type="float">
            <text:p>0.0048824</text:p>
          </table:table-cell>
          <table:table-cell office:value-type="float" office:value="0.0067486" calcext:value-type="float">
            <text:p>0.0067486</text:p>
          </table:table-cell>
          <table:table-cell office:value-type="float" office:value="0.0082846" calcext:value-type="float">
            <text:p>0.0082846</text:p>
          </table:table-cell>
          <table:table-cell office:value-type="float" office:value="0.0087028" calcext:value-type="float">
            <text:p>0.0087028</text:p>
          </table:table-cell>
          <table:table-cell table:formula="of:=[.B96]*1000" office:value-type="float" office:value="4.8824" calcext:value-type="float">
            <text:p>4.8824</text:p>
          </table:table-cell>
          <table:table-cell table:formula="of:=[.C96]*1000" office:value-type="float" office:value="6.7486" calcext:value-type="float">
            <text:p>6.7486</text:p>
          </table:table-cell>
          <table:table-cell table:formula="of:=[.D96]*1000" office:value-type="float" office:value="8.2846" calcext:value-type="float">
            <text:p>8.2846</text:p>
          </table:table-cell>
          <table:table-cell table:formula="of:=[.E96]*1000" office:value-type="float" office:value="8.7028" calcext:value-type="float">
            <text:p>8.7028</text:p>
          </table:table-cell>
          <table:table-cell office:value-type="float" office:value="3.9603" calcext:value-type="float">
            <text:p>3.9603</text:p>
          </table:table-cell>
          <table:table-cell office:value-type="float" office:value="1.5477" calcext:value-type="float">
            <text:p>1.5477</text:p>
          </table:table-cell>
          <table:table-cell office:value-type="float" office:value="0.75713" calcext:value-type="float">
            <text:p>0.75713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table:formula="of:=[.A96]+10" office:value-type="float" office:value="940" calcext:value-type="float">
            <text:p>940</text:p>
          </table:table-cell>
          <table:table-cell office:value-type="float" office:value="0.0048799" calcext:value-type="float">
            <text:p>0.0048799</text:p>
          </table:table-cell>
          <table:table-cell office:value-type="float" office:value="0.0067477" calcext:value-type="float">
            <text:p>0.0067477</text:p>
          </table:table-cell>
          <table:table-cell office:value-type="float" office:value="0.0082841" calcext:value-type="float">
            <text:p>0.0082841</text:p>
          </table:table-cell>
          <table:table-cell office:value-type="float" office:value="0.0087026" calcext:value-type="float">
            <text:p>0.0087026</text:p>
          </table:table-cell>
          <table:table-cell table:formula="of:=[.B97]*1000" office:value-type="float" office:value="4.8799" calcext:value-type="float">
            <text:p>4.8799</text:p>
          </table:table-cell>
          <table:table-cell table:formula="of:=[.C97]*1000" office:value-type="float" office:value="6.7477" calcext:value-type="float">
            <text:p>6.7477</text:p>
          </table:table-cell>
          <table:table-cell table:formula="of:=[.D97]*1000" office:value-type="float" office:value="8.2841" calcext:value-type="float">
            <text:p>8.2841</text:p>
          </table:table-cell>
          <table:table-cell table:formula="of:=[.E97]*1000" office:value-type="float" office:value="8.7026" calcext:value-type="float">
            <text:p>8.7026</text:p>
          </table:table-cell>
          <table:table-cell office:value-type="float" office:value="3.9626" calcext:value-type="float">
            <text:p>3.9626</text:p>
          </table:table-cell>
          <table:table-cell office:value-type="float" office:value="1.5487" calcext:value-type="float">
            <text:p>1.5487</text:p>
          </table:table-cell>
          <table:table-cell office:value-type="float" office:value="0.75755" calcext:value-type="float">
            <text:p>0.75755</text:p>
          </table:table-cell>
          <table:table-cell office:value-type="float" office:value="0.37066" calcext:value-type="float">
            <text:p>0.37066</text:p>
          </table:table-cell>
        </table:table-row>
        <table:table-row table:style-name="ro1">
          <table:table-cell table:formula="of:=[.A97]+10" office:value-type="float" office:value="950" calcext:value-type="float">
            <text:p>950</text:p>
          </table:table-cell>
          <table:table-cell office:value-type="float" office:value="0.0048775" calcext:value-type="float">
            <text:p>0.0048775</text:p>
          </table:table-cell>
          <table:table-cell office:value-type="float" office:value="0.0067468" calcext:value-type="float">
            <text:p>0.0067468</text:p>
          </table:table-cell>
          <table:table-cell office:value-type="float" office:value="0.0082837" calcext:value-type="float">
            <text:p>0.0082837</text:p>
          </table:table-cell>
          <table:table-cell office:value-type="float" office:value="0.0087023" calcext:value-type="float">
            <text:p>0.0087023</text:p>
          </table:table-cell>
          <table:table-cell table:formula="of:=[.B98]*1000" office:value-type="float" office:value="4.8775" calcext:value-type="float">
            <text:p>4.8775</text:p>
          </table:table-cell>
          <table:table-cell table:formula="of:=[.C98]*1000" office:value-type="float" office:value="6.7468" calcext:value-type="float">
            <text:p>6.7468</text:p>
          </table:table-cell>
          <table:table-cell table:formula="of:=[.D98]*1000" office:value-type="float" office:value="8.2837" calcext:value-type="float">
            <text:p>8.2837</text:p>
          </table:table-cell>
          <table:table-cell table:formula="of:=[.E98]*1000" office:value-type="float" office:value="8.7023" calcext:value-type="float">
            <text:p>8.7023</text:p>
          </table:table-cell>
          <table:table-cell office:value-type="float" office:value="3.9651" calcext:value-type="float">
            <text:p>3.9651</text:p>
          </table:table-cell>
          <table:table-cell office:value-type="float" office:value="1.5496" calcext:value-type="float">
            <text:p>1.5496</text:p>
          </table:table-cell>
          <table:table-cell office:value-type="float" office:value="0.75797" calcext:value-type="float">
            <text:p>0.75797</text:p>
          </table:table-cell>
          <table:table-cell office:value-type="float" office:value="0.37081" calcext:value-type="float">
            <text:p>0.37081</text:p>
          </table:table-cell>
        </table:table-row>
        <table:table-row table:style-name="ro1">
          <table:table-cell table:formula="of:=[.A98]+10" office:value-type="float" office:value="960" calcext:value-type="float">
            <text:p>960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.0067458" calcext:value-type="float">
            <text:p>0.0067458</text:p>
          </table:table-cell>
          <table:table-cell office:value-type="float" office:value="0.0082832" calcext:value-type="float">
            <text:p>0.0082832</text:p>
          </table:table-cell>
          <table:table-cell office:value-type="float" office:value="0.0087021" calcext:value-type="float">
            <text:p>0.0087021</text:p>
          </table:table-cell>
          <table:table-cell table:formula="of:=[.B99]*1000" office:value-type="float" office:value="4.875" calcext:value-type="float">
            <text:p>4.875</text:p>
          </table:table-cell>
          <table:table-cell table:formula="of:=[.C99]*1000" office:value-type="float" office:value="6.7458" calcext:value-type="float">
            <text:p>6.7458</text:p>
          </table:table-cell>
          <table:table-cell table:formula="of:=[.D99]*1000" office:value-type="float" office:value="8.2832" calcext:value-type="float">
            <text:p>8.2832</text:p>
          </table:table-cell>
          <table:table-cell table:formula="of:=[.E99]*1000" office:value-type="float" office:value="8.7021" calcext:value-type="float">
            <text:p>8.7021</text:p>
          </table:table-cell>
          <table:table-cell office:value-type="float" office:value="3.9676" calcext:value-type="float">
            <text:p>3.9676</text:p>
          </table:table-cell>
          <table:table-cell office:value-type="float" office:value="1.5505" calcext:value-type="float">
            <text:p>1.5505</text:p>
          </table:table-cell>
          <table:table-cell office:value-type="float" office:value="0.75839" calcext:value-type="float">
            <text:p>0.75839</text:p>
          </table:table-cell>
          <table:table-cell office:value-type="float" office:value="0.37097" calcext:value-type="float">
            <text:p>0.37097</text:p>
          </table:table-cell>
        </table:table-row>
        <table:table-row table:style-name="ro1">
          <table:table-cell table:formula="of:=[.A99]+10" office:value-type="float" office:value="970" calcext:value-type="float">
            <text:p>970</text:p>
          </table:table-cell>
          <table:table-cell office:value-type="float" office:value="0.0048725" calcext:value-type="float">
            <text:p>0.0048725</text:p>
          </table:table-cell>
          <table:table-cell office:value-type="float" office:value="0.0067449" calcext:value-type="float">
            <text:p>0.0067449</text:p>
          </table:table-cell>
          <table:table-cell office:value-type="float" office:value="0.0082827" calcext:value-type="float">
            <text:p>0.0082827</text:p>
          </table:table-cell>
          <table:table-cell office:value-type="float" office:value="0.0087019" calcext:value-type="float">
            <text:p>0.0087019</text:p>
          </table:table-cell>
          <table:table-cell table:formula="of:=[.B100]*1000" office:value-type="float" office:value="4.8725" calcext:value-type="float">
            <text:p>4.8725</text:p>
          </table:table-cell>
          <table:table-cell table:formula="of:=[.C100]*1000" office:value-type="float" office:value="6.7449" calcext:value-type="float">
            <text:p>6.7449</text:p>
          </table:table-cell>
          <table:table-cell table:formula="of:=[.D100]*1000" office:value-type="float" office:value="8.2827" calcext:value-type="float">
            <text:p>8.2827</text:p>
          </table:table-cell>
          <table:table-cell table:formula="of:=[.E100]*1000" office:value-type="float" office:value="8.7019" calcext:value-type="float">
            <text:p>8.7019</text:p>
          </table:table-cell>
          <table:table-cell office:value-type="float" office:value="3.97" calcext:value-type="float">
            <text:p>3.97</text:p>
          </table:table-cell>
          <table:table-cell office:value-type="float" office:value="1.5514" calcext:value-type="float">
            <text:p>1.5514</text:p>
          </table:table-cell>
          <table:table-cell office:value-type="float" office:value="0.75881" calcext:value-type="float">
            <text:p>0.75881</text:p>
          </table:table-cell>
          <table:table-cell office:value-type="float" office:value="0.37113" calcext:value-type="float">
            <text:p>0.37113</text:p>
          </table:table-cell>
        </table:table-row>
        <table:table-row table:style-name="ro1">
          <table:table-cell table:formula="of:=[.A100]+10" office:value-type="float" office:value="980" calcext:value-type="float">
            <text:p>980</text:p>
          </table:table-cell>
          <table:table-cell office:value-type="float" office:value="0.0048701" calcext:value-type="float">
            <text:p>0.0048701</text:p>
          </table:table-cell>
          <table:table-cell office:value-type="float" office:value="0.0067439" calcext:value-type="float">
            <text:p>0.0067439</text:p>
          </table:table-cell>
          <table:table-cell office:value-type="float" office:value="0.0082823" calcext:value-type="float">
            <text:p>0.0082823</text:p>
          </table:table-cell>
          <table:table-cell office:value-type="float" office:value="0.0087016" calcext:value-type="float">
            <text:p>0.0087016</text:p>
          </table:table-cell>
          <table:table-cell table:formula="of:=[.B101]*1000" office:value-type="float" office:value="4.8701" calcext:value-type="float">
            <text:p>4.8701</text:p>
          </table:table-cell>
          <table:table-cell table:formula="of:=[.C101]*1000" office:value-type="float" office:value="6.7439" calcext:value-type="float">
            <text:p>6.7439</text:p>
          </table:table-cell>
          <table:table-cell table:formula="of:=[.D101]*1000" office:value-type="float" office:value="8.2823" calcext:value-type="float">
            <text:p>8.2823</text:p>
          </table:table-cell>
          <table:table-cell table:formula="of:=[.E101]*1000" office:value-type="float" office:value="8.7016" calcext:value-type="float">
            <text:p>8.7016</text:p>
          </table:table-cell>
          <table:table-cell office:value-type="float" office:value="3.9724" calcext:value-type="float">
            <text:p>3.9724</text:p>
          </table:table-cell>
          <table:table-cell office:value-type="float" office:value="1.5523" calcext:value-type="float">
            <text:p>1.5523</text:p>
          </table:table-cell>
          <table:table-cell office:value-type="float" office:value="0.75923" calcext:value-type="float">
            <text:p>0.7592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table:formula="of:=[.A101]+10" office:value-type="float" office:value="990" calcext:value-type="float">
            <text:p>990</text:p>
          </table:table-cell>
          <table:table-cell office:value-type="float" office:value="0.0048676" calcext:value-type="float">
            <text:p>0.0048676</text:p>
          </table:table-cell>
          <table:table-cell office:value-type="float" office:value="0.006743" calcext:value-type="float">
            <text:p>0.006743</text:p>
          </table:table-cell>
          <table:table-cell office:value-type="float" office:value="0.0082818" calcext:value-type="float">
            <text:p>0.0082818</text:p>
          </table:table-cell>
          <table:table-cell office:value-type="float" office:value="0.0087014" calcext:value-type="float">
            <text:p>0.0087014</text:p>
          </table:table-cell>
          <table:table-cell table:formula="of:=[.B102]*1000" office:value-type="float" office:value="4.8676" calcext:value-type="float">
            <text:p>4.8676</text:p>
          </table:table-cell>
          <table:table-cell table:formula="of:=[.C102]*1000" office:value-type="float" office:value="6.743" calcext:value-type="float">
            <text:p>6.743</text:p>
          </table:table-cell>
          <table:table-cell table:formula="of:=[.D102]*1000" office:value-type="float" office:value="8.2818" calcext:value-type="float">
            <text:p>8.2818</text:p>
          </table:table-cell>
          <table:table-cell table:formula="of:=[.E102]*1000" office:value-type="float" office:value="8.7014" calcext:value-type="float">
            <text:p>8.7014</text:p>
          </table:table-cell>
          <table:table-cell office:value-type="float" office:value="3.9749" calcext:value-type="float">
            <text:p>3.9749</text:p>
          </table:table-cell>
          <table:table-cell office:value-type="float" office:value="1.5533" calcext:value-type="float">
            <text:p>1.5533</text:p>
          </table:table-cell>
          <table:table-cell office:value-type="float" office:value="0.75965" calcext:value-type="float">
            <text:p>0.75965</text:p>
          </table:table-cell>
          <table:table-cell office:value-type="float" office:value="0.37146" calcext:value-type="float">
            <text:p>0.37146</text:p>
          </table:table-cell>
        </table:table-row>
        <table:table-row table:style-name="ro1">
          <table:table-cell table:formula="of:=[.A102]+10" office:value-type="float" office:value="1000" calcext:value-type="float">
            <text:p>1000</text:p>
          </table:table-cell>
          <table:table-cell office:value-type="float" office:value="0.0048651" calcext:value-type="float">
            <text:p>0.0048651</text:p>
          </table:table-cell>
          <table:table-cell office:value-type="float" office:value="0.006742" calcext:value-type="float">
            <text:p>0.006742</text:p>
          </table:table-cell>
          <table:table-cell office:value-type="float" office:value="0.0082813" calcext:value-type="float">
            <text:p>0.0082813</text:p>
          </table:table-cell>
          <table:table-cell office:value-type="float" office:value="0.0087011" calcext:value-type="float">
            <text:p>0.0087011</text:p>
          </table:table-cell>
          <table:table-cell table:formula="of:=[.B103]*1000" office:value-type="float" office:value="4.8651" calcext:value-type="float">
            <text:p>4.8651</text:p>
          </table:table-cell>
          <table:table-cell table:formula="of:=[.C103]*1000" office:value-type="float" office:value="6.742" calcext:value-type="float">
            <text:p>6.742</text:p>
          </table:table-cell>
          <table:table-cell table:formula="of:=[.D103]*1000" office:value-type="float" office:value="8.2813" calcext:value-type="float">
            <text:p>8.2813</text:p>
          </table:table-cell>
          <table:table-cell table:formula="of:=[.E103]*1000" office:value-type="float" office:value="8.7011" calcext:value-type="float">
            <text:p>8.7011</text:p>
          </table:table-cell>
          <table:table-cell office:value-type="float" office:value="3.9773" calcext:value-type="float">
            <text:p>3.9773</text:p>
          </table:table-cell>
          <table:table-cell office:value-type="float" office:value="1.5542" calcext:value-type="float">
            <text:p>1.5542</text:p>
          </table:table-cell>
          <table:table-cell office:value-type="float" office:value="0.76007" calcext:value-type="float">
            <text:p>0.76007</text:p>
          </table:table-cell>
          <table:table-cell office:value-type="float" office:value="0.37164" calcext:value-type="float">
            <text:p>0.37164</text:p>
          </table:table-cell>
        </table:table-row>
        <table:table-row table:style-name="ro1">
          <table:table-cell table:formula="of:=[.A103]+10" office:value-type="float" office:value="1010" calcext:value-type="float">
            <text:p>1010</text:p>
          </table:table-cell>
          <table:table-cell office:value-type="float" office:value="0.0048625" calcext:value-type="float">
            <text:p>0.0048625</text:p>
          </table:table-cell>
          <table:table-cell office:value-type="float" office:value="0.0067411" calcext:value-type="float">
            <text:p>0.0067411</text:p>
          </table:table-cell>
          <table:table-cell office:value-type="float" office:value="0.0082808" calcext:value-type="float">
            <text:p>0.0082808</text:p>
          </table:table-cell>
          <table:table-cell office:value-type="float" office:value="0.0087009" calcext:value-type="float">
            <text:p>0.0087009</text:p>
          </table:table-cell>
          <table:table-cell table:formula="of:=[.B104]*1000" office:value-type="float" office:value="4.8625" calcext:value-type="float">
            <text:p>4.8625</text:p>
          </table:table-cell>
          <table:table-cell table:formula="of:=[.C104]*1000" office:value-type="float" office:value="6.7411" calcext:value-type="float">
            <text:p>6.7411</text:p>
          </table:table-cell>
          <table:table-cell table:formula="of:=[.D104]*1000" office:value-type="float" office:value="8.2808" calcext:value-type="float">
            <text:p>8.2808</text:p>
          </table:table-cell>
          <table:table-cell table:formula="of:=[.E104]*1000" office:value-type="float" office:value="8.7009" calcext:value-type="float">
            <text:p>8.7009</text:p>
          </table:table-cell>
          <table:table-cell office:value-type="float" office:value="3.9797" calcext:value-type="float">
            <text:p>3.9797</text:p>
          </table:table-cell>
          <table:table-cell office:value-type="float" office:value="1.5551" calcext:value-type="float">
            <text:p>1.5551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37181" calcext:value-type="float">
            <text:p>0.37181</text:p>
          </table:table-cell>
        </table:table-row>
        <table:table-row table:style-name="ro1">
          <table:table-cell table:formula="of:=[.A104]+10" office:value-type="float" office:value="1020" calcext:value-type="float">
            <text:p>1020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67401" calcext:value-type="float">
            <text:p>0.0067401</text:p>
          </table:table-cell>
          <table:table-cell office:value-type="float" office:value="0.0082804" calcext:value-type="float">
            <text:p>0.0082804</text:p>
          </table:table-cell>
          <table:table-cell office:value-type="float" office:value="0.0087007" calcext:value-type="float">
            <text:p>0.0087007</text:p>
          </table:table-cell>
          <table:table-cell table:formula="of:=[.B105]*1000" office:value-type="float" office:value="4.86" calcext:value-type="float">
            <text:p>4.86</text:p>
          </table:table-cell>
          <table:table-cell table:formula="of:=[.C105]*1000" office:value-type="float" office:value="6.7401" calcext:value-type="float">
            <text:p>6.7401</text:p>
          </table:table-cell>
          <table:table-cell table:formula="of:=[.D105]*1000" office:value-type="float" office:value="8.2804" calcext:value-type="float">
            <text:p>8.2804</text:p>
          </table:table-cell>
          <table:table-cell table:formula="of:=[.E105]*1000" office:value-type="float" office:value="8.7007" calcext:value-type="float">
            <text:p>8.7007</text:p>
          </table:table-cell>
          <table:table-cell office:value-type="float" office:value="3.9822" calcext:value-type="float">
            <text:p>3.9822</text:p>
          </table:table-cell>
          <table:table-cell office:value-type="float" office:value="1.556" calcext:value-type="float">
            <text:p>1.556</text:p>
          </table:table-cell>
          <table:table-cell office:value-type="float" office:value="0.76092" calcext:value-type="float">
            <text:p>0.76092</text:p>
          </table:table-cell>
          <table:table-cell office:value-type="float" office:value="0.37199" calcext:value-type="float">
            <text:p>0.37199</text:p>
          </table:table-cell>
        </table:table-row>
        <table:table-row table:style-name="ro1">
          <table:table-cell table:formula="of:=[.A105]+10" office:value-type="float" office:value="1030" calcext:value-type="float">
            <text:p>1030</text:p>
          </table:table-cell>
          <table:table-cell office:value-type="float" office:value="0.0048575" calcext:value-type="float">
            <text:p>0.0048575</text:p>
          </table:table-cell>
          <table:table-cell office:value-type="float" office:value="0.0067392" calcext:value-type="float">
            <text:p>0.0067392</text:p>
          </table:table-cell>
          <table:table-cell office:value-type="float" office:value="0.0082799" calcext:value-type="float">
            <text:p>0.0082799</text:p>
          </table:table-cell>
          <table:table-cell office:value-type="float" office:value="0.0087004" calcext:value-type="float">
            <text:p>0.0087004</text:p>
          </table:table-cell>
          <table:table-cell table:formula="of:=[.B106]*1000" office:value-type="float" office:value="4.8575" calcext:value-type="float">
            <text:p>4.8575</text:p>
          </table:table-cell>
          <table:table-cell table:formula="of:=[.C106]*1000" office:value-type="float" office:value="6.7392" calcext:value-type="float">
            <text:p>6.7392</text:p>
          </table:table-cell>
          <table:table-cell table:formula="of:=[.D106]*1000" office:value-type="float" office:value="8.2799" calcext:value-type="float">
            <text:p>8.2799</text:p>
          </table:table-cell>
          <table:table-cell table:formula="of:=[.E106]*1000" office:value-type="float" office:value="8.7004" calcext:value-type="float">
            <text:p>8.7004</text:p>
          </table:table-cell>
          <table:table-cell office:value-type="float" office:value="3.9846" calcext:value-type="float">
            <text:p>3.9846</text:p>
          </table:table-cell>
          <table:table-cell office:value-type="float" office:value="1.5569" calcext:value-type="float">
            <text:p>1.5569</text:p>
          </table:table-cell>
          <table:table-cell office:value-type="float" office:value="0.76134" calcext:value-type="float">
            <text:p>0.76134</text:p>
          </table:table-cell>
          <table:table-cell office:value-type="float" office:value="0.37217" calcext:value-type="float">
            <text:p>0.37217</text:p>
          </table:table-cell>
        </table:table-row>
        <table:table-row table:style-name="ro1">
          <table:table-cell table:formula="of:=[.A106]+10" office:value-type="float" office:value="1040" calcext:value-type="float">
            <text:p>1040</text:p>
          </table:table-cell>
          <table:table-cell office:value-type="float" office:value="0.0048549" calcext:value-type="float">
            <text:p>0.0048549</text:p>
          </table:table-cell>
          <table:table-cell office:value-type="float" office:value="0.0067382" calcext:value-type="float">
            <text:p>0.0067382</text:p>
          </table:table-cell>
          <table:table-cell office:value-type="float" office:value="0.0082794" calcext:value-type="float">
            <text:p>0.0082794</text:p>
          </table:table-cell>
          <table:table-cell office:value-type="float" office:value="0.0087002" calcext:value-type="float">
            <text:p>0.0087002</text:p>
          </table:table-cell>
          <table:table-cell table:formula="of:=[.B107]*1000" office:value-type="float" office:value="4.8549" calcext:value-type="float">
            <text:p>4.8549</text:p>
          </table:table-cell>
          <table:table-cell table:formula="of:=[.C107]*1000" office:value-type="float" office:value="6.7382" calcext:value-type="float">
            <text:p>6.7382</text:p>
          </table:table-cell>
          <table:table-cell table:formula="of:=[.D107]*1000" office:value-type="float" office:value="8.2794" calcext:value-type="float">
            <text:p>8.2794</text:p>
          </table:table-cell>
          <table:table-cell table:formula="of:=[.E107]*1000" office:value-type="float" office:value="8.7002" calcext:value-type="float">
            <text:p>8.7002</text:p>
          </table:table-cell>
          <table:table-cell office:value-type="float" office:value="3.987" calcext:value-type="float">
            <text:p>3.987</text:p>
          </table:table-cell>
          <table:table-cell office:value-type="float" office:value="1.5578" calcext:value-type="float">
            <text:p>1.5578</text:p>
          </table:table-cell>
          <table:table-cell office:value-type="float" office:value="0.76176" calcext:value-type="float">
            <text:p>0.76176</text:p>
          </table:table-cell>
          <table:table-cell office:value-type="float" office:value="0.37235" calcext:value-type="float">
            <text:p>0.37235</text:p>
          </table:table-cell>
        </table:table-row>
        <table:table-row table:style-name="ro1">
          <table:table-cell table:formula="of:=[.A107]+10" office:value-type="float" office:value="1050" calcext:value-type="float">
            <text:p>1050</text:p>
          </table:table-cell>
          <table:table-cell office:value-type="float" office:value="0.0048524" calcext:value-type="float">
            <text:p>0.0048524</text:p>
          </table:table-cell>
          <table:table-cell office:value-type="float" office:value="0.0067373" calcext:value-type="float">
            <text:p>0.0067373</text:p>
          </table:table-cell>
          <table:table-cell office:value-type="float" office:value="0.0082789" calcext:value-type="float">
            <text:p>0.0082789</text:p>
          </table:table-cell>
          <table:table-cell office:value-type="float" office:value="0.0087" calcext:value-type="float">
            <text:p>0.0087</text:p>
          </table:table-cell>
          <table:table-cell table:formula="of:=[.B108]*1000" office:value-type="float" office:value="4.8524" calcext:value-type="float">
            <text:p>4.8524</text:p>
          </table:table-cell>
          <table:table-cell table:formula="of:=[.C108]*1000" office:value-type="float" office:value="6.7373" calcext:value-type="float">
            <text:p>6.7373</text:p>
          </table:table-cell>
          <table:table-cell table:formula="of:=[.D108]*1000" office:value-type="float" office:value="8.2789" calcext:value-type="float">
            <text:p>8.2789</text:p>
          </table:table-cell>
          <table:table-cell table:formula="of:=[.E108]*1000" office:value-type="float" office:value="8.7" calcext:value-type="float">
            <text:p>8.7</text:p>
          </table:table-cell>
          <table:table-cell office:value-type="float" office:value="3.9894" calcext:value-type="float">
            <text:p>3.9894</text:p>
          </table:table-cell>
          <table:table-cell office:value-type="float" office:value="1.5587" calcext:value-type="float">
            <text:p>1.5587</text:p>
          </table:table-cell>
          <table:table-cell office:value-type="float" office:value="0.76218" calcext:value-type="float">
            <text:p>0.76218</text:p>
          </table:table-cell>
          <table:table-cell office:value-type="float" office:value="0.37254" calcext:value-type="float">
            <text:p>0.37254</text:p>
          </table:table-cell>
        </table:table-row>
        <table:table-row table:style-name="ro1">
          <table:table-cell table:formula="of:=[.A108]+10" office:value-type="float" office:value="1060" calcext:value-type="float">
            <text:p>1060</text:p>
          </table:table-cell>
          <table:table-cell office:value-type="float" office:value="0.0048498" calcext:value-type="float">
            <text:p>0.0048498</text:p>
          </table:table-cell>
          <table:table-cell office:value-type="float" office:value="0.0067363" calcext:value-type="float">
            <text:p>0.0067363</text:p>
          </table:table-cell>
          <table:table-cell office:value-type="float" office:value="0.0082784" calcext:value-type="float">
            <text:p>0.0082784</text:p>
          </table:table-cell>
          <table:table-cell office:value-type="float" office:value="0.0086997" calcext:value-type="float">
            <text:p>0.0086997</text:p>
          </table:table-cell>
          <table:table-cell table:formula="of:=[.B109]*1000" office:value-type="float" office:value="4.8498" calcext:value-type="float">
            <text:p>4.8498</text:p>
          </table:table-cell>
          <table:table-cell table:formula="of:=[.C109]*1000" office:value-type="float" office:value="6.7363" calcext:value-type="float">
            <text:p>6.7363</text:p>
          </table:table-cell>
          <table:table-cell table:formula="of:=[.D109]*1000" office:value-type="float" office:value="8.2784" calcext:value-type="float">
            <text:p>8.2784</text:p>
          </table:table-cell>
          <table:table-cell table:formula="of:=[.E109]*1000" office:value-type="float" office:value="8.6997" calcext:value-type="float">
            <text:p>8.6997</text:p>
          </table:table-cell>
          <table:table-cell office:value-type="float" office:value="3.9917" calcext:value-type="float">
            <text:p>3.9917</text:p>
          </table:table-cell>
          <table:table-cell office:value-type="float" office:value="1.5596" calcext:value-type="float">
            <text:p>1.559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37273" calcext:value-type="float">
            <text:p>0.37273</text:p>
          </table:table-cell>
        </table:table-row>
        <table:table-row table:style-name="ro1">
          <table:table-cell table:formula="of:=[.A109]+10" office:value-type="float" office:value="1070" calcext:value-type="float">
            <text:p>1070</text:p>
          </table:table-cell>
          <table:table-cell office:value-type="float" office:value="0.0048473" calcext:value-type="float">
            <text:p>0.0048473</text:p>
          </table:table-cell>
          <table:table-cell office:value-type="float" office:value="0.0067353" calcext:value-type="float">
            <text:p>0.0067353</text:p>
          </table:table-cell>
          <table:table-cell office:value-type="float" office:value="0.008278" calcext:value-type="float">
            <text:p>0.008278</text:p>
          </table:table-cell>
          <table:table-cell office:value-type="float" office:value="0.0086995" calcext:value-type="float">
            <text:p>0.0086995</text:p>
          </table:table-cell>
          <table:table-cell table:formula="of:=[.B110]*1000" office:value-type="float" office:value="4.8473" calcext:value-type="float">
            <text:p>4.8473</text:p>
          </table:table-cell>
          <table:table-cell table:formula="of:=[.C110]*1000" office:value-type="float" office:value="6.7353" calcext:value-type="float">
            <text:p>6.7353</text:p>
          </table:table-cell>
          <table:table-cell table:formula="of:=[.D110]*1000" office:value-type="float" office:value="8.278" calcext:value-type="float">
            <text:p>8.278</text:p>
          </table:table-cell>
          <table:table-cell table:formula="of:=[.E110]*1000" office:value-type="float" office:value="8.6995" calcext:value-type="float">
            <text:p>8.6995</text:p>
          </table:table-cell>
          <table:table-cell office:value-type="float" office:value="3.9941" calcext:value-type="float">
            <text:p>3.9941</text:p>
          </table:table-cell>
          <table:table-cell office:value-type="float" office:value="1.5605" calcext:value-type="float">
            <text:p>1.5605</text:p>
          </table:table-cell>
          <table:table-cell office:value-type="float" office:value="0.76303" calcext:value-type="float">
            <text:p>0.76303</text:p>
          </table:table-cell>
          <table:table-cell office:value-type="float" office:value="0.37292" calcext:value-type="float">
            <text:p>0.37292</text:p>
          </table:table-cell>
        </table:table-row>
        <table:table-row table:style-name="ro1">
          <table:table-cell table:formula="of:=[.A110]+10" office:value-type="float" office:value="1080" calcext:value-type="float">
            <text:p>1080</text:p>
          </table:table-cell>
          <table:table-cell office:value-type="float" office:value="0.0048447" calcext:value-type="float">
            <text:p>0.0048447</text:p>
          </table:table-cell>
          <table:table-cell office:value-type="float" office:value="0.0067344" calcext:value-type="float">
            <text:p>0.0067344</text:p>
          </table:table-cell>
          <table:table-cell office:value-type="float" office:value="0.0082775" calcext:value-type="float">
            <text:p>0.0082775</text:p>
          </table:table-cell>
          <table:table-cell office:value-type="float" office:value="0.0086992" calcext:value-type="float">
            <text:p>0.0086992</text:p>
          </table:table-cell>
          <table:table-cell table:formula="of:=[.B111]*1000" office:value-type="float" office:value="4.8447" calcext:value-type="float">
            <text:p>4.8447</text:p>
          </table:table-cell>
          <table:table-cell table:formula="of:=[.C111]*1000" office:value-type="float" office:value="6.7344" calcext:value-type="float">
            <text:p>6.7344</text:p>
          </table:table-cell>
          <table:table-cell table:formula="of:=[.D111]*1000" office:value-type="float" office:value="8.2775" calcext:value-type="float">
            <text:p>8.2775</text:p>
          </table:table-cell>
          <table:table-cell table:formula="of:=[.E111]*1000" office:value-type="float" office:value="8.6992" calcext:value-type="float">
            <text:p>8.6992</text:p>
          </table:table-cell>
          <table:table-cell office:value-type="float" office:value="3.9965" calcext:value-type="float">
            <text:p>3.9965</text:p>
          </table:table-cell>
          <table:table-cell office:value-type="float" office:value="1.5614" calcext:value-type="float">
            <text:p>1.5614</text:p>
          </table:table-cell>
          <table:table-cell office:value-type="float" office:value="0.76345" calcext:value-type="float">
            <text:p>0.76345</text:p>
          </table:table-cell>
          <table:table-cell office:value-type="float" office:value="0.37311" calcext:value-type="float">
            <text:p>0.37311</text:p>
          </table:table-cell>
        </table:table-row>
        <table:table-row table:style-name="ro1">
          <table:table-cell table:formula="of:=[.A111]+10" office:value-type="float" office:value="1090" calcext:value-type="float">
            <text:p>1090</text:p>
          </table:table-cell>
          <table:table-cell office:value-type="float" office:value="0.0048421" calcext:value-type="float">
            <text:p>0.0048421</text:p>
          </table:table-cell>
          <table:table-cell office:value-type="float" office:value="0.0067334" calcext:value-type="float">
            <text:p>0.0067334</text:p>
          </table:table-cell>
          <table:table-cell office:value-type="float" office:value="0.008277" calcext:value-type="float">
            <text:p>0.008277</text:p>
          </table:table-cell>
          <table:table-cell office:value-type="float" office:value="0.008699" calcext:value-type="float">
            <text:p>0.008699</text:p>
          </table:table-cell>
          <table:table-cell table:formula="of:=[.B112]*1000" office:value-type="float" office:value="4.8421" calcext:value-type="float">
            <text:p>4.8421</text:p>
          </table:table-cell>
          <table:table-cell table:formula="of:=[.C112]*1000" office:value-type="float" office:value="6.7334" calcext:value-type="float">
            <text:p>6.7334</text:p>
          </table:table-cell>
          <table:table-cell table:formula="of:=[.D112]*1000" office:value-type="float" office:value="8.277" calcext:value-type="float">
            <text:p>8.277</text:p>
          </table:table-cell>
          <table:table-cell table:formula="of:=[.E112]*1000" office:value-type="float" office:value="8.699" calcext:value-type="float">
            <text:p>8.699</text:p>
          </table:table-cell>
          <table:table-cell office:value-type="float" office:value="3.9989" calcext:value-type="float">
            <text:p>3.9989</text:p>
          </table:table-cell>
          <table:table-cell office:value-type="float" office:value="1.5623" calcext:value-type="float">
            <text:p>1.5623</text:p>
          </table:table-cell>
          <table:table-cell office:value-type="float" office:value="0.76387" calcext:value-type="float">
            <text:p>0.76387</text:p>
          </table:table-cell>
          <table:table-cell office:value-type="float" office:value="0.37331" calcext:value-type="float">
            <text:p>0.37331</text:p>
          </table:table-cell>
        </table:table-row>
        <table:table-row table:style-name="ro1">
          <table:table-cell table:formula="of:=[.A112]+10" office:value-type="float" office:value="1100" calcext:value-type="float">
            <text:p>1100</text:p>
          </table:table-cell>
          <table:table-cell office:value-type="float" office:value="0.0048395" calcext:value-type="float">
            <text:p>0.0048395</text:p>
          </table:table-cell>
          <table:table-cell office:value-type="float" office:value="0.0067324" calcext:value-type="float">
            <text:p>0.0067324</text:p>
          </table:table-cell>
          <table:table-cell office:value-type="float" office:value="0.0082765" calcext:value-type="float">
            <text:p>0.0082765</text:p>
          </table:table-cell>
          <table:table-cell office:value-type="float" office:value="0.0086988" calcext:value-type="float">
            <text:p>0.0086988</text:p>
          </table:table-cell>
          <table:table-cell table:formula="of:=[.B113]*1000" office:value-type="float" office:value="4.8395" calcext:value-type="float">
            <text:p>4.8395</text:p>
          </table:table-cell>
          <table:table-cell table:formula="of:=[.C113]*1000" office:value-type="float" office:value="6.7324" calcext:value-type="float">
            <text:p>6.7324</text:p>
          </table:table-cell>
          <table:table-cell table:formula="of:=[.D113]*1000" office:value-type="float" office:value="8.2765" calcext:value-type="float">
            <text:p>8.2765</text:p>
          </table:table-cell>
          <table:table-cell table:formula="of:=[.E113]*1000" office:value-type="float" office:value="8.6988" calcext:value-type="float">
            <text:p>8.6988</text:p>
          </table:table-cell>
          <table:table-cell office:value-type="float" office:value="4.0012" calcext:value-type="float">
            <text:p>4.0012</text:p>
          </table:table-cell>
          <table:table-cell office:value-type="float" office:value="1.5631" calcext:value-type="float">
            <text:p>1.5631</text:p>
          </table:table-cell>
          <table:table-cell office:value-type="float" office:value="0.76429" calcext:value-type="float">
            <text:p>0.76429</text:p>
          </table:table-cell>
          <table:table-cell office:value-type="float" office:value="0.37351" calcext:value-type="float">
            <text:p>0.37351</text:p>
          </table:table-cell>
        </table:table-row>
        <table:table-row table:style-name="ro1">
          <table:table-cell table:formula="of:=[.A113]+10" office:value-type="float" office:value="1110" calcext:value-type="float">
            <text:p>1110</text:p>
          </table:table-cell>
          <table:table-cell office:value-type="float" office:value="0.0048369" calcext:value-type="float">
            <text:p>0.0048369</text:p>
          </table:table-cell>
          <table:table-cell office:value-type="float" office:value="0.0067315" calcext:value-type="float">
            <text:p>0.0067315</text:p>
          </table:table-cell>
          <table:table-cell office:value-type="float" office:value="0.0082761" calcext:value-type="float">
            <text:p>0.0082761</text:p>
          </table:table-cell>
          <table:table-cell office:value-type="float" office:value="0.0086985" calcext:value-type="float">
            <text:p>0.0086985</text:p>
          </table:table-cell>
          <table:table-cell table:formula="of:=[.B114]*1000" office:value-type="float" office:value="4.8369" calcext:value-type="float">
            <text:p>4.8369</text:p>
          </table:table-cell>
          <table:table-cell table:formula="of:=[.C114]*1000" office:value-type="float" office:value="6.7315" calcext:value-type="float">
            <text:p>6.7315</text:p>
          </table:table-cell>
          <table:table-cell table:formula="of:=[.D114]*1000" office:value-type="float" office:value="8.2761" calcext:value-type="float">
            <text:p>8.2761</text:p>
          </table:table-cell>
          <table:table-cell table:formula="of:=[.E114]*1000" office:value-type="float" office:value="8.6985" calcext:value-type="float">
            <text:p>8.6985</text:p>
          </table:table-cell>
          <table:table-cell office:value-type="float" office:value="4.0036" calcext:value-type="float">
            <text:p>4.0036</text:p>
          </table:table-cell>
          <table:table-cell office:value-type="float" office:value="1.564" calcext:value-type="float">
            <text:p>1.564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.37371" calcext:value-type="float">
            <text:p>0.37371</text:p>
          </table:table-cell>
        </table:table-row>
        <table:table-row table:style-name="ro1">
          <table:table-cell table:formula="of:=[.A114]+10" office:value-type="float" office:value="1120" calcext:value-type="float">
            <text:p>1120</text:p>
          </table:table-cell>
          <table:table-cell office:value-type="float" office:value="0.0048343" calcext:value-type="float">
            <text:p>0.0048343</text:p>
          </table:table-cell>
          <table:table-cell office:value-type="float" office:value="0.0067305" calcext:value-type="float">
            <text:p>0.0067305</text:p>
          </table:table-cell>
          <table:table-cell office:value-type="float" office:value="0.0082756" calcext:value-type="float">
            <text:p>0.0082756</text:p>
          </table:table-cell>
          <table:table-cell office:value-type="float" office:value="0.0086983" calcext:value-type="float">
            <text:p>0.0086983</text:p>
          </table:table-cell>
          <table:table-cell table:formula="of:=[.B115]*1000" office:value-type="float" office:value="4.8343" calcext:value-type="float">
            <text:p>4.8343</text:p>
          </table:table-cell>
          <table:table-cell table:formula="of:=[.C115]*1000" office:value-type="float" office:value="6.7305" calcext:value-type="float">
            <text:p>6.7305</text:p>
          </table:table-cell>
          <table:table-cell table:formula="of:=[.D115]*1000" office:value-type="float" office:value="8.2756" calcext:value-type="float">
            <text:p>8.2756</text:p>
          </table:table-cell>
          <table:table-cell table:formula="of:=[.E115]*1000" office:value-type="float" office:value="8.6983" calcext:value-type="float">
            <text:p>8.6983</text:p>
          </table:table-cell>
          <table:table-cell office:value-type="float" office:value="4.006" calcext:value-type="float">
            <text:p>4.006</text:p>
          </table:table-cell>
          <table:table-cell office:value-type="float" office:value="1.5649" calcext:value-type="float">
            <text:p>1.5649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37391" calcext:value-type="float">
            <text:p>0.37391</text:p>
          </table:table-cell>
        </table:table-row>
        <table:table-row table:style-name="ro1">
          <table:table-cell table:formula="of:=[.A115]+10" office:value-type="float" office:value="1130" calcext:value-type="float">
            <text:p>1130</text:p>
          </table:table-cell>
          <table:table-cell office:value-type="float" office:value="0.0048317" calcext:value-type="float">
            <text:p>0.0048317</text:p>
          </table:table-cell>
          <table:table-cell office:value-type="float" office:value="0.0067295" calcext:value-type="float">
            <text:p>0.0067295</text:p>
          </table:table-cell>
          <table:table-cell office:value-type="float" office:value="0.0082751" calcext:value-type="float">
            <text:p>0.0082751</text:p>
          </table:table-cell>
          <table:table-cell office:value-type="float" office:value="0.0086981" calcext:value-type="float">
            <text:p>0.0086981</text:p>
          </table:table-cell>
          <table:table-cell table:formula="of:=[.B116]*1000" office:value-type="float" office:value="4.8317" calcext:value-type="float">
            <text:p>4.8317</text:p>
          </table:table-cell>
          <table:table-cell table:formula="of:=[.C116]*1000" office:value-type="float" office:value="6.7295" calcext:value-type="float">
            <text:p>6.7295</text:p>
          </table:table-cell>
          <table:table-cell table:formula="of:=[.D116]*1000" office:value-type="float" office:value="8.2751" calcext:value-type="float">
            <text:p>8.2751</text:p>
          </table:table-cell>
          <table:table-cell table:formula="of:=[.E116]*1000" office:value-type="float" office:value="8.6981" calcext:value-type="float">
            <text:p>8.6981</text:p>
          </table:table-cell>
          <table:table-cell office:value-type="float" office:value="4.0083" calcext:value-type="float">
            <text:p>4.0083</text:p>
          </table:table-cell>
          <table:table-cell office:value-type="float" office:value="1.5658" calcext:value-type="float">
            <text:p>1.5658</text:p>
          </table:table-cell>
          <table:table-cell office:value-type="float" office:value="0.76554" calcext:value-type="float">
            <text:p>0.76554</text:p>
          </table:table-cell>
          <table:table-cell office:value-type="float" office:value="0.37411" calcext:value-type="float">
            <text:p>0.37411</text:p>
          </table:table-cell>
        </table:table-row>
        <table:table-row table:style-name="ro1">
          <table:table-cell table:formula="of:=[.A116]+10" office:value-type="float" office:value="1140" calcext:value-type="float">
            <text:p>1140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067286" calcext:value-type="float">
            <text:p>0.0067286</text:p>
          </table:table-cell>
          <table:table-cell office:value-type="float" office:value="0.0082746" calcext:value-type="float">
            <text:p>0.0082746</text:p>
          </table:table-cell>
          <table:table-cell office:value-type="float" office:value="0.0086978" calcext:value-type="float">
            <text:p>0.0086978</text:p>
          </table:table-cell>
          <table:table-cell table:formula="of:=[.B117]*1000" office:value-type="float" office:value="4.829" calcext:value-type="float">
            <text:p>4.829</text:p>
          </table:table-cell>
          <table:table-cell table:formula="of:=[.C117]*1000" office:value-type="float" office:value="6.7286" calcext:value-type="float">
            <text:p>6.7286</text:p>
          </table:table-cell>
          <table:table-cell table:formula="of:=[.D117]*1000" office:value-type="float" office:value="8.2746" calcext:value-type="float">
            <text:p>8.2746</text:p>
          </table:table-cell>
          <table:table-cell table:formula="of:=[.E117]*1000" office:value-type="float" office:value="8.6978" calcext:value-type="float">
            <text:p>8.6978</text:p>
          </table:table-cell>
          <table:table-cell office:value-type="float" office:value="4.0107" calcext:value-type="float">
            <text:p>4.0107</text:p>
          </table:table-cell>
          <table:table-cell office:value-type="float" office:value="1.5667" calcext:value-type="float">
            <text:p>1.5667</text:p>
          </table:table-cell>
          <table:table-cell office:value-type="float" office:value="0.76596" calcext:value-type="float">
            <text:p>0.76596</text:p>
          </table:table-cell>
          <table:table-cell office:value-type="float" office:value="0.37432" calcext:value-type="float">
            <text:p>0.37432</text:p>
          </table:table-cell>
        </table:table-row>
        <table:table-row table:style-name="ro1">
          <table:table-cell table:formula="of:=[.A117]+10" office:value-type="float" office:value="1150" calcext:value-type="float">
            <text:p>1150</text:p>
          </table:table-cell>
          <table:table-cell office:value-type="float" office:value="0.0048264" calcext:value-type="float">
            <text:p>0.0048264</text:p>
          </table:table-cell>
          <table:table-cell office:value-type="float" office:value="0.0067276" calcext:value-type="float">
            <text:p>0.0067276</text:p>
          </table:table-cell>
          <table:table-cell office:value-type="float" office:value="0.0082741" calcext:value-type="float">
            <text:p>0.0082741</text:p>
          </table:table-cell>
          <table:table-cell office:value-type="float" office:value="0.0086976" calcext:value-type="float">
            <text:p>0.0086976</text:p>
          </table:table-cell>
          <table:table-cell table:formula="of:=[.B118]*1000" office:value-type="float" office:value="4.8264" calcext:value-type="float">
            <text:p>4.8264</text:p>
          </table:table-cell>
          <table:table-cell table:formula="of:=[.C118]*1000" office:value-type="float" office:value="6.7276" calcext:value-type="float">
            <text:p>6.7276</text:p>
          </table:table-cell>
          <table:table-cell table:formula="of:=[.D118]*1000" office:value-type="float" office:value="8.2741" calcext:value-type="float">
            <text:p>8.2741</text:p>
          </table:table-cell>
          <table:table-cell table:formula="of:=[.E118]*1000" office:value-type="float" office:value="8.6976" calcext:value-type="float">
            <text:p>8.6976</text:p>
          </table:table-cell>
          <table:table-cell office:value-type="float" office:value="4.013" calcext:value-type="float">
            <text:p>4.013</text:p>
          </table:table-cell>
          <table:table-cell office:value-type="float" office:value="1.5675" calcext:value-type="float">
            <text:p>1.5675</text:p>
          </table:table-cell>
          <table:table-cell office:value-type="float" office:value="0.76638" calcext:value-type="float">
            <text:p>0.76638</text:p>
          </table:table-cell>
          <table:table-cell office:value-type="float" office:value="0.37452" calcext:value-type="float">
            <text:p>0.37452</text:p>
          </table:table-cell>
        </table:table-row>
        <table:table-row table:style-name="ro1">
          <table:table-cell table:formula="of:=[.A118]+10" office:value-type="float" office:value="1160" calcext:value-type="float">
            <text:p>1160</text:p>
          </table:table-cell>
          <table:table-cell office:value-type="float" office:value="0.0048237" calcext:value-type="float">
            <text:p>0.0048237</text:p>
          </table:table-cell>
          <table:table-cell office:value-type="float" office:value="0.0067266" calcext:value-type="float">
            <text:p>0.0067266</text:p>
          </table:table-cell>
          <table:table-cell office:value-type="float" office:value="0.0082736" calcext:value-type="float">
            <text:p>0.0082736</text:p>
          </table:table-cell>
          <table:table-cell office:value-type="float" office:value="0.0086973" calcext:value-type="float">
            <text:p>0.0086973</text:p>
          </table:table-cell>
          <table:table-cell table:formula="of:=[.B119]*1000" office:value-type="float" office:value="4.8237" calcext:value-type="float">
            <text:p>4.8237</text:p>
          </table:table-cell>
          <table:table-cell table:formula="of:=[.C119]*1000" office:value-type="float" office:value="6.7266" calcext:value-type="float">
            <text:p>6.7266</text:p>
          </table:table-cell>
          <table:table-cell table:formula="of:=[.D119]*1000" office:value-type="float" office:value="8.2736" calcext:value-type="float">
            <text:p>8.2736</text:p>
          </table:table-cell>
          <table:table-cell table:formula="of:=[.E119]*1000" office:value-type="float" office:value="8.6973" calcext:value-type="float">
            <text:p>8.6973</text:p>
          </table:table-cell>
          <table:table-cell office:value-type="float" office:value="4.0153" calcext:value-type="float">
            <text:p>4.0153</text:p>
          </table:table-cell>
          <table:table-cell office:value-type="float" office:value="1.5684" calcext:value-type="float">
            <text:p>1.5684</text:p>
          </table:table-cell>
          <table:table-cell office:value-type="float" office:value="0.76679" calcext:value-type="float">
            <text:p>0.76679</text:p>
          </table:table-cell>
          <table:table-cell office:value-type="float" office:value="0.37473" calcext:value-type="float">
            <text:p>0.37473</text:p>
          </table:table-cell>
        </table:table-row>
        <table:table-row table:style-name="ro1">
          <table:table-cell table:formula="of:=[.A119]+10" office:value-type="float" office:value="1170" calcext:value-type="float">
            <text:p>1170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067256" calcext:value-type="float">
            <text:p>0.0067256</text:p>
          </table:table-cell>
          <table:table-cell office:value-type="float" office:value="0.0082732" calcext:value-type="float">
            <text:p>0.0082732</text:p>
          </table:table-cell>
          <table:table-cell office:value-type="float" office:value="0.0086971" calcext:value-type="float">
            <text:p>0.0086971</text:p>
          </table:table-cell>
          <table:table-cell table:formula="of:=[.B120]*1000" office:value-type="float" office:value="4.821" calcext:value-type="float">
            <text:p>4.821</text:p>
          </table:table-cell>
          <table:table-cell table:formula="of:=[.C120]*1000" office:value-type="float" office:value="6.7256" calcext:value-type="float">
            <text:p>6.7256</text:p>
          </table:table-cell>
          <table:table-cell table:formula="of:=[.D120]*1000" office:value-type="float" office:value="8.2732" calcext:value-type="float">
            <text:p>8.2732</text:p>
          </table:table-cell>
          <table:table-cell table:formula="of:=[.E120]*1000" office:value-type="float" office:value="8.6971" calcext:value-type="float">
            <text:p>8.6971</text:p>
          </table:table-cell>
          <table:table-cell office:value-type="float" office:value="4.0176" calcext:value-type="float">
            <text:p>4.0176</text:p>
          </table:table-cell>
          <table:table-cell office:value-type="float" office:value="1.5693" calcext:value-type="float">
            <text:p>1.5693</text:p>
          </table:table-cell>
          <table:table-cell office:value-type="float" office:value="0.76721" calcext:value-type="float">
            <text:p>0.76721</text:p>
          </table:table-cell>
          <table:table-cell office:value-type="float" office:value="0.37494" calcext:value-type="float">
            <text:p>0.37494</text:p>
          </table:table-cell>
        </table:table-row>
        <table:table-row table:style-name="ro1">
          <table:table-cell table:formula="of:=[.A120]+10" office:value-type="float" office:value="1180" calcext:value-type="float">
            <text:p>1180</text:p>
          </table:table-cell>
          <table:table-cell office:value-type="float" office:value="0.0048184" calcext:value-type="float">
            <text:p>0.0048184</text:p>
          </table:table-cell>
          <table:table-cell office:value-type="float" office:value="0.0067247" calcext:value-type="float">
            <text:p>0.0067247</text:p>
          </table:table-cell>
          <table:table-cell office:value-type="float" office:value="0.0082727" calcext:value-type="float">
            <text:p>0.0082727</text:p>
          </table:table-cell>
          <table:table-cell office:value-type="float" office:value="0.0086969" calcext:value-type="float">
            <text:p>0.0086969</text:p>
          </table:table-cell>
          <table:table-cell table:formula="of:=[.B121]*1000" office:value-type="float" office:value="4.8184" calcext:value-type="float">
            <text:p>4.8184</text:p>
          </table:table-cell>
          <table:table-cell table:formula="of:=[.C121]*1000" office:value-type="float" office:value="6.7247" calcext:value-type="float">
            <text:p>6.7247</text:p>
          </table:table-cell>
          <table:table-cell table:formula="of:=[.D121]*1000" office:value-type="float" office:value="8.2727" calcext:value-type="float">
            <text:p>8.2727</text:p>
          </table:table-cell>
          <table:table-cell table:formula="of:=[.E121]*1000" office:value-type="float" office:value="8.6969" calcext:value-type="float">
            <text:p>8.6969</text:p>
          </table:table-cell>
          <table:table-cell office:value-type="float" office:value="4.0199" calcext:value-type="float">
            <text:p>4.0199</text:p>
          </table:table-cell>
          <table:table-cell office:value-type="float" office:value="1.5701" calcext:value-type="float">
            <text:p>1.5701</text:p>
          </table:table-cell>
          <table:table-cell office:value-type="float" office:value="0.76762" calcext:value-type="float">
            <text:p>0.76762</text:p>
          </table:table-cell>
          <table:table-cell office:value-type="float" office:value="0.37515" calcext:value-type="float">
            <text:p>0.37515</text:p>
          </table:table-cell>
        </table:table-row>
        <table:table-row table:style-name="ro1">
          <table:table-cell table:formula="of:=[.A121]+10" office:value-type="float" office:value="1190" calcext:value-type="float">
            <text:p>1190</text:p>
          </table:table-cell>
          <table:table-cell office:value-type="float" office:value="0.0048157" calcext:value-type="float">
            <text:p>0.0048157</text:p>
          </table:table-cell>
          <table:table-cell office:value-type="float" office:value="0.0067237" calcext:value-type="float">
            <text:p>0.0067237</text:p>
          </table:table-cell>
          <table:table-cell office:value-type="float" office:value="0.0082722" calcext:value-type="float">
            <text:p>0.0082722</text:p>
          </table:table-cell>
          <table:table-cell office:value-type="float" office:value="0.0086966" calcext:value-type="float">
            <text:p>0.0086966</text:p>
          </table:table-cell>
          <table:table-cell table:formula="of:=[.B122]*1000" office:value-type="float" office:value="4.8157" calcext:value-type="float">
            <text:p>4.8157</text:p>
          </table:table-cell>
          <table:table-cell table:formula="of:=[.C122]*1000" office:value-type="float" office:value="6.7237" calcext:value-type="float">
            <text:p>6.7237</text:p>
          </table:table-cell>
          <table:table-cell table:formula="of:=[.D122]*1000" office:value-type="float" office:value="8.2722" calcext:value-type="float">
            <text:p>8.2722</text:p>
          </table:table-cell>
          <table:table-cell table:formula="of:=[.E122]*1000" office:value-type="float" office:value="8.6966" calcext:value-type="float">
            <text:p>8.6966</text:p>
          </table:table-cell>
          <table:table-cell office:value-type="float" office:value="4.0222" calcext:value-type="float">
            <text:p>4.0222</text:p>
          </table:table-cell>
          <table:table-cell office:value-type="float" office:value="1.571" calcext:value-type="float">
            <text:p>1.571</text:p>
          </table:table-cell>
          <table:table-cell office:value-type="float" office:value="0.76804" calcext:value-type="float">
            <text:p>0.76804</text:p>
          </table:table-cell>
          <table:table-cell office:value-type="float" office:value="0.37537" calcext:value-type="float">
            <text:p>0.37537</text:p>
          </table:table-cell>
        </table:table-row>
        <table:table-row table:style-name="ro1">
          <table:table-cell table:formula="of:=[.A122]+10" office:value-type="float" office:value="1200" calcext:value-type="float">
            <text:p>1200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67227" calcext:value-type="float">
            <text:p>0.0067227</text:p>
          </table:table-cell>
          <table:table-cell office:value-type="float" office:value="0.0082717" calcext:value-type="float">
            <text:p>0.0082717</text:p>
          </table:table-cell>
          <table:table-cell office:value-type="float" office:value="0.0086964" calcext:value-type="float">
            <text:p>0.0086964</text:p>
          </table:table-cell>
          <table:table-cell table:formula="of:=[.B123]*1000" office:value-type="float" office:value="4.813" calcext:value-type="float">
            <text:p>4.813</text:p>
          </table:table-cell>
          <table:table-cell table:formula="of:=[.C123]*1000" office:value-type="float" office:value="6.7227" calcext:value-type="float">
            <text:p>6.7227</text:p>
          </table:table-cell>
          <table:table-cell table:formula="of:=[.D123]*1000" office:value-type="float" office:value="8.2717" calcext:value-type="float">
            <text:p>8.2717</text:p>
          </table:table-cell>
          <table:table-cell table:formula="of:=[.E123]*1000" office:value-type="float" office:value="8.6964" calcext:value-type="float">
            <text:p>8.6964</text:p>
          </table:table-cell>
          <table:table-cell office:value-type="float" office:value="4.0245" calcext:value-type="float">
            <text:p>4.0245</text:p>
          </table:table-cell>
          <table:table-cell office:value-type="float" office:value="1.5719" calcext:value-type="float">
            <text:p>1.5719</text:p>
          </table:table-cell>
          <table:table-cell office:value-type="float" office:value="0.76845" calcext:value-type="float">
            <text:p>0.76845</text:p>
          </table:table-cell>
          <table:table-cell office:value-type="float" office:value="0.37558" calcext:value-type="float">
            <text:p>0.37558</text:p>
          </table:table-cell>
        </table:table-row>
        <table:table-row table:style-name="ro1">
          <table:table-cell table:formula="of:=[.A123]+10" office:value-type="float" office:value="1210" calcext:value-type="float">
            <text:p>1210</text:p>
          </table:table-cell>
          <table:table-cell office:value-type="float" office:value="0.0048103" calcext:value-type="float">
            <text:p>0.0048103</text:p>
          </table:table-cell>
          <table:table-cell office:value-type="float" office:value="0.0067217" calcext:value-type="float">
            <text:p>0.0067217</text:p>
          </table:table-cell>
          <table:table-cell office:value-type="float" office:value="0.0082712" calcext:value-type="float">
            <text:p>0.0082712</text:p>
          </table:table-cell>
          <table:table-cell office:value-type="float" office:value="0.0086961" calcext:value-type="float">
            <text:p>0.0086961</text:p>
          </table:table-cell>
          <table:table-cell table:formula="of:=[.B124]*1000" office:value-type="float" office:value="4.8103" calcext:value-type="float">
            <text:p>4.8103</text:p>
          </table:table-cell>
          <table:table-cell table:formula="of:=[.C124]*1000" office:value-type="float" office:value="6.7217" calcext:value-type="float">
            <text:p>6.7217</text:p>
          </table:table-cell>
          <table:table-cell table:formula="of:=[.D124]*1000" office:value-type="float" office:value="8.2712" calcext:value-type="float">
            <text:p>8.2712</text:p>
          </table:table-cell>
          <table:table-cell table:formula="of:=[.E124]*1000" office:value-type="float" office:value="8.6961" calcext:value-type="float">
            <text:p>8.6961</text:p>
          </table:table-cell>
          <table:table-cell office:value-type="float" office:value="4.0268" calcext:value-type="float">
            <text:p>4.0268</text:p>
          </table:table-cell>
          <table:table-cell office:value-type="float" office:value="1.5727" calcext:value-type="float">
            <text:p>1.5727</text:p>
          </table:table-cell>
          <table:table-cell office:value-type="float" office:value="0.76886" calcext:value-type="float">
            <text:p>0.76886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table:formula="of:=[.A124]+10" office:value-type="float" office:value="1220" calcext:value-type="float">
            <text:p>1220</text:p>
          </table:table-cell>
          <table:table-cell office:value-type="float" office:value="0.0048076" calcext:value-type="float">
            <text:p>0.0048076</text:p>
          </table:table-cell>
          <table:table-cell office:value-type="float" office:value="0.0067207" calcext:value-type="float">
            <text:p>0.0067207</text:p>
          </table:table-cell>
          <table:table-cell office:value-type="float" office:value="0.0082707" calcext:value-type="float">
            <text:p>0.0082707</text:p>
          </table:table-cell>
          <table:table-cell office:value-type="float" office:value="0.0086959" calcext:value-type="float">
            <text:p>0.0086959</text:p>
          </table:table-cell>
          <table:table-cell table:formula="of:=[.B125]*1000" office:value-type="float" office:value="4.8076" calcext:value-type="float">
            <text:p>4.8076</text:p>
          </table:table-cell>
          <table:table-cell table:formula="of:=[.C125]*1000" office:value-type="float" office:value="6.7207" calcext:value-type="float">
            <text:p>6.7207</text:p>
          </table:table-cell>
          <table:table-cell table:formula="of:=[.D125]*1000" office:value-type="float" office:value="8.2707" calcext:value-type="float">
            <text:p>8.2707</text:p>
          </table:table-cell>
          <table:table-cell table:formula="of:=[.E125]*1000" office:value-type="float" office:value="8.6959" calcext:value-type="float">
            <text:p>8.6959</text:p>
          </table:table-cell>
          <table:table-cell office:value-type="float" office:value="4.0291" calcext:value-type="float">
            <text:p>4.0291</text:p>
          </table:table-cell>
          <table:table-cell office:value-type="float" office:value="1.5736" calcext:value-type="float">
            <text:p>1.5736</text:p>
          </table:table-cell>
          <table:table-cell office:value-type="float" office:value="0.76927" calcext:value-type="float">
            <text:p>0.76927</text:p>
          </table:table-cell>
          <table:table-cell office:value-type="float" office:value="0.37601" calcext:value-type="float">
            <text:p>0.37601</text:p>
          </table:table-cell>
        </table:table-row>
        <table:table-row table:style-name="ro1">
          <table:table-cell table:formula="of:=[.A125]+10" office:value-type="float" office:value="1230" calcext:value-type="float">
            <text:p>1230</text:p>
          </table:table-cell>
          <table:table-cell office:value-type="float" office:value="0.0048048" calcext:value-type="float">
            <text:p>0.0048048</text:p>
          </table:table-cell>
          <table:table-cell office:value-type="float" office:value="0.0067197" calcext:value-type="float">
            <text:p>0.0067197</text:p>
          </table:table-cell>
          <table:table-cell office:value-type="float" office:value="0.0082703" calcext:value-type="float">
            <text:p>0.0082703</text:p>
          </table:table-cell>
          <table:table-cell office:value-type="float" office:value="0.0086957" calcext:value-type="float">
            <text:p>0.0086957</text:p>
          </table:table-cell>
          <table:table-cell table:formula="of:=[.B126]*1000" office:value-type="float" office:value="4.8048" calcext:value-type="float">
            <text:p>4.8048</text:p>
          </table:table-cell>
          <table:table-cell table:formula="of:=[.C126]*1000" office:value-type="float" office:value="6.7197" calcext:value-type="float">
            <text:p>6.7197</text:p>
          </table:table-cell>
          <table:table-cell table:formula="of:=[.D126]*1000" office:value-type="float" office:value="8.2703" calcext:value-type="float">
            <text:p>8.2703</text:p>
          </table:table-cell>
          <table:table-cell table:formula="of:=[.E126]*1000" office:value-type="float" office:value="8.6957" calcext:value-type="float">
            <text:p>8.6957</text:p>
          </table:table-cell>
          <table:table-cell office:value-type="float" office:value="4.0314" calcext:value-type="float">
            <text:p>4.0314</text:p>
          </table:table-cell>
          <table:table-cell office:value-type="float" office:value="1.5744" calcext:value-type="float">
            <text:p>1.5744</text:p>
          </table:table-cell>
          <table:table-cell office:value-type="float" office:value="0.76968" calcext:value-type="float">
            <text:p>0.76968</text:p>
          </table:table-cell>
          <table:table-cell office:value-type="float" office:value="0.37623" calcext:value-type="float">
            <text:p>0.37623</text:p>
          </table:table-cell>
        </table:table-row>
        <table:table-row table:style-name="ro1">
          <table:table-cell table:formula="of:=[.A126]+10" office:value-type="float" office:value="1240" calcext:value-type="float">
            <text:p>1240</text:p>
          </table:table-cell>
          <table:table-cell office:value-type="float" office:value="0.0048021" calcext:value-type="float">
            <text:p>0.0048021</text:p>
          </table:table-cell>
          <table:table-cell office:value-type="float" office:value="0.0067188" calcext:value-type="float">
            <text:p>0.0067188</text:p>
          </table:table-cell>
          <table:table-cell office:value-type="float" office:value="0.0082698" calcext:value-type="float">
            <text:p>0.0082698</text:p>
          </table:table-cell>
          <table:table-cell office:value-type="float" office:value="0.0086954" calcext:value-type="float">
            <text:p>0.0086954</text:p>
          </table:table-cell>
          <table:table-cell table:formula="of:=[.B127]*1000" office:value-type="float" office:value="4.8021" calcext:value-type="float">
            <text:p>4.8021</text:p>
          </table:table-cell>
          <table:table-cell table:formula="of:=[.C127]*1000" office:value-type="float" office:value="6.7188" calcext:value-type="float">
            <text:p>6.7188</text:p>
          </table:table-cell>
          <table:table-cell table:formula="of:=[.D127]*1000" office:value-type="float" office:value="8.2698" calcext:value-type="float">
            <text:p>8.2698</text:p>
          </table:table-cell>
          <table:table-cell table:formula="of:=[.E127]*1000" office:value-type="float" office:value="8.6954" calcext:value-type="float">
            <text:p>8.6954</text:p>
          </table:table-cell>
          <table:table-cell office:value-type="float" office:value="4.0337" calcext:value-type="float">
            <text:p>4.0337</text:p>
          </table:table-cell>
          <table:table-cell office:value-type="float" office:value="1.5753" calcext:value-type="float">
            <text:p>1.5753</text:p>
          </table:table-cell>
          <table:table-cell office:value-type="float" office:value="0.77009" calcext:value-type="float">
            <text:p>0.77009</text:p>
          </table:table-cell>
          <table:table-cell office:value-type="float" office:value="0.37645" calcext:value-type="float">
            <text:p>0.37645</text:p>
          </table:table-cell>
        </table:table-row>
        <table:table-row table:style-name="ro1">
          <table:table-cell table:formula="of:=[.A127]+10" office:value-type="float" office:value="1250" calcext:value-type="float">
            <text:p>1250</text:p>
          </table:table-cell>
          <table:table-cell office:value-type="float" office:value="0.0047993" calcext:value-type="float">
            <text:p>0.0047993</text:p>
          </table:table-cell>
          <table:table-cell office:value-type="float" office:value="0.0067178" calcext:value-type="float">
            <text:p>0.0067178</text:p>
          </table:table-cell>
          <table:table-cell office:value-type="float" office:value="0.0082693" calcext:value-type="float">
            <text:p>0.0082693</text:p>
          </table:table-cell>
          <table:table-cell office:value-type="float" office:value="0.0086952" calcext:value-type="float">
            <text:p>0.0086952</text:p>
          </table:table-cell>
          <table:table-cell table:formula="of:=[.B128]*1000" office:value-type="float" office:value="4.7993" calcext:value-type="float">
            <text:p>4.7993</text:p>
          </table:table-cell>
          <table:table-cell table:formula="of:=[.C128]*1000" office:value-type="float" office:value="6.7178" calcext:value-type="float">
            <text:p>6.7178</text:p>
          </table:table-cell>
          <table:table-cell table:formula="of:=[.D128]*1000" office:value-type="float" office:value="8.2693" calcext:value-type="float">
            <text:p>8.2693</text:p>
          </table:table-cell>
          <table:table-cell table:formula="of:=[.E128]*1000" office:value-type="float" office:value="8.6952" calcext:value-type="float">
            <text:p>8.6952</text:p>
          </table:table-cell>
          <table:table-cell office:value-type="float" office:value="4.0359" calcext:value-type="float">
            <text:p>4.0359</text:p>
          </table:table-cell>
          <table:table-cell office:value-type="float" office:value="1.5761" calcext:value-type="float">
            <text:p>1.5761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37667" calcext:value-type="float">
            <text:p>0.37667</text:p>
          </table:table-cell>
        </table:table-row>
        <table:table-row table:style-name="ro1">
          <table:table-cell table:formula="of:=[.A128]+10" office:value-type="float" office:value="1260" calcext:value-type="float">
            <text:p>1260</text:p>
          </table:table-cell>
          <table:table-cell office:value-type="float" office:value="0.0047966" calcext:value-type="float">
            <text:p>0.0047966</text:p>
          </table:table-cell>
          <table:table-cell office:value-type="float" office:value="0.0067168" calcext:value-type="float">
            <text:p>0.0067168</text:p>
          </table:table-cell>
          <table:table-cell office:value-type="float" office:value="0.0082688" calcext:value-type="float">
            <text:p>0.0082688</text:p>
          </table:table-cell>
          <table:table-cell office:value-type="float" office:value="0.0086949" calcext:value-type="float">
            <text:p>0.0086949</text:p>
          </table:table-cell>
          <table:table-cell table:formula="of:=[.B129]*1000" office:value-type="float" office:value="4.7966" calcext:value-type="float">
            <text:p>4.7966</text:p>
          </table:table-cell>
          <table:table-cell table:formula="of:=[.C129]*1000" office:value-type="float" office:value="6.7168" calcext:value-type="float">
            <text:p>6.7168</text:p>
          </table:table-cell>
          <table:table-cell table:formula="of:=[.D129]*1000" office:value-type="float" office:value="8.2688" calcext:value-type="float">
            <text:p>8.2688</text:p>
          </table:table-cell>
          <table:table-cell table:formula="of:=[.E129]*1000" office:value-type="float" office:value="8.6949" calcext:value-type="float">
            <text:p>8.6949</text:p>
          </table:table-cell>
          <table:table-cell office:value-type="float" office:value="4.0382" calcext:value-type="float">
            <text:p>4.0382</text:p>
          </table:table-cell>
          <table:table-cell office:value-type="float" office:value="1.577" calcext:value-type="float">
            <text:p>1.577</text:p>
          </table:table-cell>
          <table:table-cell office:value-type="float" office:value="0.77091" calcext:value-type="float">
            <text:p>0.77091</text:p>
          </table:table-cell>
          <table:table-cell office:value-type="float" office:value="0.37689" calcext:value-type="float">
            <text:p>0.37689</text:p>
          </table:table-cell>
        </table:table-row>
        <table:table-row table:style-name="ro1">
          <table:table-cell table:formula="of:=[.A129]+10" office:value-type="float" office:value="1270" calcext:value-type="float">
            <text:p>1270</text:p>
          </table:table-cell>
          <table:table-cell office:value-type="float" office:value="0.0047938" calcext:value-type="float">
            <text:p>0.0047938</text:p>
          </table:table-cell>
          <table:table-cell office:value-type="float" office:value="0.0067158" calcext:value-type="float">
            <text:p>0.0067158</text:p>
          </table:table-cell>
          <table:table-cell office:value-type="float" office:value="0.0082683" calcext:value-type="float">
            <text:p>0.0082683</text:p>
          </table:table-cell>
          <table:table-cell office:value-type="float" office:value="0.0086947" calcext:value-type="float">
            <text:p>0.0086947</text:p>
          </table:table-cell>
          <table:table-cell table:formula="of:=[.B130]*1000" office:value-type="float" office:value="4.7938" calcext:value-type="float">
            <text:p>4.7938</text:p>
          </table:table-cell>
          <table:table-cell table:formula="of:=[.C130]*1000" office:value-type="float" office:value="6.7158" calcext:value-type="float">
            <text:p>6.7158</text:p>
          </table:table-cell>
          <table:table-cell table:formula="of:=[.D130]*1000" office:value-type="float" office:value="8.2683" calcext:value-type="float">
            <text:p>8.2683</text:p>
          </table:table-cell>
          <table:table-cell table:formula="of:=[.E130]*1000" office:value-type="float" office:value="8.6947" calcext:value-type="float">
            <text:p>8.6947</text:p>
          </table:table-cell>
          <table:table-cell office:value-type="float" office:value="4.0404" calcext:value-type="float">
            <text:p>4.0404</text:p>
          </table:table-cell>
          <table:table-cell office:value-type="float" office:value="1.5778" calcext:value-type="float">
            <text:p>1.5778</text:p>
          </table:table-cell>
          <table:table-cell office:value-type="float" office:value="0.77132" calcext:value-type="float">
            <text:p>0.77132</text:p>
          </table:table-cell>
          <table:table-cell office:value-type="float" office:value="0.37711" calcext:value-type="float">
            <text:p>0.37711</text:p>
          </table:table-cell>
        </table:table-row>
        <table:table-row table:style-name="ro1">
          <table:table-cell table:formula="of:=[.A130]+10" office:value-type="float" office:value="1280" calcext:value-type="float">
            <text:p>1280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67148" calcext:value-type="float">
            <text:p>0.0067148</text:p>
          </table:table-cell>
          <table:table-cell office:value-type="float" office:value="0.0082678" calcext:value-type="float">
            <text:p>0.0082678</text:p>
          </table:table-cell>
          <table:table-cell office:value-type="float" office:value="0.0086945" calcext:value-type="float">
            <text:p>0.0086945</text:p>
          </table:table-cell>
          <table:table-cell table:formula="of:=[.B131]*1000" office:value-type="float" office:value="4.791" calcext:value-type="float">
            <text:p>4.791</text:p>
          </table:table-cell>
          <table:table-cell table:formula="of:=[.C131]*1000" office:value-type="float" office:value="6.7148" calcext:value-type="float">
            <text:p>6.7148</text:p>
          </table:table-cell>
          <table:table-cell table:formula="of:=[.D131]*1000" office:value-type="float" office:value="8.2678" calcext:value-type="float">
            <text:p>8.2678</text:p>
          </table:table-cell>
          <table:table-cell table:formula="of:=[.E131]*1000" office:value-type="float" office:value="8.6945" calcext:value-type="float">
            <text:p>8.6945</text:p>
          </table:table-cell>
          <table:table-cell office:value-type="float" office:value="4.0427" calcext:value-type="float">
            <text:p>4.0427</text:p>
          </table:table-cell>
          <table:table-cell office:value-type="float" office:value="1.5787" calcext:value-type="float">
            <text:p>1.5787</text:p>
          </table:table-cell>
          <table:table-cell office:value-type="float" office:value="0.77172" calcext:value-type="float">
            <text:p>0.77172</text:p>
          </table:table-cell>
          <table:table-cell office:value-type="float" office:value="0.37733" calcext:value-type="float">
            <text:p>0.37733</text:p>
          </table:table-cell>
        </table:table-row>
        <table:table-row table:style-name="ro1">
          <table:table-cell table:formula="of:=[.A131]+10" office:value-type="float" office:value="1290" calcext:value-type="float">
            <text:p>1290</text:p>
          </table:table-cell>
          <table:table-cell office:value-type="float" office:value="0.0047882" calcext:value-type="float">
            <text:p>0.0047882</text:p>
          </table:table-cell>
          <table:table-cell office:value-type="float" office:value="0.0067138" calcext:value-type="float">
            <text:p>0.0067138</text:p>
          </table:table-cell>
          <table:table-cell office:value-type="float" office:value="0.0082673" calcext:value-type="float">
            <text:p>0.0082673</text:p>
          </table:table-cell>
          <table:table-cell office:value-type="float" office:value="0.0086942" calcext:value-type="float">
            <text:p>0.0086942</text:p>
          </table:table-cell>
          <table:table-cell table:formula="of:=[.B132]*1000" office:value-type="float" office:value="4.7882" calcext:value-type="float">
            <text:p>4.7882</text:p>
          </table:table-cell>
          <table:table-cell table:formula="of:=[.C132]*1000" office:value-type="float" office:value="6.7138" calcext:value-type="float">
            <text:p>6.7138</text:p>
          </table:table-cell>
          <table:table-cell table:formula="of:=[.D132]*1000" office:value-type="float" office:value="8.2673" calcext:value-type="float">
            <text:p>8.2673</text:p>
          </table:table-cell>
          <table:table-cell table:formula="of:=[.E132]*1000" office:value-type="float" office:value="8.6942" calcext:value-type="float">
            <text:p>8.6942</text:p>
          </table:table-cell>
          <table:table-cell office:value-type="float" office:value="4.045" calcext:value-type="float">
            <text:p>4.045</text:p>
          </table:table-cell>
          <table:table-cell office:value-type="float" office:value="1.5795" calcext:value-type="float">
            <text:p>1.5795</text:p>
          </table:table-cell>
          <table:table-cell office:value-type="float" office:value="0.77213" calcext:value-type="float">
            <text:p>0.77213</text:p>
          </table:table-cell>
          <table:table-cell office:value-type="float" office:value="0.37756" calcext:value-type="float">
            <text:p>0.37756</text:p>
          </table:table-cell>
        </table:table-row>
        <table:table-row table:style-name="ro1">
          <table:table-cell table:formula="of:=[.A132]+10" office:value-type="float" office:value="1300" calcext:value-type="float">
            <text:p>1300</text:p>
          </table:table-cell>
          <table:table-cell office:value-type="float" office:value="0.0047854" calcext:value-type="float">
            <text:p>0.0047854</text:p>
          </table:table-cell>
          <table:table-cell office:value-type="float" office:value="0.0067128" calcext:value-type="float">
            <text:p>0.0067128</text:p>
          </table:table-cell>
          <table:table-cell office:value-type="float" office:value="0.0082668" calcext:value-type="float">
            <text:p>0.0082668</text:p>
          </table:table-cell>
          <table:table-cell office:value-type="float" office:value="0.008694" calcext:value-type="float">
            <text:p>0.008694</text:p>
          </table:table-cell>
          <table:table-cell table:formula="of:=[.B133]*1000" office:value-type="float" office:value="4.7854" calcext:value-type="float">
            <text:p>4.7854</text:p>
          </table:table-cell>
          <table:table-cell table:formula="of:=[.C133]*1000" office:value-type="float" office:value="6.7128" calcext:value-type="float">
            <text:p>6.7128</text:p>
          </table:table-cell>
          <table:table-cell table:formula="of:=[.D133]*1000" office:value-type="float" office:value="8.2668" calcext:value-type="float">
            <text:p>8.2668</text:p>
          </table:table-cell>
          <table:table-cell table:formula="of:=[.E133]*1000" office:value-type="float" office:value="8.694" calcext:value-type="float">
            <text:p>8.694</text:p>
          </table:table-cell>
          <table:table-cell office:value-type="float" office:value="4.0472" calcext:value-type="float">
            <text:p>4.0472</text:p>
          </table:table-cell>
          <table:table-cell office:value-type="float" office:value="1.5804" calcext:value-type="float">
            <text:p>1.5804</text:p>
          </table:table-cell>
          <table:table-cell office:value-type="float" office:value="0.77253" calcext:value-type="float">
            <text:p>0.77253</text:p>
          </table:table-cell>
          <table:table-cell office:value-type="float" office:value="0.37778" calcext:value-type="float">
            <text:p>0.37778</text:p>
          </table:table-cell>
        </table:table-row>
        <table:table-row table:style-name="ro1">
          <table:table-cell table:formula="of:=[.A133]+10" office:value-type="float" office:value="1310" calcext:value-type="float">
            <text:p>1310</text:p>
          </table:table-cell>
          <table:table-cell office:value-type="float" office:value="0.0047826" calcext:value-type="float">
            <text:p>0.0047826</text:p>
          </table:table-cell>
          <table:table-cell office:value-type="float" office:value="0.0067118" calcext:value-type="float">
            <text:p>0.0067118</text:p>
          </table:table-cell>
          <table:table-cell office:value-type="float" office:value="0.0082664" calcext:value-type="float">
            <text:p>0.0082664</text:p>
          </table:table-cell>
          <table:table-cell office:value-type="float" office:value="0.0086937" calcext:value-type="float">
            <text:p>0.0086937</text:p>
          </table:table-cell>
          <table:table-cell table:formula="of:=[.B134]*1000" office:value-type="float" office:value="4.7826" calcext:value-type="float">
            <text:p>4.7826</text:p>
          </table:table-cell>
          <table:table-cell table:formula="of:=[.C134]*1000" office:value-type="float" office:value="6.7118" calcext:value-type="float">
            <text:p>6.7118</text:p>
          </table:table-cell>
          <table:table-cell table:formula="of:=[.D134]*1000" office:value-type="float" office:value="8.2664" calcext:value-type="float">
            <text:p>8.2664</text:p>
          </table:table-cell>
          <table:table-cell table:formula="of:=[.E134]*1000" office:value-type="float" office:value="8.6937" calcext:value-type="float">
            <text:p>8.6937</text:p>
          </table:table-cell>
          <table:table-cell office:value-type="float" office:value="4.0494" calcext:value-type="float">
            <text:p>4.0494</text:p>
          </table:table-cell>
          <table:table-cell office:value-type="float" office:value="1.5812" calcext:value-type="float">
            <text:p>1.5812</text:p>
          </table:table-cell>
          <table:table-cell office:value-type="float" office:value="0.77294" calcext:value-type="float">
            <text:p>0.77294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table:formula="of:=[.A134]+10" office:value-type="float" office:value="1320" calcext:value-type="float">
            <text:p>1320</text:p>
          </table:table-cell>
          <table:table-cell office:value-type="float" office:value="0.0047798" calcext:value-type="float">
            <text:p>0.0047798</text:p>
          </table:table-cell>
          <table:table-cell office:value-type="float" office:value="0.0067108" calcext:value-type="float">
            <text:p>0.0067108</text:p>
          </table:table-cell>
          <table:table-cell office:value-type="float" office:value="0.0082659" calcext:value-type="float">
            <text:p>0.0082659</text:p>
          </table:table-cell>
          <table:table-cell office:value-type="float" office:value="0.0086935" calcext:value-type="float">
            <text:p>0.0086935</text:p>
          </table:table-cell>
          <table:table-cell table:formula="of:=[.B135]*1000" office:value-type="float" office:value="4.7798" calcext:value-type="float">
            <text:p>4.7798</text:p>
          </table:table-cell>
          <table:table-cell table:formula="of:=[.C135]*1000" office:value-type="float" office:value="6.7108" calcext:value-type="float">
            <text:p>6.7108</text:p>
          </table:table-cell>
          <table:table-cell table:formula="of:=[.D135]*1000" office:value-type="float" office:value="8.2659" calcext:value-type="float">
            <text:p>8.2659</text:p>
          </table:table-cell>
          <table:table-cell table:formula="of:=[.E135]*1000" office:value-type="float" office:value="8.6935" calcext:value-type="float">
            <text:p>8.6935</text:p>
          </table:table-cell>
          <table:table-cell office:value-type="float" office:value="4.0517" calcext:value-type="float">
            <text:p>4.0517</text:p>
          </table:table-cell>
          <table:table-cell office:value-type="float" office:value="1.582" calcext:value-type="float">
            <text:p>1.582</text:p>
          </table:table-cell>
          <table:table-cell office:value-type="float" office:value="0.77334" calcext:value-type="float">
            <text:p>0.77334</text:p>
          </table:table-cell>
          <table:table-cell office:value-type="float" office:value="0.37823" calcext:value-type="float">
            <text:p>0.37823</text:p>
          </table:table-cell>
        </table:table-row>
        <table:table-row table:style-name="ro1">
          <table:table-cell table:formula="of:=[.A135]+10" office:value-type="float" office:value="1330" calcext:value-type="float">
            <text:p>1330</text:p>
          </table:table-cell>
          <table:table-cell office:value-type="float" office:value="0.0047769" calcext:value-type="float">
            <text:p>0.0047769</text:p>
          </table:table-cell>
          <table:table-cell office:value-type="float" office:value="0.0067098" calcext:value-type="float">
            <text:p>0.0067098</text:p>
          </table:table-cell>
          <table:table-cell office:value-type="float" office:value="0.0082654" calcext:value-type="float">
            <text:p>0.0082654</text:p>
          </table:table-cell>
          <table:table-cell office:value-type="float" office:value="0.0086932" calcext:value-type="float">
            <text:p>0.0086932</text:p>
          </table:table-cell>
          <table:table-cell table:formula="of:=[.B136]*1000" office:value-type="float" office:value="4.7769" calcext:value-type="float">
            <text:p>4.7769</text:p>
          </table:table-cell>
          <table:table-cell table:formula="of:=[.C136]*1000" office:value-type="float" office:value="6.7098" calcext:value-type="float">
            <text:p>6.7098</text:p>
          </table:table-cell>
          <table:table-cell table:formula="of:=[.D136]*1000" office:value-type="float" office:value="8.2654" calcext:value-type="float">
            <text:p>8.2654</text:p>
          </table:table-cell>
          <table:table-cell table:formula="of:=[.E136]*1000" office:value-type="float" office:value="8.6932" calcext:value-type="float">
            <text:p>8.6932</text:p>
          </table:table-cell>
          <table:table-cell office:value-type="float" office:value="4.0539" calcext:value-type="float">
            <text:p>4.0539</text:p>
          </table:table-cell>
          <table:table-cell office:value-type="float" office:value="1.5829" calcext:value-type="float">
            <text:p>1.5829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37846" calcext:value-type="float">
            <text:p>0.37846</text:p>
          </table:table-cell>
        </table:table-row>
        <table:table-row table:style-name="ro1">
          <table:table-cell table:formula="of:=[.A136]+10" office:value-type="float" office:value="1340" calcext:value-type="float">
            <text:p>1340</text:p>
          </table:table-cell>
          <table:table-cell office:value-type="float" office:value="0.0047741" calcext:value-type="float">
            <text:p>0.0047741</text:p>
          </table:table-cell>
          <table:table-cell office:value-type="float" office:value="0.0067088" calcext:value-type="float">
            <text:p>0.0067088</text:p>
          </table:table-cell>
          <table:table-cell office:value-type="float" office:value="0.0082649" calcext:value-type="float">
            <text:p>0.0082649</text:p>
          </table:table-cell>
          <table:table-cell office:value-type="float" office:value="0.008693" calcext:value-type="float">
            <text:p>0.008693</text:p>
          </table:table-cell>
          <table:table-cell table:formula="of:=[.B137]*1000" office:value-type="float" office:value="4.7741" calcext:value-type="float">
            <text:p>4.7741</text:p>
          </table:table-cell>
          <table:table-cell table:formula="of:=[.C137]*1000" office:value-type="float" office:value="6.7088" calcext:value-type="float">
            <text:p>6.7088</text:p>
          </table:table-cell>
          <table:table-cell table:formula="of:=[.D137]*1000" office:value-type="float" office:value="8.2649" calcext:value-type="float">
            <text:p>8.2649</text:p>
          </table:table-cell>
          <table:table-cell table:formula="of:=[.E137]*1000" office:value-type="float" office:value="8.693" calcext:value-type="float">
            <text:p>8.693</text:p>
          </table:table-cell>
          <table:table-cell office:value-type="float" office:value="4.0561" calcext:value-type="float">
            <text:p>4.0561</text:p>
          </table:table-cell>
          <table:table-cell office:value-type="float" office:value="1.5837" calcext:value-type="float">
            <text:p>1.5837</text:p>
          </table:table-cell>
          <table:table-cell office:value-type="float" office:value="0.77415" calcext:value-type="float">
            <text:p>0.77415</text:p>
          </table:table-cell>
          <table:table-cell office:value-type="float" office:value="0.37868" calcext:value-type="float">
            <text:p>0.37868</text:p>
          </table:table-cell>
        </table:table-row>
        <table:table-row table:style-name="ro1">
          <table:table-cell table:formula="of:=[.A137]+10" office:value-type="float" office:value="1350" calcext:value-type="float">
            <text:p>1350</text:p>
          </table:table-cell>
          <table:table-cell office:value-type="float" office:value="0.0047712" calcext:value-type="float">
            <text:p>0.0047712</text:p>
          </table:table-cell>
          <table:table-cell office:value-type="float" office:value="0.0067078" calcext:value-type="float">
            <text:p>0.0067078</text:p>
          </table:table-cell>
          <table:table-cell office:value-type="float" office:value="0.0082644" calcext:value-type="float">
            <text:p>0.0082644</text:p>
          </table:table-cell>
          <table:table-cell office:value-type="float" office:value="0.0086928" calcext:value-type="float">
            <text:p>0.0086928</text:p>
          </table:table-cell>
          <table:table-cell table:formula="of:=[.B138]*1000" office:value-type="float" office:value="4.7712" calcext:value-type="float">
            <text:p>4.7712</text:p>
          </table:table-cell>
          <table:table-cell table:formula="of:=[.C138]*1000" office:value-type="float" office:value="6.7078" calcext:value-type="float">
            <text:p>6.7078</text:p>
          </table:table-cell>
          <table:table-cell table:formula="of:=[.D138]*1000" office:value-type="float" office:value="8.2644" calcext:value-type="float">
            <text:p>8.2644</text:p>
          </table:table-cell>
          <table:table-cell table:formula="of:=[.E138]*1000" office:value-type="float" office:value="8.6928" calcext:value-type="float">
            <text:p>8.6928</text:p>
          </table:table-cell>
          <table:table-cell office:value-type="float" office:value="4.0583" calcext:value-type="float">
            <text:p>4.0583</text:p>
          </table:table-cell>
          <table:table-cell office:value-type="float" office:value="1.5845" calcext:value-type="float">
            <text:p>1.5845</text:p>
          </table:table-cell>
          <table:table-cell office:value-type="float" office:value="0.77455" calcext:value-type="float">
            <text:p>0.77455</text:p>
          </table:table-cell>
          <table:table-cell office:value-type="float" office:value="0.37891" calcext:value-type="float">
            <text:p>0.37891</text:p>
          </table:table-cell>
        </table:table-row>
        <table:table-row table:style-name="ro1">
          <table:table-cell table:formula="of:=[.A138]+10" office:value-type="float" office:value="1360" calcext:value-type="float">
            <text:p>1360</text:p>
          </table:table-cell>
          <table:table-cell office:value-type="float" office:value="0.0047684" calcext:value-type="float">
            <text:p>0.0047684</text:p>
          </table:table-cell>
          <table:table-cell office:value-type="float" office:value="0.0067068" calcext:value-type="float">
            <text:p>0.0067068</text:p>
          </table:table-cell>
          <table:table-cell office:value-type="float" office:value="0.0082639" calcext:value-type="float">
            <text:p>0.0082639</text:p>
          </table:table-cell>
          <table:table-cell office:value-type="float" office:value="0.0086925" calcext:value-type="float">
            <text:p>0.0086925</text:p>
          </table:table-cell>
          <table:table-cell table:formula="of:=[.B139]*1000" office:value-type="float" office:value="4.7684" calcext:value-type="float">
            <text:p>4.7684</text:p>
          </table:table-cell>
          <table:table-cell table:formula="of:=[.C139]*1000" office:value-type="float" office:value="6.7068" calcext:value-type="float">
            <text:p>6.7068</text:p>
          </table:table-cell>
          <table:table-cell table:formula="of:=[.D139]*1000" office:value-type="float" office:value="8.2639" calcext:value-type="float">
            <text:p>8.2639</text:p>
          </table:table-cell>
          <table:table-cell table:formula="of:=[.E139]*1000" office:value-type="float" office:value="8.6925" calcext:value-type="float">
            <text:p>8.6925</text:p>
          </table:table-cell>
          <table:table-cell office:value-type="float" office:value="4.0605" calcext:value-type="float">
            <text:p>4.0605</text:p>
          </table:table-cell>
          <table:table-cell office:value-type="float" office:value="1.5854" calcext:value-type="float">
            <text:p>1.5854</text:p>
          </table:table-cell>
          <table:table-cell office:value-type="float" office:value="0.77495" calcext:value-type="float">
            <text:p>0.77495</text:p>
          </table:table-cell>
          <table:table-cell office:value-type="float" office:value="0.37914" calcext:value-type="float">
            <text:p>0.37914</text:p>
          </table:table-cell>
        </table:table-row>
        <table:table-row table:style-name="ro1">
          <table:table-cell table:formula="of:=[.A139]+10" office:value-type="float" office:value="1370" calcext:value-type="float">
            <text:p>1370</text:p>
          </table:table-cell>
          <table:table-cell office:value-type="float" office:value="0.0047655" calcext:value-type="float">
            <text:p>0.0047655</text:p>
          </table:table-cell>
          <table:table-cell office:value-type="float" office:value="0.0067058" calcext:value-type="float">
            <text:p>0.0067058</text:p>
          </table:table-cell>
          <table:table-cell office:value-type="float" office:value="0.0082634" calcext:value-type="float">
            <text:p>0.0082634</text:p>
          </table:table-cell>
          <table:table-cell office:value-type="float" office:value="0.0086923" calcext:value-type="float">
            <text:p>0.0086923</text:p>
          </table:table-cell>
          <table:table-cell table:formula="of:=[.B140]*1000" office:value-type="float" office:value="4.7655" calcext:value-type="float">
            <text:p>4.7655</text:p>
          </table:table-cell>
          <table:table-cell table:formula="of:=[.C140]*1000" office:value-type="float" office:value="6.7058" calcext:value-type="float">
            <text:p>6.7058</text:p>
          </table:table-cell>
          <table:table-cell table:formula="of:=[.D140]*1000" office:value-type="float" office:value="8.2634" calcext:value-type="float">
            <text:p>8.2634</text:p>
          </table:table-cell>
          <table:table-cell table:formula="of:=[.E140]*1000" office:value-type="float" office:value="8.6923" calcext:value-type="float">
            <text:p>8.6923</text:p>
          </table:table-cell>
          <table:table-cell office:value-type="float" office:value="4.0627" calcext:value-type="float">
            <text:p>4.0627</text:p>
          </table:table-cell>
          <table:table-cell office:value-type="float" office:value="1.5862" calcext:value-type="float">
            <text:p>1.5862</text:p>
          </table:table-cell>
          <table:table-cell office:value-type="float" office:value="0.77535" calcext:value-type="float">
            <text:p>0.77535</text:p>
          </table:table-cell>
          <table:table-cell office:value-type="float" office:value="0.37936" calcext:value-type="float">
            <text:p>0.37936</text:p>
          </table:table-cell>
        </table:table-row>
        <table:table-row table:style-name="ro1">
          <table:table-cell table:formula="of:=[.A140]+10" office:value-type="float" office:value="1380" calcext:value-type="float">
            <text:p>1380</text:p>
          </table:table-cell>
          <table:table-cell office:value-type="float" office:value="0.0047626" calcext:value-type="float">
            <text:p>0.0047626</text:p>
          </table:table-cell>
          <table:table-cell office:value-type="float" office:value="0.0067048" calcext:value-type="float">
            <text:p>0.0067048</text:p>
          </table:table-cell>
          <table:table-cell office:value-type="float" office:value="0.0082629" calcext:value-type="float">
            <text:p>0.0082629</text:p>
          </table:table-cell>
          <table:table-cell office:value-type="float" office:value="0.008692" calcext:value-type="float">
            <text:p>0.008692</text:p>
          </table:table-cell>
          <table:table-cell table:formula="of:=[.B141]*1000" office:value-type="float" office:value="4.7626" calcext:value-type="float">
            <text:p>4.7626</text:p>
          </table:table-cell>
          <table:table-cell table:formula="of:=[.C141]*1000" office:value-type="float" office:value="6.7048" calcext:value-type="float">
            <text:p>6.7048</text:p>
          </table:table-cell>
          <table:table-cell table:formula="of:=[.D141]*1000" office:value-type="float" office:value="8.2629" calcext:value-type="float">
            <text:p>8.2629</text:p>
          </table:table-cell>
          <table:table-cell table:formula="of:=[.E141]*1000" office:value-type="float" office:value="8.692" calcext:value-type="float">
            <text:p>8.692</text:p>
          </table:table-cell>
          <table:table-cell office:value-type="float" office:value="4.0649" calcext:value-type="float">
            <text:p>4.0649</text:p>
          </table:table-cell>
          <table:table-cell office:value-type="float" office:value="1.587" calcext:value-type="float">
            <text:p>1.587</text:p>
          </table:table-cell>
          <table:table-cell office:value-type="float" office:value="0.77575" calcext:value-type="float">
            <text:p>0.77575</text:p>
          </table:table-cell>
          <table:table-cell office:value-type="float" office:value="0.37959" calcext:value-type="float">
            <text:p>0.37959</text:p>
          </table:table-cell>
        </table:table-row>
        <table:table-row table:style-name="ro1">
          <table:table-cell table:formula="of:=[.A141]+10" office:value-type="float" office:value="1390" calcext:value-type="float">
            <text:p>1390</text:p>
          </table:table-cell>
          <table:table-cell office:value-type="float" office:value="0.0047597" calcext:value-type="float">
            <text:p>0.0047597</text:p>
          </table:table-cell>
          <table:table-cell office:value-type="float" office:value="0.0067037" calcext:value-type="float">
            <text:p>0.0067037</text:p>
          </table:table-cell>
          <table:table-cell office:value-type="float" office:value="0.0082624" calcext:value-type="float">
            <text:p>0.0082624</text:p>
          </table:table-cell>
          <table:table-cell office:value-type="float" office:value="0.0086918" calcext:value-type="float">
            <text:p>0.0086918</text:p>
          </table:table-cell>
          <table:table-cell table:formula="of:=[.B142]*1000" office:value-type="float" office:value="4.7597" calcext:value-type="float">
            <text:p>4.7597</text:p>
          </table:table-cell>
          <table:table-cell table:formula="of:=[.C142]*1000" office:value-type="float" office:value="6.7037" calcext:value-type="float">
            <text:p>6.7037</text:p>
          </table:table-cell>
          <table:table-cell table:formula="of:=[.D142]*1000" office:value-type="float" office:value="8.2624" calcext:value-type="float">
            <text:p>8.2624</text:p>
          </table:table-cell>
          <table:table-cell table:formula="of:=[.E142]*1000" office:value-type="float" office:value="8.6918" calcext:value-type="float">
            <text:p>8.6918</text:p>
          </table:table-cell>
          <table:table-cell office:value-type="float" office:value="4.0671" calcext:value-type="float">
            <text:p>4.0671</text:p>
          </table:table-cell>
          <table:table-cell office:value-type="float" office:value="1.5878" calcext:value-type="float">
            <text:p>1.5878</text:p>
          </table:table-cell>
          <table:table-cell office:value-type="float" office:value="0.77615" calcext:value-type="float">
            <text:p>0.77615</text:p>
          </table:table-cell>
          <table:table-cell office:value-type="float" office:value="0.37982" calcext:value-type="float">
            <text:p>0.37982</text:p>
          </table:table-cell>
        </table:table-row>
        <table:table-row table:style-name="ro1">
          <table:table-cell table:formula="of:=[.A142]+10" office:value-type="float" office:value="1400" calcext:value-type="float">
            <text:p>1400</text:p>
          </table:table-cell>
          <table:table-cell office:value-type="float" office:value="0.0047567" calcext:value-type="float">
            <text:p>0.0047567</text:p>
          </table:table-cell>
          <table:table-cell office:value-type="float" office:value="0.0067027" calcext:value-type="float">
            <text:p>0.0067027</text:p>
          </table:table-cell>
          <table:table-cell office:value-type="float" office:value="0.0082619" calcext:value-type="float">
            <text:p>0.0082619</text:p>
          </table:table-cell>
          <table:table-cell office:value-type="float" office:value="0.0086915" calcext:value-type="float">
            <text:p>0.0086915</text:p>
          </table:table-cell>
          <table:table-cell table:formula="of:=[.B143]*1000" office:value-type="float" office:value="4.7567" calcext:value-type="float">
            <text:p>4.7567</text:p>
          </table:table-cell>
          <table:table-cell table:formula="of:=[.C143]*1000" office:value-type="float" office:value="6.7027" calcext:value-type="float">
            <text:p>6.7027</text:p>
          </table:table-cell>
          <table:table-cell table:formula="of:=[.D143]*1000" office:value-type="float" office:value="8.2619" calcext:value-type="float">
            <text:p>8.2619</text:p>
          </table:table-cell>
          <table:table-cell table:formula="of:=[.E143]*1000" office:value-type="float" office:value="8.6915" calcext:value-type="float">
            <text:p>8.6915</text:p>
          </table:table-cell>
          <table:table-cell office:value-type="float" office:value="4.0693" calcext:value-type="float">
            <text:p>4.0693</text:p>
          </table:table-cell>
          <table:table-cell office:value-type="float" office:value="1.5887" calcext:value-type="float">
            <text:p>1.5887</text:p>
          </table:table-cell>
          <table:table-cell office:value-type="float" office:value="0.77654" calcext:value-type="float">
            <text:p>0.77654</text:p>
          </table:table-cell>
          <table:table-cell office:value-type="float" office:value="0.38005" calcext:value-type="float">
            <text:p>0.38005</text:p>
          </table:table-cell>
        </table:table-row>
        <table:table-row table:style-name="ro1">
          <table:table-cell table:formula="of:=[.A143]+10" office:value-type="float" office:value="1410" calcext:value-type="float">
            <text:p>1410</text:p>
          </table:table-cell>
          <table:table-cell office:value-type="float" office:value="0.0047538" calcext:value-type="float">
            <text:p>0.0047538</text:p>
          </table:table-cell>
          <table:table-cell office:value-type="float" office:value="0.0067017" calcext:value-type="float">
            <text:p>0.0067017</text:p>
          </table:table-cell>
          <table:table-cell office:value-type="float" office:value="0.0082614" calcext:value-type="float">
            <text:p>0.0082614</text:p>
          </table:table-cell>
          <table:table-cell office:value-type="float" office:value="0.0086913" calcext:value-type="float">
            <text:p>0.0086913</text:p>
          </table:table-cell>
          <table:table-cell table:formula="of:=[.B144]*1000" office:value-type="float" office:value="4.7538" calcext:value-type="float">
            <text:p>4.7538</text:p>
          </table:table-cell>
          <table:table-cell table:formula="of:=[.C144]*1000" office:value-type="float" office:value="6.7017" calcext:value-type="float">
            <text:p>6.7017</text:p>
          </table:table-cell>
          <table:table-cell table:formula="of:=[.D144]*1000" office:value-type="float" office:value="8.2614" calcext:value-type="float">
            <text:p>8.2614</text:p>
          </table:table-cell>
          <table:table-cell table:formula="of:=[.E144]*1000" office:value-type="float" office:value="8.6913" calcext:value-type="float">
            <text:p>8.6913</text:p>
          </table:table-cell>
          <table:table-cell office:value-type="float" office:value="4.0715" calcext:value-type="float">
            <text:p>4.0715</text:p>
          </table:table-cell>
          <table:table-cell office:value-type="float" office:value="1.5895" calcext:value-type="float">
            <text:p>1.5895</text:p>
          </table:table-cell>
          <table:table-cell office:value-type="float" office:value="0.77694" calcext:value-type="float">
            <text:p>0.77694</text:p>
          </table:table-cell>
          <table:table-cell office:value-type="float" office:value="0.38028" calcext:value-type="float">
            <text:p>0.38028</text:p>
          </table:table-cell>
        </table:table-row>
        <table:table-row table:style-name="ro1">
          <table:table-cell table:formula="of:=[.A144]+10" office:value-type="float" office:value="1420" calcext:value-type="float">
            <text:p>1420</text:p>
          </table:table-cell>
          <table:table-cell office:value-type="float" office:value="0.0047509" calcext:value-type="float">
            <text:p>0.0047509</text:p>
          </table:table-cell>
          <table:table-cell office:value-type="float" office:value="0.0067007" calcext:value-type="float">
            <text:p>0.0067007</text:p>
          </table:table-cell>
          <table:table-cell office:value-type="float" office:value="0.0082609" calcext:value-type="float">
            <text:p>0.0082609</text:p>
          </table:table-cell>
          <table:table-cell office:value-type="float" office:value="0.0086911" calcext:value-type="float">
            <text:p>0.0086911</text:p>
          </table:table-cell>
          <table:table-cell table:formula="of:=[.B145]*1000" office:value-type="float" office:value="4.7509" calcext:value-type="float">
            <text:p>4.7509</text:p>
          </table:table-cell>
          <table:table-cell table:formula="of:=[.C145]*1000" office:value-type="float" office:value="6.7007" calcext:value-type="float">
            <text:p>6.7007</text:p>
          </table:table-cell>
          <table:table-cell table:formula="of:=[.D145]*1000" office:value-type="float" office:value="8.2609" calcext:value-type="float">
            <text:p>8.2609</text:p>
          </table:table-cell>
          <table:table-cell table:formula="of:=[.E145]*1000" office:value-type="float" office:value="8.6911" calcext:value-type="float">
            <text:p>8.6911</text:p>
          </table:table-cell>
          <table:table-cell office:value-type="float" office:value="4.0736" calcext:value-type="float">
            <text:p>4.0736</text:p>
          </table:table-cell>
          <table:table-cell office:value-type="float" office:value="1.5903" calcext:value-type="float">
            <text:p>1.5903</text:p>
          </table:table-cell>
          <table:table-cell office:value-type="float" office:value="0.77734" calcext:value-type="float">
            <text:p>0.77734</text:p>
          </table:table-cell>
          <table:table-cell office:value-type="float" office:value="0.38051" calcext:value-type="float">
            <text:p>0.38051</text:p>
          </table:table-cell>
        </table:table-row>
        <table:table-row table:style-name="ro1">
          <table:table-cell table:formula="of:=[.A145]+10" office:value-type="float" office:value="1430" calcext:value-type="float">
            <text:p>1430</text:p>
          </table:table-cell>
          <table:table-cell office:value-type="float" office:value="0.0047479" calcext:value-type="float">
            <text:p>0.0047479</text:p>
          </table:table-cell>
          <table:table-cell office:value-type="float" office:value="0.0066997" calcext:value-type="float">
            <text:p>0.0066997</text:p>
          </table:table-cell>
          <table:table-cell office:value-type="float" office:value="0.0082604" calcext:value-type="float">
            <text:p>0.0082604</text:p>
          </table:table-cell>
          <table:table-cell office:value-type="float" office:value="0.0086908" calcext:value-type="float">
            <text:p>0.0086908</text:p>
          </table:table-cell>
          <table:table-cell table:formula="of:=[.B146]*1000" office:value-type="float" office:value="4.7479" calcext:value-type="float">
            <text:p>4.7479</text:p>
          </table:table-cell>
          <table:table-cell table:formula="of:=[.C146]*1000" office:value-type="float" office:value="6.6997" calcext:value-type="float">
            <text:p>6.6997</text:p>
          </table:table-cell>
          <table:table-cell table:formula="of:=[.D146]*1000" office:value-type="float" office:value="8.2604" calcext:value-type="float">
            <text:p>8.2604</text:p>
          </table:table-cell>
          <table:table-cell table:formula="of:=[.E146]*1000" office:value-type="float" office:value="8.6908" calcext:value-type="float">
            <text:p>8.6908</text:p>
          </table:table-cell>
          <table:table-cell office:value-type="float" office:value="4.0758" calcext:value-type="float">
            <text:p>4.0758</text:p>
          </table:table-cell>
          <table:table-cell office:value-type="float" office:value="1.5911" calcext:value-type="float">
            <text:p>1.5911</text:p>
          </table:table-cell>
          <table:table-cell office:value-type="float" office:value="0.77773" calcext:value-type="float">
            <text:p>0.77773</text:p>
          </table:table-cell>
          <table:table-cell office:value-type="float" office:value="0.38074" calcext:value-type="float">
            <text:p>0.38074</text:p>
          </table:table-cell>
        </table:table-row>
        <table:table-row table:style-name="ro1">
          <table:table-cell table:formula="of:=[.A146]+10" office:value-type="float" office:value="1440" calcext:value-type="float">
            <text:p>1440</text:p>
          </table:table-cell>
          <table:table-cell office:value-type="float" office:value="0.0047449" calcext:value-type="float">
            <text:p>0.0047449</text:p>
          </table:table-cell>
          <table:table-cell office:value-type="float" office:value="0.0066987" calcext:value-type="float">
            <text:p>0.0066987</text:p>
          </table:table-cell>
          <table:table-cell office:value-type="float" office:value="0.0082599" calcext:value-type="float">
            <text:p>0.0082599</text:p>
          </table:table-cell>
          <table:table-cell office:value-type="float" office:value="0.0086906" calcext:value-type="float">
            <text:p>0.0086906</text:p>
          </table:table-cell>
          <table:table-cell table:formula="of:=[.B147]*1000" office:value-type="float" office:value="4.7449" calcext:value-type="float">
            <text:p>4.7449</text:p>
          </table:table-cell>
          <table:table-cell table:formula="of:=[.C147]*1000" office:value-type="float" office:value="6.6987" calcext:value-type="float">
            <text:p>6.6987</text:p>
          </table:table-cell>
          <table:table-cell table:formula="of:=[.D147]*1000" office:value-type="float" office:value="8.2599" calcext:value-type="float">
            <text:p>8.2599</text:p>
          </table:table-cell>
          <table:table-cell table:formula="of:=[.E147]*1000" office:value-type="float" office:value="8.6906" calcext:value-type="float">
            <text:p>8.6906</text:p>
          </table:table-cell>
          <table:table-cell office:value-type="float" office:value="4.078" calcext:value-type="float">
            <text:p>4.078</text:p>
          </table:table-cell>
          <table:table-cell office:value-type="float" office:value="1.5919" calcext:value-type="float">
            <text:p>1.5919</text:p>
          </table:table-cell>
          <table:table-cell office:value-type="float" office:value="0.77813" calcext:value-type="float">
            <text:p>0.77813</text:p>
          </table:table-cell>
          <table:table-cell office:value-type="float" office:value="0.38096" calcext:value-type="float">
            <text:p>0.38096</text:p>
          </table:table-cell>
        </table:table-row>
        <table:table-row table:style-name="ro1">
          <table:table-cell table:formula="of:=[.A147]+10" office:value-type="float" office:value="1450" calcext:value-type="float">
            <text:p>1450</text:p>
          </table:table-cell>
          <table:table-cell office:value-type="float" office:value="0.004742" calcext:value-type="float">
            <text:p>0.004742</text:p>
          </table:table-cell>
          <table:table-cell office:value-type="float" office:value="0.0066976" calcext:value-type="float">
            <text:p>0.0066976</text:p>
          </table:table-cell>
          <table:table-cell office:value-type="float" office:value="0.0082594" calcext:value-type="float">
            <text:p>0.0082594</text:p>
          </table:table-cell>
          <table:table-cell office:value-type="float" office:value="0.0086903" calcext:value-type="float">
            <text:p>0.0086903</text:p>
          </table:table-cell>
          <table:table-cell table:formula="of:=[.B148]*1000" office:value-type="float" office:value="4.742" calcext:value-type="float">
            <text:p>4.742</text:p>
          </table:table-cell>
          <table:table-cell table:formula="of:=[.C148]*1000" office:value-type="float" office:value="6.6976" calcext:value-type="float">
            <text:p>6.6976</text:p>
          </table:table-cell>
          <table:table-cell table:formula="of:=[.D148]*1000" office:value-type="float" office:value="8.2594" calcext:value-type="float">
            <text:p>8.2594</text:p>
          </table:table-cell>
          <table:table-cell table:formula="of:=[.E148]*1000" office:value-type="float" office:value="8.6903" calcext:value-type="float">
            <text:p>8.6903</text:p>
          </table:table-cell>
          <table:table-cell office:value-type="float" office:value="4.0801" calcext:value-type="float">
            <text:p>4.0801</text:p>
          </table:table-cell>
          <table:table-cell office:value-type="float" office:value="1.5927" calcext:value-type="float">
            <text:p>1.5927</text:p>
          </table:table-cell>
          <table:table-cell office:value-type="float" office:value="0.77852" calcext:value-type="float">
            <text:p>0.77852</text:p>
          </table:table-cell>
          <table:table-cell office:value-type="float" office:value="0.38119" calcext:value-type="float">
            <text:p>0.38119</text:p>
          </table:table-cell>
        </table:table-row>
        <table:table-row table:style-name="ro1">
          <table:table-cell table:formula="of:=[.A148]+10" office:value-type="float" office:value="1460" calcext:value-type="float">
            <text:p>1460</text:p>
          </table:table-cell>
          <table:table-cell office:value-type="float" office:value="0.004739" calcext:value-type="float">
            <text:p>0.004739</text:p>
          </table:table-cell>
          <table:table-cell office:value-type="float" office:value="0.0066966" calcext:value-type="float">
            <text:p>0.0066966</text:p>
          </table:table-cell>
          <table:table-cell office:value-type="float" office:value="0.0082589" calcext:value-type="float">
            <text:p>0.0082589</text:p>
          </table:table-cell>
          <table:table-cell office:value-type="float" office:value="0.0086901" calcext:value-type="float">
            <text:p>0.0086901</text:p>
          </table:table-cell>
          <table:table-cell table:formula="of:=[.B149]*1000" office:value-type="float" office:value="4.739" calcext:value-type="float">
            <text:p>4.739</text:p>
          </table:table-cell>
          <table:table-cell table:formula="of:=[.C149]*1000" office:value-type="float" office:value="6.6966" calcext:value-type="float">
            <text:p>6.6966</text:p>
          </table:table-cell>
          <table:table-cell table:formula="of:=[.D149]*1000" office:value-type="float" office:value="8.2589" calcext:value-type="float">
            <text:p>8.2589</text:p>
          </table:table-cell>
          <table:table-cell table:formula="of:=[.E149]*1000" office:value-type="float" office:value="8.6901" calcext:value-type="float">
            <text:p>8.6901</text:p>
          </table:table-cell>
          <table:table-cell office:value-type="float" office:value="4.0823" calcext:value-type="float">
            <text:p>4.0823</text:p>
          </table:table-cell>
          <table:table-cell office:value-type="float" office:value="1.5936" calcext:value-type="float">
            <text:p>1.5936</text:p>
          </table:table-cell>
          <table:table-cell office:value-type="float" office:value="0.77892" calcext:value-type="float">
            <text:p>0.77892</text:p>
          </table:table-cell>
          <table:table-cell office:value-type="float" office:value="0.38142" calcext:value-type="float">
            <text:p>0.38142</text:p>
          </table:table-cell>
        </table:table-row>
        <table:table-row table:style-name="ro1">
          <table:table-cell table:formula="of:=[.A149]+10" office:value-type="float" office:value="1470" calcext:value-type="float">
            <text:p>1470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66956" calcext:value-type="float">
            <text:p>0.0066956</text:p>
          </table:table-cell>
          <table:table-cell office:value-type="float" office:value="0.0082584" calcext:value-type="float">
            <text:p>0.0082584</text:p>
          </table:table-cell>
          <table:table-cell office:value-type="float" office:value="0.0086898" calcext:value-type="float">
            <text:p>0.0086898</text:p>
          </table:table-cell>
          <table:table-cell table:formula="of:=[.B150]*1000" office:value-type="float" office:value="4.736" calcext:value-type="float">
            <text:p>4.736</text:p>
          </table:table-cell>
          <table:table-cell table:formula="of:=[.C150]*1000" office:value-type="float" office:value="6.6956" calcext:value-type="float">
            <text:p>6.6956</text:p>
          </table:table-cell>
          <table:table-cell table:formula="of:=[.D150]*1000" office:value-type="float" office:value="8.2584" calcext:value-type="float">
            <text:p>8.2584</text:p>
          </table:table-cell>
          <table:table-cell table:formula="of:=[.E150]*1000" office:value-type="float" office:value="8.6898" calcext:value-type="float">
            <text:p>8.6898</text:p>
          </table:table-cell>
          <table:table-cell office:value-type="float" office:value="4.0844" calcext:value-type="float">
            <text:p>4.0844</text:p>
          </table:table-cell>
          <table:table-cell office:value-type="float" office:value="1.5944" calcext:value-type="float">
            <text:p>1.5944</text:p>
          </table:table-cell>
          <table:table-cell office:value-type="float" office:value="0.77931" calcext:value-type="float">
            <text:p>0.77931</text:p>
          </table:table-cell>
          <table:table-cell office:value-type="float" office:value="0.38165" calcext:value-type="float">
            <text:p>0.38165</text:p>
          </table:table-cell>
        </table:table-row>
        <table:table-row table:style-name="ro1">
          <table:table-cell table:formula="of:=[.A150]+10" office:value-type="float" office:value="1480" calcext:value-type="float">
            <text:p>1480</text:p>
          </table:table-cell>
          <table:table-cell office:value-type="float" office:value="0.004733" calcext:value-type="float">
            <text:p>0.004733</text:p>
          </table:table-cell>
          <table:table-cell office:value-type="float" office:value="0.0066946" calcext:value-type="float">
            <text:p>0.0066946</text:p>
          </table:table-cell>
          <table:table-cell office:value-type="float" office:value="0.0082579" calcext:value-type="float">
            <text:p>0.0082579</text:p>
          </table:table-cell>
          <table:table-cell office:value-type="float" office:value="0.0086896" calcext:value-type="float">
            <text:p>0.0086896</text:p>
          </table:table-cell>
          <table:table-cell table:formula="of:=[.B151]*1000" office:value-type="float" office:value="4.733" calcext:value-type="float">
            <text:p>4.733</text:p>
          </table:table-cell>
          <table:table-cell table:formula="of:=[.C151]*1000" office:value-type="float" office:value="6.6946" calcext:value-type="float">
            <text:p>6.6946</text:p>
          </table:table-cell>
          <table:table-cell table:formula="of:=[.D151]*1000" office:value-type="float" office:value="8.2579" calcext:value-type="float">
            <text:p>8.2579</text:p>
          </table:table-cell>
          <table:table-cell table:formula="of:=[.E151]*1000" office:value-type="float" office:value="8.6896" calcext:value-type="float">
            <text:p>8.6896</text:p>
          </table:table-cell>
          <table:table-cell office:value-type="float" office:value="4.0866" calcext:value-type="float">
            <text:p>4.0866</text:p>
          </table:table-cell>
          <table:table-cell office:value-type="float" office:value="1.5952" calcext:value-type="float">
            <text:p>1.5952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38189" calcext:value-type="float">
            <text:p>0.38189</text:p>
          </table:table-cell>
        </table:table-row>
        <table:table-row table:style-name="ro1">
          <table:table-cell table:formula="of:=[.A151]+10" office:value-type="float" office:value="1490" calcext:value-type="float">
            <text:p>1490</text:p>
          </table:table-cell>
          <table:table-cell office:value-type="float" office:value="0.0047299" calcext:value-type="float">
            <text:p>0.0047299</text:p>
          </table:table-cell>
          <table:table-cell office:value-type="float" office:value="0.0066935" calcext:value-type="float">
            <text:p>0.0066935</text:p>
          </table:table-cell>
          <table:table-cell office:value-type="float" office:value="0.0082574" calcext:value-type="float">
            <text:p>0.0082574</text:p>
          </table:table-cell>
          <table:table-cell office:value-type="float" office:value="0.0086893" calcext:value-type="float">
            <text:p>0.0086893</text:p>
          </table:table-cell>
          <table:table-cell table:formula="of:=[.B152]*1000" office:value-type="float" office:value="4.7299" calcext:value-type="float">
            <text:p>4.7299</text:p>
          </table:table-cell>
          <table:table-cell table:formula="of:=[.C152]*1000" office:value-type="float" office:value="6.6935" calcext:value-type="float">
            <text:p>6.6935</text:p>
          </table:table-cell>
          <table:table-cell table:formula="of:=[.D152]*1000" office:value-type="float" office:value="8.2574" calcext:value-type="float">
            <text:p>8.2574</text:p>
          </table:table-cell>
          <table:table-cell table:formula="of:=[.E152]*1000" office:value-type="float" office:value="8.6893" calcext:value-type="float">
            <text:p>8.6893</text:p>
          </table:table-cell>
          <table:table-cell office:value-type="float" office:value="4.0887" calcext:value-type="float">
            <text:p>4.0887</text:p>
          </table:table-cell>
          <table:table-cell office:value-type="float" office:value="1.596" calcext:value-type="float">
            <text:p>1.596</text:p>
          </table:table-cell>
          <table:table-cell office:value-type="float" office:value="0.78009" calcext:value-type="float">
            <text:p>0.78009</text:p>
          </table:table-cell>
          <table:table-cell office:value-type="float" office:value="0.38212" calcext:value-type="float">
            <text:p>0.38212</text:p>
          </table:table-cell>
        </table:table-row>
        <table:table-row table:style-name="ro1">
          <table:table-cell table:formula="of:=[.A152]+10" office:value-type="float" office:value="1500" calcext:value-type="float">
            <text:p>1500</text:p>
          </table:table-cell>
          <table:table-cell office:value-type="float" office:value="0.0047269" calcext:value-type="float">
            <text:p>0.0047269</text:p>
          </table:table-cell>
          <table:table-cell office:value-type="float" office:value="0.0066925" calcext:value-type="float">
            <text:p>0.0066925</text:p>
          </table:table-cell>
          <table:table-cell office:value-type="float" office:value="0.0082569" calcext:value-type="float">
            <text:p>0.0082569</text:p>
          </table:table-cell>
          <table:table-cell office:value-type="float" office:value="0.0086891" calcext:value-type="float">
            <text:p>0.0086891</text:p>
          </table:table-cell>
          <table:table-cell table:formula="of:=[.B153]*1000" office:value-type="float" office:value="4.7269" calcext:value-type="float">
            <text:p>4.7269</text:p>
          </table:table-cell>
          <table:table-cell table:formula="of:=[.C153]*1000" office:value-type="float" office:value="6.6925" calcext:value-type="float">
            <text:p>6.6925</text:p>
          </table:table-cell>
          <table:table-cell table:formula="of:=[.D153]*1000" office:value-type="float" office:value="8.2569" calcext:value-type="float">
            <text:p>8.2569</text:p>
          </table:table-cell>
          <table:table-cell table:formula="of:=[.E153]*1000" office:value-type="float" office:value="8.6891" calcext:value-type="float">
            <text:p>8.6891</text:p>
          </table:table-cell>
          <table:table-cell office:value-type="float" office:value="4.0909" calcext:value-type="float">
            <text:p>4.0909</text:p>
          </table:table-cell>
          <table:table-cell office:value-type="float" office:value="1.5968" calcext:value-type="float">
            <text:p>1.5968</text:p>
          </table:table-cell>
          <table:table-cell office:value-type="float" office:value="0.78049" calcext:value-type="float">
            <text:p>0.78049</text:p>
          </table:table-cell>
          <table:table-cell office:value-type="float" office:value="0.38235" calcext:value-type="float">
            <text:p>0.38235</text:p>
          </table:table-cell>
        </table:table-row>
        <table:table-row table:style-name="ro1">
          <table:table-cell table:formula="of:=[.A153]+10" office:value-type="float" office:value="1510" calcext:value-type="float">
            <text:p>1510</text:p>
          </table:table-cell>
          <table:table-cell office:value-type="float" office:value="0.0047238" calcext:value-type="float">
            <text:p>0.0047238</text:p>
          </table:table-cell>
          <table:table-cell office:value-type="float" office:value="0.0066915" calcext:value-type="float">
            <text:p>0.0066915</text:p>
          </table:table-cell>
          <table:table-cell office:value-type="float" office:value="0.0082564" calcext:value-type="float">
            <text:p>0.0082564</text:p>
          </table:table-cell>
          <table:table-cell office:value-type="float" office:value="0.0086888" calcext:value-type="float">
            <text:p>0.0086888</text:p>
          </table:table-cell>
          <table:table-cell table:formula="of:=[.B154]*1000" office:value-type="float" office:value="4.7238" calcext:value-type="float">
            <text:p>4.7238</text:p>
          </table:table-cell>
          <table:table-cell table:formula="of:=[.C154]*1000" office:value-type="float" office:value="6.6915" calcext:value-type="float">
            <text:p>6.6915</text:p>
          </table:table-cell>
          <table:table-cell table:formula="of:=[.D154]*1000" office:value-type="float" office:value="8.2564" calcext:value-type="float">
            <text:p>8.2564</text:p>
          </table:table-cell>
          <table:table-cell table:formula="of:=[.E154]*1000" office:value-type="float" office:value="8.6888" calcext:value-type="float">
            <text:p>8.6888</text:p>
          </table:table-cell>
          <table:table-cell office:value-type="float" office:value="4.093" calcext:value-type="float">
            <text:p>4.093</text:p>
          </table:table-cell>
          <table:table-cell office:value-type="float" office:value="1.5976" calcext:value-type="float">
            <text:p>1.5976</text:p>
          </table:table-cell>
          <table:table-cell office:value-type="float" office:value="0.78088" calcext:value-type="float">
            <text:p>0.78088</text:p>
          </table:table-cell>
          <table:table-cell office:value-type="float" office:value="0.38258" calcext:value-type="float">
            <text:p>0.38258</text:p>
          </table:table-cell>
        </table:table-row>
        <table:table-row table:style-name="ro1">
          <table:table-cell table:formula="of:=[.A154]+10" office:value-type="float" office:value="1520" calcext:value-type="float">
            <text:p>1520</text:p>
          </table:table-cell>
          <table:table-cell office:value-type="float" office:value="0.0047208" calcext:value-type="float">
            <text:p>0.0047208</text:p>
          </table:table-cell>
          <table:table-cell office:value-type="float" office:value="0.0066904" calcext:value-type="float">
            <text:p>0.0066904</text:p>
          </table:table-cell>
          <table:table-cell office:value-type="float" office:value="0.0082559" calcext:value-type="float">
            <text:p>0.0082559</text:p>
          </table:table-cell>
          <table:table-cell office:value-type="float" office:value="0.0086886" calcext:value-type="float">
            <text:p>0.0086886</text:p>
          </table:table-cell>
          <table:table-cell table:formula="of:=[.B155]*1000" office:value-type="float" office:value="4.7208" calcext:value-type="float">
            <text:p>4.7208</text:p>
          </table:table-cell>
          <table:table-cell table:formula="of:=[.C155]*1000" office:value-type="float" office:value="6.6904" calcext:value-type="float">
            <text:p>6.6904</text:p>
          </table:table-cell>
          <table:table-cell table:formula="of:=[.D155]*1000" office:value-type="float" office:value="8.2559" calcext:value-type="float">
            <text:p>8.2559</text:p>
          </table:table-cell>
          <table:table-cell table:formula="of:=[.E155]*1000" office:value-type="float" office:value="8.6886" calcext:value-type="float">
            <text:p>8.6886</text:p>
          </table:table-cell>
          <table:table-cell office:value-type="float" office:value="4.0951" calcext:value-type="float">
            <text:p>4.0951</text:p>
          </table:table-cell>
          <table:table-cell office:value-type="float" office:value="1.5984" calcext:value-type="float">
            <text:p>1.5984</text:p>
          </table:table-cell>
          <table:table-cell office:value-type="float" office:value="0.78127" calcext:value-type="float">
            <text:p>0.78127</text:p>
          </table:table-cell>
          <table:table-cell office:value-type="float" office:value="0.38281" calcext:value-type="float">
            <text:p>0.38281</text:p>
          </table:table-cell>
        </table:table-row>
        <table:table-row table:style-name="ro1">
          <table:table-cell table:formula="of:=[.A155]+10" office:value-type="float" office:value="1530" calcext:value-type="float">
            <text:p>1530</text:p>
          </table:table-cell>
          <table:table-cell office:value-type="float" office:value="0.0047177" calcext:value-type="float">
            <text:p>0.0047177</text:p>
          </table:table-cell>
          <table:table-cell office:value-type="float" office:value="0.0066894" calcext:value-type="float">
            <text:p>0.0066894</text:p>
          </table:table-cell>
          <table:table-cell office:value-type="float" office:value="0.0082554" calcext:value-type="float">
            <text:p>0.0082554</text:p>
          </table:table-cell>
          <table:table-cell office:value-type="float" office:value="0.0086884" calcext:value-type="float">
            <text:p>0.0086884</text:p>
          </table:table-cell>
          <table:table-cell table:formula="of:=[.B156]*1000" office:value-type="float" office:value="4.7177" calcext:value-type="float">
            <text:p>4.7177</text:p>
          </table:table-cell>
          <table:table-cell table:formula="of:=[.C156]*1000" office:value-type="float" office:value="6.6894" calcext:value-type="float">
            <text:p>6.6894</text:p>
          </table:table-cell>
          <table:table-cell table:formula="of:=[.D156]*1000" office:value-type="float" office:value="8.2554" calcext:value-type="float">
            <text:p>8.2554</text:p>
          </table:table-cell>
          <table:table-cell table:formula="of:=[.E156]*1000" office:value-type="float" office:value="8.6884" calcext:value-type="float">
            <text:p>8.6884</text:p>
          </table:table-cell>
          <table:table-cell office:value-type="float" office:value="4.0973" calcext:value-type="float">
            <text:p>4.0973</text:p>
          </table:table-cell>
          <table:table-cell office:value-type="float" office:value="1.5992" calcext:value-type="float">
            <text:p>1.5992</text:p>
          </table:table-cell>
          <table:table-cell office:value-type="float" office:value="0.78166" calcext:value-type="float">
            <text:p>0.78166</text:p>
          </table:table-cell>
          <table:table-cell office:value-type="float" office:value="0.38304" calcext:value-type="float">
            <text:p>0.38304</text:p>
          </table:table-cell>
        </table:table-row>
        <table:table-row table:style-name="ro1">
          <table:table-cell table:formula="of:=[.A156]+10" office:value-type="float" office:value="1540" calcext:value-type="float">
            <text:p>1540</text:p>
          </table:table-cell>
          <table:table-cell office:value-type="float" office:value="0.0047146" calcext:value-type="float">
            <text:p>0.0047146</text:p>
          </table:table-cell>
          <table:table-cell office:value-type="float" office:value="0.0066884" calcext:value-type="float">
            <text:p>0.0066884</text:p>
          </table:table-cell>
          <table:table-cell office:value-type="float" office:value="0.0082549" calcext:value-type="float">
            <text:p>0.0082549</text:p>
          </table:table-cell>
          <table:table-cell office:value-type="float" office:value="0.0086881" calcext:value-type="float">
            <text:p>0.0086881</text:p>
          </table:table-cell>
          <table:table-cell table:formula="of:=[.B157]*1000" office:value-type="float" office:value="4.7146" calcext:value-type="float">
            <text:p>4.7146</text:p>
          </table:table-cell>
          <table:table-cell table:formula="of:=[.C157]*1000" office:value-type="float" office:value="6.6884" calcext:value-type="float">
            <text:p>6.6884</text:p>
          </table:table-cell>
          <table:table-cell table:formula="of:=[.D157]*1000" office:value-type="float" office:value="8.2549" calcext:value-type="float">
            <text:p>8.2549</text:p>
          </table:table-cell>
          <table:table-cell table:formula="of:=[.E157]*1000" office:value-type="float" office:value="8.6881" calcext:value-type="float">
            <text:p>8.6881</text:p>
          </table:table-cell>
          <table:table-cell office:value-type="float" office:value="4.0994" calcext:value-type="float">
            <text:p>4.0994</text:p>
          </table:table-cell>
          <table:table-cell office:value-type="float" office:value="1.6" calcext:value-type="float">
            <text:p>1.6</text:p>
          </table:table-cell>
          <table:table-cell office:value-type="float" office:value="0.78205" calcext:value-type="float">
            <text:p>0.78205</text:p>
          </table:table-cell>
          <table:table-cell office:value-type="float" office:value="0.38327" calcext:value-type="float">
            <text:p>0.38327</text:p>
          </table:table-cell>
        </table:table-row>
        <table:table-row table:style-name="ro1">
          <table:table-cell table:formula="of:=[.A157]+10" office:value-type="float" office:value="1550" calcext:value-type="float">
            <text:p>1550</text:p>
          </table:table-cell>
          <table:table-cell office:value-type="float" office:value="0.0047115" calcext:value-type="float">
            <text:p>0.0047115</text:p>
          </table:table-cell>
          <table:table-cell office:value-type="float" office:value="0.0066873" calcext:value-type="float">
            <text:p>0.0066873</text:p>
          </table:table-cell>
          <table:table-cell office:value-type="float" office:value="0.0082544" calcext:value-type="float">
            <text:p>0.0082544</text:p>
          </table:table-cell>
          <table:table-cell office:value-type="float" office:value="0.0086879" calcext:value-type="float">
            <text:p>0.0086879</text:p>
          </table:table-cell>
          <table:table-cell table:formula="of:=[.B158]*1000" office:value-type="float" office:value="4.7115" calcext:value-type="float">
            <text:p>4.7115</text:p>
          </table:table-cell>
          <table:table-cell table:formula="of:=[.C158]*1000" office:value-type="float" office:value="6.6873" calcext:value-type="float">
            <text:p>6.6873</text:p>
          </table:table-cell>
          <table:table-cell table:formula="of:=[.D158]*1000" office:value-type="float" office:value="8.2544" calcext:value-type="float">
            <text:p>8.2544</text:p>
          </table:table-cell>
          <table:table-cell table:formula="of:=[.E158]*1000" office:value-type="float" office:value="8.6879" calcext:value-type="float">
            <text:p>8.6879</text:p>
          </table:table-cell>
          <table:table-cell office:value-type="float" office:value="4.1015" calcext:value-type="float">
            <text:p>4.1015</text:p>
          </table:table-cell>
          <table:table-cell office:value-type="float" office:value="1.6008" calcext:value-type="float">
            <text:p>1.6008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3835" calcext:value-type="float">
            <text:p>0.3835</text:p>
          </table:table-cell>
        </table:table-row>
        <table:table-row table:style-name="ro1">
          <table:table-cell table:formula="of:=[.A158]+10" office:value-type="float" office:value="1560" calcext:value-type="float">
            <text:p>1560</text:p>
          </table:table-cell>
          <table:table-cell office:value-type="float" office:value="0.0047083" calcext:value-type="float">
            <text:p>0.0047083</text:p>
          </table:table-cell>
          <table:table-cell office:value-type="float" office:value="0.0066863" calcext:value-type="float">
            <text:p>0.0066863</text:p>
          </table:table-cell>
          <table:table-cell office:value-type="float" office:value="0.0082539" calcext:value-type="float">
            <text:p>0.0082539</text:p>
          </table:table-cell>
          <table:table-cell office:value-type="float" office:value="0.0086876" calcext:value-type="float">
            <text:p>0.0086876</text:p>
          </table:table-cell>
          <table:table-cell table:formula="of:=[.B159]*1000" office:value-type="float" office:value="4.7083" calcext:value-type="float">
            <text:p>4.7083</text:p>
          </table:table-cell>
          <table:table-cell table:formula="of:=[.C159]*1000" office:value-type="float" office:value="6.6863" calcext:value-type="float">
            <text:p>6.6863</text:p>
          </table:table-cell>
          <table:table-cell table:formula="of:=[.D159]*1000" office:value-type="float" office:value="8.2539" calcext:value-type="float">
            <text:p>8.2539</text:p>
          </table:table-cell>
          <table:table-cell table:formula="of:=[.E159]*1000" office:value-type="float" office:value="8.6876" calcext:value-type="float">
            <text:p>8.6876</text:p>
          </table:table-cell>
          <table:table-cell office:value-type="float" office:value="4.1036" calcext:value-type="float">
            <text:p>4.1036</text:p>
          </table:table-cell>
          <table:table-cell office:value-type="float" office:value="1.6016" calcext:value-type="float">
            <text:p>1.6016</text:p>
          </table:table-cell>
          <table:table-cell office:value-type="float" office:value="0.78282" calcext:value-type="float">
            <text:p>0.78282</text:p>
          </table:table-cell>
          <table:table-cell office:value-type="float" office:value="0.38373" calcext:value-type="float">
            <text:p>0.38373</text:p>
          </table:table-cell>
        </table:table-row>
        <table:table-row table:style-name="ro1">
          <table:table-cell table:formula="of:=[.A159]+10" office:value-type="float" office:value="1570" calcext:value-type="float">
            <text:p>1570</text:p>
          </table:table-cell>
          <table:table-cell office:value-type="float" office:value="0.0047052" calcext:value-type="float">
            <text:p>0.0047052</text:p>
          </table:table-cell>
          <table:table-cell office:value-type="float" office:value="0.0066852" calcext:value-type="float">
            <text:p>0.0066852</text:p>
          </table:table-cell>
          <table:table-cell office:value-type="float" office:value="0.0082534" calcext:value-type="float">
            <text:p>0.0082534</text:p>
          </table:table-cell>
          <table:table-cell office:value-type="float" office:value="0.0086874" calcext:value-type="float">
            <text:p>0.0086874</text:p>
          </table:table-cell>
          <table:table-cell table:formula="of:=[.B160]*1000" office:value-type="float" office:value="4.7052" calcext:value-type="float">
            <text:p>4.7052</text:p>
          </table:table-cell>
          <table:table-cell table:formula="of:=[.C160]*1000" office:value-type="float" office:value="6.6852" calcext:value-type="float">
            <text:p>6.6852</text:p>
          </table:table-cell>
          <table:table-cell table:formula="of:=[.D160]*1000" office:value-type="float" office:value="8.2534" calcext:value-type="float">
            <text:p>8.2534</text:p>
          </table:table-cell>
          <table:table-cell table:formula="of:=[.E160]*1000" office:value-type="float" office:value="8.6874" calcext:value-type="float">
            <text:p>8.6874</text:p>
          </table:table-cell>
          <table:table-cell office:value-type="float" office:value="4.1057" calcext:value-type="float">
            <text:p>4.1057</text:p>
          </table:table-cell>
          <table:table-cell office:value-type="float" office:value="1.6024" calcext:value-type="float">
            <text:p>1.6024</text:p>
          </table:table-cell>
          <table:table-cell office:value-type="float" office:value="0.78321" calcext:value-type="float">
            <text:p>0.78321</text:p>
          </table:table-cell>
          <table:table-cell office:value-type="float" office:value="0.38396" calcext:value-type="float">
            <text:p>0.38396</text:p>
          </table:table-cell>
        </table:table-row>
        <table:table-row table:style-name="ro1">
          <table:table-cell table:formula="of:=[.A160]+10" office:value-type="float" office:value="1580" calcext:value-type="float">
            <text:p>1580</text:p>
          </table:table-cell>
          <table:table-cell office:value-type="float" office:value="0.0047021" calcext:value-type="float">
            <text:p>0.0047021</text:p>
          </table:table-cell>
          <table:table-cell office:value-type="float" office:value="0.0066842" calcext:value-type="float">
            <text:p>0.0066842</text:p>
          </table:table-cell>
          <table:table-cell office:value-type="float" office:value="0.0082529" calcext:value-type="float">
            <text:p>0.0082529</text:p>
          </table:table-cell>
          <table:table-cell office:value-type="float" office:value="0.0086871" calcext:value-type="float">
            <text:p>0.0086871</text:p>
          </table:table-cell>
          <table:table-cell table:formula="of:=[.B161]*1000" office:value-type="float" office:value="4.7021" calcext:value-type="float">
            <text:p>4.7021</text:p>
          </table:table-cell>
          <table:table-cell table:formula="of:=[.C161]*1000" office:value-type="float" office:value="6.6842" calcext:value-type="float">
            <text:p>6.6842</text:p>
          </table:table-cell>
          <table:table-cell table:formula="of:=[.D161]*1000" office:value-type="float" office:value="8.2529" calcext:value-type="float">
            <text:p>8.2529</text:p>
          </table:table-cell>
          <table:table-cell table:formula="of:=[.E161]*1000" office:value-type="float" office:value="8.6871" calcext:value-type="float">
            <text:p>8.6871</text:p>
          </table:table-cell>
          <table:table-cell office:value-type="float" office:value="4.1078" calcext:value-type="float">
            <text:p>4.1078</text:p>
          </table:table-cell>
          <table:table-cell office:value-type="float" office:value="1.6032" calcext:value-type="float">
            <text:p>1.6032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38419" calcext:value-type="float">
            <text:p>0.38419</text:p>
          </table:table-cell>
        </table:table-row>
        <table:table-row table:style-name="ro1">
          <table:table-cell table:formula="of:=[.A161]+10" office:value-type="float" office:value="1590" calcext:value-type="float">
            <text:p>1590</text:p>
          </table:table-cell>
          <table:table-cell office:value-type="float" office:value="0.0046989" calcext:value-type="float">
            <text:p>0.0046989</text:p>
          </table:table-cell>
          <table:table-cell office:value-type="float" office:value="0.0066832" calcext:value-type="float">
            <text:p>0.0066832</text:p>
          </table:table-cell>
          <table:table-cell office:value-type="float" office:value="0.0082524" calcext:value-type="float">
            <text:p>0.0082524</text:p>
          </table:table-cell>
          <table:table-cell office:value-type="float" office:value="0.0086869" calcext:value-type="float">
            <text:p>0.0086869</text:p>
          </table:table-cell>
          <table:table-cell table:formula="of:=[.B162]*1000" office:value-type="float" office:value="4.6989" calcext:value-type="float">
            <text:p>4.6989</text:p>
          </table:table-cell>
          <table:table-cell table:formula="of:=[.C162]*1000" office:value-type="float" office:value="6.6832" calcext:value-type="float">
            <text:p>6.6832</text:p>
          </table:table-cell>
          <table:table-cell table:formula="of:=[.D162]*1000" office:value-type="float" office:value="8.2524" calcext:value-type="float">
            <text:p>8.2524</text:p>
          </table:table-cell>
          <table:table-cell table:formula="of:=[.E162]*1000" office:value-type="float" office:value="8.6869" calcext:value-type="float">
            <text:p>8.6869</text:p>
          </table:table-cell>
          <table:table-cell office:value-type="float" office:value="4.1099" calcext:value-type="float">
            <text:p>4.1099</text:p>
          </table:table-cell>
          <table:table-cell office:value-type="float" office:value="1.604" calcext:value-type="float">
            <text:p>1.604</text:p>
          </table:table-cell>
          <table:table-cell office:value-type="float" office:value="0.78398" calcext:value-type="float">
            <text:p>0.78398</text:p>
          </table:table-cell>
          <table:table-cell office:value-type="float" office:value="0.38442" calcext:value-type="float">
            <text:p>0.38442</text:p>
          </table:table-cell>
        </table:table-row>
        <table:table-row table:style-name="ro1">
          <table:table-cell table:formula="of:=[.A162]+10" office:value-type="float" office:value="1600" calcext:value-type="float">
            <text:p>1600</text:p>
          </table:table-cell>
          <table:table-cell office:value-type="float" office:value="0.0046957" calcext:value-type="float">
            <text:p>0.0046957</text:p>
          </table:table-cell>
          <table:table-cell office:value-type="float" office:value="0.0066821" calcext:value-type="float">
            <text:p>0.0066821</text:p>
          </table:table-cell>
          <table:table-cell office:value-type="float" office:value="0.0082519" calcext:value-type="float">
            <text:p>0.0082519</text:p>
          </table:table-cell>
          <table:table-cell office:value-type="float" office:value="0.0086866" calcext:value-type="float">
            <text:p>0.0086866</text:p>
          </table:table-cell>
          <table:table-cell table:formula="of:=[.B163]*1000" office:value-type="float" office:value="4.6957" calcext:value-type="float">
            <text:p>4.6957</text:p>
          </table:table-cell>
          <table:table-cell table:formula="of:=[.C163]*1000" office:value-type="float" office:value="6.6821" calcext:value-type="float">
            <text:p>6.6821</text:p>
          </table:table-cell>
          <table:table-cell table:formula="of:=[.D163]*1000" office:value-type="float" office:value="8.2519" calcext:value-type="float">
            <text:p>8.2519</text:p>
          </table:table-cell>
          <table:table-cell table:formula="of:=[.E163]*1000" office:value-type="float" office:value="8.6866" calcext:value-type="float">
            <text:p>8.6866</text:p>
          </table:table-cell>
          <table:table-cell office:value-type="float" office:value="4.112" calcext:value-type="float">
            <text:p>4.112</text:p>
          </table:table-cell>
          <table:table-cell office:value-type="float" office:value="1.6048" calcext:value-type="float">
            <text:p>1.6048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38465" calcext:value-type="float">
            <text:p>0.38465</text:p>
          </table:table-cell>
        </table:table-row>
        <table:table-row table:style-name="ro1">
          <table:table-cell table:formula="of:=[.A163]+10" office:value-type="float" office:value="1610" calcext:value-type="float">
            <text:p>1610</text:p>
          </table:table-cell>
          <table:table-cell office:value-type="float" office:value="0.0046925" calcext:value-type="float">
            <text:p>0.0046925</text:p>
          </table:table-cell>
          <table:table-cell office:value-type="float" office:value="0.0066811" calcext:value-type="float">
            <text:p>0.0066811</text:p>
          </table:table-cell>
          <table:table-cell office:value-type="float" office:value="0.0082514" calcext:value-type="float">
            <text:p>0.0082514</text:p>
          </table:table-cell>
          <table:table-cell office:value-type="float" office:value="0.0086864" calcext:value-type="float">
            <text:p>0.0086864</text:p>
          </table:table-cell>
          <table:table-cell table:formula="of:=[.B164]*1000" office:value-type="float" office:value="4.6925" calcext:value-type="float">
            <text:p>4.6925</text:p>
          </table:table-cell>
          <table:table-cell table:formula="of:=[.C164]*1000" office:value-type="float" office:value="6.6811" calcext:value-type="float">
            <text:p>6.6811</text:p>
          </table:table-cell>
          <table:table-cell table:formula="of:=[.D164]*1000" office:value-type="float" office:value="8.2514" calcext:value-type="float">
            <text:p>8.2514</text:p>
          </table:table-cell>
          <table:table-cell table:formula="of:=[.E164]*1000" office:value-type="float" office:value="8.6864" calcext:value-type="float">
            <text:p>8.6864</text:p>
          </table:table-cell>
          <table:table-cell office:value-type="float" office:value="4.1141" calcext:value-type="float">
            <text:p>4.1141</text:p>
          </table:table-cell>
          <table:table-cell office:value-type="float" office:value="1.6056" calcext:value-type="float">
            <text:p>1.6056</text:p>
          </table:table-cell>
          <table:table-cell office:value-type="float" office:value="0.78476" calcext:value-type="float">
            <text:p>0.78476</text:p>
          </table:table-cell>
          <table:table-cell office:value-type="float" office:value="0.38488" calcext:value-type="float">
            <text:p>0.38488</text:p>
          </table:table-cell>
        </table:table-row>
        <table:table-row table:style-name="ro1">
          <table:table-cell table:formula="of:=[.A164]+10" office:value-type="float" office:value="1620" calcext:value-type="float">
            <text:p>1620</text:p>
          </table:table-cell>
          <table:table-cell office:value-type="float" office:value="0.0046893" calcext:value-type="float">
            <text:p>0.0046893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82509" calcext:value-type="float">
            <text:p>0.0082509</text:p>
          </table:table-cell>
          <table:table-cell office:value-type="float" office:value="0.0086861" calcext:value-type="float">
            <text:p>0.0086861</text:p>
          </table:table-cell>
          <table:table-cell table:formula="of:=[.B165]*1000" office:value-type="float" office:value="4.6893" calcext:value-type="float">
            <text:p>4.6893</text:p>
          </table:table-cell>
          <table:table-cell table:formula="of:=[.C165]*1000" office:value-type="float" office:value="6.68" calcext:value-type="float">
            <text:p>6.68</text:p>
          </table:table-cell>
          <table:table-cell table:formula="of:=[.D165]*1000" office:value-type="float" office:value="8.2509" calcext:value-type="float">
            <text:p>8.2509</text:p>
          </table:table-cell>
          <table:table-cell table:formula="of:=[.E165]*1000" office:value-type="float" office:value="8.6861" calcext:value-type="float">
            <text:p>8.6861</text:p>
          </table:table-cell>
          <table:table-cell office:value-type="float" office:value="4.1162" calcext:value-type="float">
            <text:p>4.1162</text:p>
          </table:table-cell>
          <table:table-cell office:value-type="float" office:value="1.6064" calcext:value-type="float">
            <text:p>1.6064</text:p>
          </table:table-cell>
          <table:table-cell office:value-type="float" office:value="0.78514" calcext:value-type="float">
            <text:p>0.78514</text:p>
          </table:table-cell>
          <table:table-cell office:value-type="float" office:value="0.38511" calcext:value-type="float">
            <text:p>0.38511</text:p>
          </table:table-cell>
        </table:table-row>
        <table:table-row table:style-name="ro1">
          <table:table-cell table:formula="of:=[.A165]+10" office:value-type="float" office:value="1630" calcext:value-type="float">
            <text:p>1630</text:p>
          </table:table-cell>
          <table:table-cell office:value-type="float" office:value="0.0046861" calcext:value-type="float">
            <text:p>0.0046861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0.0082504" calcext:value-type="float">
            <text:p>0.0082504</text:p>
          </table:table-cell>
          <table:table-cell office:value-type="float" office:value="0.0086859" calcext:value-type="float">
            <text:p>0.0086859</text:p>
          </table:table-cell>
          <table:table-cell table:formula="of:=[.B166]*1000" office:value-type="float" office:value="4.6861" calcext:value-type="float">
            <text:p>4.6861</text:p>
          </table:table-cell>
          <table:table-cell table:formula="of:=[.C166]*1000" office:value-type="float" office:value="6.679" calcext:value-type="float">
            <text:p>6.679</text:p>
          </table:table-cell>
          <table:table-cell table:formula="of:=[.D166]*1000" office:value-type="float" office:value="8.2504" calcext:value-type="float">
            <text:p>8.2504</text:p>
          </table:table-cell>
          <table:table-cell table:formula="of:=[.E166]*1000" office:value-type="float" office:value="8.6859" calcext:value-type="float">
            <text:p>8.6859</text:p>
          </table:table-cell>
          <table:table-cell office:value-type="float" office:value="4.1183" calcext:value-type="float">
            <text:p>4.1183</text:p>
          </table:table-cell>
          <table:table-cell office:value-type="float" office:value="1.6072" calcext:value-type="float">
            <text:p>1.6072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38534" calcext:value-type="float">
            <text:p>0.38534</text:p>
          </table:table-cell>
        </table:table-row>
        <table:table-row table:style-name="ro1">
          <table:table-cell table:formula="of:=[.A166]+10" office:value-type="float" office:value="1640" calcext:value-type="float">
            <text:p>1640</text:p>
          </table:table-cell>
          <table:table-cell office:value-type="float" office:value="0.0046829" calcext:value-type="float">
            <text:p>0.0046829</text:p>
          </table:table-cell>
          <table:table-cell office:value-type="float" office:value="0.0066779" calcext:value-type="float">
            <text:p>0.0066779</text:p>
          </table:table-cell>
          <table:table-cell office:value-type="float" office:value="0.0082499" calcext:value-type="float">
            <text:p>0.0082499</text:p>
          </table:table-cell>
          <table:table-cell office:value-type="float" office:value="0.0086856" calcext:value-type="float">
            <text:p>0.0086856</text:p>
          </table:table-cell>
          <table:table-cell table:formula="of:=[.B167]*1000" office:value-type="float" office:value="4.6829" calcext:value-type="float">
            <text:p>4.6829</text:p>
          </table:table-cell>
          <table:table-cell table:formula="of:=[.C167]*1000" office:value-type="float" office:value="6.6779" calcext:value-type="float">
            <text:p>6.6779</text:p>
          </table:table-cell>
          <table:table-cell table:formula="of:=[.D167]*1000" office:value-type="float" office:value="8.2499" calcext:value-type="float">
            <text:p>8.2499</text:p>
          </table:table-cell>
          <table:table-cell table:formula="of:=[.E167]*1000" office:value-type="float" office:value="8.6856" calcext:value-type="float">
            <text:p>8.6856</text:p>
          </table:table-cell>
          <table:table-cell office:value-type="float" office:value="4.1204" calcext:value-type="float">
            <text:p>4.1204</text:p>
          </table:table-cell>
          <table:table-cell office:value-type="float" office:value="1.608" calcext:value-type="float">
            <text:p>1.608</text:p>
          </table:table-cell>
          <table:table-cell office:value-type="float" office:value="0.78591" calcext:value-type="float">
            <text:p>0.78591</text:p>
          </table:table-cell>
          <table:table-cell office:value-type="float" office:value="0.38557" calcext:value-type="float">
            <text:p>0.38557</text:p>
          </table:table-cell>
        </table:table-row>
        <table:table-row table:style-name="ro1">
          <table:table-cell table:formula="of:=[.A167]+10" office:value-type="float" office:value="1650" calcext:value-type="float">
            <text:p>1650</text:p>
          </table:table-cell>
          <table:table-cell office:value-type="float" office:value="0.0046796" calcext:value-type="float">
            <text:p>0.0046796</text:p>
          </table:table-cell>
          <table:table-cell office:value-type="float" office:value="0.0066768" calcext:value-type="float">
            <text:p>0.0066768</text:p>
          </table:table-cell>
          <table:table-cell office:value-type="float" office:value="0.0082494" calcext:value-type="float">
            <text:p>0.0082494</text:p>
          </table:table-cell>
          <table:table-cell office:value-type="float" office:value="0.0086854" calcext:value-type="float">
            <text:p>0.0086854</text:p>
          </table:table-cell>
          <table:table-cell table:formula="of:=[.B168]*1000" office:value-type="float" office:value="4.6796" calcext:value-type="float">
            <text:p>4.6796</text:p>
          </table:table-cell>
          <table:table-cell table:formula="of:=[.C168]*1000" office:value-type="float" office:value="6.6768" calcext:value-type="float">
            <text:p>6.6768</text:p>
          </table:table-cell>
          <table:table-cell table:formula="of:=[.D168]*1000" office:value-type="float" office:value="8.2494" calcext:value-type="float">
            <text:p>8.2494</text:p>
          </table:table-cell>
          <table:table-cell table:formula="of:=[.E168]*1000" office:value-type="float" office:value="8.6854" calcext:value-type="float">
            <text:p>8.6854</text:p>
          </table:table-cell>
          <table:table-cell office:value-type="float" office:value="4.1224" calcext:value-type="float">
            <text:p>4.1224</text:p>
          </table:table-cell>
          <table:table-cell office:value-type="float" office:value="1.6088" calcext:value-type="float">
            <text:p>1.6088</text:p>
          </table:table-cell>
          <table:table-cell office:value-type="float" office:value="0.78629" calcext:value-type="float">
            <text:p>0.78629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table:formula="of:=[.A168]+10" office:value-type="float" office:value="1660" calcext:value-type="float">
            <text:p>1660</text:p>
          </table:table-cell>
          <table:table-cell office:value-type="float" office:value="0.0046763" calcext:value-type="float">
            <text:p>0.0046763</text:p>
          </table:table-cell>
          <table:table-cell office:value-type="float" office:value="0.0066758" calcext:value-type="float">
            <text:p>0.0066758</text:p>
          </table:table-cell>
          <table:table-cell office:value-type="float" office:value="0.0082489" calcext:value-type="float">
            <text:p>0.0082489</text:p>
          </table:table-cell>
          <table:table-cell office:value-type="float" office:value="0.0086851" calcext:value-type="float">
            <text:p>0.0086851</text:p>
          </table:table-cell>
          <table:table-cell table:formula="of:=[.B169]*1000" office:value-type="float" office:value="4.6763" calcext:value-type="float">
            <text:p>4.6763</text:p>
          </table:table-cell>
          <table:table-cell table:formula="of:=[.C169]*1000" office:value-type="float" office:value="6.6758" calcext:value-type="float">
            <text:p>6.6758</text:p>
          </table:table-cell>
          <table:table-cell table:formula="of:=[.D169]*1000" office:value-type="float" office:value="8.2489" calcext:value-type="float">
            <text:p>8.2489</text:p>
          </table:table-cell>
          <table:table-cell table:formula="of:=[.E169]*1000" office:value-type="float" office:value="8.6851" calcext:value-type="float">
            <text:p>8.6851</text:p>
          </table:table-cell>
          <table:table-cell office:value-type="float" office:value="4.1245" calcext:value-type="float">
            <text:p>4.1245</text:p>
          </table:table-cell>
          <table:table-cell office:value-type="float" office:value="1.6096" calcext:value-type="float">
            <text:p>1.6096</text:p>
          </table:table-cell>
          <table:table-cell office:value-type="float" office:value="0.78668" calcext:value-type="float">
            <text:p>0.78668</text:p>
          </table:table-cell>
          <table:table-cell office:value-type="float" office:value="0.38603" calcext:value-type="float">
            <text:p>0.38603</text:p>
          </table:table-cell>
        </table:table-row>
        <table:table-row table:style-name="ro1">
          <table:table-cell table:formula="of:=[.A169]+10" office:value-type="float" office:value="1670" calcext:value-type="float">
            <text:p>1670</text:p>
          </table:table-cell>
          <table:table-cell office:value-type="float" office:value="0.0046731" calcext:value-type="float">
            <text:p>0.0046731</text:p>
          </table:table-cell>
          <table:table-cell office:value-type="float" office:value="0.0066747" calcext:value-type="float">
            <text:p>0.0066747</text:p>
          </table:table-cell>
          <table:table-cell office:value-type="float" office:value="0.0082484" calcext:value-type="float">
            <text:p>0.0082484</text:p>
          </table:table-cell>
          <table:table-cell office:value-type="float" office:value="0.0086849" calcext:value-type="float">
            <text:p>0.0086849</text:p>
          </table:table-cell>
          <table:table-cell table:formula="of:=[.B170]*1000" office:value-type="float" office:value="4.6731" calcext:value-type="float">
            <text:p>4.6731</text:p>
          </table:table-cell>
          <table:table-cell table:formula="of:=[.C170]*1000" office:value-type="float" office:value="6.6747" calcext:value-type="float">
            <text:p>6.6747</text:p>
          </table:table-cell>
          <table:table-cell table:formula="of:=[.D170]*1000" office:value-type="float" office:value="8.2484" calcext:value-type="float">
            <text:p>8.2484</text:p>
          </table:table-cell>
          <table:table-cell table:formula="of:=[.E170]*1000" office:value-type="float" office:value="8.6849" calcext:value-type="float">
            <text:p>8.6849</text:p>
          </table:table-cell>
          <table:table-cell office:value-type="float" office:value="4.1266" calcext:value-type="float">
            <text:p>4.1266</text:p>
          </table:table-cell>
          <table:table-cell office:value-type="float" office:value="1.6103" calcext:value-type="float">
            <text:p>1.6103</text:p>
          </table:table-cell>
          <table:table-cell office:value-type="float" office:value="0.78706" calcext:value-type="float">
            <text:p>0.78706</text:p>
          </table:table-cell>
          <table:table-cell office:value-type="float" office:value="0.38626" calcext:value-type="float">
            <text:p>0.38626</text:p>
          </table:table-cell>
        </table:table-row>
        <table:table-row table:style-name="ro1">
          <table:table-cell table:formula="of:=[.A170]+10" office:value-type="float" office:value="1680" calcext:value-type="float">
            <text:p>1680</text:p>
          </table:table-cell>
          <table:table-cell office:value-type="float" office:value="0.0046698" calcext:value-type="float">
            <text:p>0.0046698</text:p>
          </table:table-cell>
          <table:table-cell office:value-type="float" office:value="0.0066737" calcext:value-type="float">
            <text:p>0.0066737</text:p>
          </table:table-cell>
          <table:table-cell office:value-type="float" office:value="0.0082479" calcext:value-type="float">
            <text:p>0.0082479</text:p>
          </table:table-cell>
          <table:table-cell office:value-type="float" office:value="0.0086846" calcext:value-type="float">
            <text:p>0.0086846</text:p>
          </table:table-cell>
          <table:table-cell table:formula="of:=[.B171]*1000" office:value-type="float" office:value="4.6698" calcext:value-type="float">
            <text:p>4.6698</text:p>
          </table:table-cell>
          <table:table-cell table:formula="of:=[.C171]*1000" office:value-type="float" office:value="6.6737" calcext:value-type="float">
            <text:p>6.6737</text:p>
          </table:table-cell>
          <table:table-cell table:formula="of:=[.D171]*1000" office:value-type="float" office:value="8.2479" calcext:value-type="float">
            <text:p>8.2479</text:p>
          </table:table-cell>
          <table:table-cell table:formula="of:=[.E171]*1000" office:value-type="float" office:value="8.6846" calcext:value-type="float">
            <text:p>8.6846</text:p>
          </table:table-cell>
          <table:table-cell office:value-type="float" office:value="4.1287" calcext:value-type="float">
            <text:p>4.1287</text:p>
          </table:table-cell>
          <table:table-cell office:value-type="float" office:value="1.6111" calcext:value-type="float">
            <text:p>1.6111</text:p>
          </table:table-cell>
          <table:table-cell office:value-type="float" office:value="0.78744" calcext:value-type="float">
            <text:p>0.78744</text:p>
          </table:table-cell>
          <table:table-cell office:value-type="float" office:value="0.38649" calcext:value-type="float">
            <text:p>0.38649</text:p>
          </table:table-cell>
        </table:table-row>
        <table:table-row table:style-name="ro1">
          <table:table-cell table:formula="of:=[.A171]+10" office:value-type="float" office:value="1690" calcext:value-type="float">
            <text:p>1690</text:p>
          </table:table-cell>
          <table:table-cell office:value-type="float" office:value="0.0046665" calcext:value-type="float">
            <text:p>0.0046665</text:p>
          </table:table-cell>
          <table:table-cell office:value-type="float" office:value="0.0066726" calcext:value-type="float">
            <text:p>0.0066726</text:p>
          </table:table-cell>
          <table:table-cell office:value-type="float" office:value="0.0082474" calcext:value-type="float">
            <text:p>0.0082474</text:p>
          </table:table-cell>
          <table:table-cell office:value-type="float" office:value="0.0086844" calcext:value-type="float">
            <text:p>0.0086844</text:p>
          </table:table-cell>
          <table:table-cell table:formula="of:=[.B172]*1000" office:value-type="float" office:value="4.6665" calcext:value-type="float">
            <text:p>4.6665</text:p>
          </table:table-cell>
          <table:table-cell table:formula="of:=[.C172]*1000" office:value-type="float" office:value="6.6726" calcext:value-type="float">
            <text:p>6.6726</text:p>
          </table:table-cell>
          <table:table-cell table:formula="of:=[.D172]*1000" office:value-type="float" office:value="8.2474" calcext:value-type="float">
            <text:p>8.2474</text:p>
          </table:table-cell>
          <table:table-cell table:formula="of:=[.E172]*1000" office:value-type="float" office:value="8.6844" calcext:value-type="float">
            <text:p>8.6844</text:p>
          </table:table-cell>
          <table:table-cell office:value-type="float" office:value="4.1307" calcext:value-type="float">
            <text:p>4.1307</text:p>
          </table:table-cell>
          <table:table-cell office:value-type="float" office:value="1.6119" calcext:value-type="float">
            <text:p>1.6119</text:p>
          </table:table-cell>
          <table:table-cell office:value-type="float" office:value="0.78783" calcext:value-type="float">
            <text:p>0.78783</text:p>
          </table:table-cell>
          <table:table-cell office:value-type="float" office:value="0.38671" calcext:value-type="float">
            <text:p>0.38671</text:p>
          </table:table-cell>
        </table:table-row>
        <table:table-row table:style-name="ro1">
          <table:table-cell table:formula="of:=[.A172]+10" office:value-type="float" office:value="1700" calcext:value-type="float">
            <text:p>1700</text:p>
          </table:table-cell>
          <table:table-cell office:value-type="float" office:value="0.0046631" calcext:value-type="float">
            <text:p>0.0046631</text:p>
          </table:table-cell>
          <table:table-cell office:value-type="float" office:value="0.0066715" calcext:value-type="float">
            <text:p>0.0066715</text:p>
          </table:table-cell>
          <table:table-cell office:value-type="float" office:value="0.0082468" calcext:value-type="float">
            <text:p>0.0082468</text:p>
          </table:table-cell>
          <table:table-cell office:value-type="float" office:value="0.0086841" calcext:value-type="float">
            <text:p>0.0086841</text:p>
          </table:table-cell>
          <table:table-cell table:formula="of:=[.B173]*1000" office:value-type="float" office:value="4.6631" calcext:value-type="float">
            <text:p>4.6631</text:p>
          </table:table-cell>
          <table:table-cell table:formula="of:=[.C173]*1000" office:value-type="float" office:value="6.6715" calcext:value-type="float">
            <text:p>6.6715</text:p>
          </table:table-cell>
          <table:table-cell table:formula="of:=[.D173]*1000" office:value-type="float" office:value="8.2468" calcext:value-type="float">
            <text:p>8.2468</text:p>
          </table:table-cell>
          <table:table-cell table:formula="of:=[.E173]*1000" office:value-type="float" office:value="8.6841" calcext:value-type="float">
            <text:p>8.6841</text:p>
          </table:table-cell>
          <table:table-cell office:value-type="float" office:value="4.1328" calcext:value-type="float">
            <text:p>4.1328</text:p>
          </table:table-cell>
          <table:table-cell office:value-type="float" office:value="1.6127" calcext:value-type="float">
            <text:p>1.6127</text:p>
          </table:table-cell>
          <table:table-cell office:value-type="float" office:value="0.78821" calcext:value-type="float">
            <text:p>0.78821</text:p>
          </table:table-cell>
          <table:table-cell office:value-type="float" office:value="0.38694" calcext:value-type="float">
            <text:p>0.38694</text:p>
          </table:table-cell>
        </table:table-row>
        <table:table-row table:style-name="ro1">
          <table:table-cell table:formula="of:=[.A173]+10" office:value-type="float" office:value="1710" calcext:value-type="float">
            <text:p>1710</text:p>
          </table:table-cell>
          <table:table-cell office:value-type="float" office:value="0.0046598" calcext:value-type="float">
            <text:p>0.0046598</text:p>
          </table:table-cell>
          <table:table-cell office:value-type="float" office:value="0.0066705" calcext:value-type="float">
            <text:p>0.0066705</text:p>
          </table:table-cell>
          <table:table-cell office:value-type="float" office:value="0.0082463" calcext:value-type="float">
            <text:p>0.0082463</text:p>
          </table:table-cell>
          <table:table-cell office:value-type="float" office:value="0.0086839" calcext:value-type="float">
            <text:p>0.0086839</text:p>
          </table:table-cell>
          <table:table-cell table:formula="of:=[.B174]*1000" office:value-type="float" office:value="4.6598" calcext:value-type="float">
            <text:p>4.6598</text:p>
          </table:table-cell>
          <table:table-cell table:formula="of:=[.C174]*1000" office:value-type="float" office:value="6.6705" calcext:value-type="float">
            <text:p>6.6705</text:p>
          </table:table-cell>
          <table:table-cell table:formula="of:=[.D174]*1000" office:value-type="float" office:value="8.2463" calcext:value-type="float">
            <text:p>8.2463</text:p>
          </table:table-cell>
          <table:table-cell table:formula="of:=[.E174]*1000" office:value-type="float" office:value="8.6839" calcext:value-type="float">
            <text:p>8.6839</text:p>
          </table:table-cell>
          <table:table-cell office:value-type="float" office:value="4.1348" calcext:value-type="float">
            <text:p>4.1348</text:p>
          </table:table-cell>
          <table:table-cell office:value-type="float" office:value="1.6135" calcext:value-type="float">
            <text:p>1.6135</text:p>
          </table:table-cell>
          <table:table-cell office:value-type="float" office:value="0.78859" calcext:value-type="float">
            <text:p>0.78859</text:p>
          </table:table-cell>
          <table:table-cell office:value-type="float" office:value="0.38717" calcext:value-type="float">
            <text:p>0.38717</text:p>
          </table:table-cell>
        </table:table-row>
        <table:table-row table:style-name="ro1">
          <table:table-cell table:formula="of:=[.A174]+10" office:value-type="float" office:value="1720" calcext:value-type="float">
            <text:p>1720</text:p>
          </table:table-cell>
          <table:table-cell office:value-type="float" office:value="0.0046564" calcext:value-type="float">
            <text:p>0.0046564</text:p>
          </table:table-cell>
          <table:table-cell office:value-type="float" office:value="0.0066694" calcext:value-type="float">
            <text:p>0.0066694</text:p>
          </table:table-cell>
          <table:table-cell office:value-type="float" office:value="0.0082458" calcext:value-type="float">
            <text:p>0.0082458</text:p>
          </table:table-cell>
          <table:table-cell office:value-type="float" office:value="0.0086836" calcext:value-type="float">
            <text:p>0.0086836</text:p>
          </table:table-cell>
          <table:table-cell table:formula="of:=[.B175]*1000" office:value-type="float" office:value="4.6564" calcext:value-type="float">
            <text:p>4.6564</text:p>
          </table:table-cell>
          <table:table-cell table:formula="of:=[.C175]*1000" office:value-type="float" office:value="6.6694" calcext:value-type="float">
            <text:p>6.6694</text:p>
          </table:table-cell>
          <table:table-cell table:formula="of:=[.D175]*1000" office:value-type="float" office:value="8.2458" calcext:value-type="float">
            <text:p>8.2458</text:p>
          </table:table-cell>
          <table:table-cell table:formula="of:=[.E175]*1000" office:value-type="float" office:value="8.6836" calcext:value-type="float">
            <text:p>8.6836</text:p>
          </table:table-cell>
          <table:table-cell office:value-type="float" office:value="4.1369" calcext:value-type="float">
            <text:p>4.1369</text:p>
          </table:table-cell>
          <table:table-cell office:value-type="float" office:value="1.6143" calcext:value-type="float">
            <text:p>1.6143</text:p>
          </table:table-cell>
          <table:table-cell office:value-type="float" office:value="0.78897" calcext:value-type="float">
            <text:p>0.78897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table:formula="of:=[.A175]+10" office:value-type="float" office:value="1730" calcext:value-type="float">
            <text:p>1730</text:p>
          </table:table-cell>
          <table:table-cell office:value-type="float" office:value="0.0046531" calcext:value-type="float">
            <text:p>0.0046531</text:p>
          </table:table-cell>
          <table:table-cell office:value-type="float" office:value="0.0066683" calcext:value-type="float">
            <text:p>0.0066683</text:p>
          </table:table-cell>
          <table:table-cell office:value-type="float" office:value="0.0082453" calcext:value-type="float">
            <text:p>0.0082453</text:p>
          </table:table-cell>
          <table:table-cell office:value-type="float" office:value="0.0086834" calcext:value-type="float">
            <text:p>0.0086834</text:p>
          </table:table-cell>
          <table:table-cell table:formula="of:=[.B176]*1000" office:value-type="float" office:value="4.6531" calcext:value-type="float">
            <text:p>4.6531</text:p>
          </table:table-cell>
          <table:table-cell table:formula="of:=[.C176]*1000" office:value-type="float" office:value="6.6683" calcext:value-type="float">
            <text:p>6.6683</text:p>
          </table:table-cell>
          <table:table-cell table:formula="of:=[.D176]*1000" office:value-type="float" office:value="8.2453" calcext:value-type="float">
            <text:p>8.2453</text:p>
          </table:table-cell>
          <table:table-cell table:formula="of:=[.E176]*1000" office:value-type="float" office:value="8.6834" calcext:value-type="float">
            <text:p>8.6834</text:p>
          </table:table-cell>
          <table:table-cell office:value-type="float" office:value="4.1389" calcext:value-type="float">
            <text:p>4.1389</text:p>
          </table:table-cell>
          <table:table-cell office:value-type="float" office:value="1.6151" calcext:value-type="float">
            <text:p>1.6151</text:p>
          </table:table-cell>
          <table:table-cell office:value-type="float" office:value="0.78935" calcext:value-type="float">
            <text:p>0.78935</text:p>
          </table:table-cell>
          <table:table-cell office:value-type="float" office:value="0.38763" calcext:value-type="float">
            <text:p>0.38763</text:p>
          </table:table-cell>
        </table:table-row>
        <table:table-row table:style-name="ro1">
          <table:table-cell table:formula="of:=[.A176]+10" office:value-type="float" office:value="1740" calcext:value-type="float">
            <text:p>1740</text:p>
          </table:table-cell>
          <table:table-cell office:value-type="float" office:value="0.0046497" calcext:value-type="float">
            <text:p>0.0046497</text:p>
          </table:table-cell>
          <table:table-cell office:value-type="float" office:value="0.0066673" calcext:value-type="float">
            <text:p>0.0066673</text:p>
          </table:table-cell>
          <table:table-cell office:value-type="float" office:value="0.0082448" calcext:value-type="float">
            <text:p>0.0082448</text:p>
          </table:table-cell>
          <table:table-cell office:value-type="float" office:value="0.0086831" calcext:value-type="float">
            <text:p>0.0086831</text:p>
          </table:table-cell>
          <table:table-cell table:formula="of:=[.B177]*1000" office:value-type="float" office:value="4.6497" calcext:value-type="float">
            <text:p>4.6497</text:p>
          </table:table-cell>
          <table:table-cell table:formula="of:=[.C177]*1000" office:value-type="float" office:value="6.6673" calcext:value-type="float">
            <text:p>6.6673</text:p>
          </table:table-cell>
          <table:table-cell table:formula="of:=[.D177]*1000" office:value-type="float" office:value="8.2448" calcext:value-type="float">
            <text:p>8.2448</text:p>
          </table:table-cell>
          <table:table-cell table:formula="of:=[.E177]*1000" office:value-type="float" office:value="8.6831" calcext:value-type="float">
            <text:p>8.6831</text:p>
          </table:table-cell>
          <table:table-cell office:value-type="float" office:value="4.141" calcext:value-type="float">
            <text:p>4.141</text:p>
          </table:table-cell>
          <table:table-cell office:value-type="float" office:value="1.6158" calcext:value-type="float">
            <text:p>1.6158</text:p>
          </table:table-cell>
          <table:table-cell office:value-type="float" office:value="0.78973" calcext:value-type="float">
            <text:p>0.78973</text:p>
          </table:table-cell>
          <table:table-cell office:value-type="float" office:value="0.38785" calcext:value-type="float">
            <text:p>0.38785</text:p>
          </table:table-cell>
        </table:table-row>
        <table:table-row table:style-name="ro1">
          <table:table-cell table:formula="of:=[.A177]+10" office:value-type="float" office:value="1750" calcext:value-type="float">
            <text:p>1750</text:p>
          </table:table-cell>
          <table:table-cell office:value-type="float" office:value="0.0046463" calcext:value-type="float">
            <text:p>0.0046463</text:p>
          </table:table-cell>
          <table:table-cell office:value-type="float" office:value="0.0066662" calcext:value-type="float">
            <text:p>0.0066662</text:p>
          </table:table-cell>
          <table:table-cell office:value-type="float" office:value="0.0082443" calcext:value-type="float">
            <text:p>0.0082443</text:p>
          </table:table-cell>
          <table:table-cell office:value-type="float" office:value="0.0086829" calcext:value-type="float">
            <text:p>0.0086829</text:p>
          </table:table-cell>
          <table:table-cell table:formula="of:=[.B178]*1000" office:value-type="float" office:value="4.6463" calcext:value-type="float">
            <text:p>4.6463</text:p>
          </table:table-cell>
          <table:table-cell table:formula="of:=[.C178]*1000" office:value-type="float" office:value="6.6662" calcext:value-type="float">
            <text:p>6.6662</text:p>
          </table:table-cell>
          <table:table-cell table:formula="of:=[.D178]*1000" office:value-type="float" office:value="8.2443" calcext:value-type="float">
            <text:p>8.2443</text:p>
          </table:table-cell>
          <table:table-cell table:formula="of:=[.E178]*1000" office:value-type="float" office:value="8.6829" calcext:value-type="float">
            <text:p>8.6829</text:p>
          </table:table-cell>
          <table:table-cell office:value-type="float" office:value="4.143" calcext:value-type="float">
            <text:p>4.143</text:p>
          </table:table-cell>
          <table:table-cell office:value-type="float" office:value="1.6166" calcext:value-type="float">
            <text:p>1.6166</text:p>
          </table:table-cell>
          <table:table-cell office:value-type="float" office:value="0.79011" calcext:value-type="float">
            <text:p>0.79011</text:p>
          </table:table-cell>
          <table:table-cell office:value-type="float" office:value="0.38808" calcext:value-type="float">
            <text:p>0.38808</text:p>
          </table:table-cell>
        </table:table-row>
        <table:table-row table:style-name="ro1">
          <table:table-cell table:formula="of:=[.A178]+10" office:value-type="float" office:value="1760" calcext:value-type="float">
            <text:p>1760</text:p>
          </table:table-cell>
          <table:table-cell office:value-type="float" office:value="0.0046429" calcext:value-type="float">
            <text:p>0.0046429</text:p>
          </table:table-cell>
          <table:table-cell office:value-type="float" office:value="0.0066651" calcext:value-type="float">
            <text:p>0.0066651</text:p>
          </table:table-cell>
          <table:table-cell office:value-type="float" office:value="0.0082438" calcext:value-type="float">
            <text:p>0.0082438</text:p>
          </table:table-cell>
          <table:table-cell office:value-type="float" office:value="0.0086826" calcext:value-type="float">
            <text:p>0.0086826</text:p>
          </table:table-cell>
          <table:table-cell table:formula="of:=[.B179]*1000" office:value-type="float" office:value="4.6429" calcext:value-type="float">
            <text:p>4.6429</text:p>
          </table:table-cell>
          <table:table-cell table:formula="of:=[.C179]*1000" office:value-type="float" office:value="6.6651" calcext:value-type="float">
            <text:p>6.6651</text:p>
          </table:table-cell>
          <table:table-cell table:formula="of:=[.D179]*1000" office:value-type="float" office:value="8.2438" calcext:value-type="float">
            <text:p>8.2438</text:p>
          </table:table-cell>
          <table:table-cell table:formula="of:=[.E179]*1000" office:value-type="float" office:value="8.6826" calcext:value-type="float">
            <text:p>8.6826</text:p>
          </table:table-cell>
          <table:table-cell office:value-type="float" office:value="4.1451" calcext:value-type="float">
            <text:p>4.1451</text:p>
          </table:table-cell>
          <table:table-cell office:value-type="float" office:value="1.6174" calcext:value-type="float">
            <text:p>1.6174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38831" calcext:value-type="float">
            <text:p>0.38831</text:p>
          </table:table-cell>
        </table:table-row>
        <table:table-row table:style-name="ro1">
          <table:table-cell table:formula="of:=[.A179]+10" office:value-type="float" office:value="1770" calcext:value-type="float">
            <text:p>1770</text:p>
          </table:table-cell>
          <table:table-cell office:value-type="float" office:value="0.0046394" calcext:value-type="float">
            <text:p>0.0046394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082433" calcext:value-type="float">
            <text:p>0.0082433</text:p>
          </table:table-cell>
          <table:table-cell office:value-type="float" office:value="0.0086824" calcext:value-type="float">
            <text:p>0.0086824</text:p>
          </table:table-cell>
          <table:table-cell table:formula="of:=[.B180]*1000" office:value-type="float" office:value="4.6394" calcext:value-type="float">
            <text:p>4.6394</text:p>
          </table:table-cell>
          <table:table-cell table:formula="of:=[.C180]*1000" office:value-type="float" office:value="6.664" calcext:value-type="float">
            <text:p>6.664</text:p>
          </table:table-cell>
          <table:table-cell table:formula="of:=[.D180]*1000" office:value-type="float" office:value="8.2433" calcext:value-type="float">
            <text:p>8.2433</text:p>
          </table:table-cell>
          <table:table-cell table:formula="of:=[.E180]*1000" office:value-type="float" office:value="8.6824" calcext:value-type="float">
            <text:p>8.6824</text:p>
          </table:table-cell>
          <table:table-cell office:value-type="float" office:value="4.1471" calcext:value-type="float">
            <text:p>4.1471</text:p>
          </table:table-cell>
          <table:table-cell office:value-type="float" office:value="1.6182" calcext:value-type="float">
            <text:p>1.6182</text:p>
          </table:table-cell>
          <table:table-cell office:value-type="float" office:value="0.79087" calcext:value-type="float">
            <text:p>0.79087</text:p>
          </table:table-cell>
          <table:table-cell office:value-type="float" office:value="0.38854" calcext:value-type="float">
            <text:p>0.38854</text:p>
          </table:table-cell>
        </table:table-row>
        <table:table-row table:style-name="ro1">
          <table:table-cell table:formula="of:=[.A180]+10" office:value-type="float" office:value="1780" calcext:value-type="float">
            <text:p>1780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66629" calcext:value-type="float">
            <text:p>0.0066629</text:p>
          </table:table-cell>
          <table:table-cell office:value-type="float" office:value="0.0082427" calcext:value-type="float">
            <text:p>0.0082427</text:p>
          </table:table-cell>
          <table:table-cell office:value-type="float" office:value="0.0086821" calcext:value-type="float">
            <text:p>0.0086821</text:p>
          </table:table-cell>
          <table:table-cell table:formula="of:=[.B181]*1000" office:value-type="float" office:value="4.636" calcext:value-type="float">
            <text:p>4.636</text:p>
          </table:table-cell>
          <table:table-cell table:formula="of:=[.C181]*1000" office:value-type="float" office:value="6.6629" calcext:value-type="float">
            <text:p>6.6629</text:p>
          </table:table-cell>
          <table:table-cell table:formula="of:=[.D181]*1000" office:value-type="float" office:value="8.2427" calcext:value-type="float">
            <text:p>8.2427</text:p>
          </table:table-cell>
          <table:table-cell table:formula="of:=[.E181]*1000" office:value-type="float" office:value="8.6821" calcext:value-type="float">
            <text:p>8.6821</text:p>
          </table:table-cell>
          <table:table-cell office:value-type="float" office:value="4.1492" calcext:value-type="float">
            <text:p>4.1492</text:p>
          </table:table-cell>
          <table:table-cell office:value-type="float" office:value="1.619" calcext:value-type="float">
            <text:p>1.619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38876" calcext:value-type="float">
            <text:p>0.38876</text:p>
          </table:table-cell>
        </table:table-row>
        <table:table-row table:style-name="ro1">
          <table:table-cell table:formula="of:=[.A181]+10" office:value-type="float" office:value="1790" calcext:value-type="float">
            <text:p>1790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66619" calcext:value-type="float">
            <text:p>0.0066619</text:p>
          </table:table-cell>
          <table:table-cell office:value-type="float" office:value="0.0082422" calcext:value-type="float">
            <text:p>0.0082422</text:p>
          </table:table-cell>
          <table:table-cell office:value-type="float" office:value="0.0086819" calcext:value-type="float">
            <text:p>0.0086819</text:p>
          </table:table-cell>
          <table:table-cell table:formula="of:=[.B182]*1000" office:value-type="float" office:value="4.6325" calcext:value-type="float">
            <text:p>4.6325</text:p>
          </table:table-cell>
          <table:table-cell table:formula="of:=[.C182]*1000" office:value-type="float" office:value="6.6619" calcext:value-type="float">
            <text:p>6.6619</text:p>
          </table:table-cell>
          <table:table-cell table:formula="of:=[.D182]*1000" office:value-type="float" office:value="8.2422" calcext:value-type="float">
            <text:p>8.2422</text:p>
          </table:table-cell>
          <table:table-cell table:formula="of:=[.E182]*1000" office:value-type="float" office:value="8.6819" calcext:value-type="float">
            <text:p>8.6819</text:p>
          </table:table-cell>
          <table:table-cell office:value-type="float" office:value="4.1512" calcext:value-type="float">
            <text:p>4.1512</text:p>
          </table:table-cell>
          <table:table-cell office:value-type="float" office:value="1.6197" calcext:value-type="float">
            <text:p>1.6197</text:p>
          </table:table-cell>
          <table:table-cell office:value-type="float" office:value="0.79163" calcext:value-type="float">
            <text:p>0.79163</text:p>
          </table:table-cell>
          <table:table-cell office:value-type="float" office:value="0.38899" calcext:value-type="float">
            <text:p>0.38899</text:p>
          </table:table-cell>
        </table:table-row>
        <table:table-row table:style-name="ro1">
          <table:table-cell table:formula="of:=[.A182]+10" office:value-type="float" office:value="1800" calcext:value-type="float">
            <text:p>1800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066608" calcext:value-type="float">
            <text:p>0.0066608</text:p>
          </table:table-cell>
          <table:table-cell office:value-type="float" office:value="0.0082417" calcext:value-type="float">
            <text:p>0.0082417</text:p>
          </table:table-cell>
          <table:table-cell office:value-type="float" office:value="0.0086816" calcext:value-type="float">
            <text:p>0.0086816</text:p>
          </table:table-cell>
          <table:table-cell table:formula="of:=[.B183]*1000" office:value-type="float" office:value="4.629" calcext:value-type="float">
            <text:p>4.629</text:p>
          </table:table-cell>
          <table:table-cell table:formula="of:=[.C183]*1000" office:value-type="float" office:value="6.6608" calcext:value-type="float">
            <text:p>6.6608</text:p>
          </table:table-cell>
          <table:table-cell table:formula="of:=[.D183]*1000" office:value-type="float" office:value="8.2417" calcext:value-type="float">
            <text:p>8.2417</text:p>
          </table:table-cell>
          <table:table-cell table:formula="of:=[.E183]*1000" office:value-type="float" office:value="8.6816" calcext:value-type="float">
            <text:p>8.6816</text:p>
          </table:table-cell>
          <table:table-cell office:value-type="float" office:value="4.1532" calcext:value-type="float">
            <text:p>4.1532</text:p>
          </table:table-cell>
          <table:table-cell office:value-type="float" office:value="1.6205" calcext:value-type="float">
            <text:p>1.6205</text:p>
          </table:table-cell>
          <table:table-cell office:value-type="float" office:value="0.79201" calcext:value-type="float">
            <text:p>0.79201</text:p>
          </table:table-cell>
          <table:table-cell office:value-type="float" office:value="0.38921" calcext:value-type="float">
            <text:p>0.38921</text:p>
          </table:table-cell>
        </table:table-row>
        <table:table-row table:style-name="ro1">
          <table:table-cell table:formula="of:=[.A183]+10" office:value-type="float" office:value="1810" calcext:value-type="float">
            <text:p>1810</text:p>
          </table:table-cell>
          <table:table-cell office:value-type="float" office:value="0.0046255" calcext:value-type="float">
            <text:p>0.0046255</text:p>
          </table:table-cell>
          <table:table-cell office:value-type="float" office:value="0.0066597" calcext:value-type="float">
            <text:p>0.0066597</text:p>
          </table:table-cell>
          <table:table-cell office:value-type="float" office:value="0.0082412" calcext:value-type="float">
            <text:p>0.0082412</text:p>
          </table:table-cell>
          <table:table-cell office:value-type="float" office:value="0.0086814" calcext:value-type="float">
            <text:p>0.0086814</text:p>
          </table:table-cell>
          <table:table-cell table:formula="of:=[.B184]*1000" office:value-type="float" office:value="4.6255" calcext:value-type="float">
            <text:p>4.6255</text:p>
          </table:table-cell>
          <table:table-cell table:formula="of:=[.C184]*1000" office:value-type="float" office:value="6.6597" calcext:value-type="float">
            <text:p>6.6597</text:p>
          </table:table-cell>
          <table:table-cell table:formula="of:=[.D184]*1000" office:value-type="float" office:value="8.2412" calcext:value-type="float">
            <text:p>8.2412</text:p>
          </table:table-cell>
          <table:table-cell table:formula="of:=[.E184]*1000" office:value-type="float" office:value="8.6814" calcext:value-type="float">
            <text:p>8.6814</text:p>
          </table:table-cell>
          <table:table-cell office:value-type="float" office:value="4.1552" calcext:value-type="float">
            <text:p>4.1552</text:p>
          </table:table-cell>
          <table:table-cell office:value-type="float" office:value="1.6213" calcext:value-type="float">
            <text:p>1.6213</text:p>
          </table:table-cell>
          <table:table-cell office:value-type="float" office:value="0.79239" calcext:value-type="float">
            <text:p>0.79239</text:p>
          </table:table-cell>
          <table:table-cell office:value-type="float" office:value="0.38944" calcext:value-type="float">
            <text:p>0.38944</text:p>
          </table:table-cell>
        </table:table-row>
        <table:table-row table:style-name="ro1">
          <table:table-cell table:formula="of:=[.A184]+10" office:value-type="float" office:value="1820" calcext:value-type="float">
            <text:p>1820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0066586" calcext:value-type="float">
            <text:p>0.0066586</text:p>
          </table:table-cell>
          <table:table-cell office:value-type="float" office:value="0.0082407" calcext:value-type="float">
            <text:p>0.0082407</text:p>
          </table:table-cell>
          <table:table-cell office:value-type="float" office:value="0.0086811" calcext:value-type="float">
            <text:p>0.0086811</text:p>
          </table:table-cell>
          <table:table-cell table:formula="of:=[.B185]*1000" office:value-type="float" office:value="4.622" calcext:value-type="float">
            <text:p>4.622</text:p>
          </table:table-cell>
          <table:table-cell table:formula="of:=[.C185]*1000" office:value-type="float" office:value="6.6586" calcext:value-type="float">
            <text:p>6.6586</text:p>
          </table:table-cell>
          <table:table-cell table:formula="of:=[.D185]*1000" office:value-type="float" office:value="8.2407" calcext:value-type="float">
            <text:p>8.2407</text:p>
          </table:table-cell>
          <table:table-cell table:formula="of:=[.E185]*1000" office:value-type="float" office:value="8.6811" calcext:value-type="float">
            <text:p>8.6811</text:p>
          </table:table-cell>
          <table:table-cell office:value-type="float" office:value="4.1573" calcext:value-type="float">
            <text:p>4.1573</text:p>
          </table:table-cell>
          <table:table-cell office:value-type="float" office:value="1.6221" calcext:value-type="float">
            <text:p>1.6221</text:p>
          </table:table-cell>
          <table:table-cell office:value-type="float" office:value="0.79277" calcext:value-type="float">
            <text:p>0.79277</text:p>
          </table:table-cell>
          <table:table-cell office:value-type="float" office:value="0.38967" calcext:value-type="float">
            <text:p>0.38967</text:p>
          </table:table-cell>
        </table:table-row>
        <table:table-row table:style-name="ro1">
          <table:table-cell table:formula="of:=[.A185]+10" office:value-type="float" office:value="1830" calcext:value-type="float">
            <text:p>1830</text:p>
          </table:table-cell>
          <table:table-cell office:value-type="float" office:value="0.0046185" calcext:value-type="float">
            <text:p>0.0046185</text:p>
          </table:table-cell>
          <table:table-cell office:value-type="float" office:value="0.0066575" calcext:value-type="float">
            <text:p>0.0066575</text:p>
          </table:table-cell>
          <table:table-cell office:value-type="float" office:value="0.0082402" calcext:value-type="float">
            <text:p>0.0082402</text:p>
          </table:table-cell>
          <table:table-cell office:value-type="float" office:value="0.0086809" calcext:value-type="float">
            <text:p>0.0086809</text:p>
          </table:table-cell>
          <table:table-cell table:formula="of:=[.B186]*1000" office:value-type="float" office:value="4.6185" calcext:value-type="float">
            <text:p>4.6185</text:p>
          </table:table-cell>
          <table:table-cell table:formula="of:=[.C186]*1000" office:value-type="float" office:value="6.6575" calcext:value-type="float">
            <text:p>6.6575</text:p>
          </table:table-cell>
          <table:table-cell table:formula="of:=[.D186]*1000" office:value-type="float" office:value="8.2402" calcext:value-type="float">
            <text:p>8.2402</text:p>
          </table:table-cell>
          <table:table-cell table:formula="of:=[.E186]*1000" office:value-type="float" office:value="8.6809" calcext:value-type="float">
            <text:p>8.6809</text:p>
          </table:table-cell>
          <table:table-cell office:value-type="float" office:value="4.1593" calcext:value-type="float">
            <text:p>4.1593</text:p>
          </table:table-cell>
          <table:table-cell office:value-type="float" office:value="1.6229" calcext:value-type="float">
            <text:p>1.6229</text:p>
          </table:table-cell>
          <table:table-cell office:value-type="float" office:value="0.79315" calcext:value-type="float">
            <text:p>0.79315</text:p>
          </table:table-cell>
          <table:table-cell office:value-type="float" office:value="0.38989" calcext:value-type="float">
            <text:p>0.38989</text:p>
          </table:table-cell>
        </table:table-row>
        <table:table-row table:style-name="ro1">
          <table:table-cell table:formula="of:=[.A186]+10" office:value-type="float" office:value="1840" calcext:value-type="float">
            <text:p>1840</text:p>
          </table:table-cell>
          <table:table-cell office:value-type="float" office:value="0.0046149" calcext:value-type="float">
            <text:p>0.0046149</text:p>
          </table:table-cell>
          <table:table-cell office:value-type="float" office:value="0.0066564" calcext:value-type="float">
            <text:p>0.0066564</text:p>
          </table:table-cell>
          <table:table-cell office:value-type="float" office:value="0.0082396" calcext:value-type="float">
            <text:p>0.0082396</text:p>
          </table:table-cell>
          <table:table-cell office:value-type="float" office:value="0.0086806" calcext:value-type="float">
            <text:p>0.0086806</text:p>
          </table:table-cell>
          <table:table-cell table:formula="of:=[.B187]*1000" office:value-type="float" office:value="4.6149" calcext:value-type="float">
            <text:p>4.6149</text:p>
          </table:table-cell>
          <table:table-cell table:formula="of:=[.C187]*1000" office:value-type="float" office:value="6.6564" calcext:value-type="float">
            <text:p>6.6564</text:p>
          </table:table-cell>
          <table:table-cell table:formula="of:=[.D187]*1000" office:value-type="float" office:value="8.2396" calcext:value-type="float">
            <text:p>8.2396</text:p>
          </table:table-cell>
          <table:table-cell table:formula="of:=[.E187]*1000" office:value-type="float" office:value="8.6806" calcext:value-type="float">
            <text:p>8.6806</text:p>
          </table:table-cell>
          <table:table-cell office:value-type="float" office:value="4.1613" calcext:value-type="float">
            <text:p>4.1613</text:p>
          </table:table-cell>
          <table:table-cell office:value-type="float" office:value="1.6236" calcext:value-type="float">
            <text:p>1.6236</text:p>
          </table:table-cell>
          <table:table-cell office:value-type="float" office:value="0.79352" calcext:value-type="float">
            <text:p>0.79352</text:p>
          </table:table-cell>
          <table:table-cell office:value-type="float" office:value="0.39012" calcext:value-type="float">
            <text:p>0.39012</text:p>
          </table:table-cell>
        </table:table-row>
        <table:table-row table:style-name="ro1">
          <table:table-cell table:formula="of:=[.A187]+10" office:value-type="float" office:value="1850" calcext:value-type="float">
            <text:p>1850</text:p>
          </table:table-cell>
          <table:table-cell office:value-type="float" office:value="0.0046114" calcext:value-type="float">
            <text:p>0.0046114</text:p>
          </table:table-cell>
          <table:table-cell office:value-type="float" office:value="0.0066553" calcext:value-type="float">
            <text:p>0.0066553</text:p>
          </table:table-cell>
          <table:table-cell office:value-type="float" office:value="0.0082391" calcext:value-type="float">
            <text:p>0.0082391</text:p>
          </table:table-cell>
          <table:table-cell office:value-type="float" office:value="0.0086803" calcext:value-type="float">
            <text:p>0.0086803</text:p>
          </table:table-cell>
          <table:table-cell table:formula="of:=[.B188]*1000" office:value-type="float" office:value="4.6114" calcext:value-type="float">
            <text:p>4.6114</text:p>
          </table:table-cell>
          <table:table-cell table:formula="of:=[.C188]*1000" office:value-type="float" office:value="6.6553" calcext:value-type="float">
            <text:p>6.6553</text:p>
          </table:table-cell>
          <table:table-cell table:formula="of:=[.D188]*1000" office:value-type="float" office:value="8.2391" calcext:value-type="float">
            <text:p>8.2391</text:p>
          </table:table-cell>
          <table:table-cell table:formula="of:=[.E188]*1000" office:value-type="float" office:value="8.6803" calcext:value-type="float">
            <text:p>8.6803</text:p>
          </table:table-cell>
          <table:table-cell office:value-type="float" office:value="4.1633" calcext:value-type="float">
            <text:p>4.1633</text:p>
          </table:table-cell>
          <table:table-cell office:value-type="float" office:value="1.6244" calcext:value-type="float">
            <text:p>1.6244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39034" calcext:value-type="float">
            <text:p>0.39034</text:p>
          </table:table-cell>
        </table:table-row>
        <table:table-row table:style-name="ro1">
          <table:table-cell table:formula="of:=[.A188]+10" office:value-type="float" office:value="1860" calcext:value-type="float">
            <text:p>1860</text:p>
          </table:table-cell>
          <table:table-cell office:value-type="float" office:value="0.0046078" calcext:value-type="float">
            <text:p>0.0046078</text:p>
          </table:table-cell>
          <table:table-cell office:value-type="float" office:value="0.0066542" calcext:value-type="float">
            <text:p>0.0066542</text:p>
          </table:table-cell>
          <table:table-cell office:value-type="float" office:value="0.0082386" calcext:value-type="float">
            <text:p>0.0082386</text:p>
          </table:table-cell>
          <table:table-cell office:value-type="float" office:value="0.0086801" calcext:value-type="float">
            <text:p>0.0086801</text:p>
          </table:table-cell>
          <table:table-cell table:formula="of:=[.B189]*1000" office:value-type="float" office:value="4.6078" calcext:value-type="float">
            <text:p>4.6078</text:p>
          </table:table-cell>
          <table:table-cell table:formula="of:=[.C189]*1000" office:value-type="float" office:value="6.6542" calcext:value-type="float">
            <text:p>6.6542</text:p>
          </table:table-cell>
          <table:table-cell table:formula="of:=[.D189]*1000" office:value-type="float" office:value="8.2386" calcext:value-type="float">
            <text:p>8.2386</text:p>
          </table:table-cell>
          <table:table-cell table:formula="of:=[.E189]*1000" office:value-type="float" office:value="8.6801" calcext:value-type="float">
            <text:p>8.6801</text:p>
          </table:table-cell>
          <table:table-cell office:value-type="float" office:value="4.1653" calcext:value-type="float">
            <text:p>4.1653</text:p>
          </table:table-cell>
          <table:table-cell office:value-type="float" office:value="1.6252" calcext:value-type="float">
            <text:p>1.6252</text:p>
          </table:table-cell>
          <table:table-cell office:value-type="float" office:value="0.79428" calcext:value-type="float">
            <text:p>0.79428</text:p>
          </table:table-cell>
          <table:table-cell office:value-type="float" office:value="0.39056" calcext:value-type="float">
            <text:p>0.39056</text:p>
          </table:table-cell>
        </table:table-row>
        <table:table-row table:style-name="ro1">
          <table:table-cell table:formula="of:=[.A189]+10" office:value-type="float" office:value="1870" calcext:value-type="float">
            <text:p>1870</text:p>
          </table:table-cell>
          <table:table-cell office:value-type="float" office:value="0.0046042" calcext:value-type="float">
            <text:p>0.0046042</text:p>
          </table:table-cell>
          <table:table-cell office:value-type="float" office:value="0.0066531" calcext:value-type="float">
            <text:p>0.0066531</text:p>
          </table:table-cell>
          <table:table-cell office:value-type="float" office:value="0.0082381" calcext:value-type="float">
            <text:p>0.0082381</text:p>
          </table:table-cell>
          <table:table-cell office:value-type="float" office:value="0.0086798" calcext:value-type="float">
            <text:p>0.0086798</text:p>
          </table:table-cell>
          <table:table-cell table:formula="of:=[.B190]*1000" office:value-type="float" office:value="4.6042" calcext:value-type="float">
            <text:p>4.6042</text:p>
          </table:table-cell>
          <table:table-cell table:formula="of:=[.C190]*1000" office:value-type="float" office:value="6.6531" calcext:value-type="float">
            <text:p>6.6531</text:p>
          </table:table-cell>
          <table:table-cell table:formula="of:=[.D190]*1000" office:value-type="float" office:value="8.2381" calcext:value-type="float">
            <text:p>8.2381</text:p>
          </table:table-cell>
          <table:table-cell table:formula="of:=[.E190]*1000" office:value-type="float" office:value="8.6798" calcext:value-type="float">
            <text:p>8.6798</text:p>
          </table:table-cell>
          <table:table-cell office:value-type="float" office:value="4.1674" calcext:value-type="float">
            <text:p>4.1674</text:p>
          </table:table-cell>
          <table:table-cell office:value-type="float" office:value="1.626" calcext:value-type="float">
            <text:p>1.626</text:p>
          </table:table-cell>
          <table:table-cell office:value-type="float" office:value="0.79466" calcext:value-type="float">
            <text:p>0.79466</text:p>
          </table:table-cell>
          <table:table-cell office:value-type="float" office:value="0.39079" calcext:value-type="float">
            <text:p>0.39079</text:p>
          </table:table-cell>
        </table:table-row>
        <table:table-row table:style-name="ro1">
          <table:table-cell table:formula="of:=[.A190]+10" office:value-type="float" office:value="1880" calcext:value-type="float">
            <text:p>1880</text:p>
          </table:table-cell>
          <table:table-cell office:value-type="float" office:value="0.0046006" calcext:value-type="float">
            <text:p>0.0046006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082376" calcext:value-type="float">
            <text:p>0.0082376</text:p>
          </table:table-cell>
          <table:table-cell office:value-type="float" office:value="0.0086796" calcext:value-type="float">
            <text:p>0.0086796</text:p>
          </table:table-cell>
          <table:table-cell table:formula="of:=[.B191]*1000" office:value-type="float" office:value="4.6006" calcext:value-type="float">
            <text:p>4.6006</text:p>
          </table:table-cell>
          <table:table-cell table:formula="of:=[.C191]*1000" office:value-type="float" office:value="6.652" calcext:value-type="float">
            <text:p>6.652</text:p>
          </table:table-cell>
          <table:table-cell table:formula="of:=[.D191]*1000" office:value-type="float" office:value="8.2376" calcext:value-type="float">
            <text:p>8.2376</text:p>
          </table:table-cell>
          <table:table-cell table:formula="of:=[.E191]*1000" office:value-type="float" office:value="8.6796" calcext:value-type="float">
            <text:p>8.6796</text:p>
          </table:table-cell>
          <table:table-cell office:value-type="float" office:value="4.1694" calcext:value-type="float">
            <text:p>4.1694</text:p>
          </table:table-cell>
          <table:table-cell office:value-type="float" office:value="1.6267" calcext:value-type="float">
            <text:p>1.6267</text:p>
          </table:table-cell>
          <table:table-cell office:value-type="float" office:value="0.79503" calcext:value-type="float">
            <text:p>0.79503</text:p>
          </table:table-cell>
          <table:table-cell office:value-type="float" office:value="0.39101" calcext:value-type="float">
            <text:p>0.39101</text:p>
          </table:table-cell>
        </table:table-row>
        <table:table-row table:style-name="ro1">
          <table:table-cell table:formula="of:=[.A191]+10" office:value-type="float" office:value="1890" calcext:value-type="float">
            <text:p>1890</text:p>
          </table:table-cell>
          <table:table-cell office:value-type="float" office:value="0.0045969" calcext:value-type="float">
            <text:p>0.0045969</text:p>
          </table:table-cell>
          <table:table-cell office:value-type="float" office:value="0.0066509" calcext:value-type="float">
            <text:p>0.0066509</text:p>
          </table:table-cell>
          <table:table-cell office:value-type="float" office:value="0.0082371" calcext:value-type="float">
            <text:p>0.0082371</text:p>
          </table:table-cell>
          <table:table-cell office:value-type="float" office:value="0.0086793" calcext:value-type="float">
            <text:p>0.0086793</text:p>
          </table:table-cell>
          <table:table-cell table:formula="of:=[.B192]*1000" office:value-type="float" office:value="4.5969" calcext:value-type="float">
            <text:p>4.5969</text:p>
          </table:table-cell>
          <table:table-cell table:formula="of:=[.C192]*1000" office:value-type="float" office:value="6.6509" calcext:value-type="float">
            <text:p>6.6509</text:p>
          </table:table-cell>
          <table:table-cell table:formula="of:=[.D192]*1000" office:value-type="float" office:value="8.2371" calcext:value-type="float">
            <text:p>8.2371</text:p>
          </table:table-cell>
          <table:table-cell table:formula="of:=[.E192]*1000" office:value-type="float" office:value="8.6793" calcext:value-type="float">
            <text:p>8.6793</text:p>
          </table:table-cell>
          <table:table-cell office:value-type="float" office:value="4.1714" calcext:value-type="float">
            <text:p>4.1714</text:p>
          </table:table-cell>
          <table:table-cell office:value-type="float" office:value="1.6275" calcext:value-type="float">
            <text:p>1.6275</text:p>
          </table:table-cell>
          <table:table-cell office:value-type="float" office:value="0.79541" calcext:value-type="float">
            <text:p>0.79541</text:p>
          </table:table-cell>
          <table:table-cell office:value-type="float" office:value="0.39124" calcext:value-type="float">
            <text:p>0.39124</text:p>
          </table:table-cell>
        </table:table-row>
        <table:table-row table:style-name="ro1">
          <table:table-cell table:formula="of:=[.A192]+10" office:value-type="float" office:value="1900" calcext:value-type="float">
            <text:p>1900</text:p>
          </table:table-cell>
          <table:table-cell office:value-type="float" office:value="0.0045933" calcext:value-type="float">
            <text:p>0.0045933</text:p>
          </table:table-cell>
          <table:table-cell office:value-type="float" office:value="0.0066498" calcext:value-type="float">
            <text:p>0.0066498</text:p>
          </table:table-cell>
          <table:table-cell office:value-type="float" office:value="0.0082365" calcext:value-type="float">
            <text:p>0.0082365</text:p>
          </table:table-cell>
          <table:table-cell office:value-type="float" office:value="0.0086791" calcext:value-type="float">
            <text:p>0.0086791</text:p>
          </table:table-cell>
          <table:table-cell table:formula="of:=[.B193]*1000" office:value-type="float" office:value="4.5933" calcext:value-type="float">
            <text:p>4.5933</text:p>
          </table:table-cell>
          <table:table-cell table:formula="of:=[.C193]*1000" office:value-type="float" office:value="6.6498" calcext:value-type="float">
            <text:p>6.6498</text:p>
          </table:table-cell>
          <table:table-cell table:formula="of:=[.D193]*1000" office:value-type="float" office:value="8.2365" calcext:value-type="float">
            <text:p>8.2365</text:p>
          </table:table-cell>
          <table:table-cell table:formula="of:=[.E193]*1000" office:value-type="float" office:value="8.6791" calcext:value-type="float">
            <text:p>8.6791</text:p>
          </table:table-cell>
          <table:table-cell office:value-type="float" office:value="4.1734" calcext:value-type="float">
            <text:p>4.1734</text:p>
          </table:table-cell>
          <table:table-cell office:value-type="float" office:value="1.6283" calcext:value-type="float">
            <text:p>1.6283</text:p>
          </table:table-cell>
          <table:table-cell office:value-type="float" office:value="0.79578" calcext:value-type="float">
            <text:p>0.79578</text:p>
          </table:table-cell>
          <table:table-cell office:value-type="float" office:value="0.39146" calcext:value-type="float">
            <text:p>0.39146</text:p>
          </table:table-cell>
        </table:table-row>
        <table:table-row table:style-name="ro1">
          <table:table-cell table:formula="of:=[.A193]+10" office:value-type="float" office:value="1910" calcext:value-type="float">
            <text:p>1910</text:p>
          </table:table-cell>
          <table:table-cell office:value-type="float" office:value="0.0045896" calcext:value-type="float">
            <text:p>0.0045896</text:p>
          </table:table-cell>
          <table:table-cell office:value-type="float" office:value="0.0066487" calcext:value-type="float">
            <text:p>0.0066487</text:p>
          </table:table-cell>
          <table:table-cell office:value-type="float" office:value="0.008236" calcext:value-type="float">
            <text:p>0.008236</text:p>
          </table:table-cell>
          <table:table-cell office:value-type="float" office:value="0.0086788" calcext:value-type="float">
            <text:p>0.0086788</text:p>
          </table:table-cell>
          <table:table-cell table:formula="of:=[.B194]*1000" office:value-type="float" office:value="4.5896" calcext:value-type="float">
            <text:p>4.5896</text:p>
          </table:table-cell>
          <table:table-cell table:formula="of:=[.C194]*1000" office:value-type="float" office:value="6.6487" calcext:value-type="float">
            <text:p>6.6487</text:p>
          </table:table-cell>
          <table:table-cell table:formula="of:=[.D194]*1000" office:value-type="float" office:value="8.236" calcext:value-type="float">
            <text:p>8.236</text:p>
          </table:table-cell>
          <table:table-cell table:formula="of:=[.E194]*1000" office:value-type="float" office:value="8.6788" calcext:value-type="float">
            <text:p>8.6788</text:p>
          </table:table-cell>
          <table:table-cell office:value-type="float" office:value="4.1754" calcext:value-type="float">
            <text:p>4.1754</text:p>
          </table:table-cell>
          <table:table-cell office:value-type="float" office:value="1.629" calcext:value-type="float">
            <text:p>1.629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39168" calcext:value-type="float">
            <text:p>0.39168</text:p>
          </table:table-cell>
        </table:table-row>
        <table:table-row table:style-name="ro1">
          <table:table-cell table:formula="of:=[.A194]+10" office:value-type="float" office:value="1920" calcext:value-type="float">
            <text:p>1920</text:p>
          </table:table-cell>
          <table:table-cell office:value-type="float" office:value="0.0045859" calcext:value-type="float">
            <text:p>0.0045859</text:p>
          </table:table-cell>
          <table:table-cell office:value-type="float" office:value="0.0066476" calcext:value-type="float">
            <text:p>0.0066476</text:p>
          </table:table-cell>
          <table:table-cell office:value-type="float" office:value="0.0082355" calcext:value-type="float">
            <text:p>0.0082355</text:p>
          </table:table-cell>
          <table:table-cell office:value-type="float" office:value="0.0086786" calcext:value-type="float">
            <text:p>0.0086786</text:p>
          </table:table-cell>
          <table:table-cell table:formula="of:=[.B195]*1000" office:value-type="float" office:value="4.5859" calcext:value-type="float">
            <text:p>4.5859</text:p>
          </table:table-cell>
          <table:table-cell table:formula="of:=[.C195]*1000" office:value-type="float" office:value="6.6476" calcext:value-type="float">
            <text:p>6.6476</text:p>
          </table:table-cell>
          <table:table-cell table:formula="of:=[.D195]*1000" office:value-type="float" office:value="8.2355" calcext:value-type="float">
            <text:p>8.2355</text:p>
          </table:table-cell>
          <table:table-cell table:formula="of:=[.E195]*1000" office:value-type="float" office:value="8.6786" calcext:value-type="float">
            <text:p>8.6786</text:p>
          </table:table-cell>
          <table:table-cell office:value-type="float" office:value="4.1774" calcext:value-type="float">
            <text:p>4.1774</text:p>
          </table:table-cell>
          <table:table-cell office:value-type="float" office:value="1.6298" calcext:value-type="float">
            <text:p>1.6298</text:p>
          </table:table-cell>
          <table:table-cell office:value-type="float" office:value="0.79654" calcext:value-type="float">
            <text:p>0.79654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1">
          <table:table-cell table:formula="of:=[.A195]+10" office:value-type="float" office:value="1930" calcext:value-type="float">
            <text:p>1930</text:p>
          </table:table-cell>
          <table:table-cell office:value-type="float" office:value="0.0045822" calcext:value-type="float">
            <text:p>0.0045822</text:p>
          </table:table-cell>
          <table:table-cell office:value-type="float" office:value="0.0066465" calcext:value-type="float">
            <text:p>0.0066465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0.0086783" calcext:value-type="float">
            <text:p>0.0086783</text:p>
          </table:table-cell>
          <table:table-cell table:formula="of:=[.B196]*1000" office:value-type="float" office:value="4.5822" calcext:value-type="float">
            <text:p>4.5822</text:p>
          </table:table-cell>
          <table:table-cell table:formula="of:=[.C196]*1000" office:value-type="float" office:value="6.6465" calcext:value-type="float">
            <text:p>6.6465</text:p>
          </table:table-cell>
          <table:table-cell table:formula="of:=[.D196]*1000" office:value-type="float" office:value="8.235" calcext:value-type="float">
            <text:p>8.235</text:p>
          </table:table-cell>
          <table:table-cell table:formula="of:=[.E196]*1000" office:value-type="float" office:value="8.6783" calcext:value-type="float">
            <text:p>8.6783</text:p>
          </table:table-cell>
          <table:table-cell office:value-type="float" office:value="4.1794" calcext:value-type="float">
            <text:p>4.1794</text:p>
          </table:table-cell>
          <table:table-cell office:value-type="float" office:value="1.6306" calcext:value-type="float">
            <text:p>1.6306</text:p>
          </table:table-cell>
          <table:table-cell office:value-type="float" office:value="0.79691" calcext:value-type="float">
            <text:p>0.79691</text:p>
          </table:table-cell>
          <table:table-cell office:value-type="float" office:value="0.39213" calcext:value-type="float">
            <text:p>0.39213</text:p>
          </table:table-cell>
        </table:table-row>
        <table:table-row table:style-name="ro1">
          <table:table-cell table:formula="of:=[.A196]+10" office:value-type="float" office:value="1940" calcext:value-type="float">
            <text:p>1940</text:p>
          </table:table-cell>
          <table:table-cell office:value-type="float" office:value="0.0045784" calcext:value-type="float">
            <text:p>0.0045784</text:p>
          </table:table-cell>
          <table:table-cell office:value-type="float" office:value="0.0066454" calcext:value-type="float">
            <text:p>0.0066454</text:p>
          </table:table-cell>
          <table:table-cell office:value-type="float" office:value="0.0082344" calcext:value-type="float">
            <text:p>0.0082344</text:p>
          </table:table-cell>
          <table:table-cell office:value-type="float" office:value="0.0086781" calcext:value-type="float">
            <text:p>0.0086781</text:p>
          </table:table-cell>
          <table:table-cell table:formula="of:=[.B197]*1000" office:value-type="float" office:value="4.5784" calcext:value-type="float">
            <text:p>4.5784</text:p>
          </table:table-cell>
          <table:table-cell table:formula="of:=[.C197]*1000" office:value-type="float" office:value="6.6454" calcext:value-type="float">
            <text:p>6.6454</text:p>
          </table:table-cell>
          <table:table-cell table:formula="of:=[.D197]*1000" office:value-type="float" office:value="8.2344" calcext:value-type="float">
            <text:p>8.2344</text:p>
          </table:table-cell>
          <table:table-cell table:formula="of:=[.E197]*1000" office:value-type="float" office:value="8.6781" calcext:value-type="float">
            <text:p>8.6781</text:p>
          </table:table-cell>
          <table:table-cell office:value-type="float" office:value="4.1814" calcext:value-type="float">
            <text:p>4.1814</text:p>
          </table:table-cell>
          <table:table-cell office:value-type="float" office:value="1.6314" calcext:value-type="float">
            <text:p>1.6314</text:p>
          </table:table-cell>
          <table:table-cell office:value-type="float" office:value="0.79729" calcext:value-type="float">
            <text:p>0.79729</text:p>
          </table:table-cell>
          <table:table-cell office:value-type="float" office:value="0.39235" calcext:value-type="float">
            <text:p>0.39235</text:p>
          </table:table-cell>
        </table:table-row>
        <table:table-row table:style-name="ro1">
          <table:table-cell table:formula="of:=[.A197]+10" office:value-type="float" office:value="1950" calcext:value-type="float">
            <text:p>1950</text:p>
          </table:table-cell>
          <table:table-cell office:value-type="float" office:value="0.0045747" calcext:value-type="float">
            <text:p>0.0045747</text:p>
          </table:table-cell>
          <table:table-cell office:value-type="float" office:value="0.0066443" calcext:value-type="float">
            <text:p>0.0066443</text:p>
          </table:table-cell>
          <table:table-cell office:value-type="float" office:value="0.0082339" calcext:value-type="float">
            <text:p>0.0082339</text:p>
          </table:table-cell>
          <table:table-cell office:value-type="float" office:value="0.0086778" calcext:value-type="float">
            <text:p>0.0086778</text:p>
          </table:table-cell>
          <table:table-cell table:formula="of:=[.B198]*1000" office:value-type="float" office:value="4.5747" calcext:value-type="float">
            <text:p>4.5747</text:p>
          </table:table-cell>
          <table:table-cell table:formula="of:=[.C198]*1000" office:value-type="float" office:value="6.6443" calcext:value-type="float">
            <text:p>6.6443</text:p>
          </table:table-cell>
          <table:table-cell table:formula="of:=[.D198]*1000" office:value-type="float" office:value="8.2339" calcext:value-type="float">
            <text:p>8.2339</text:p>
          </table:table-cell>
          <table:table-cell table:formula="of:=[.E198]*1000" office:value-type="float" office:value="8.6778" calcext:value-type="float">
            <text:p>8.6778</text:p>
          </table:table-cell>
          <table:table-cell office:value-type="float" office:value="4.1834" calcext:value-type="float">
            <text:p>4.1834</text:p>
          </table:table-cell>
          <table:table-cell office:value-type="float" office:value="1.6321" calcext:value-type="float">
            <text:p>1.6321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39257" calcext:value-type="float">
            <text:p>0.39257</text:p>
          </table:table-cell>
        </table:table-row>
        <table:table-row table:style-name="ro1">
          <table:table-cell table:formula="of:=[.A198]+10" office:value-type="float" office:value="1960" calcext:value-type="float">
            <text:p>1960</text:p>
          </table:table-cell>
          <table:table-cell office:value-type="float" office:value="0.0045709" calcext:value-type="float">
            <text:p>0.0045709</text:p>
          </table:table-cell>
          <table:table-cell office:value-type="float" office:value="0.0066432" calcext:value-type="float">
            <text:p>0.0066432</text:p>
          </table:table-cell>
          <table:table-cell office:value-type="float" office:value="0.0082334" calcext:value-type="float">
            <text:p>0.0082334</text:p>
          </table:table-cell>
          <table:table-cell office:value-type="float" office:value="0.0086775" calcext:value-type="float">
            <text:p>0.0086775</text:p>
          </table:table-cell>
          <table:table-cell table:formula="of:=[.B199]*1000" office:value-type="float" office:value="4.5709" calcext:value-type="float">
            <text:p>4.5709</text:p>
          </table:table-cell>
          <table:table-cell table:formula="of:=[.C199]*1000" office:value-type="float" office:value="6.6432" calcext:value-type="float">
            <text:p>6.6432</text:p>
          </table:table-cell>
          <table:table-cell table:formula="of:=[.D199]*1000" office:value-type="float" office:value="8.2334" calcext:value-type="float">
            <text:p>8.2334</text:p>
          </table:table-cell>
          <table:table-cell table:formula="of:=[.E199]*1000" office:value-type="float" office:value="8.6775" calcext:value-type="float">
            <text:p>8.6775</text:p>
          </table:table-cell>
          <table:table-cell office:value-type="float" office:value="4.1854" calcext:value-type="float">
            <text:p>4.1854</text:p>
          </table:table-cell>
          <table:table-cell office:value-type="float" office:value="1.6329" calcext:value-type="float">
            <text:p>1.6329</text:p>
          </table:table-cell>
          <table:table-cell office:value-type="float" office:value="0.79804" calcext:value-type="float">
            <text:p>0.79804</text:p>
          </table:table-cell>
          <table:table-cell office:value-type="float" office:value="0.39279" calcext:value-type="float">
            <text:p>0.39279</text:p>
          </table:table-cell>
        </table:table-row>
        <table:table-row table:style-name="ro1">
          <table:table-cell table:formula="of:=[.A199]+10" office:value-type="float" office:value="1970" calcext:value-type="float">
            <text:p>1970</text:p>
          </table:table-cell>
          <table:table-cell office:value-type="float" office:value="0.0045671" calcext:value-type="float">
            <text:p>0.0045671</text:p>
          </table:table-cell>
          <table:table-cell office:value-type="float" office:value="0.0066421" calcext:value-type="float">
            <text:p>0.0066421</text:p>
          </table:table-cell>
          <table:table-cell office:value-type="float" office:value="0.0082329" calcext:value-type="float">
            <text:p>0.0082329</text:p>
          </table:table-cell>
          <table:table-cell office:value-type="float" office:value="0.0086773" calcext:value-type="float">
            <text:p>0.0086773</text:p>
          </table:table-cell>
          <table:table-cell table:formula="of:=[.B200]*1000" office:value-type="float" office:value="4.5671" calcext:value-type="float">
            <text:p>4.5671</text:p>
          </table:table-cell>
          <table:table-cell table:formula="of:=[.C200]*1000" office:value-type="float" office:value="6.6421" calcext:value-type="float">
            <text:p>6.6421</text:p>
          </table:table-cell>
          <table:table-cell table:formula="of:=[.D200]*1000" office:value-type="float" office:value="8.2329" calcext:value-type="float">
            <text:p>8.2329</text:p>
          </table:table-cell>
          <table:table-cell table:formula="of:=[.E200]*1000" office:value-type="float" office:value="8.6773" calcext:value-type="float">
            <text:p>8.6773</text:p>
          </table:table-cell>
          <table:table-cell office:value-type="float" office:value="4.1874" calcext:value-type="float">
            <text:p>4.1874</text:p>
          </table:table-cell>
          <table:table-cell office:value-type="float" office:value="1.6337" calcext:value-type="float">
            <text:p>1.6337</text:p>
          </table:table-cell>
          <table:table-cell office:value-type="float" office:value="0.79841" calcext:value-type="float">
            <text:p>0.79841</text:p>
          </table:table-cell>
          <table:table-cell office:value-type="float" office:value="0.39301" calcext:value-type="float">
            <text:p>0.39301</text:p>
          </table:table-cell>
        </table:table-row>
        <table:table-row table:style-name="ro1">
          <table:table-cell table:formula="of:=[.A200]+10" office:value-type="float" office:value="1980" calcext:value-type="float">
            <text:p>1980</text:p>
          </table:table-cell>
          <table:table-cell office:value-type="float" office:value="0.0045633" calcext:value-type="float">
            <text:p>0.0045633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082324" calcext:value-type="float">
            <text:p>0.0082324</text:p>
          </table:table-cell>
          <table:table-cell office:value-type="float" office:value="0.008677" calcext:value-type="float">
            <text:p>0.008677</text:p>
          </table:table-cell>
          <table:table-cell table:formula="of:=[.B201]*1000" office:value-type="float" office:value="4.5633" calcext:value-type="float">
            <text:p>4.5633</text:p>
          </table:table-cell>
          <table:table-cell table:formula="of:=[.C201]*1000" office:value-type="float" office:value="6.641" calcext:value-type="float">
            <text:p>6.641</text:p>
          </table:table-cell>
          <table:table-cell table:formula="of:=[.D201]*1000" office:value-type="float" office:value="8.2324" calcext:value-type="float">
            <text:p>8.2324</text:p>
          </table:table-cell>
          <table:table-cell table:formula="of:=[.E201]*1000" office:value-type="float" office:value="8.677" calcext:value-type="float">
            <text:p>8.677</text:p>
          </table:table-cell>
          <table:table-cell office:value-type="float" office:value="4.1893" calcext:value-type="float">
            <text:p>4.1893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79879" calcext:value-type="float">
            <text:p>0.79879</text:p>
          </table:table-cell>
          <table:table-cell office:value-type="float" office:value="0.39323" calcext:value-type="float">
            <text:p>0.39323</text:p>
          </table:table-cell>
        </table:table-row>
        <table:table-row table:style-name="ro1">
          <table:table-cell table:formula="of:=[.A201]+10" office:value-type="float" office:value="1990" calcext:value-type="float">
            <text:p>1990</text:p>
          </table:table-cell>
          <table:table-cell office:value-type="float" office:value="0.0045595" calcext:value-type="float">
            <text:p>0.0045595</text:p>
          </table:table-cell>
          <table:table-cell office:value-type="float" office:value="0.0066399" calcext:value-type="float">
            <text:p>0.0066399</text:p>
          </table:table-cell>
          <table:table-cell office:value-type="float" office:value="0.0082318" calcext:value-type="float">
            <text:p>0.0082318</text:p>
          </table:table-cell>
          <table:table-cell office:value-type="float" office:value="0.0086768" calcext:value-type="float">
            <text:p>0.0086768</text:p>
          </table:table-cell>
          <table:table-cell table:formula="of:=[.B202]*1000" office:value-type="float" office:value="4.5595" calcext:value-type="float">
            <text:p>4.5595</text:p>
          </table:table-cell>
          <table:table-cell table:formula="of:=[.C202]*1000" office:value-type="float" office:value="6.6399" calcext:value-type="float">
            <text:p>6.6399</text:p>
          </table:table-cell>
          <table:table-cell table:formula="of:=[.D202]*1000" office:value-type="float" office:value="8.2318" calcext:value-type="float">
            <text:p>8.2318</text:p>
          </table:table-cell>
          <table:table-cell table:formula="of:=[.E202]*1000" office:value-type="float" office:value="8.6768" calcext:value-type="float">
            <text:p>8.6768</text:p>
          </table:table-cell>
          <table:table-cell office:value-type="float" office:value="4.1913" calcext:value-type="float">
            <text:p>4.1913</text:p>
          </table:table-cell>
          <table:table-cell office:value-type="float" office:value="1.6352" calcext:value-type="float">
            <text:p>1.6352</text:p>
          </table:table-cell>
          <table:table-cell office:value-type="float" office:value="0.79916" calcext:value-type="float">
            <text:p>0.79916</text:p>
          </table:table-cell>
          <table:table-cell office:value-type="float" office:value="0.39345" calcext:value-type="float">
            <text:p>0.39345</text:p>
          </table:table-cell>
        </table:table-row>
        <table:table-row table:style-name="ro1">
          <table:table-cell table:formula="of:=[.A202]+10" office:value-type="float" office:value="2000" calcext:value-type="float">
            <text:p>2000</text:p>
          </table:table-cell>
          <table:table-cell office:value-type="float" office:value="0.0045556" calcext:value-type="float">
            <text:p>0.0045556</text:p>
          </table:table-cell>
          <table:table-cell office:value-type="float" office:value="0.0066387" calcext:value-type="float">
            <text:p>0.0066387</text:p>
          </table:table-cell>
          <table:table-cell office:value-type="float" office:value="0.0082313" calcext:value-type="float">
            <text:p>0.0082313</text:p>
          </table:table-cell>
          <table:table-cell office:value-type="float" office:value="0.0086765" calcext:value-type="float">
            <text:p>0.0086765</text:p>
          </table:table-cell>
          <table:table-cell table:formula="of:=[.B203]*1000" office:value-type="float" office:value="4.5556" calcext:value-type="float">
            <text:p>4.5556</text:p>
          </table:table-cell>
          <table:table-cell table:formula="of:=[.C203]*1000" office:value-type="float" office:value="6.6387" calcext:value-type="float">
            <text:p>6.6387</text:p>
          </table:table-cell>
          <table:table-cell table:formula="of:=[.D203]*1000" office:value-type="float" office:value="8.2313" calcext:value-type="float">
            <text:p>8.2313</text:p>
          </table:table-cell>
          <table:table-cell table:formula="of:=[.E203]*1000" office:value-type="float" office:value="8.6765" calcext:value-type="float">
            <text:p>8.6765</text:p>
          </table:table-cell>
          <table:table-cell office:value-type="float" office:value="4.1933" calcext:value-type="float">
            <text:p>4.1933</text:p>
          </table:table-cell>
          <table:table-cell office:value-type="float" office:value="1.636" calcext:value-type="float">
            <text:p>1.636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0.39367" calcext:value-type="float">
            <text:p>0.39367</text:p>
          </table:table-cell>
        </table:table-row>
        <table:table-row table:style-name="ro1">
          <table:table-cell table:formula="of:=[.A203]+10" office:value-type="float" office:value="2010" calcext:value-type="float">
            <text:p>2010</text:p>
          </table:table-cell>
          <table:table-cell office:value-type="float" office:value="0.0045518" calcext:value-type="float">
            <text:p>0.0045518</text:p>
          </table:table-cell>
          <table:table-cell office:value-type="float" office:value="0.0066376" calcext:value-type="float">
            <text:p>0.0066376</text:p>
          </table:table-cell>
          <table:table-cell office:value-type="float" office:value="0.0082308" calcext:value-type="float">
            <text:p>0.0082308</text:p>
          </table:table-cell>
          <table:table-cell office:value-type="float" office:value="0.0086763" calcext:value-type="float">
            <text:p>0.0086763</text:p>
          </table:table-cell>
          <table:table-cell table:formula="of:=[.B204]*1000" office:value-type="float" office:value="4.5518" calcext:value-type="float">
            <text:p>4.5518</text:p>
          </table:table-cell>
          <table:table-cell table:formula="of:=[.C204]*1000" office:value-type="float" office:value="6.6376" calcext:value-type="float">
            <text:p>6.6376</text:p>
          </table:table-cell>
          <table:table-cell table:formula="of:=[.D204]*1000" office:value-type="float" office:value="8.2308" calcext:value-type="float">
            <text:p>8.2308</text:p>
          </table:table-cell>
          <table:table-cell table:formula="of:=[.E204]*1000" office:value-type="float" office:value="8.6763" calcext:value-type="float">
            <text:p>8.6763</text:p>
          </table:table-cell>
          <table:table-cell office:value-type="float" office:value="4.1953" calcext:value-type="float">
            <text:p>4.1953</text:p>
          </table:table-cell>
          <table:table-cell office:value-type="float" office:value="1.6367" calcext:value-type="float">
            <text:p>1.6367</text:p>
          </table:table-cell>
          <table:table-cell office:value-type="float" office:value="0.79991" calcext:value-type="float">
            <text:p>0.79991</text:p>
          </table:table-cell>
          <table:table-cell office:value-type="float" office:value="0.39389" calcext:value-type="float">
            <text:p>0.39389</text:p>
          </table:table-cell>
        </table:table-row>
        <table:table-row table:style-name="ro1">
          <table:table-cell table:formula="of:=[.A204]+10" office:value-type="float" office:value="2020" calcext:value-type="float">
            <text:p>2020</text:p>
          </table:table-cell>
          <table:table-cell office:value-type="float" office:value="0.0045479" calcext:value-type="float">
            <text:p>0.0045479</text:p>
          </table:table-cell>
          <table:table-cell office:value-type="float" office:value="0.0066365" calcext:value-type="float">
            <text:p>0.0066365</text:p>
          </table:table-cell>
          <table:table-cell office:value-type="float" office:value="0.0082302" calcext:value-type="float">
            <text:p>0.0082302</text:p>
          </table:table-cell>
          <table:table-cell office:value-type="float" office:value="0.008676" calcext:value-type="float">
            <text:p>0.008676</text:p>
          </table:table-cell>
          <table:table-cell table:formula="of:=[.B205]*1000" office:value-type="float" office:value="4.5479" calcext:value-type="float">
            <text:p>4.5479</text:p>
          </table:table-cell>
          <table:table-cell table:formula="of:=[.C205]*1000" office:value-type="float" office:value="6.6365" calcext:value-type="float">
            <text:p>6.6365</text:p>
          </table:table-cell>
          <table:table-cell table:formula="of:=[.D205]*1000" office:value-type="float" office:value="8.2302" calcext:value-type="float">
            <text:p>8.2302</text:p>
          </table:table-cell>
          <table:table-cell table:formula="of:=[.E205]*1000" office:value-type="float" office:value="8.676" calcext:value-type="float">
            <text:p>8.676</text:p>
          </table:table-cell>
          <table:table-cell office:value-type="float" office:value="4.1973" calcext:value-type="float">
            <text:p>4.1973</text:p>
          </table:table-cell>
          <table:table-cell office:value-type="float" office:value="1.6375" calcext:value-type="float">
            <text:p>1.6375</text:p>
          </table:table-cell>
          <table:table-cell office:value-type="float" office:value="0.80028" calcext:value-type="float">
            <text:p>0.80028</text:p>
          </table:table-cell>
          <table:table-cell office:value-type="float" office:value="0.39411" calcext:value-type="float">
            <text:p>0.39411</text:p>
          </table:table-cell>
        </table:table-row>
        <table:table-row table:style-name="ro1">
          <table:table-cell table:formula="of:=[.A205]+10" office:value-type="float" office:value="2030" calcext:value-type="float">
            <text:p>2030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66354" calcext:value-type="float">
            <text:p>0.0066354</text:p>
          </table:table-cell>
          <table:table-cell office:value-type="float" office:value="0.0082297" calcext:value-type="float">
            <text:p>0.0082297</text:p>
          </table:table-cell>
          <table:table-cell office:value-type="float" office:value="0.0086757" calcext:value-type="float">
            <text:p>0.0086757</text:p>
          </table:table-cell>
          <table:table-cell table:formula="of:=[.B206]*1000" office:value-type="float" office:value="4.544" calcext:value-type="float">
            <text:p>4.544</text:p>
          </table:table-cell>
          <table:table-cell table:formula="of:=[.C206]*1000" office:value-type="float" office:value="6.6354" calcext:value-type="float">
            <text:p>6.6354</text:p>
          </table:table-cell>
          <table:table-cell table:formula="of:=[.D206]*1000" office:value-type="float" office:value="8.2297" calcext:value-type="float">
            <text:p>8.2297</text:p>
          </table:table-cell>
          <table:table-cell table:formula="of:=[.E206]*1000" office:value-type="float" office:value="8.6757" calcext:value-type="float">
            <text:p>8.6757</text:p>
          </table:table-cell>
          <table:table-cell office:value-type="float" office:value="4.1993" calcext:value-type="float">
            <text:p>4.1993</text:p>
          </table:table-cell>
          <table:table-cell office:value-type="float" office:value="1.6383" calcext:value-type="float">
            <text:p>1.6383</text:p>
          </table:table-cell>
          <table:table-cell office:value-type="float" office:value="0.80066" calcext:value-type="float">
            <text:p>0.80066</text:p>
          </table:table-cell>
          <table:table-cell office:value-type="float" office:value="0.39433" calcext:value-type="float">
            <text:p>0.39433</text:p>
          </table:table-cell>
        </table:table-row>
        <table:table-row table:style-name="ro1">
          <table:table-cell table:formula="of:=[.A206]+10" office:value-type="float" office:value="2040" calcext:value-type="float">
            <text:p>2040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66342" calcext:value-type="float">
            <text:p>0.0066342</text:p>
          </table:table-cell>
          <table:table-cell office:value-type="float" office:value="0.0082292" calcext:value-type="float">
            <text:p>0.0082292</text:p>
          </table:table-cell>
          <table:table-cell office:value-type="float" office:value="0.0086755" calcext:value-type="float">
            <text:p>0.0086755</text:p>
          </table:table-cell>
          <table:table-cell table:formula="of:=[.B207]*1000" office:value-type="float" office:value="4.54" calcext:value-type="float">
            <text:p>4.54</text:p>
          </table:table-cell>
          <table:table-cell table:formula="of:=[.C207]*1000" office:value-type="float" office:value="6.6342" calcext:value-type="float">
            <text:p>6.6342</text:p>
          </table:table-cell>
          <table:table-cell table:formula="of:=[.D207]*1000" office:value-type="float" office:value="8.2292" calcext:value-type="float">
            <text:p>8.2292</text:p>
          </table:table-cell>
          <table:table-cell table:formula="of:=[.E207]*1000" office:value-type="float" office:value="8.6755" calcext:value-type="float">
            <text:p>8.6755</text:p>
          </table:table-cell>
          <table:table-cell office:value-type="float" office:value="4.2012" calcext:value-type="float">
            <text:p>4.2012</text:p>
          </table:table-cell>
          <table:table-cell office:value-type="float" office:value="1.639" calcext:value-type="float">
            <text:p>1.639</text:p>
          </table:table-cell>
          <table:table-cell office:value-type="float" office:value="0.80103" calcext:value-type="float">
            <text:p>0.80103</text:p>
          </table:table-cell>
          <table:table-cell office:value-type="float" office:value="0.39455" calcext:value-type="float">
            <text:p>0.39455</text:p>
          </table:table-cell>
        </table:table-row>
        <table:table-row table:style-name="ro1">
          <table:table-cell table:formula="of:=[.A207]+10" office:value-type="float" office:value="2050" calcext:value-type="float">
            <text:p>2050</text:p>
          </table:table-cell>
          <table:table-cell office:value-type="float" office:value="0.0045361" calcext:value-type="float">
            <text:p>0.0045361</text:p>
          </table:table-cell>
          <table:table-cell office:value-type="float" office:value="0.0066331" calcext:value-type="float">
            <text:p>0.0066331</text:p>
          </table:table-cell>
          <table:table-cell office:value-type="float" office:value="0.0082287" calcext:value-type="float">
            <text:p>0.0082287</text:p>
          </table:table-cell>
          <table:table-cell office:value-type="float" office:value="0.0086752" calcext:value-type="float">
            <text:p>0.0086752</text:p>
          </table:table-cell>
          <table:table-cell table:formula="of:=[.B208]*1000" office:value-type="float" office:value="4.5361" calcext:value-type="float">
            <text:p>4.5361</text:p>
          </table:table-cell>
          <table:table-cell table:formula="of:=[.C208]*1000" office:value-type="float" office:value="6.6331" calcext:value-type="float">
            <text:p>6.6331</text:p>
          </table:table-cell>
          <table:table-cell table:formula="of:=[.D208]*1000" office:value-type="float" office:value="8.2287" calcext:value-type="float">
            <text:p>8.2287</text:p>
          </table:table-cell>
          <table:table-cell table:formula="of:=[.E208]*1000" office:value-type="float" office:value="8.6752" calcext:value-type="float">
            <text:p>8.6752</text:p>
          </table:table-cell>
          <table:table-cell office:value-type="float" office:value="4.2032" calcext:value-type="float">
            <text:p>4.2032</text:p>
          </table:table-cell>
          <table:table-cell office:value-type="float" office:value="1.6398" calcext:value-type="float">
            <text:p>1.6398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9476" calcext:value-type="float">
            <text:p>0.39476</text:p>
          </table:table-cell>
        </table:table-row>
        <table:table-row table:style-name="ro1">
          <table:table-cell table:formula="of:=[.A208]+10" office:value-type="float" office:value="2060" calcext:value-type="float">
            <text:p>2060</text:p>
          </table:table-cell>
          <table:table-cell office:value-type="float" office:value="0.0045321" calcext:value-type="float">
            <text:p>0.0045321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.0082281" calcext:value-type="float">
            <text:p>0.0082281</text:p>
          </table:table-cell>
          <table:table-cell office:value-type="float" office:value="0.008675" calcext:value-type="float">
            <text:p>0.008675</text:p>
          </table:table-cell>
          <table:table-cell table:formula="of:=[.B209]*1000" office:value-type="float" office:value="4.5321" calcext:value-type="float">
            <text:p>4.5321</text:p>
          </table:table-cell>
          <table:table-cell table:formula="of:=[.C209]*1000" office:value-type="float" office:value="6.632" calcext:value-type="float">
            <text:p>6.632</text:p>
          </table:table-cell>
          <table:table-cell table:formula="of:=[.D209]*1000" office:value-type="float" office:value="8.2281" calcext:value-type="float">
            <text:p>8.2281</text:p>
          </table:table-cell>
          <table:table-cell table:formula="of:=[.E209]*1000" office:value-type="float" office:value="8.675" calcext:value-type="float">
            <text:p>8.675</text:p>
          </table:table-cell>
          <table:table-cell office:value-type="float" office:value="4.2052" calcext:value-type="float">
            <text:p>4.2052</text:p>
          </table:table-cell>
          <table:table-cell office:value-type="float" office:value="1.6406" calcext:value-type="float">
            <text:p>1.6406</text:p>
          </table:table-cell>
          <table:table-cell office:value-type="float" office:value="0.80178" calcext:value-type="float">
            <text:p>0.80178</text:p>
          </table:table-cell>
          <table:table-cell office:value-type="float" office:value="0.39498" calcext:value-type="float">
            <text:p>0.39498</text:p>
          </table:table-cell>
        </table:table-row>
        <table:table-row table:style-name="ro1">
          <table:table-cell table:formula="of:=[.A209]+10" office:value-type="float" office:value="2070" calcext:value-type="float">
            <text:p>2070</text:p>
          </table:table-cell>
          <table:table-cell office:value-type="float" office:value="0.0045281" calcext:value-type="float">
            <text:p>0.0045281</text:p>
          </table:table-cell>
          <table:table-cell office:value-type="float" office:value="0.0066308" calcext:value-type="float">
            <text:p>0.0066308</text:p>
          </table:table-cell>
          <table:table-cell office:value-type="float" office:value="0.0082276" calcext:value-type="float">
            <text:p>0.0082276</text:p>
          </table:table-cell>
          <table:table-cell office:value-type="float" office:value="0.0086747" calcext:value-type="float">
            <text:p>0.0086747</text:p>
          </table:table-cell>
          <table:table-cell table:formula="of:=[.B210]*1000" office:value-type="float" office:value="4.5281" calcext:value-type="float">
            <text:p>4.5281</text:p>
          </table:table-cell>
          <table:table-cell table:formula="of:=[.C210]*1000" office:value-type="float" office:value="6.6308" calcext:value-type="float">
            <text:p>6.6308</text:p>
          </table:table-cell>
          <table:table-cell table:formula="of:=[.D210]*1000" office:value-type="float" office:value="8.2276" calcext:value-type="float">
            <text:p>8.2276</text:p>
          </table:table-cell>
          <table:table-cell table:formula="of:=[.E210]*1000" office:value-type="float" office:value="8.6747" calcext:value-type="float">
            <text:p>8.6747</text:p>
          </table:table-cell>
          <table:table-cell office:value-type="float" office:value="4.2072" calcext:value-type="float">
            <text:p>4.2072</text:p>
          </table:table-cell>
          <table:table-cell office:value-type="float" office:value="1.6413" calcext:value-type="float">
            <text:p>1.6413</text:p>
          </table:table-cell>
          <table:table-cell office:value-type="float" office:value="0.80215" calcext:value-type="float">
            <text:p>0.80215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table:formula="of:=[.A210]+10" office:value-type="float" office:value="2080" calcext:value-type="float">
            <text:p>2080</text:p>
          </table:table-cell>
          <table:table-cell office:value-type="float" office:value="0.0045241" calcext:value-type="float">
            <text:p>0.0045241</text:p>
          </table:table-cell>
          <table:table-cell office:value-type="float" office:value="0.0066297" calcext:value-type="float">
            <text:p>0.0066297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6745" calcext:value-type="float">
            <text:p>0.0086745</text:p>
          </table:table-cell>
          <table:table-cell table:formula="of:=[.B211]*1000" office:value-type="float" office:value="4.5241" calcext:value-type="float">
            <text:p>4.5241</text:p>
          </table:table-cell>
          <table:table-cell table:formula="of:=[.C211]*1000" office:value-type="float" office:value="6.6297" calcext:value-type="float">
            <text:p>6.6297</text:p>
          </table:table-cell>
          <table:table-cell table:formula="of:=[.D211]*1000" office:value-type="float" office:value="8.2271" calcext:value-type="float">
            <text:p>8.2271</text:p>
          </table:table-cell>
          <table:table-cell table:formula="of:=[.E211]*1000" office:value-type="float" office:value="8.6745" calcext:value-type="float">
            <text:p>8.6745</text:p>
          </table:table-cell>
          <table:table-cell office:value-type="float" office:value="4.2091" calcext:value-type="float">
            <text:p>4.2091</text:p>
          </table:table-cell>
          <table:table-cell office:value-type="float" office:value="1.6421" calcext:value-type="float">
            <text:p>1.6421</text:p>
          </table:table-cell>
          <table:table-cell office:value-type="float" office:value="0.80252" calcext:value-type="float">
            <text:p>0.80252</text:p>
          </table:table-cell>
          <table:table-cell office:value-type="float" office:value="0.39542" calcext:value-type="float">
            <text:p>0.39542</text:p>
          </table:table-cell>
        </table:table-row>
        <table:table-row table:style-name="ro1">
          <table:table-cell table:formula="of:=[.A211]+10" office:value-type="float" office:value="2090" calcext:value-type="float">
            <text:p>2090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66286" calcext:value-type="float">
            <text:p>0.0066286</text:p>
          </table:table-cell>
          <table:table-cell office:value-type="float" office:value="0.0082265" calcext:value-type="float">
            <text:p>0.0082265</text:p>
          </table:table-cell>
          <table:table-cell office:value-type="float" office:value="0.0086742" calcext:value-type="float">
            <text:p>0.0086742</text:p>
          </table:table-cell>
          <table:table-cell table:formula="of:=[.B212]*1000" office:value-type="float" office:value="4.52" calcext:value-type="float">
            <text:p>4.52</text:p>
          </table:table-cell>
          <table:table-cell table:formula="of:=[.C212]*1000" office:value-type="float" office:value="6.6286" calcext:value-type="float">
            <text:p>6.6286</text:p>
          </table:table-cell>
          <table:table-cell table:formula="of:=[.D212]*1000" office:value-type="float" office:value="8.2265" calcext:value-type="float">
            <text:p>8.2265</text:p>
          </table:table-cell>
          <table:table-cell table:formula="of:=[.E212]*1000" office:value-type="float" office:value="8.6742" calcext:value-type="float">
            <text:p>8.6742</text:p>
          </table:table-cell>
          <table:table-cell office:value-type="float" office:value="4.2111" calcext:value-type="float">
            <text:p>4.2111</text:p>
          </table:table-cell>
          <table:table-cell office:value-type="float" office:value="1.6428" calcext:value-type="float">
            <text:p>1.6428</text:p>
          </table:table-cell>
          <table:table-cell office:value-type="float" office:value="0.80289" calcext:value-type="float">
            <text:p>0.80289</text:p>
          </table:table-cell>
          <table:table-cell office:value-type="float" office:value="0.39563" calcext:value-type="float">
            <text:p>0.39563</text:p>
          </table:table-cell>
        </table:table-row>
        <table:table-row table:style-name="ro1">
          <table:table-cell table:formula="of:=[.A212]+10" office:value-type="float" office:value="2100" calcext:value-type="float">
            <text:p>2100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274" calcext:value-type="float">
            <text:p>0.0066274</text:p>
          </table:table-cell>
          <table:table-cell office:value-type="float" office:value="0.008226" calcext:value-type="float">
            <text:p>0.008226</text:p>
          </table:table-cell>
          <table:table-cell office:value-type="float" office:value="0.0086739" calcext:value-type="float">
            <text:p>0.0086739</text:p>
          </table:table-cell>
          <table:table-cell table:formula="of:=[.B213]*1000" office:value-type="float" office:value="4.516" calcext:value-type="float">
            <text:p>4.516</text:p>
          </table:table-cell>
          <table:table-cell table:formula="of:=[.C213]*1000" office:value-type="float" office:value="6.6274" calcext:value-type="float">
            <text:p>6.6274</text:p>
          </table:table-cell>
          <table:table-cell table:formula="of:=[.D213]*1000" office:value-type="float" office:value="8.226" calcext:value-type="float">
            <text:p>8.226</text:p>
          </table:table-cell>
          <table:table-cell table:formula="of:=[.E213]*1000" office:value-type="float" office:value="8.6739" calcext:value-type="float">
            <text:p>8.6739</text:p>
          </table:table-cell>
          <table:table-cell office:value-type="float" office:value="4.2131" calcext:value-type="float">
            <text:p>4.2131</text:p>
          </table:table-cell>
          <table:table-cell office:value-type="float" office:value="1.6436" calcext:value-type="float">
            <text:p>1.6436</text:p>
          </table:table-cell>
          <table:table-cell office:value-type="float" office:value="0.80327" calcext:value-type="float">
            <text:p>0.80327</text:p>
          </table:table-cell>
          <table:table-cell office:value-type="float" office:value="0.39585" calcext:value-type="float">
            <text:p>0.39585</text:p>
          </table:table-cell>
        </table:table-row>
        <table:table-row table:style-name="ro1">
          <table:table-cell table:formula="of:=[.A213]+10" office:value-type="float" office:value="2110" calcext:value-type="float">
            <text:p>2110</text:p>
          </table:table-cell>
          <table:table-cell office:value-type="float" office:value="0.0045119" calcext:value-type="float">
            <text:p>0.0045119</text:p>
          </table:table-cell>
          <table:table-cell office:value-type="float" office:value="0.0066263" calcext:value-type="float">
            <text:p>0.0066263</text:p>
          </table:table-cell>
          <table:table-cell office:value-type="float" office:value="0.0082255" calcext:value-type="float">
            <text:p>0.0082255</text:p>
          </table:table-cell>
          <table:table-cell office:value-type="float" office:value="0.0086737" calcext:value-type="float">
            <text:p>0.0086737</text:p>
          </table:table-cell>
          <table:table-cell table:formula="of:=[.B214]*1000" office:value-type="float" office:value="4.5119" calcext:value-type="float">
            <text:p>4.5119</text:p>
          </table:table-cell>
          <table:table-cell table:formula="of:=[.C214]*1000" office:value-type="float" office:value="6.6263" calcext:value-type="float">
            <text:p>6.6263</text:p>
          </table:table-cell>
          <table:table-cell table:formula="of:=[.D214]*1000" office:value-type="float" office:value="8.2255" calcext:value-type="float">
            <text:p>8.2255</text:p>
          </table:table-cell>
          <table:table-cell table:formula="of:=[.E214]*1000" office:value-type="float" office:value="8.6737" calcext:value-type="float">
            <text:p>8.6737</text:p>
          </table:table-cell>
          <table:table-cell office:value-type="float" office:value="4.215" calcext:value-type="float">
            <text:p>4.215</text:p>
          </table:table-cell>
          <table:table-cell office:value-type="float" office:value="1.6444" calcext:value-type="float">
            <text:p>1.6444</text:p>
          </table:table-cell>
          <table:table-cell office:value-type="float" office:value="0.80364" calcext:value-type="float">
            <text:p>0.80364</text:p>
          </table:table-cell>
          <table:table-cell office:value-type="float" office:value="0.39606" calcext:value-type="float">
            <text:p>0.39606</text:p>
          </table:table-cell>
        </table:table-row>
        <table:table-row table:style-name="ro1">
          <table:table-cell table:formula="of:=[.A214]+10" office:value-type="float" office:value="2120" calcext:value-type="float">
            <text:p>2120</text:p>
          </table:table-cell>
          <table:table-cell office:value-type="float" office:value="0.0045078" calcext:value-type="float">
            <text:p>0.0045078</text:p>
          </table:table-cell>
          <table:table-cell office:value-type="float" office:value="0.0066251" calcext:value-type="float">
            <text:p>0.0066251</text:p>
          </table:table-cell>
          <table:table-cell office:value-type="float" office:value="0.0082249" calcext:value-type="float">
            <text:p>0.0082249</text:p>
          </table:table-cell>
          <table:table-cell office:value-type="float" office:value="0.0086734" calcext:value-type="float">
            <text:p>0.0086734</text:p>
          </table:table-cell>
          <table:table-cell table:formula="of:=[.B215]*1000" office:value-type="float" office:value="4.5078" calcext:value-type="float">
            <text:p>4.5078</text:p>
          </table:table-cell>
          <table:table-cell table:formula="of:=[.C215]*1000" office:value-type="float" office:value="6.6251" calcext:value-type="float">
            <text:p>6.6251</text:p>
          </table:table-cell>
          <table:table-cell table:formula="of:=[.D215]*1000" office:value-type="float" office:value="8.2249" calcext:value-type="float">
            <text:p>8.2249</text:p>
          </table:table-cell>
          <table:table-cell table:formula="of:=[.E215]*1000" office:value-type="float" office:value="8.6734" calcext:value-type="float">
            <text:p>8.6734</text:p>
          </table:table-cell>
          <table:table-cell office:value-type="float" office:value="4.217" calcext:value-type="float">
            <text:p>4.217</text:p>
          </table:table-cell>
          <table:table-cell office:value-type="float" office:value="1.6451" calcext:value-type="float">
            <text:p>1.6451</text:p>
          </table:table-cell>
          <table:table-cell office:value-type="float" office:value="0.80401" calcext:value-type="float">
            <text:p>0.80401</text:p>
          </table:table-cell>
          <table:table-cell office:value-type="float" office:value="0.39628" calcext:value-type="float">
            <text:p>0.39628</text:p>
          </table:table-cell>
        </table:table-row>
        <table:table-row table:style-name="ro1">
          <table:table-cell table:formula="of:=[.A215]+10" office:value-type="float" office:value="2130" calcext:value-type="float">
            <text:p>2130</text:p>
          </table:table-cell>
          <table:table-cell office:value-type="float" office:value="0.0045037" calcext:value-type="float">
            <text:p>0.0045037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0.0082244" calcext:value-type="float">
            <text:p>0.0082244</text:p>
          </table:table-cell>
          <table:table-cell office:value-type="float" office:value="0.0086732" calcext:value-type="float">
            <text:p>0.0086732</text:p>
          </table:table-cell>
          <table:table-cell table:formula="of:=[.B216]*1000" office:value-type="float" office:value="4.5037" calcext:value-type="float">
            <text:p>4.5037</text:p>
          </table:table-cell>
          <table:table-cell table:formula="of:=[.C216]*1000" office:value-type="float" office:value="6.624" calcext:value-type="float">
            <text:p>6.624</text:p>
          </table:table-cell>
          <table:table-cell table:formula="of:=[.D216]*1000" office:value-type="float" office:value="8.2244" calcext:value-type="float">
            <text:p>8.2244</text:p>
          </table:table-cell>
          <table:table-cell table:formula="of:=[.E216]*1000" office:value-type="float" office:value="8.6732" calcext:value-type="float">
            <text:p>8.6732</text:p>
          </table:table-cell>
          <table:table-cell office:value-type="float" office:value="4.2189" calcext:value-type="float">
            <text:p>4.2189</text:p>
          </table:table-cell>
          <table:table-cell office:value-type="float" office:value="1.6459" calcext:value-type="float">
            <text:p>1.6459</text:p>
          </table:table-cell>
          <table:table-cell office:value-type="float" office:value="0.80438" calcext:value-type="float">
            <text:p>0.80438</text:p>
          </table:table-cell>
          <table:table-cell office:value-type="float" office:value="0.3965" calcext:value-type="float">
            <text:p>0.3965</text:p>
          </table:table-cell>
        </table:table-row>
        <table:table-row table:style-name="ro1">
          <table:table-cell table:formula="of:=[.A216]+10" office:value-type="float" office:value="2140" calcext:value-type="float">
            <text:p>2140</text:p>
          </table:table-cell>
          <table:table-cell office:value-type="float" office:value="0.0044995" calcext:value-type="float">
            <text:p>0.0044995</text:p>
          </table:table-cell>
          <table:table-cell office:value-type="float" office:value="0.0066228" calcext:value-type="float">
            <text:p>0.0066228</text:p>
          </table:table-cell>
          <table:table-cell office:value-type="float" office:value="0.0082239" calcext:value-type="float">
            <text:p>0.0082239</text:p>
          </table:table-cell>
          <table:table-cell office:value-type="float" office:value="0.0086729" calcext:value-type="float">
            <text:p>0.0086729</text:p>
          </table:table-cell>
          <table:table-cell table:formula="of:=[.B217]*1000" office:value-type="float" office:value="4.4995" calcext:value-type="float">
            <text:p>4.4995</text:p>
          </table:table-cell>
          <table:table-cell table:formula="of:=[.C217]*1000" office:value-type="float" office:value="6.6228" calcext:value-type="float">
            <text:p>6.6228</text:p>
          </table:table-cell>
          <table:table-cell table:formula="of:=[.D217]*1000" office:value-type="float" office:value="8.2239" calcext:value-type="float">
            <text:p>8.2239</text:p>
          </table:table-cell>
          <table:table-cell table:formula="of:=[.E217]*1000" office:value-type="float" office:value="8.6729" calcext:value-type="float">
            <text:p>8.6729</text:p>
          </table:table-cell>
          <table:table-cell office:value-type="float" office:value="4.2209" calcext:value-type="float">
            <text:p>4.2209</text:p>
          </table:table-cell>
          <table:table-cell office:value-type="float" office:value="1.6467" calcext:value-type="float">
            <text:p>1.6467</text:p>
          </table:table-cell>
          <table:table-cell office:value-type="float" office:value="0.80475" calcext:value-type="float">
            <text:p>0.80475</text:p>
          </table:table-cell>
          <table:table-cell office:value-type="float" office:value="0.39671" calcext:value-type="float">
            <text:p>0.39671</text:p>
          </table:table-cell>
        </table:table-row>
        <table:table-row table:style-name="ro1">
          <table:table-cell table:formula="of:=[.A217]+10" office:value-type="float" office:value="2150" calcext:value-type="float">
            <text:p>2150</text:p>
          </table:table-cell>
          <table:table-cell office:value-type="float" office:value="0.0044953" calcext:value-type="float">
            <text:p>0.0044953</text:p>
          </table:table-cell>
          <table:table-cell office:value-type="float" office:value="0.0066217" calcext:value-type="float">
            <text:p>0.0066217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86726" calcext:value-type="float">
            <text:p>0.0086726</text:p>
          </table:table-cell>
          <table:table-cell table:formula="of:=[.B218]*1000" office:value-type="float" office:value="4.4953" calcext:value-type="float">
            <text:p>4.4953</text:p>
          </table:table-cell>
          <table:table-cell table:formula="of:=[.C218]*1000" office:value-type="float" office:value="6.6217" calcext:value-type="float">
            <text:p>6.6217</text:p>
          </table:table-cell>
          <table:table-cell table:formula="of:=[.D218]*1000" office:value-type="float" office:value="8.2233" calcext:value-type="float">
            <text:p>8.2233</text:p>
          </table:table-cell>
          <table:table-cell table:formula="of:=[.E218]*1000" office:value-type="float" office:value="8.6726" calcext:value-type="float">
            <text:p>8.6726</text:p>
          </table:table-cell>
          <table:table-cell office:value-type="float" office:value="4.2229" calcext:value-type="float">
            <text:p>4.2229</text:p>
          </table:table-cell>
          <table:table-cell office:value-type="float" office:value="1.6474" calcext:value-type="float">
            <text:p>1.6474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0.39693" calcext:value-type="float">
            <text:p>0.39693</text:p>
          </table:table-cell>
        </table:table-row>
        <table:table-row table:style-name="ro1">
          <table:table-cell table:formula="of:=[.A218]+10" office:value-type="float" office:value="2160" calcext:value-type="float">
            <text:p>2160</text:p>
          </table:table-cell>
          <table:table-cell office:value-type="float" office:value="0.0044911" calcext:value-type="float">
            <text:p>0.0044911</text:p>
          </table:table-cell>
          <table:table-cell office:value-type="float" office:value="0.0066205" calcext:value-type="float">
            <text:p>0.0066205</text:p>
          </table:table-cell>
          <table:table-cell office:value-type="float" office:value="0.0082228" calcext:value-type="float">
            <text:p>0.0082228</text:p>
          </table:table-cell>
          <table:table-cell office:value-type="float" office:value="0.0086724" calcext:value-type="float">
            <text:p>0.0086724</text:p>
          </table:table-cell>
          <table:table-cell table:formula="of:=[.B219]*1000" office:value-type="float" office:value="4.4911" calcext:value-type="float">
            <text:p>4.4911</text:p>
          </table:table-cell>
          <table:table-cell table:formula="of:=[.C219]*1000" office:value-type="float" office:value="6.6205" calcext:value-type="float">
            <text:p>6.6205</text:p>
          </table:table-cell>
          <table:table-cell table:formula="of:=[.D219]*1000" office:value-type="float" office:value="8.2228" calcext:value-type="float">
            <text:p>8.2228</text:p>
          </table:table-cell>
          <table:table-cell table:formula="of:=[.E219]*1000" office:value-type="float" office:value="8.6724" calcext:value-type="float">
            <text:p>8.6724</text:p>
          </table:table-cell>
          <table:table-cell office:value-type="float" office:value="4.2248" calcext:value-type="float">
            <text:p>4.2248</text:p>
          </table:table-cell>
          <table:table-cell office:value-type="float" office:value="1.6482" calcext:value-type="float">
            <text:p>1.6482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39714" calcext:value-type="float">
            <text:p>0.39714</text:p>
          </table:table-cell>
        </table:table-row>
        <table:table-row table:style-name="ro1">
          <table:table-cell table:formula="of:=[.A219]+10" office:value-type="float" office:value="2170" calcext:value-type="float">
            <text:p>2170</text:p>
          </table:table-cell>
          <table:table-cell office:value-type="float" office:value="0.0044869" calcext:value-type="float">
            <text:p>0.0044869</text:p>
          </table:table-cell>
          <table:table-cell office:value-type="float" office:value="0.0066194" calcext:value-type="float">
            <text:p>0.0066194</text:p>
          </table:table-cell>
          <table:table-cell office:value-type="float" office:value="0.0082223" calcext:value-type="float">
            <text:p>0.0082223</text:p>
          </table:table-cell>
          <table:table-cell office:value-type="float" office:value="0.0086721" calcext:value-type="float">
            <text:p>0.0086721</text:p>
          </table:table-cell>
          <table:table-cell table:formula="of:=[.B220]*1000" office:value-type="float" office:value="4.4869" calcext:value-type="float">
            <text:p>4.4869</text:p>
          </table:table-cell>
          <table:table-cell table:formula="of:=[.C220]*1000" office:value-type="float" office:value="6.6194" calcext:value-type="float">
            <text:p>6.6194</text:p>
          </table:table-cell>
          <table:table-cell table:formula="of:=[.D220]*1000" office:value-type="float" office:value="8.2223" calcext:value-type="float">
            <text:p>8.2223</text:p>
          </table:table-cell>
          <table:table-cell table:formula="of:=[.E220]*1000" office:value-type="float" office:value="8.6721" calcext:value-type="float">
            <text:p>8.6721</text:p>
          </table:table-cell>
          <table:table-cell office:value-type="float" office:value="4.2268" calcext:value-type="float">
            <text:p>4.2268</text:p>
          </table:table-cell>
          <table:table-cell office:value-type="float" office:value="1.6489" calcext:value-type="float">
            <text:p>1.6489</text:p>
          </table:table-cell>
          <table:table-cell office:value-type="float" office:value="0.80587" calcext:value-type="float">
            <text:p>0.80587</text:p>
          </table:table-cell>
          <table:table-cell office:value-type="float" office:value="0.39735" calcext:value-type="float">
            <text:p>0.39735</text:p>
          </table:table-cell>
        </table:table-row>
        <table:table-row table:style-name="ro1">
          <table:table-cell table:formula="of:=[.A220]+10" office:value-type="float" office:value="2180" calcext:value-type="float">
            <text:p>2180</text:p>
          </table:table-cell>
          <table:table-cell office:value-type="float" office:value="0.0044826" calcext:value-type="float">
            <text:p>0.0044826</text:p>
          </table:table-cell>
          <table:table-cell office:value-type="float" office:value="0.0066182" calcext:value-type="float">
            <text:p>0.0066182</text:p>
          </table:table-cell>
          <table:table-cell office:value-type="float" office:value="0.0082217" calcext:value-type="float">
            <text:p>0.0082217</text:p>
          </table:table-cell>
          <table:table-cell office:value-type="float" office:value="0.0086719" calcext:value-type="float">
            <text:p>0.0086719</text:p>
          </table:table-cell>
          <table:table-cell table:formula="of:=[.B221]*1000" office:value-type="float" office:value="4.4826" calcext:value-type="float">
            <text:p>4.4826</text:p>
          </table:table-cell>
          <table:table-cell table:formula="of:=[.C221]*1000" office:value-type="float" office:value="6.6182" calcext:value-type="float">
            <text:p>6.6182</text:p>
          </table:table-cell>
          <table:table-cell table:formula="of:=[.D221]*1000" office:value-type="float" office:value="8.2217" calcext:value-type="float">
            <text:p>8.2217</text:p>
          </table:table-cell>
          <table:table-cell table:formula="of:=[.E221]*1000" office:value-type="float" office:value="8.6719" calcext:value-type="float">
            <text:p>8.6719</text:p>
          </table:table-cell>
          <table:table-cell office:value-type="float" office:value="4.2287" calcext:value-type="float">
            <text:p>4.2287</text:p>
          </table:table-cell>
          <table:table-cell office:value-type="float" office:value="1.6497" calcext:value-type="float">
            <text:p>1.6497</text:p>
          </table:table-cell>
          <table:table-cell office:value-type="float" office:value="0.80624" calcext:value-type="float">
            <text:p>0.80624</text:p>
          </table:table-cell>
          <table:table-cell office:value-type="float" office:value="0.39757" calcext:value-type="float">
            <text:p>0.39757</text:p>
          </table:table-cell>
        </table:table-row>
        <table:table-row table:style-name="ro1">
          <table:table-cell table:formula="of:=[.A221]+10" office:value-type="float" office:value="2190" calcext:value-type="float">
            <text:p>2190</text:p>
          </table:table-cell>
          <table:table-cell office:value-type="float" office:value="0.0044784" calcext:value-type="float">
            <text:p>0.0044784</text:p>
          </table:table-cell>
          <table:table-cell office:value-type="float" office:value="0.0066171" calcext:value-type="float">
            <text:p>0.0066171</text:p>
          </table:table-cell>
          <table:table-cell office:value-type="float" office:value="0.0082212" calcext:value-type="float">
            <text:p>0.0082212</text:p>
          </table:table-cell>
          <table:table-cell office:value-type="float" office:value="0.0086716" calcext:value-type="float">
            <text:p>0.0086716</text:p>
          </table:table-cell>
          <table:table-cell table:formula="of:=[.B222]*1000" office:value-type="float" office:value="4.4784" calcext:value-type="float">
            <text:p>4.4784</text:p>
          </table:table-cell>
          <table:table-cell table:formula="of:=[.C222]*1000" office:value-type="float" office:value="6.6171" calcext:value-type="float">
            <text:p>6.6171</text:p>
          </table:table-cell>
          <table:table-cell table:formula="of:=[.D222]*1000" office:value-type="float" office:value="8.2212" calcext:value-type="float">
            <text:p>8.2212</text:p>
          </table:table-cell>
          <table:table-cell table:formula="of:=[.E222]*1000" office:value-type="float" office:value="8.6716" calcext:value-type="float">
            <text:p>8.6716</text:p>
          </table:table-cell>
          <table:table-cell office:value-type="float" office:value="4.2307" calcext:value-type="float">
            <text:p>4.2307</text:p>
          </table:table-cell>
          <table:table-cell office:value-type="float" office:value="1.6505" calcext:value-type="float">
            <text:p>1.6505</text:p>
          </table:table-cell>
          <table:table-cell office:value-type="float" office:value="0.80661" calcext:value-type="float">
            <text:p>0.80661</text:p>
          </table:table-cell>
          <table:table-cell office:value-type="float" office:value="0.39778" calcext:value-type="float">
            <text:p>0.39778</text:p>
          </table:table-cell>
        </table:table-row>
        <table:table-row table:style-name="ro1">
          <table:table-cell table:formula="of:=[.A222]+10" office:value-type="float" office:value="2200" calcext:value-type="float">
            <text:p>2200</text:p>
          </table:table-cell>
          <table:table-cell office:value-type="float" office:value="0.0044741" calcext:value-type="float">
            <text:p>0.0044741</text:p>
          </table:table-cell>
          <table:table-cell office:value-type="float" office:value="0.0066159" calcext:value-type="float">
            <text:p>0.0066159</text:p>
          </table:table-cell>
          <table:table-cell office:value-type="float" office:value="0.0082207" calcext:value-type="float">
            <text:p>0.0082207</text:p>
          </table:table-cell>
          <table:table-cell office:value-type="float" office:value="0.0086713" calcext:value-type="float">
            <text:p>0.0086713</text:p>
          </table:table-cell>
          <table:table-cell table:formula="of:=[.B223]*1000" office:value-type="float" office:value="4.4741" calcext:value-type="float">
            <text:p>4.4741</text:p>
          </table:table-cell>
          <table:table-cell table:formula="of:=[.C223]*1000" office:value-type="float" office:value="6.6159" calcext:value-type="float">
            <text:p>6.6159</text:p>
          </table:table-cell>
          <table:table-cell table:formula="of:=[.D223]*1000" office:value-type="float" office:value="8.2207" calcext:value-type="float">
            <text:p>8.2207</text:p>
          </table:table-cell>
          <table:table-cell table:formula="of:=[.E223]*1000" office:value-type="float" office:value="8.6713" calcext:value-type="float">
            <text:p>8.6713</text:p>
          </table:table-cell>
          <table:table-cell office:value-type="float" office:value="4.2326" calcext:value-type="float">
            <text:p>4.2326</text:p>
          </table:table-cell>
          <table:table-cell office:value-type="float" office:value="1.6512" calcext:value-type="float">
            <text:p>1.6512</text:p>
          </table:table-cell>
          <table:table-cell office:value-type="float" office:value="0.80698" calcext:value-type="float">
            <text:p>0.80698</text:p>
          </table:table-cell>
          <table:table-cell office:value-type="float" office:value="0.39799" calcext:value-type="float">
            <text:p>0.39799</text:p>
          </table:table-cell>
        </table:table-row>
        <table:table-row table:style-name="ro1">
          <table:table-cell table:formula="of:=[.A223]+10" office:value-type="float" office:value="2210" calcext:value-type="float">
            <text:p>2210</text:p>
          </table:table-cell>
          <table:table-cell office:value-type="float" office:value="0.0044697" calcext:value-type="float">
            <text:p>0.0044697</text:p>
          </table:table-cell>
          <table:table-cell office:value-type="float" office:value="0.0066148" calcext:value-type="float">
            <text:p>0.0066148</text:p>
          </table:table-cell>
          <table:table-cell office:value-type="float" office:value="0.0082201" calcext:value-type="float">
            <text:p>0.0082201</text:p>
          </table:table-cell>
          <table:table-cell office:value-type="float" office:value="0.0086711" calcext:value-type="float">
            <text:p>0.0086711</text:p>
          </table:table-cell>
          <table:table-cell table:formula="of:=[.B224]*1000" office:value-type="float" office:value="4.4697" calcext:value-type="float">
            <text:p>4.4697</text:p>
          </table:table-cell>
          <table:table-cell table:formula="of:=[.C224]*1000" office:value-type="float" office:value="6.6148" calcext:value-type="float">
            <text:p>6.6148</text:p>
          </table:table-cell>
          <table:table-cell table:formula="of:=[.D224]*1000" office:value-type="float" office:value="8.2201" calcext:value-type="float">
            <text:p>8.2201</text:p>
          </table:table-cell>
          <table:table-cell table:formula="of:=[.E224]*1000" office:value-type="float" office:value="8.6711" calcext:value-type="float">
            <text:p>8.6711</text:p>
          </table:table-cell>
          <table:table-cell office:value-type="float" office:value="4.2346" calcext:value-type="float">
            <text:p>4.2346</text:p>
          </table:table-cell>
          <table:table-cell office:value-type="float" office:value="1.652" calcext:value-type="float">
            <text:p>1.652</text:p>
          </table:table-cell>
          <table:table-cell office:value-type="float" office:value="0.80735" calcext:value-type="float">
            <text:p>0.80735</text:p>
          </table:table-cell>
          <table:table-cell office:value-type="float" office:value="0.39821" calcext:value-type="float">
            <text:p>0.39821</text:p>
          </table:table-cell>
        </table:table-row>
        <table:table-row table:style-name="ro1">
          <table:table-cell table:formula="of:=[.A224]+10" office:value-type="float" office:value="2220" calcext:value-type="float">
            <text:p>2220</text:p>
          </table:table-cell>
          <table:table-cell office:value-type="float" office:value="0.0044654" calcext:value-type="float">
            <text:p>0.0044654</text:p>
          </table:table-cell>
          <table:table-cell office:value-type="float" office:value="0.0066136" calcext:value-type="float">
            <text:p>0.0066136</text:p>
          </table:table-cell>
          <table:table-cell office:value-type="float" office:value="0.0082196" calcext:value-type="float">
            <text:p>0.0082196</text:p>
          </table:table-cell>
          <table:table-cell office:value-type="float" office:value="0.0086708" calcext:value-type="float">
            <text:p>0.0086708</text:p>
          </table:table-cell>
          <table:table-cell table:formula="of:=[.B225]*1000" office:value-type="float" office:value="4.4654" calcext:value-type="float">
            <text:p>4.4654</text:p>
          </table:table-cell>
          <table:table-cell table:formula="of:=[.C225]*1000" office:value-type="float" office:value="6.6136" calcext:value-type="float">
            <text:p>6.6136</text:p>
          </table:table-cell>
          <table:table-cell table:formula="of:=[.D225]*1000" office:value-type="float" office:value="8.2196" calcext:value-type="float">
            <text:p>8.2196</text:p>
          </table:table-cell>
          <table:table-cell table:formula="of:=[.E225]*1000" office:value-type="float" office:value="8.6708" calcext:value-type="float">
            <text:p>8.6708</text:p>
          </table:table-cell>
          <table:table-cell office:value-type="float" office:value="4.2365" calcext:value-type="float">
            <text:p>4.2365</text:p>
          </table:table-cell>
          <table:table-cell office:value-type="float" office:value="1.6527" calcext:value-type="float">
            <text:p>1.6527</text:p>
          </table:table-cell>
          <table:table-cell office:value-type="float" office:value="0.80772" calcext:value-type="float">
            <text:p>0.80772</text:p>
          </table:table-cell>
          <table:table-cell office:value-type="float" office:value="0.39842" calcext:value-type="float">
            <text:p>0.39842</text:p>
          </table:table-cell>
        </table:table-row>
        <table:table-row table:style-name="ro1">
          <table:table-cell table:formula="of:=[.A225]+10" office:value-type="float" office:value="2230" calcext:value-type="float">
            <text:p>2230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66124" calcext:value-type="float">
            <text:p>0.0066124</text:p>
          </table:table-cell>
          <table:table-cell office:value-type="float" office:value="0.0082191" calcext:value-type="float">
            <text:p>0.0082191</text:p>
          </table:table-cell>
          <table:table-cell office:value-type="float" office:value="0.0086706" calcext:value-type="float">
            <text:p>0.0086706</text:p>
          </table:table-cell>
          <table:table-cell table:formula="of:=[.B226]*1000" office:value-type="float" office:value="4.461" calcext:value-type="float">
            <text:p>4.461</text:p>
          </table:table-cell>
          <table:table-cell table:formula="of:=[.C226]*1000" office:value-type="float" office:value="6.6124" calcext:value-type="float">
            <text:p>6.6124</text:p>
          </table:table-cell>
          <table:table-cell table:formula="of:=[.D226]*1000" office:value-type="float" office:value="8.2191" calcext:value-type="float">
            <text:p>8.2191</text:p>
          </table:table-cell>
          <table:table-cell table:formula="of:=[.E226]*1000" office:value-type="float" office:value="8.6706" calcext:value-type="float">
            <text:p>8.6706</text:p>
          </table:table-cell>
          <table:table-cell office:value-type="float" office:value="4.2385" calcext:value-type="float">
            <text:p>4.2385</text:p>
          </table:table-cell>
          <table:table-cell office:value-type="float" office:value="1.6535" calcext:value-type="float">
            <text:p>1.6535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39863" calcext:value-type="float">
            <text:p>0.39863</text:p>
          </table:table-cell>
        </table:table-row>
        <table:table-row table:style-name="ro1">
          <table:table-cell table:formula="of:=[.A226]+10" office:value-type="float" office:value="2240" calcext:value-type="float">
            <text:p>2240</text:p>
          </table:table-cell>
          <table:table-cell office:value-type="float" office:value="0.0044566" calcext:value-type="float">
            <text:p>0.0044566</text:p>
          </table:table-cell>
          <table:table-cell office:value-type="float" office:value="0.0066113" calcext:value-type="float">
            <text:p>0.0066113</text:p>
          </table:table-cell>
          <table:table-cell office:value-type="float" office:value="0.0082185" calcext:value-type="float">
            <text:p>0.0082185</text:p>
          </table:table-cell>
          <table:table-cell office:value-type="float" office:value="0.0086703" calcext:value-type="float">
            <text:p>0.0086703</text:p>
          </table:table-cell>
          <table:table-cell table:formula="of:=[.B227]*1000" office:value-type="float" office:value="4.4566" calcext:value-type="float">
            <text:p>4.4566</text:p>
          </table:table-cell>
          <table:table-cell table:formula="of:=[.C227]*1000" office:value-type="float" office:value="6.6113" calcext:value-type="float">
            <text:p>6.6113</text:p>
          </table:table-cell>
          <table:table-cell table:formula="of:=[.D227]*1000" office:value-type="float" office:value="8.2185" calcext:value-type="float">
            <text:p>8.2185</text:p>
          </table:table-cell>
          <table:table-cell table:formula="of:=[.E227]*1000" office:value-type="float" office:value="8.6703" calcext:value-type="float">
            <text:p>8.6703</text:p>
          </table:table-cell>
          <table:table-cell office:value-type="float" office:value="4.2404" calcext:value-type="float">
            <text:p>4.2404</text:p>
          </table:table-cell>
          <table:table-cell office:value-type="float" office:value="1.6542" calcext:value-type="float">
            <text:p>1.6542</text:p>
          </table:table-cell>
          <table:table-cell office:value-type="float" office:value="0.80846" calcext:value-type="float">
            <text:p>0.80846</text:p>
          </table:table-cell>
          <table:table-cell office:value-type="float" office:value="0.39884" calcext:value-type="float">
            <text:p>0.39884</text:p>
          </table:table-cell>
        </table:table-row>
        <table:table-row table:style-name="ro1">
          <table:table-cell table:formula="of:=[.A227]+10" office:value-type="float" office:value="2250" calcext:value-type="float">
            <text:p>2250</text:p>
          </table:table-cell>
          <table:table-cell office:value-type="float" office:value="0.0044522" calcext:value-type="float">
            <text:p>0.0044522</text:p>
          </table:table-cell>
          <table:table-cell office:value-type="float" office:value="0.0066101" calcext:value-type="float">
            <text:p>0.0066101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0.00867" calcext:value-type="float">
            <text:p>0.00867</text:p>
          </table:table-cell>
          <table:table-cell table:formula="of:=[.B228]*1000" office:value-type="float" office:value="4.4522" calcext:value-type="float">
            <text:p>4.4522</text:p>
          </table:table-cell>
          <table:table-cell table:formula="of:=[.C228]*1000" office:value-type="float" office:value="6.6101" calcext:value-type="float">
            <text:p>6.6101</text:p>
          </table:table-cell>
          <table:table-cell table:formula="of:=[.D228]*1000" office:value-type="float" office:value="8.218" calcext:value-type="float">
            <text:p>8.218</text:p>
          </table:table-cell>
          <table:table-cell table:formula="of:=[.E228]*1000" office:value-type="float" office:value="8.67" calcext:value-type="float">
            <text:p>8.67</text:p>
          </table:table-cell>
          <table:table-cell office:value-type="float" office:value="4.2424" calcext:value-type="float">
            <text:p>4.2424</text:p>
          </table:table-cell>
          <table:table-cell office:value-type="float" office:value="1.655" calcext:value-type="float">
            <text:p>1.655</text:p>
          </table:table-cell>
          <table:table-cell office:value-type="float" office:value="0.80884" calcext:value-type="float">
            <text:p>0.80884</text:p>
          </table:table-cell>
          <table:table-cell office:value-type="float" office:value="0.39905" calcext:value-type="float">
            <text:p>0.39905</text:p>
          </table:table-cell>
        </table:table-row>
        <table:table-row table:style-name="ro1">
          <table:table-cell table:formula="of:=[.A228]+10" office:value-type="float" office:value="2260" calcext:value-type="float">
            <text:p>2260</text:p>
          </table:table-cell>
          <table:table-cell office:value-type="float" office:value="0.0044477" calcext:value-type="float">
            <text:p>0.0044477</text:p>
          </table:table-cell>
          <table:table-cell office:value-type="float" office:value="0.0066089" calcext:value-type="float">
            <text:p>0.0066089</text:p>
          </table:table-cell>
          <table:table-cell office:value-type="float" office:value="0.0082174" calcext:value-type="float">
            <text:p>0.0082174</text:p>
          </table:table-cell>
          <table:table-cell office:value-type="float" office:value="0.0086698" calcext:value-type="float">
            <text:p>0.0086698</text:p>
          </table:table-cell>
          <table:table-cell table:formula="of:=[.B229]*1000" office:value-type="float" office:value="4.4477" calcext:value-type="float">
            <text:p>4.4477</text:p>
          </table:table-cell>
          <table:table-cell table:formula="of:=[.C229]*1000" office:value-type="float" office:value="6.6089" calcext:value-type="float">
            <text:p>6.6089</text:p>
          </table:table-cell>
          <table:table-cell table:formula="of:=[.D229]*1000" office:value-type="float" office:value="8.2174" calcext:value-type="float">
            <text:p>8.2174</text:p>
          </table:table-cell>
          <table:table-cell table:formula="of:=[.E229]*1000" office:value-type="float" office:value="8.6698" calcext:value-type="float">
            <text:p>8.6698</text:p>
          </table:table-cell>
          <table:table-cell office:value-type="float" office:value="4.2443" calcext:value-type="float">
            <text:p>4.2443</text:p>
          </table:table-cell>
          <table:table-cell office:value-type="float" office:value="1.6558" calcext:value-type="float">
            <text:p>1.6558</text:p>
          </table:table-cell>
          <table:table-cell office:value-type="float" office:value="0.80921" calcext:value-type="float">
            <text:p>0.80921</text:p>
          </table:table-cell>
          <table:table-cell office:value-type="float" office:value="0.39926" calcext:value-type="float">
            <text:p>0.39926</text:p>
          </table:table-cell>
        </table:table-row>
        <table:table-row table:style-name="ro1">
          <table:table-cell table:formula="of:=[.A229]+10" office:value-type="float" office:value="2270" calcext:value-type="float">
            <text:p>2270</text:p>
          </table:table-cell>
          <table:table-cell office:value-type="float" office:value="0.0044432" calcext:value-type="float">
            <text:p>0.0044432</text:p>
          </table:table-cell>
          <table:table-cell office:value-type="float" office:value="0.0066077" calcext:value-type="float">
            <text:p>0.0066077</text:p>
          </table:table-cell>
          <table:table-cell office:value-type="float" office:value="0.0082169" calcext:value-type="float">
            <text:p>0.0082169</text:p>
          </table:table-cell>
          <table:table-cell office:value-type="float" office:value="0.0086695" calcext:value-type="float">
            <text:p>0.0086695</text:p>
          </table:table-cell>
          <table:table-cell table:formula="of:=[.B230]*1000" office:value-type="float" office:value="4.4432" calcext:value-type="float">
            <text:p>4.4432</text:p>
          </table:table-cell>
          <table:table-cell table:formula="of:=[.C230]*1000" office:value-type="float" office:value="6.6077" calcext:value-type="float">
            <text:p>6.6077</text:p>
          </table:table-cell>
          <table:table-cell table:formula="of:=[.D230]*1000" office:value-type="float" office:value="8.2169" calcext:value-type="float">
            <text:p>8.2169</text:p>
          </table:table-cell>
          <table:table-cell table:formula="of:=[.E230]*1000" office:value-type="float" office:value="8.6695" calcext:value-type="float">
            <text:p>8.6695</text:p>
          </table:table-cell>
          <table:table-cell office:value-type="float" office:value="4.2462" calcext:value-type="float">
            <text:p>4.2462</text:p>
          </table:table-cell>
          <table:table-cell office:value-type="float" office:value="1.6565" calcext:value-type="float">
            <text:p>1.6565</text:p>
          </table:table-cell>
          <table:table-cell office:value-type="float" office:value="0.80958" calcext:value-type="float">
            <text:p>0.80958</text:p>
          </table:table-cell>
          <table:table-cell office:value-type="float" office:value="0.39947" calcext:value-type="float">
            <text:p>0.39947</text:p>
          </table:table-cell>
        </table:table-row>
        <table:table-row table:style-name="ro1">
          <table:table-cell table:formula="of:=[.A230]+10" office:value-type="float" office:value="2280" calcext:value-type="float">
            <text:p>2280</text:p>
          </table:table-cell>
          <table:table-cell office:value-type="float" office:value="0.0044387" calcext:value-type="float">
            <text:p>0.0044387</text:p>
          </table:table-cell>
          <table:table-cell office:value-type="float" office:value="0.0066066" calcext:value-type="float">
            <text:p>0.0066066</text:p>
          </table:table-cell>
          <table:table-cell office:value-type="float" office:value="0.0082164" calcext:value-type="float">
            <text:p>0.0082164</text:p>
          </table:table-cell>
          <table:table-cell office:value-type="float" office:value="0.0086692" calcext:value-type="float">
            <text:p>0.0086692</text:p>
          </table:table-cell>
          <table:table-cell table:formula="of:=[.B231]*1000" office:value-type="float" office:value="4.4387" calcext:value-type="float">
            <text:p>4.4387</text:p>
          </table:table-cell>
          <table:table-cell table:formula="of:=[.C231]*1000" office:value-type="float" office:value="6.6066" calcext:value-type="float">
            <text:p>6.6066</text:p>
          </table:table-cell>
          <table:table-cell table:formula="of:=[.D231]*1000" office:value-type="float" office:value="8.2164" calcext:value-type="float">
            <text:p>8.2164</text:p>
          </table:table-cell>
          <table:table-cell table:formula="of:=[.E231]*1000" office:value-type="float" office:value="8.6692" calcext:value-type="float">
            <text:p>8.6692</text:p>
          </table:table-cell>
          <table:table-cell office:value-type="float" office:value="4.2482" calcext:value-type="float">
            <text:p>4.2482</text:p>
          </table:table-cell>
          <table:table-cell office:value-type="float" office:value="1.6573" calcext:value-type="float">
            <text:p>1.6573</text:p>
          </table:table-cell>
          <table:table-cell office:value-type="float" office:value="0.80995" calcext:value-type="float">
            <text:p>0.80995</text:p>
          </table:table-cell>
          <table:table-cell office:value-type="float" office:value="0.39968" calcext:value-type="float">
            <text:p>0.39968</text:p>
          </table:table-cell>
        </table:table-row>
        <table:table-row table:style-name="ro1">
          <table:table-cell table:formula="of:=[.A231]+10" office:value-type="float" office:value="2290" calcext:value-type="float">
            <text:p>2290</text:p>
          </table:table-cell>
          <table:table-cell office:value-type="float" office:value="0.0044342" calcext:value-type="float">
            <text:p>0.0044342</text:p>
          </table:table-cell>
          <table:table-cell office:value-type="float" office:value="0.0066054" calcext:value-type="float">
            <text:p>0.0066054</text:p>
          </table:table-cell>
          <table:table-cell office:value-type="float" office:value="0.0082158" calcext:value-type="float">
            <text:p>0.0082158</text:p>
          </table:table-cell>
          <table:table-cell office:value-type="float" office:value="0.008669" calcext:value-type="float">
            <text:p>0.008669</text:p>
          </table:table-cell>
          <table:table-cell table:formula="of:=[.B232]*1000" office:value-type="float" office:value="4.4342" calcext:value-type="float">
            <text:p>4.4342</text:p>
          </table:table-cell>
          <table:table-cell table:formula="of:=[.C232]*1000" office:value-type="float" office:value="6.6054" calcext:value-type="float">
            <text:p>6.6054</text:p>
          </table:table-cell>
          <table:table-cell table:formula="of:=[.D232]*1000" office:value-type="float" office:value="8.2158" calcext:value-type="float">
            <text:p>8.2158</text:p>
          </table:table-cell>
          <table:table-cell table:formula="of:=[.E232]*1000" office:value-type="float" office:value="8.669" calcext:value-type="float">
            <text:p>8.669</text:p>
          </table:table-cell>
          <table:table-cell office:value-type="float" office:value="4.2501" calcext:value-type="float">
            <text:p>4.2501</text:p>
          </table:table-cell>
          <table:table-cell office:value-type="float" office:value="1.658" calcext:value-type="float">
            <text:p>1.658</text:p>
          </table:table-cell>
          <table:table-cell office:value-type="float" office:value="0.81031" calcext:value-type="float">
            <text:p>0.81031</text:p>
          </table:table-cell>
          <table:table-cell office:value-type="float" office:value="0.39989" calcext:value-type="float">
            <text:p>0.39989</text:p>
          </table:table-cell>
        </table:table-row>
        <table:table-row table:style-name="ro1">
          <table:table-cell table:formula="of:=[.A232]+10" office:value-type="float" office:value="2300" calcext:value-type="float">
            <text:p>2300</text:p>
          </table:table-cell>
          <table:table-cell office:value-type="float" office:value="0.0044296" calcext:value-type="float">
            <text:p>0.0044296</text:p>
          </table:table-cell>
          <table:table-cell office:value-type="float" office:value="0.0066042" calcext:value-type="float">
            <text:p>0.0066042</text:p>
          </table:table-cell>
          <table:table-cell office:value-type="float" office:value="0.0082153" calcext:value-type="float">
            <text:p>0.0082153</text:p>
          </table:table-cell>
          <table:table-cell office:value-type="float" office:value="0.0086687" calcext:value-type="float">
            <text:p>0.0086687</text:p>
          </table:table-cell>
          <table:table-cell table:formula="of:=[.B233]*1000" office:value-type="float" office:value="4.4296" calcext:value-type="float">
            <text:p>4.4296</text:p>
          </table:table-cell>
          <table:table-cell table:formula="of:=[.C233]*1000" office:value-type="float" office:value="6.6042" calcext:value-type="float">
            <text:p>6.6042</text:p>
          </table:table-cell>
          <table:table-cell table:formula="of:=[.D233]*1000" office:value-type="float" office:value="8.2153" calcext:value-type="float">
            <text:p>8.2153</text:p>
          </table:table-cell>
          <table:table-cell table:formula="of:=[.E233]*1000" office:value-type="float" office:value="8.6687" calcext:value-type="float">
            <text:p>8.6687</text:p>
          </table:table-cell>
          <table:table-cell office:value-type="float" office:value="4.252" calcext:value-type="float">
            <text:p>4.252</text:p>
          </table:table-cell>
          <table:table-cell office:value-type="float" office:value="1.6588" calcext:value-type="float">
            <text:p>1.6588</text:p>
          </table:table-cell>
          <table:table-cell office:value-type="float" office:value="0.81068" calcext:value-type="float">
            <text:p>0.81068</text:p>
          </table:table-cell>
          <table:table-cell office:value-type="float" office:value="0.4001" calcext:value-type="float">
            <text:p>0.4001</text:p>
          </table:table-cell>
        </table:table-row>
        <table:table-row table:style-name="ro1">
          <table:table-cell table:formula="of:=[.A233]+10" office:value-type="float" office:value="2310" calcext:value-type="float">
            <text:p>2310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6603" calcext:value-type="float">
            <text:p>0.006603</text:p>
          </table:table-cell>
          <table:table-cell office:value-type="float" office:value="0.0082147" calcext:value-type="float">
            <text:p>0.0082147</text:p>
          </table:table-cell>
          <table:table-cell office:value-type="float" office:value="0.0086685" calcext:value-type="float">
            <text:p>0.0086685</text:p>
          </table:table-cell>
          <table:table-cell table:formula="of:=[.B234]*1000" office:value-type="float" office:value="4.425" calcext:value-type="float">
            <text:p>4.425</text:p>
          </table:table-cell>
          <table:table-cell table:formula="of:=[.C234]*1000" office:value-type="float" office:value="6.603" calcext:value-type="float">
            <text:p>6.603</text:p>
          </table:table-cell>
          <table:table-cell table:formula="of:=[.D234]*1000" office:value-type="float" office:value="8.2147" calcext:value-type="float">
            <text:p>8.2147</text:p>
          </table:table-cell>
          <table:table-cell table:formula="of:=[.E234]*1000" office:value-type="float" office:value="8.6685" calcext:value-type="float">
            <text:p>8.6685</text:p>
          </table:table-cell>
          <table:table-cell office:value-type="float" office:value="4.254" calcext:value-type="float">
            <text:p>4.254</text:p>
          </table:table-cell>
          <table:table-cell office:value-type="float" office:value="1.6595" calcext:value-type="float">
            <text:p>1.6595</text:p>
          </table:table-cell>
          <table:table-cell office:value-type="float" office:value="0.81105" calcext:value-type="float">
            <text:p>0.81105</text:p>
          </table:table-cell>
          <table:table-cell office:value-type="float" office:value="0.40031" calcext:value-type="float">
            <text:p>0.40031</text:p>
          </table:table-cell>
        </table:table-row>
        <table:table-row table:style-name="ro1">
          <table:table-cell table:formula="of:=[.A234]+10" office:value-type="float" office:value="2320" calcext:value-type="float">
            <text:p>2320</text:p>
          </table:table-cell>
          <table:table-cell office:value-type="float" office:value="0.0044204" calcext:value-type="float">
            <text:p>0.0044204</text:p>
          </table:table-cell>
          <table:table-cell office:value-type="float" office:value="0.0066018" calcext:value-type="float">
            <text:p>0.0066018</text:p>
          </table:table-cell>
          <table:table-cell office:value-type="float" office:value="0.0082142" calcext:value-type="float">
            <text:p>0.0082142</text:p>
          </table:table-cell>
          <table:table-cell office:value-type="float" office:value="0.0086682" calcext:value-type="float">
            <text:p>0.0086682</text:p>
          </table:table-cell>
          <table:table-cell table:formula="of:=[.B235]*1000" office:value-type="float" office:value="4.4204" calcext:value-type="float">
            <text:p>4.4204</text:p>
          </table:table-cell>
          <table:table-cell table:formula="of:=[.C235]*1000" office:value-type="float" office:value="6.6018" calcext:value-type="float">
            <text:p>6.6018</text:p>
          </table:table-cell>
          <table:table-cell table:formula="of:=[.D235]*1000" office:value-type="float" office:value="8.2142" calcext:value-type="float">
            <text:p>8.2142</text:p>
          </table:table-cell>
          <table:table-cell table:formula="of:=[.E235]*1000" office:value-type="float" office:value="8.6682" calcext:value-type="float">
            <text:p>8.6682</text:p>
          </table:table-cell>
          <table:table-cell office:value-type="float" office:value="4.2559" calcext:value-type="float">
            <text:p>4.2559</text:p>
          </table:table-cell>
          <table:table-cell office:value-type="float" office:value="1.6603" calcext:value-type="float">
            <text:p>1.6603</text:p>
          </table:table-cell>
          <table:table-cell office:value-type="float" office:value="0.81142" calcext:value-type="float">
            <text:p>0.81142</text:p>
          </table:table-cell>
          <table:table-cell office:value-type="float" office:value="0.40052" calcext:value-type="float">
            <text:p>0.40052</text:p>
          </table:table-cell>
        </table:table-row>
        <table:table-row table:style-name="ro1">
          <table:table-cell table:formula="of:=[.A235]+10" office:value-type="float" office:value="2330" calcext:value-type="float">
            <text:p>2330</text:p>
          </table:table-cell>
          <table:table-cell office:value-type="float" office:value="0.0044157" calcext:value-type="float">
            <text:p>0.0044157</text:p>
          </table:table-cell>
          <table:table-cell office:value-type="float" office:value="0.0066006" calcext:value-type="float">
            <text:p>0.0066006</text:p>
          </table:table-cell>
          <table:table-cell office:value-type="float" office:value="0.0082136" calcext:value-type="float">
            <text:p>0.0082136</text:p>
          </table:table-cell>
          <table:table-cell office:value-type="float" office:value="0.0086679" calcext:value-type="float">
            <text:p>0.0086679</text:p>
          </table:table-cell>
          <table:table-cell table:formula="of:=[.B236]*1000" office:value-type="float" office:value="4.4157" calcext:value-type="float">
            <text:p>4.4157</text:p>
          </table:table-cell>
          <table:table-cell table:formula="of:=[.C236]*1000" office:value-type="float" office:value="6.6006" calcext:value-type="float">
            <text:p>6.6006</text:p>
          </table:table-cell>
          <table:table-cell table:formula="of:=[.D236]*1000" office:value-type="float" office:value="8.2136" calcext:value-type="float">
            <text:p>8.2136</text:p>
          </table:table-cell>
          <table:table-cell table:formula="of:=[.E236]*1000" office:value-type="float" office:value="8.6679" calcext:value-type="float">
            <text:p>8.6679</text:p>
          </table:table-cell>
          <table:table-cell office:value-type="float" office:value="4.2579" calcext:value-type="float">
            <text:p>4.2579</text:p>
          </table:table-cell>
          <table:table-cell office:value-type="float" office:value="1.661" calcext:value-type="float">
            <text:p>1.661</text:p>
          </table:table-cell>
          <table:table-cell office:value-type="float" office:value="0.81179" calcext:value-type="float">
            <text:p>0.81179</text:p>
          </table:table-cell>
          <table:table-cell office:value-type="float" office:value="0.40073" calcext:value-type="float">
            <text:p>0.40073</text:p>
          </table:table-cell>
        </table:table-row>
        <table:table-row table:style-name="ro1">
          <table:table-cell table:formula="of:=[.A236]+10" office:value-type="float" office:value="2340" calcext:value-type="float">
            <text:p>2340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065995" calcext:value-type="float">
            <text:p>0.0065995</text:p>
          </table:table-cell>
          <table:table-cell office:value-type="float" office:value="0.0082131" calcext:value-type="float">
            <text:p>0.0082131</text:p>
          </table:table-cell>
          <table:table-cell office:value-type="float" office:value="0.0086677" calcext:value-type="float">
            <text:p>0.0086677</text:p>
          </table:table-cell>
          <table:table-cell table:formula="of:=[.B237]*1000" office:value-type="float" office:value="4.411" calcext:value-type="float">
            <text:p>4.411</text:p>
          </table:table-cell>
          <table:table-cell table:formula="of:=[.C237]*1000" office:value-type="float" office:value="6.5995" calcext:value-type="float">
            <text:p>6.5995</text:p>
          </table:table-cell>
          <table:table-cell table:formula="of:=[.D237]*1000" office:value-type="float" office:value="8.2131" calcext:value-type="float">
            <text:p>8.2131</text:p>
          </table:table-cell>
          <table:table-cell table:formula="of:=[.E237]*1000" office:value-type="float" office:value="8.6677" calcext:value-type="float">
            <text:p>8.6677</text:p>
          </table:table-cell>
          <table:table-cell office:value-type="float" office:value="4.2598" calcext:value-type="float">
            <text:p>4.2598</text:p>
          </table:table-cell>
          <table:table-cell office:value-type="float" office:value="1.6618" calcext:value-type="float">
            <text:p>1.6618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40094" calcext:value-type="float">
            <text:p>0.40094</text:p>
          </table:table-cell>
        </table:table-row>
        <table:table-row table:style-name="ro1">
          <table:table-cell table:formula="of:=[.A237]+10" office:value-type="float" office:value="2350" calcext:value-type="float">
            <text:p>2350</text:p>
          </table:table-cell>
          <table:table-cell office:value-type="float" office:value="0.0044063" calcext:value-type="float">
            <text:p>0.0044063</text:p>
          </table:table-cell>
          <table:table-cell office:value-type="float" office:value="0.0065983" calcext:value-type="float">
            <text:p>0.0065983</text:p>
          </table:table-cell>
          <table:table-cell office:value-type="float" office:value="0.0082126" calcext:value-type="float">
            <text:p>0.0082126</text:p>
          </table:table-cell>
          <table:table-cell office:value-type="float" office:value="0.0086674" calcext:value-type="float">
            <text:p>0.0086674</text:p>
          </table:table-cell>
          <table:table-cell table:formula="of:=[.B238]*1000" office:value-type="float" office:value="4.4063" calcext:value-type="float">
            <text:p>4.4063</text:p>
          </table:table-cell>
          <table:table-cell table:formula="of:=[.C238]*1000" office:value-type="float" office:value="6.5983" calcext:value-type="float">
            <text:p>6.5983</text:p>
          </table:table-cell>
          <table:table-cell table:formula="of:=[.D238]*1000" office:value-type="float" office:value="8.2126" calcext:value-type="float">
            <text:p>8.2126</text:p>
          </table:table-cell>
          <table:table-cell table:formula="of:=[.E238]*1000" office:value-type="float" office:value="8.6674" calcext:value-type="float">
            <text:p>8.6674</text:p>
          </table:table-cell>
          <table:table-cell office:value-type="float" office:value="4.2617" calcext:value-type="float">
            <text:p>4.2617</text:p>
          </table:table-cell>
          <table:table-cell office:value-type="float" office:value="1.6626" calcext:value-type="float">
            <text:p>1.6626</text:p>
          </table:table-cell>
          <table:table-cell office:value-type="float" office:value="0.81253" calcext:value-type="float">
            <text:p>0.81253</text:p>
          </table:table-cell>
          <table:table-cell office:value-type="float" office:value="0.40115" calcext:value-type="float">
            <text:p>0.40115</text:p>
          </table:table-cell>
        </table:table-row>
        <table:table-row table:style-name="ro1">
          <table:table-cell table:formula="of:=[.A238]+10" office:value-type="float" office:value="2360" calcext:value-type="float">
            <text:p>2360</text:p>
          </table:table-cell>
          <table:table-cell office:value-type="float" office:value="0.0044015" calcext:value-type="float">
            <text:p>0.0044015</text:p>
          </table:table-cell>
          <table:table-cell office:value-type="float" office:value="0.0065971" calcext:value-type="float">
            <text:p>0.0065971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.0086671" calcext:value-type="float">
            <text:p>0.0086671</text:p>
          </table:table-cell>
          <table:table-cell table:formula="of:=[.B239]*1000" office:value-type="float" office:value="4.4015" calcext:value-type="float">
            <text:p>4.4015</text:p>
          </table:table-cell>
          <table:table-cell table:formula="of:=[.C239]*1000" office:value-type="float" office:value="6.5971" calcext:value-type="float">
            <text:p>6.5971</text:p>
          </table:table-cell>
          <table:table-cell table:formula="of:=[.D239]*1000" office:value-type="float" office:value="8.212" calcext:value-type="float">
            <text:p>8.212</text:p>
          </table:table-cell>
          <table:table-cell table:formula="of:=[.E239]*1000" office:value-type="float" office:value="8.6671" calcext:value-type="float">
            <text:p>8.6671</text:p>
          </table:table-cell>
          <table:table-cell office:value-type="float" office:value="4.2636" calcext:value-type="float">
            <text:p>4.2636</text:p>
          </table:table-cell>
          <table:table-cell office:value-type="float" office:value="1.6633" calcext:value-type="float">
            <text:p>1.663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40135" calcext:value-type="float">
            <text:p>0.40135</text:p>
          </table:table-cell>
        </table:table-row>
        <table:table-row table:style-name="ro1">
          <table:table-cell table:formula="of:=[.A239]+10" office:value-type="float" office:value="2370" calcext:value-type="float">
            <text:p>2370</text:p>
          </table:table-cell>
          <table:table-cell office:value-type="float" office:value="0.0043968" calcext:value-type="float">
            <text:p>0.0043968</text:p>
          </table:table-cell>
          <table:table-cell office:value-type="float" office:value="0.0065959" calcext:value-type="float">
            <text:p>0.0065959</text:p>
          </table:table-cell>
          <table:table-cell office:value-type="float" office:value="0.0082115" calcext:value-type="float">
            <text:p>0.0082115</text:p>
          </table:table-cell>
          <table:table-cell office:value-type="float" office:value="0.0086669" calcext:value-type="float">
            <text:p>0.0086669</text:p>
          </table:table-cell>
          <table:table-cell table:formula="of:=[.B240]*1000" office:value-type="float" office:value="4.3968" calcext:value-type="float">
            <text:p>4.3968</text:p>
          </table:table-cell>
          <table:table-cell table:formula="of:=[.C240]*1000" office:value-type="float" office:value="6.5959" calcext:value-type="float">
            <text:p>6.5959</text:p>
          </table:table-cell>
          <table:table-cell table:formula="of:=[.D240]*1000" office:value-type="float" office:value="8.2115" calcext:value-type="float">
            <text:p>8.2115</text:p>
          </table:table-cell>
          <table:table-cell table:formula="of:=[.E240]*1000" office:value-type="float" office:value="8.6669" calcext:value-type="float">
            <text:p>8.6669</text:p>
          </table:table-cell>
          <table:table-cell office:value-type="float" office:value="4.2656" calcext:value-type="float">
            <text:p>4.2656</text:p>
          </table:table-cell>
          <table:table-cell office:value-type="float" office:value="1.6641" calcext:value-type="float">
            <text:p>1.6641</text:p>
          </table:table-cell>
          <table:table-cell office:value-type="float" office:value="0.81327" calcext:value-type="float">
            <text:p>0.81327</text:p>
          </table:table-cell>
          <table:table-cell office:value-type="float" office:value="0.40156" calcext:value-type="float">
            <text:p>0.40156</text:p>
          </table:table-cell>
        </table:table-row>
        <table:table-row table:style-name="ro1">
          <table:table-cell table:formula="of:=[.A240]+10" office:value-type="float" office:value="2380" calcext:value-type="float">
            <text:p>2380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65947" calcext:value-type="float">
            <text:p>0.0065947</text:p>
          </table:table-cell>
          <table:table-cell office:value-type="float" office:value="0.0082109" calcext:value-type="float">
            <text:p>0.0082109</text:p>
          </table:table-cell>
          <table:table-cell office:value-type="float" office:value="0.0086666" calcext:value-type="float">
            <text:p>0.0086666</text:p>
          </table:table-cell>
          <table:table-cell table:formula="of:=[.B241]*1000" office:value-type="float" office:value="4.392" calcext:value-type="float">
            <text:p>4.392</text:p>
          </table:table-cell>
          <table:table-cell table:formula="of:=[.C241]*1000" office:value-type="float" office:value="6.5947" calcext:value-type="float">
            <text:p>6.5947</text:p>
          </table:table-cell>
          <table:table-cell table:formula="of:=[.D241]*1000" office:value-type="float" office:value="8.2109" calcext:value-type="float">
            <text:p>8.2109</text:p>
          </table:table-cell>
          <table:table-cell table:formula="of:=[.E241]*1000" office:value-type="float" office:value="8.6666" calcext:value-type="float">
            <text:p>8.6666</text:p>
          </table:table-cell>
          <table:table-cell office:value-type="float" office:value="4.2675" calcext:value-type="float">
            <text:p>4.2675</text:p>
          </table:table-cell>
          <table:table-cell office:value-type="float" office:value="1.6648" calcext:value-type="float">
            <text:p>1.6648</text:p>
          </table:table-cell>
          <table:table-cell office:value-type="float" office:value="0.81364" calcext:value-type="float">
            <text:p>0.81364</text:p>
          </table:table-cell>
          <table:table-cell office:value-type="float" office:value="0.40177" calcext:value-type="float">
            <text:p>0.40177</text:p>
          </table:table-cell>
        </table:table-row>
        <table:table-row table:style-name="ro1">
          <table:table-cell table:formula="of:=[.A241]+10" office:value-type="float" office:value="2390" calcext:value-type="float">
            <text:p>2390</text:p>
          </table:table-cell>
          <table:table-cell office:value-type="float" office:value="0.0043871" calcext:value-type="float">
            <text:p>0.0043871</text:p>
          </table:table-cell>
          <table:table-cell office:value-type="float" office:value="0.0065935" calcext:value-type="float">
            <text:p>0.0065935</text:p>
          </table:table-cell>
          <table:table-cell office:value-type="float" office:value="0.0082104" calcext:value-type="float">
            <text:p>0.0082104</text:p>
          </table:table-cell>
          <table:table-cell office:value-type="float" office:value="0.0086663" calcext:value-type="float">
            <text:p>0.0086663</text:p>
          </table:table-cell>
          <table:table-cell table:formula="of:=[.B242]*1000" office:value-type="float" office:value="4.3871" calcext:value-type="float">
            <text:p>4.3871</text:p>
          </table:table-cell>
          <table:table-cell table:formula="of:=[.C242]*1000" office:value-type="float" office:value="6.5935" calcext:value-type="float">
            <text:p>6.5935</text:p>
          </table:table-cell>
          <table:table-cell table:formula="of:=[.D242]*1000" office:value-type="float" office:value="8.2104" calcext:value-type="float">
            <text:p>8.2104</text:p>
          </table:table-cell>
          <table:table-cell table:formula="of:=[.E242]*1000" office:value-type="float" office:value="8.6663" calcext:value-type="float">
            <text:p>8.6663</text:p>
          </table:table-cell>
          <table:table-cell office:value-type="float" office:value="4.2694" calcext:value-type="float">
            <text:p>4.2694</text:p>
          </table:table-cell>
          <table:table-cell office:value-type="float" office:value="1.6656" calcext:value-type="float">
            <text:p>1.6656</text:p>
          </table:table-cell>
          <table:table-cell office:value-type="float" office:value="0.81401" calcext:value-type="float">
            <text:p>0.81401</text:p>
          </table:table-cell>
          <table:table-cell office:value-type="float" office:value="0.40198" calcext:value-type="float">
            <text:p>0.40198</text:p>
          </table:table-cell>
        </table:table-row>
        <table:table-row table:style-name="ro1">
          <table:table-cell table:formula="of:=[.A242]+10" office:value-type="float" office:value="2400" calcext:value-type="float">
            <text:p>2400</text:p>
          </table:table-cell>
          <table:table-cell office:value-type="float" office:value="0.0043822" calcext:value-type="float">
            <text:p>0.0043822</text:p>
          </table:table-cell>
          <table:table-cell office:value-type="float" office:value="0.0065923" calcext:value-type="float">
            <text:p>0.0065923</text:p>
          </table:table-cell>
          <table:table-cell office:value-type="float" office:value="0.0082098" calcext:value-type="float">
            <text:p>0.0082098</text:p>
          </table:table-cell>
          <table:table-cell office:value-type="float" office:value="0.0086661" calcext:value-type="float">
            <text:p>0.0086661</text:p>
          </table:table-cell>
          <table:table-cell table:formula="of:=[.B243]*1000" office:value-type="float" office:value="4.3822" calcext:value-type="float">
            <text:p>4.3822</text:p>
          </table:table-cell>
          <table:table-cell table:formula="of:=[.C243]*1000" office:value-type="float" office:value="6.5923" calcext:value-type="float">
            <text:p>6.5923</text:p>
          </table:table-cell>
          <table:table-cell table:formula="of:=[.D243]*1000" office:value-type="float" office:value="8.2098" calcext:value-type="float">
            <text:p>8.2098</text:p>
          </table:table-cell>
          <table:table-cell table:formula="of:=[.E243]*1000" office:value-type="float" office:value="8.6661" calcext:value-type="float">
            <text:p>8.6661</text:p>
          </table:table-cell>
          <table:table-cell office:value-type="float" office:value="4.2714" calcext:value-type="float">
            <text:p>4.2714</text:p>
          </table:table-cell>
          <table:table-cell office:value-type="float" office:value="1.6663" calcext:value-type="float">
            <text:p>1.6663</text:p>
          </table:table-cell>
          <table:table-cell office:value-type="float" office:value="0.81437" calcext:value-type="float">
            <text:p>0.81437</text:p>
          </table:table-cell>
          <table:table-cell office:value-type="float" office:value="0.40218" calcext:value-type="float">
            <text:p>0.40218</text:p>
          </table:table-cell>
        </table:table-row>
        <table:table-row table:style-name="ro1">
          <table:table-cell table:formula="of:=[.A243]+10" office:value-type="float" office:value="2410" calcext:value-type="float">
            <text:p>2410</text:p>
          </table:table-cell>
          <table:table-cell office:value-type="float" office:value="0.0043773" calcext:value-type="float">
            <text:p>0.0043773</text:p>
          </table:table-cell>
          <table:table-cell office:value-type="float" office:value="0.0065911" calcext:value-type="float">
            <text:p>0.0065911</text:p>
          </table:table-cell>
          <table:table-cell office:value-type="float" office:value="0.0082093" calcext:value-type="float">
            <text:p>0.0082093</text:p>
          </table:table-cell>
          <table:table-cell office:value-type="float" office:value="0.0086658" calcext:value-type="float">
            <text:p>0.0086658</text:p>
          </table:table-cell>
          <table:table-cell table:formula="of:=[.B244]*1000" office:value-type="float" office:value="4.3773" calcext:value-type="float">
            <text:p>4.3773</text:p>
          </table:table-cell>
          <table:table-cell table:formula="of:=[.C244]*1000" office:value-type="float" office:value="6.5911" calcext:value-type="float">
            <text:p>6.5911</text:p>
          </table:table-cell>
          <table:table-cell table:formula="of:=[.D244]*1000" office:value-type="float" office:value="8.2093" calcext:value-type="float">
            <text:p>8.2093</text:p>
          </table:table-cell>
          <table:table-cell table:formula="of:=[.E244]*1000" office:value-type="float" office:value="8.6658" calcext:value-type="float">
            <text:p>8.6658</text:p>
          </table:table-cell>
          <table:table-cell office:value-type="float" office:value="4.2733" calcext:value-type="float">
            <text:p>4.2733</text:p>
          </table:table-cell>
          <table:table-cell office:value-type="float" office:value="1.6671" calcext:value-type="float">
            <text:p>1.6671</text:p>
          </table:table-cell>
          <table:table-cell office:value-type="float" office:value="0.81474" calcext:value-type="float">
            <text:p>0.81474</text:p>
          </table:table-cell>
          <table:table-cell office:value-type="float" office:value="0.40239" calcext:value-type="float">
            <text:p>0.40239</text:p>
          </table:table-cell>
        </table:table-row>
        <table:table-row table:style-name="ro1">
          <table:table-cell table:formula="of:=[.A244]+10" office:value-type="float" office:value="2420" calcext:value-type="float">
            <text:p>2420</text:p>
          </table:table-cell>
          <table:table-cell office:value-type="float" office:value="0.0043724" calcext:value-type="float">
            <text:p>0.0043724</text:p>
          </table:table-cell>
          <table:table-cell office:value-type="float" office:value="0.0065899" calcext:value-type="float">
            <text:p>0.0065899</text:p>
          </table:table-cell>
          <table:table-cell office:value-type="float" office:value="0.0082087" calcext:value-type="float">
            <text:p>0.0082087</text:p>
          </table:table-cell>
          <table:table-cell office:value-type="float" office:value="0.0086656" calcext:value-type="float">
            <text:p>0.0086656</text:p>
          </table:table-cell>
          <table:table-cell table:formula="of:=[.B245]*1000" office:value-type="float" office:value="4.3724" calcext:value-type="float">
            <text:p>4.3724</text:p>
          </table:table-cell>
          <table:table-cell table:formula="of:=[.C245]*1000" office:value-type="float" office:value="6.5899" calcext:value-type="float">
            <text:p>6.5899</text:p>
          </table:table-cell>
          <table:table-cell table:formula="of:=[.D245]*1000" office:value-type="float" office:value="8.2087" calcext:value-type="float">
            <text:p>8.2087</text:p>
          </table:table-cell>
          <table:table-cell table:formula="of:=[.E245]*1000" office:value-type="float" office:value="8.6656" calcext:value-type="float">
            <text:p>8.6656</text:p>
          </table:table-cell>
          <table:table-cell office:value-type="float" office:value="4.2752" calcext:value-type="float">
            <text:p>4.2752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81511" calcext:value-type="float">
            <text:p>0.81511</text:p>
          </table:table-cell>
          <table:table-cell office:value-type="float" office:value="0.40259" calcext:value-type="float">
            <text:p>0.40259</text:p>
          </table:table-cell>
        </table:table-row>
        <table:table-row table:style-name="ro1">
          <table:table-cell table:formula="of:=[.A245]+10" office:value-type="float" office:value="2430" calcext:value-type="float">
            <text:p>2430</text:p>
          </table:table-cell>
          <table:table-cell office:value-type="float" office:value="0.0043674" calcext:value-type="float">
            <text:p>0.0043674</text:p>
          </table:table-cell>
          <table:table-cell office:value-type="float" office:value="0.0065887" calcext:value-type="float">
            <text:p>0.0065887</text:p>
          </table:table-cell>
          <table:table-cell office:value-type="float" office:value="0.0082082" calcext:value-type="float">
            <text:p>0.0082082</text:p>
          </table:table-cell>
          <table:table-cell office:value-type="float" office:value="0.0086653" calcext:value-type="float">
            <text:p>0.0086653</text:p>
          </table:table-cell>
          <table:table-cell table:formula="of:=[.B246]*1000" office:value-type="float" office:value="4.3674" calcext:value-type="float">
            <text:p>4.3674</text:p>
          </table:table-cell>
          <table:table-cell table:formula="of:=[.C246]*1000" office:value-type="float" office:value="6.5887" calcext:value-type="float">
            <text:p>6.5887</text:p>
          </table:table-cell>
          <table:table-cell table:formula="of:=[.D246]*1000" office:value-type="float" office:value="8.2082" calcext:value-type="float">
            <text:p>8.2082</text:p>
          </table:table-cell>
          <table:table-cell table:formula="of:=[.E246]*1000" office:value-type="float" office:value="8.6653" calcext:value-type="float">
            <text:p>8.6653</text:p>
          </table:table-cell>
          <table:table-cell office:value-type="float" office:value="4.2771" calcext:value-type="float">
            <text:p>4.2771</text:p>
          </table:table-cell>
          <table:table-cell office:value-type="float" office:value="1.6686" calcext:value-type="float">
            <text:p>1.6686</text:p>
          </table:table-cell>
          <table:table-cell office:value-type="float" office:value="0.81548" calcext:value-type="float">
            <text:p>0.81548</text:p>
          </table:table-cell>
          <table:table-cell office:value-type="float" office:value="0.4028" calcext:value-type="float">
            <text:p>0.4028</text:p>
          </table:table-cell>
        </table:table-row>
        <table:table-row table:style-name="ro1">
          <table:table-cell table:formula="of:=[.A246]+10" office:value-type="float" office:value="2440" calcext:value-type="float">
            <text:p>2440</text:p>
          </table:table-cell>
          <table:table-cell office:value-type="float" office:value="0.0043624" calcext:value-type="float">
            <text:p>0.0043624</text:p>
          </table:table-cell>
          <table:table-cell office:value-type="float" office:value="0.0065875" calcext:value-type="float">
            <text:p>0.0065875</text:p>
          </table:table-cell>
          <table:table-cell office:value-type="float" office:value="0.0082076" calcext:value-type="float">
            <text:p>0.0082076</text:p>
          </table:table-cell>
          <table:table-cell office:value-type="float" office:value="0.008665" calcext:value-type="float">
            <text:p>0.008665</text:p>
          </table:table-cell>
          <table:table-cell table:formula="of:=[.B247]*1000" office:value-type="float" office:value="4.3624" calcext:value-type="float">
            <text:p>4.3624</text:p>
          </table:table-cell>
          <table:table-cell table:formula="of:=[.C247]*1000" office:value-type="float" office:value="6.5875" calcext:value-type="float">
            <text:p>6.5875</text:p>
          </table:table-cell>
          <table:table-cell table:formula="of:=[.D247]*1000" office:value-type="float" office:value="8.2076" calcext:value-type="float">
            <text:p>8.2076</text:p>
          </table:table-cell>
          <table:table-cell table:formula="of:=[.E247]*1000" office:value-type="float" office:value="8.665" calcext:value-type="float">
            <text:p>8.665</text:p>
          </table:table-cell>
          <table:table-cell office:value-type="float" office:value="4.279" calcext:value-type="float">
            <text:p>4.279</text:p>
          </table:table-cell>
          <table:table-cell office:value-type="float" office:value="1.6693" calcext:value-type="float">
            <text:p>1.6693</text:p>
          </table:table-cell>
          <table:table-cell office:value-type="float" office:value="0.81585" calcext:value-type="float">
            <text:p>0.81585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table:formula="of:=[.A247]+10" office:value-type="float" office:value="2450" calcext:value-type="float">
            <text:p>2450</text:p>
          </table:table-cell>
          <table:table-cell office:value-type="float" office:value="0.0043574" calcext:value-type="float">
            <text:p>0.0043574</text:p>
          </table:table-cell>
          <table:table-cell office:value-type="float" office:value="0.0065862" calcext:value-type="float">
            <text:p>0.0065862</text:p>
          </table:table-cell>
          <table:table-cell office:value-type="float" office:value="0.0082071" calcext:value-type="float">
            <text:p>0.0082071</text:p>
          </table:table-cell>
          <table:table-cell office:value-type="float" office:value="0.0086648" calcext:value-type="float">
            <text:p>0.0086648</text:p>
          </table:table-cell>
          <table:table-cell table:formula="of:=[.B248]*1000" office:value-type="float" office:value="4.3574" calcext:value-type="float">
            <text:p>4.3574</text:p>
          </table:table-cell>
          <table:table-cell table:formula="of:=[.C248]*1000" office:value-type="float" office:value="6.5862" calcext:value-type="float">
            <text:p>6.5862</text:p>
          </table:table-cell>
          <table:table-cell table:formula="of:=[.D248]*1000" office:value-type="float" office:value="8.2071" calcext:value-type="float">
            <text:p>8.2071</text:p>
          </table:table-cell>
          <table:table-cell table:formula="of:=[.E248]*1000" office:value-type="float" office:value="8.6648" calcext:value-type="float">
            <text:p>8.6648</text:p>
          </table:table-cell>
          <table:table-cell office:value-type="float" office:value="4.281" calcext:value-type="float">
            <text:p>4.281</text:p>
          </table:table-cell>
          <table:table-cell office:value-type="float" office:value="1.6701" calcext:value-type="float">
            <text:p>1.6701</text:p>
          </table:table-cell>
          <table:table-cell office:value-type="float" office:value="0.81622" calcext:value-type="float">
            <text:p>0.81622</text:p>
          </table:table-cell>
          <table:table-cell office:value-type="float" office:value="0.40321" calcext:value-type="float">
            <text:p>0.40321</text:p>
          </table:table-cell>
        </table:table-row>
        <table:table-row table:style-name="ro1">
          <table:table-cell table:formula="of:=[.A248]+10" office:value-type="float" office:value="2460" calcext:value-type="float">
            <text:p>2460</text:p>
          </table:table-cell>
          <table:table-cell office:value-type="float" office:value="0.0043523" calcext:value-type="float">
            <text:p>0.0043523</text:p>
          </table:table-cell>
          <table:table-cell office:value-type="float" office:value="0.006585" calcext:value-type="float">
            <text:p>0.006585</text:p>
          </table:table-cell>
          <table:table-cell office:value-type="float" office:value="0.0082065" calcext:value-type="float">
            <text:p>0.0082065</text:p>
          </table:table-cell>
          <table:table-cell office:value-type="float" office:value="0.0086645" calcext:value-type="float">
            <text:p>0.0086645</text:p>
          </table:table-cell>
          <table:table-cell table:formula="of:=[.B249]*1000" office:value-type="float" office:value="4.3523" calcext:value-type="float">
            <text:p>4.3523</text:p>
          </table:table-cell>
          <table:table-cell table:formula="of:=[.C249]*1000" office:value-type="float" office:value="6.585" calcext:value-type="float">
            <text:p>6.585</text:p>
          </table:table-cell>
          <table:table-cell table:formula="of:=[.D249]*1000" office:value-type="float" office:value="8.2065" calcext:value-type="float">
            <text:p>8.2065</text:p>
          </table:table-cell>
          <table:table-cell table:formula="of:=[.E249]*1000" office:value-type="float" office:value="8.6645" calcext:value-type="float">
            <text:p>8.6645</text:p>
          </table:table-cell>
          <table:table-cell office:value-type="float" office:value="4.2829" calcext:value-type="float">
            <text:p>4.2829</text:p>
          </table:table-cell>
          <table:table-cell office:value-type="float" office:value="1.6708" calcext:value-type="float">
            <text:p>1.6708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40341" calcext:value-type="float">
            <text:p>0.40341</text:p>
          </table:table-cell>
        </table:table-row>
        <table:table-row table:style-name="ro1">
          <table:table-cell table:formula="of:=[.A249]+10" office:value-type="float" office:value="2470" calcext:value-type="float">
            <text:p>2470</text:p>
          </table:table-cell>
          <table:table-cell office:value-type="float" office:value="0.0043472" calcext:value-type="float">
            <text:p>0.0043472</text:p>
          </table:table-cell>
          <table:table-cell office:value-type="float" office:value="0.0065838" calcext:value-type="float">
            <text:p>0.0065838</text:p>
          </table:table-cell>
          <table:table-cell office:value-type="float" office:value="0.008206" calcext:value-type="float">
            <text:p>0.008206</text:p>
          </table:table-cell>
          <table:table-cell office:value-type="float" office:value="0.0086642" calcext:value-type="float">
            <text:p>0.0086642</text:p>
          </table:table-cell>
          <table:table-cell table:formula="of:=[.B250]*1000" office:value-type="float" office:value="4.3472" calcext:value-type="float">
            <text:p>4.3472</text:p>
          </table:table-cell>
          <table:table-cell table:formula="of:=[.C250]*1000" office:value-type="float" office:value="6.5838" calcext:value-type="float">
            <text:p>6.5838</text:p>
          </table:table-cell>
          <table:table-cell table:formula="of:=[.D250]*1000" office:value-type="float" office:value="8.206" calcext:value-type="float">
            <text:p>8.206</text:p>
          </table:table-cell>
          <table:table-cell table:formula="of:=[.E250]*1000" office:value-type="float" office:value="8.6642" calcext:value-type="float">
            <text:p>8.6642</text:p>
          </table:table-cell>
          <table:table-cell office:value-type="float" office:value="4.2848" calcext:value-type="float">
            <text:p>4.2848</text:p>
          </table:table-cell>
          <table:table-cell office:value-type="float" office:value="1.6716" calcext:value-type="float">
            <text:p>1.6716</text:p>
          </table:table-cell>
          <table:table-cell office:value-type="float" office:value="0.81695" calcext:value-type="float">
            <text:p>0.81695</text:p>
          </table:table-cell>
          <table:table-cell office:value-type="float" office:value="0.40362" calcext:value-type="float">
            <text:p>0.40362</text:p>
          </table:table-cell>
        </table:table-row>
        <table:table-row table:style-name="ro1">
          <table:table-cell table:formula="of:=[.A250]+10" office:value-type="float" office:value="2480" calcext:value-type="float">
            <text:p>2480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065826" calcext:value-type="float">
            <text:p>0.0065826</text:p>
          </table:table-cell>
          <table:table-cell office:value-type="float" office:value="0.0082054" calcext:value-type="float">
            <text:p>0.0082054</text:p>
          </table:table-cell>
          <table:table-cell office:value-type="float" office:value="0.008664" calcext:value-type="float">
            <text:p>0.008664</text:p>
          </table:table-cell>
          <table:table-cell table:formula="of:=[.B251]*1000" office:value-type="float" office:value="4.342" calcext:value-type="float">
            <text:p>4.342</text:p>
          </table:table-cell>
          <table:table-cell table:formula="of:=[.C251]*1000" office:value-type="float" office:value="6.5826" calcext:value-type="float">
            <text:p>6.5826</text:p>
          </table:table-cell>
          <table:table-cell table:formula="of:=[.D251]*1000" office:value-type="float" office:value="8.2054" calcext:value-type="float">
            <text:p>8.2054</text:p>
          </table:table-cell>
          <table:table-cell table:formula="of:=[.E251]*1000" office:value-type="float" office:value="8.664" calcext:value-type="float">
            <text:p>8.664</text:p>
          </table:table-cell>
          <table:table-cell office:value-type="float" office:value="4.2867" calcext:value-type="float">
            <text:p>4.2867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81732" calcext:value-type="float">
            <text:p>0.81732</text:p>
          </table:table-cell>
          <table:table-cell office:value-type="float" office:value="0.40382" calcext:value-type="float">
            <text:p>0.40382</text:p>
          </table:table-cell>
        </table:table-row>
        <table:table-row table:style-name="ro1">
          <table:table-cell table:formula="of:=[.A251]+10" office:value-type="float" office:value="2490" calcext:value-type="float">
            <text:p>2490</text:p>
          </table:table-cell>
          <table:table-cell office:value-type="float" office:value="0.0043368" calcext:value-type="float">
            <text:p>0.0043368</text:p>
          </table:table-cell>
          <table:table-cell office:value-type="float" office:value="0.0065814" calcext:value-type="float">
            <text:p>0.0065814</text:p>
          </table:table-cell>
          <table:table-cell office:value-type="float" office:value="0.0082049" calcext:value-type="float">
            <text:p>0.0082049</text:p>
          </table:table-cell>
          <table:table-cell office:value-type="float" office:value="0.0086637" calcext:value-type="float">
            <text:p>0.0086637</text:p>
          </table:table-cell>
          <table:table-cell table:formula="of:=[.B252]*1000" office:value-type="float" office:value="4.3368" calcext:value-type="float">
            <text:p>4.3368</text:p>
          </table:table-cell>
          <table:table-cell table:formula="of:=[.C252]*1000" office:value-type="float" office:value="6.5814" calcext:value-type="float">
            <text:p>6.5814</text:p>
          </table:table-cell>
          <table:table-cell table:formula="of:=[.D252]*1000" office:value-type="float" office:value="8.2049" calcext:value-type="float">
            <text:p>8.2049</text:p>
          </table:table-cell>
          <table:table-cell table:formula="of:=[.E252]*1000" office:value-type="float" office:value="8.6637" calcext:value-type="float">
            <text:p>8.6637</text:p>
          </table:table-cell>
          <table:table-cell office:value-type="float" office:value="4.2886" calcext:value-type="float">
            <text:p>4.2886</text:p>
          </table:table-cell>
          <table:table-cell office:value-type="float" office:value="1.6731" calcext:value-type="float">
            <text:p>1.6731</text:p>
          </table:table-cell>
          <table:table-cell office:value-type="float" office:value="0.81769" calcext:value-type="float">
            <text:p>0.81769</text:p>
          </table:table-cell>
          <table:table-cell office:value-type="float" office:value="0.40403" calcext:value-type="float">
            <text:p>0.40403</text:p>
          </table:table-cell>
        </table:table-row>
        <table:table-row table:style-name="ro1">
          <table:table-cell table:formula="of:=[.A252]+10" office:value-type="float" office:value="2500" calcext:value-type="float">
            <text:p>2500</text:p>
          </table:table-cell>
          <table:table-cell office:value-type="float" office:value="0.0043316" calcext:value-type="float">
            <text:p>0.0043316</text:p>
          </table:table-cell>
          <table:table-cell office:value-type="float" office:value="0.0065802" calcext:value-type="float">
            <text:p>0.0065802</text:p>
          </table:table-cell>
          <table:table-cell office:value-type="float" office:value="0.0082043" calcext:value-type="float">
            <text:p>0.0082043</text:p>
          </table:table-cell>
          <table:table-cell office:value-type="float" office:value="0.0086634" calcext:value-type="float">
            <text:p>0.0086634</text:p>
          </table:table-cell>
          <table:table-cell table:formula="of:=[.B253]*1000" office:value-type="float" office:value="4.3316" calcext:value-type="float">
            <text:p>4.3316</text:p>
          </table:table-cell>
          <table:table-cell table:formula="of:=[.C253]*1000" office:value-type="float" office:value="6.5802" calcext:value-type="float">
            <text:p>6.5802</text:p>
          </table:table-cell>
          <table:table-cell table:formula="of:=[.D253]*1000" office:value-type="float" office:value="8.2043" calcext:value-type="float">
            <text:p>8.2043</text:p>
          </table:table-cell>
          <table:table-cell table:formula="of:=[.E253]*1000" office:value-type="float" office:value="8.6634" calcext:value-type="float">
            <text:p>8.6634</text:p>
          </table:table-cell>
          <table:table-cell office:value-type="float" office:value="4.2905" calcext:value-type="float">
            <text:p>4.2905</text:p>
          </table:table-cell>
          <table:table-cell office:value-type="float" office:value="1.6738" calcext:value-type="float">
            <text:p>1.6738</text:p>
          </table:table-cell>
          <table:table-cell office:value-type="float" office:value="0.81805" calcext:value-type="float">
            <text:p>0.81805</text:p>
          </table:table-cell>
          <table:table-cell office:value-type="float" office:value="0.40423" calcext:value-type="float">
            <text:p>0.40423</text:p>
          </table:table-cell>
        </table:table-row>
        <table:table-row table:style-name="ro1">
          <table:table-cell table:formula="of:=[.A253]+10" office:value-type="float" office:value="2510" calcext:value-type="float">
            <text:p>2510</text:p>
          </table:table-cell>
          <table:table-cell office:value-type="float" office:value="0.0043264" calcext:value-type="float">
            <text:p>0.0043264</text:p>
          </table:table-cell>
          <table:table-cell office:value-type="float" office:value="0.0065789" calcext:value-type="float">
            <text:p>0.0065789</text:p>
          </table:table-cell>
          <table:table-cell office:value-type="float" office:value="0.0082038" calcext:value-type="float">
            <text:p>0.0082038</text:p>
          </table:table-cell>
          <table:table-cell office:value-type="float" office:value="0.0086632" calcext:value-type="float">
            <text:p>0.0086632</text:p>
          </table:table-cell>
          <table:table-cell table:formula="of:=[.B254]*1000" office:value-type="float" office:value="4.3264" calcext:value-type="float">
            <text:p>4.3264</text:p>
          </table:table-cell>
          <table:table-cell table:formula="of:=[.C254]*1000" office:value-type="float" office:value="6.5789" calcext:value-type="float">
            <text:p>6.5789</text:p>
          </table:table-cell>
          <table:table-cell table:formula="of:=[.D254]*1000" office:value-type="float" office:value="8.2038" calcext:value-type="float">
            <text:p>8.2038</text:p>
          </table:table-cell>
          <table:table-cell table:formula="of:=[.E254]*1000" office:value-type="float" office:value="8.6632" calcext:value-type="float">
            <text:p>8.6632</text:p>
          </table:table-cell>
          <table:table-cell office:value-type="float" office:value="4.2925" calcext:value-type="float">
            <text:p>4.2925</text:p>
          </table:table-cell>
          <table:table-cell office:value-type="float" office:value="1.6746" calcext:value-type="float">
            <text:p>1.6746</text:p>
          </table:table-cell>
          <table:table-cell office:value-type="float" office:value="0.81842" calcext:value-type="float">
            <text:p>0.81842</text:p>
          </table:table-cell>
          <table:table-cell office:value-type="float" office:value="0.40443" calcext:value-type="float">
            <text:p>0.40443</text:p>
          </table:table-cell>
        </table:table-row>
        <table:table-row table:style-name="ro1">
          <table:table-cell table:formula="of:=[.A254]+10" office:value-type="float" office:value="2520" calcext:value-type="float">
            <text:p>2520</text:p>
          </table:table-cell>
          <table:table-cell office:value-type="float" office:value="0.0043211" calcext:value-type="float">
            <text:p>0.0043211</text:p>
          </table:table-cell>
          <table:table-cell office:value-type="float" office:value="0.0065777" calcext:value-type="float">
            <text:p>0.0065777</text:p>
          </table:table-cell>
          <table:table-cell office:value-type="float" office:value="0.0082032" calcext:value-type="float">
            <text:p>0.0082032</text:p>
          </table:table-cell>
          <table:table-cell office:value-type="float" office:value="0.0086629" calcext:value-type="float">
            <text:p>0.0086629</text:p>
          </table:table-cell>
          <table:table-cell table:formula="of:=[.B255]*1000" office:value-type="float" office:value="4.3211" calcext:value-type="float">
            <text:p>4.3211</text:p>
          </table:table-cell>
          <table:table-cell table:formula="of:=[.C255]*1000" office:value-type="float" office:value="6.5777" calcext:value-type="float">
            <text:p>6.5777</text:p>
          </table:table-cell>
          <table:table-cell table:formula="of:=[.D255]*1000" office:value-type="float" office:value="8.2032" calcext:value-type="float">
            <text:p>8.2032</text:p>
          </table:table-cell>
          <table:table-cell table:formula="of:=[.E255]*1000" office:value-type="float" office:value="8.6629" calcext:value-type="float">
            <text:p>8.6629</text:p>
          </table:table-cell>
          <table:table-cell office:value-type="float" office:value="4.2944" calcext:value-type="float">
            <text:p>4.2944</text:p>
          </table:table-cell>
          <table:table-cell office:value-type="float" office:value="1.6753" calcext:value-type="float">
            <text:p>1.6753</text:p>
          </table:table-cell>
          <table:table-cell office:value-type="float" office:value="0.81879" calcext:value-type="float">
            <text:p>0.81879</text:p>
          </table:table-cell>
          <table:table-cell office:value-type="float" office:value="0.40463" calcext:value-type="float">
            <text:p>0.40463</text:p>
          </table:table-cell>
        </table:table-row>
        <table:table-row table:style-name="ro1">
          <table:table-cell table:formula="of:=[.A255]+10" office:value-type="float" office:value="2530" calcext:value-type="float">
            <text:p>2530</text:p>
          </table:table-cell>
          <table:table-cell office:value-type="float" office:value="0.0043157" calcext:value-type="float">
            <text:p>0.0043157</text:p>
          </table:table-cell>
          <table:table-cell office:value-type="float" office:value="0.0065765" calcext:value-type="float">
            <text:p>0.0065765</text:p>
          </table:table-cell>
          <table:table-cell office:value-type="float" office:value="0.0082026" calcext:value-type="float">
            <text:p>0.0082026</text:p>
          </table:table-cell>
          <table:table-cell office:value-type="float" office:value="0.0086626" calcext:value-type="float">
            <text:p>0.0086626</text:p>
          </table:table-cell>
          <table:table-cell table:formula="of:=[.B256]*1000" office:value-type="float" office:value="4.3157" calcext:value-type="float">
            <text:p>4.3157</text:p>
          </table:table-cell>
          <table:table-cell table:formula="of:=[.C256]*1000" office:value-type="float" office:value="6.5765" calcext:value-type="float">
            <text:p>6.5765</text:p>
          </table:table-cell>
          <table:table-cell table:formula="of:=[.D256]*1000" office:value-type="float" office:value="8.2026" calcext:value-type="float">
            <text:p>8.2026</text:p>
          </table:table-cell>
          <table:table-cell table:formula="of:=[.E256]*1000" office:value-type="float" office:value="8.6626" calcext:value-type="float">
            <text:p>8.6626</text:p>
          </table:table-cell>
          <table:table-cell office:value-type="float" office:value="4.2963" calcext:value-type="float">
            <text:p>4.2963</text:p>
          </table:table-cell>
          <table:table-cell office:value-type="float" office:value="1.6761" calcext:value-type="float">
            <text:p>1.6761</text:p>
          </table:table-cell>
          <table:table-cell office:value-type="float" office:value="0.81916" calcext:value-type="float">
            <text:p>0.81916</text:p>
          </table:table-cell>
          <table:table-cell office:value-type="float" office:value="0.40484" calcext:value-type="float">
            <text:p>0.40484</text:p>
          </table:table-cell>
        </table:table-row>
        <table:table-row table:style-name="ro1">
          <table:table-cell table:formula="of:=[.A256]+10" office:value-type="float" office:value="2540" calcext:value-type="float">
            <text:p>2540</text:p>
          </table:table-cell>
          <table:table-cell office:value-type="float" office:value="0.0043103" calcext:value-type="float">
            <text:p>0.0043103</text:p>
          </table:table-cell>
          <table:table-cell office:value-type="float" office:value="0.0065752" calcext:value-type="float">
            <text:p>0.0065752</text:p>
          </table:table-cell>
          <table:table-cell office:value-type="float" office:value="0.0082021" calcext:value-type="float">
            <text:p>0.0082021</text:p>
          </table:table-cell>
          <table:table-cell office:value-type="float" office:value="0.0086623" calcext:value-type="float">
            <text:p>0.0086623</text:p>
          </table:table-cell>
          <table:table-cell table:formula="of:=[.B257]*1000" office:value-type="float" office:value="4.3103" calcext:value-type="float">
            <text:p>4.3103</text:p>
          </table:table-cell>
          <table:table-cell table:formula="of:=[.C257]*1000" office:value-type="float" office:value="6.5752" calcext:value-type="float">
            <text:p>6.5752</text:p>
          </table:table-cell>
          <table:table-cell table:formula="of:=[.D257]*1000" office:value-type="float" office:value="8.2021" calcext:value-type="float">
            <text:p>8.2021</text:p>
          </table:table-cell>
          <table:table-cell table:formula="of:=[.E257]*1000" office:value-type="float" office:value="8.6623" calcext:value-type="float">
            <text:p>8.6623</text:p>
          </table:table-cell>
          <table:table-cell office:value-type="float" office:value="4.2982" calcext:value-type="float">
            <text:p>4.2982</text:p>
          </table:table-cell>
          <table:table-cell office:value-type="float" office:value="1.6768" calcext:value-type="float">
            <text:p>1.6768</text:p>
          </table:table-cell>
          <table:table-cell office:value-type="float" office:value="0.81952" calcext:value-type="float">
            <text:p>0.81952</text:p>
          </table:table-cell>
          <table:table-cell office:value-type="float" office:value="0.40504" calcext:value-type="float">
            <text:p>0.40504</text:p>
          </table:table-cell>
        </table:table-row>
        <table:table-row table:style-name="ro1">
          <table:table-cell table:formula="of:=[.A257]+10" office:value-type="float" office:value="2550" calcext:value-type="float">
            <text:p>2550</text:p>
          </table:table-cell>
          <table:table-cell office:value-type="float" office:value="0.0043049" calcext:value-type="float">
            <text:p>0.0043049</text:p>
          </table:table-cell>
          <table:table-cell office:value-type="float" office:value="0.006574" calcext:value-type="float">
            <text:p>0.006574</text:p>
          </table:table-cell>
          <table:table-cell office:value-type="float" office:value="0.0082015" calcext:value-type="float">
            <text:p>0.0082015</text:p>
          </table:table-cell>
          <table:table-cell office:value-type="float" office:value="0.0086621" calcext:value-type="float">
            <text:p>0.0086621</text:p>
          </table:table-cell>
          <table:table-cell table:formula="of:=[.B258]*1000" office:value-type="float" office:value="4.3049" calcext:value-type="float">
            <text:p>4.3049</text:p>
          </table:table-cell>
          <table:table-cell table:formula="of:=[.C258]*1000" office:value-type="float" office:value="6.574" calcext:value-type="float">
            <text:p>6.574</text:p>
          </table:table-cell>
          <table:table-cell table:formula="of:=[.D258]*1000" office:value-type="float" office:value="8.2015" calcext:value-type="float">
            <text:p>8.2015</text:p>
          </table:table-cell>
          <table:table-cell table:formula="of:=[.E258]*1000" office:value-type="float" office:value="8.6621" calcext:value-type="float">
            <text:p>8.6621</text:p>
          </table:table-cell>
          <table:table-cell office:value-type="float" office:value="4.3001" calcext:value-type="float">
            <text:p>4.3001</text:p>
          </table:table-cell>
          <table:table-cell office:value-type="float" office:value="1.6776" calcext:value-type="float">
            <text:p>1.6776</text:p>
          </table:table-cell>
          <table:table-cell office:value-type="float" office:value="0.81989" calcext:value-type="float">
            <text:p>0.81989</text:p>
          </table:table-cell>
          <table:table-cell office:value-type="float" office:value="0.40524" calcext:value-type="float">
            <text:p>0.40524</text:p>
          </table:table-cell>
        </table:table-row>
        <table:table-row table:style-name="ro1">
          <table:table-cell table:formula="of:=[.A258]+10" office:value-type="float" office:value="2560" calcext:value-type="float">
            <text:p>2560</text:p>
          </table:table-cell>
          <table:table-cell office:value-type="float" office:value="0.0042995" calcext:value-type="float">
            <text:p>0.0042995</text:p>
          </table:table-cell>
          <table:table-cell office:value-type="float" office:value="0.0065728" calcext:value-type="float">
            <text:p>0.0065728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0.0086618" calcext:value-type="float">
            <text:p>0.0086618</text:p>
          </table:table-cell>
          <table:table-cell table:formula="of:=[.B259]*1000" office:value-type="float" office:value="4.2995" calcext:value-type="float">
            <text:p>4.2995</text:p>
          </table:table-cell>
          <table:table-cell table:formula="of:=[.C259]*1000" office:value-type="float" office:value="6.5728" calcext:value-type="float">
            <text:p>6.5728</text:p>
          </table:table-cell>
          <table:table-cell table:formula="of:=[.D259]*1000" office:value-type="float" office:value="8.201" calcext:value-type="float">
            <text:p>8.201</text:p>
          </table:table-cell>
          <table:table-cell table:formula="of:=[.E259]*1000" office:value-type="float" office:value="8.6618" calcext:value-type="float">
            <text:p>8.6618</text:p>
          </table:table-cell>
          <table:table-cell office:value-type="float" office:value="4.302" calcext:value-type="float">
            <text:p>4.302</text:p>
          </table:table-cell>
          <table:table-cell office:value-type="float" office:value="1.6783" calcext:value-type="float">
            <text:p>1.6783</text:p>
          </table:table-cell>
          <table:table-cell office:value-type="float" office:value="0.82026" calcext:value-type="float">
            <text:p>0.82026</text:p>
          </table:table-cell>
          <table:table-cell office:value-type="float" office:value="0.40544" calcext:value-type="float">
            <text:p>0.40544</text:p>
          </table:table-cell>
        </table:table-row>
        <table:table-row table:style-name="ro1">
          <table:table-cell table:formula="of:=[.A259]+10" office:value-type="float" office:value="2570" calcext:value-type="float">
            <text:p>2570</text:p>
          </table:table-cell>
          <table:table-cell office:value-type="float" office:value="0.004294" calcext:value-type="float">
            <text:p>0.004294</text:p>
          </table:table-cell>
          <table:table-cell office:value-type="float" office:value="0.0065715" calcext:value-type="float">
            <text:p>0.0065715</text:p>
          </table:table-cell>
          <table:table-cell office:value-type="float" office:value="0.0082004" calcext:value-type="float">
            <text:p>0.0082004</text:p>
          </table:table-cell>
          <table:table-cell office:value-type="float" office:value="0.0086615" calcext:value-type="float">
            <text:p>0.0086615</text:p>
          </table:table-cell>
          <table:table-cell table:formula="of:=[.B260]*1000" office:value-type="float" office:value="4.294" calcext:value-type="float">
            <text:p>4.294</text:p>
          </table:table-cell>
          <table:table-cell table:formula="of:=[.C260]*1000" office:value-type="float" office:value="6.5715" calcext:value-type="float">
            <text:p>6.5715</text:p>
          </table:table-cell>
          <table:table-cell table:formula="of:=[.D260]*1000" office:value-type="float" office:value="8.2004" calcext:value-type="float">
            <text:p>8.2004</text:p>
          </table:table-cell>
          <table:table-cell table:formula="of:=[.E260]*1000" office:value-type="float" office:value="8.6615" calcext:value-type="float">
            <text:p>8.6615</text:p>
          </table:table-cell>
          <table:table-cell office:value-type="float" office:value="4.3039" calcext:value-type="float">
            <text:p>4.3039</text:p>
          </table:table-cell>
          <table:table-cell office:value-type="float" office:value="1.6791" calcext:value-type="float">
            <text:p>1.6791</text:p>
          </table:table-cell>
          <table:table-cell office:value-type="float" office:value="0.82062" calcext:value-type="float">
            <text:p>0.82062</text:p>
          </table:table-cell>
          <table:table-cell office:value-type="float" office:value="0.40564" calcext:value-type="float">
            <text:p>0.40564</text:p>
          </table:table-cell>
        </table:table-row>
        <table:table-row table:style-name="ro1">
          <table:table-cell table:formula="of:=[.A260]+10" office:value-type="float" office:value="2580" calcext:value-type="float">
            <text:p>2580</text:p>
          </table:table-cell>
          <table:table-cell office:value-type="float" office:value="0.0042884" calcext:value-type="float">
            <text:p>0.0042884</text:p>
          </table:table-cell>
          <table:table-cell office:value-type="float" office:value="0.0065703" calcext:value-type="float">
            <text:p>0.0065703</text:p>
          </table:table-cell>
          <table:table-cell office:value-type="float" office:value="0.0081999" calcext:value-type="float">
            <text:p>0.0081999</text:p>
          </table:table-cell>
          <table:table-cell office:value-type="float" office:value="0.0086613" calcext:value-type="float">
            <text:p>0.0086613</text:p>
          </table:table-cell>
          <table:table-cell table:formula="of:=[.B261]*1000" office:value-type="float" office:value="4.2884" calcext:value-type="float">
            <text:p>4.2884</text:p>
          </table:table-cell>
          <table:table-cell table:formula="of:=[.C261]*1000" office:value-type="float" office:value="6.5703" calcext:value-type="float">
            <text:p>6.5703</text:p>
          </table:table-cell>
          <table:table-cell table:formula="of:=[.D261]*1000" office:value-type="float" office:value="8.1999" calcext:value-type="float">
            <text:p>8.1999</text:p>
          </table:table-cell>
          <table:table-cell table:formula="of:=[.E261]*1000" office:value-type="float" office:value="8.6613" calcext:value-type="float">
            <text:p>8.6613</text:p>
          </table:table-cell>
          <table:table-cell office:value-type="float" office:value="4.3058" calcext:value-type="float">
            <text:p>4.3058</text:p>
          </table:table-cell>
          <table:table-cell office:value-type="float" office:value="1.6798" calcext:value-type="float">
            <text:p>1.6798</text:p>
          </table:table-cell>
          <table:table-cell office:value-type="float" office:value="0.82099" calcext:value-type="float">
            <text:p>0.82099</text:p>
          </table:table-cell>
          <table:table-cell office:value-type="float" office:value="0.40584" calcext:value-type="float">
            <text:p>0.40584</text:p>
          </table:table-cell>
        </table:table-row>
        <table:table-row table:style-name="ro1">
          <table:table-cell table:formula="of:=[.A261]+10" office:value-type="float" office:value="2590" calcext:value-type="float">
            <text:p>2590</text:p>
          </table:table-cell>
          <table:table-cell office:value-type="float" office:value="0.0042829" calcext:value-type="float">
            <text:p>0.0042829</text:p>
          </table:table-cell>
          <table:table-cell office:value-type="float" office:value="0.006569" calcext:value-type="float">
            <text:p>0.006569</text:p>
          </table:table-cell>
          <table:table-cell office:value-type="float" office:value="0.0081993" calcext:value-type="float">
            <text:p>0.0081993</text:p>
          </table:table-cell>
          <table:table-cell office:value-type="float" office:value="0.008661" calcext:value-type="float">
            <text:p>0.008661</text:p>
          </table:table-cell>
          <table:table-cell table:formula="of:=[.B262]*1000" office:value-type="float" office:value="4.2829" calcext:value-type="float">
            <text:p>4.2829</text:p>
          </table:table-cell>
          <table:table-cell table:formula="of:=[.C262]*1000" office:value-type="float" office:value="6.569" calcext:value-type="float">
            <text:p>6.569</text:p>
          </table:table-cell>
          <table:table-cell table:formula="of:=[.D262]*1000" office:value-type="float" office:value="8.1993" calcext:value-type="float">
            <text:p>8.1993</text:p>
          </table:table-cell>
          <table:table-cell table:formula="of:=[.E262]*1000" office:value-type="float" office:value="8.661" calcext:value-type="float">
            <text:p>8.661</text:p>
          </table:table-cell>
          <table:table-cell office:value-type="float" office:value="4.3077" calcext:value-type="float">
            <text:p>4.3077</text:p>
          </table:table-cell>
          <table:table-cell office:value-type="float" office:value="1.6806" calcext:value-type="float">
            <text:p>1.6806</text:p>
          </table:table-cell>
          <table:table-cell office:value-type="float" office:value="0.82136" calcext:value-type="float">
            <text:p>0.82136</text:p>
          </table:table-cell>
          <table:table-cell office:value-type="float" office:value="0.40604" calcext:value-type="float">
            <text:p>0.40604</text:p>
          </table:table-cell>
        </table:table-row>
        <table:table-row table:style-name="ro1">
          <table:table-cell table:formula="of:=[.A262]+10" office:value-type="float" office:value="2600" calcext:value-type="float">
            <text:p>2600</text:p>
          </table:table-cell>
          <table:table-cell office:value-type="float" office:value="0.0042772" calcext:value-type="float">
            <text:p>0.0042772</text:p>
          </table:table-cell>
          <table:table-cell office:value-type="float" office:value="0.0065678" calcext:value-type="float">
            <text:p>0.0065678</text:p>
          </table:table-cell>
          <table:table-cell office:value-type="float" office:value="0.0081987" calcext:value-type="float">
            <text:p>0.0081987</text:p>
          </table:table-cell>
          <table:table-cell office:value-type="float" office:value="0.0086607" calcext:value-type="float">
            <text:p>0.0086607</text:p>
          </table:table-cell>
          <table:table-cell table:formula="of:=[.B263]*1000" office:value-type="float" office:value="4.2772" calcext:value-type="float">
            <text:p>4.2772</text:p>
          </table:table-cell>
          <table:table-cell table:formula="of:=[.C263]*1000" office:value-type="float" office:value="6.5678" calcext:value-type="float">
            <text:p>6.5678</text:p>
          </table:table-cell>
          <table:table-cell table:formula="of:=[.D263]*1000" office:value-type="float" office:value="8.1987" calcext:value-type="float">
            <text:p>8.1987</text:p>
          </table:table-cell>
          <table:table-cell table:formula="of:=[.E263]*1000" office:value-type="float" office:value="8.6607" calcext:value-type="float">
            <text:p>8.6607</text:p>
          </table:table-cell>
          <table:table-cell office:value-type="float" office:value="4.3096" calcext:value-type="float">
            <text:p>4.3096</text:p>
          </table:table-cell>
          <table:table-cell office:value-type="float" office:value="1.6813" calcext:value-type="float">
            <text:p>1.6813</text:p>
          </table:table-cell>
          <table:table-cell office:value-type="float" office:value="0.82172" calcext:value-type="float">
            <text:p>0.82172</text:p>
          </table:table-cell>
          <table:table-cell office:value-type="float" office:value="0.40624" calcext:value-type="float">
            <text:p>0.40624</text:p>
          </table:table-cell>
        </table:table-row>
        <table:table-row table:style-name="ro1">
          <table:table-cell table:formula="of:=[.A263]+10" office:value-type="float" office:value="2610" calcext:value-type="float">
            <text:p>2610</text:p>
          </table:table-cell>
          <table:table-cell office:value-type="float" office:value="0.0042716" calcext:value-type="float">
            <text:p>0.0042716</text:p>
          </table:table-cell>
          <table:table-cell office:value-type="float" office:value="0.0065665" calcext:value-type="float">
            <text:p>0.0065665</text:p>
          </table:table-cell>
          <table:table-cell office:value-type="float" office:value="0.0081982" calcext:value-type="float">
            <text:p>0.0081982</text:p>
          </table:table-cell>
          <table:table-cell office:value-type="float" office:value="0.0086605" calcext:value-type="float">
            <text:p>0.0086605</text:p>
          </table:table-cell>
          <table:table-cell table:formula="of:=[.B264]*1000" office:value-type="float" office:value="4.2716" calcext:value-type="float">
            <text:p>4.2716</text:p>
          </table:table-cell>
          <table:table-cell table:formula="of:=[.C264]*1000" office:value-type="float" office:value="6.5665" calcext:value-type="float">
            <text:p>6.5665</text:p>
          </table:table-cell>
          <table:table-cell table:formula="of:=[.D264]*1000" office:value-type="float" office:value="8.1982" calcext:value-type="float">
            <text:p>8.1982</text:p>
          </table:table-cell>
          <table:table-cell table:formula="of:=[.E264]*1000" office:value-type="float" office:value="8.6605" calcext:value-type="float">
            <text:p>8.6605</text:p>
          </table:table-cell>
          <table:table-cell office:value-type="float" office:value="4.3115" calcext:value-type="float">
            <text:p>4.3115</text:p>
          </table:table-cell>
          <table:table-cell office:value-type="float" office:value="1.6821" calcext:value-type="float">
            <text:p>1.6821</text:p>
          </table:table-cell>
          <table:table-cell office:value-type="float" office:value="0.82209" calcext:value-type="float">
            <text:p>0.82209</text:p>
          </table:table-cell>
          <table:table-cell office:value-type="float" office:value="0.40644" calcext:value-type="float">
            <text:p>0.40644</text:p>
          </table:table-cell>
        </table:table-row>
        <table:table-row table:style-name="ro1">
          <table:table-cell table:formula="of:=[.A264]+10" office:value-type="float" office:value="2620" calcext:value-type="float">
            <text:p>2620</text:p>
          </table:table-cell>
          <table:table-cell office:value-type="float" office:value="0.0042659" calcext:value-type="float">
            <text:p>0.0042659</text:p>
          </table:table-cell>
          <table:table-cell office:value-type="float" office:value="0.0065653" calcext:value-type="float">
            <text:p>0.0065653</text:p>
          </table:table-cell>
          <table:table-cell office:value-type="float" office:value="0.0081976" calcext:value-type="float">
            <text:p>0.0081976</text:p>
          </table:table-cell>
          <table:table-cell office:value-type="float" office:value="0.0086602" calcext:value-type="float">
            <text:p>0.0086602</text:p>
          </table:table-cell>
          <table:table-cell table:formula="of:=[.B265]*1000" office:value-type="float" office:value="4.2659" calcext:value-type="float">
            <text:p>4.2659</text:p>
          </table:table-cell>
          <table:table-cell table:formula="of:=[.C265]*1000" office:value-type="float" office:value="6.5653" calcext:value-type="float">
            <text:p>6.5653</text:p>
          </table:table-cell>
          <table:table-cell table:formula="of:=[.D265]*1000" office:value-type="float" office:value="8.1976" calcext:value-type="float">
            <text:p>8.1976</text:p>
          </table:table-cell>
          <table:table-cell table:formula="of:=[.E265]*1000" office:value-type="float" office:value="8.6602" calcext:value-type="float">
            <text:p>8.6602</text:p>
          </table:table-cell>
          <table:table-cell office:value-type="float" office:value="4.3135" calcext:value-type="float">
            <text:p>4.3135</text:p>
          </table:table-cell>
          <table:table-cell office:value-type="float" office:value="1.6828" calcext:value-type="float">
            <text:p>1.6828</text:p>
          </table:table-cell>
          <table:table-cell office:value-type="float" office:value="0.82246" calcext:value-type="float">
            <text:p>0.82246</text:p>
          </table:table-cell>
          <table:table-cell office:value-type="float" office:value="0.40664" calcext:value-type="float">
            <text:p>0.40664</text:p>
          </table:table-cell>
        </table:table-row>
        <table:table-row table:style-name="ro1">
          <table:table-cell table:formula="of:=[.A265]+10" office:value-type="float" office:value="2630" calcext:value-type="float">
            <text:p>2630</text:p>
          </table:table-cell>
          <table:table-cell office:value-type="float" office:value="0.0042601" calcext:value-type="float">
            <text:p>0.0042601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81971" calcext:value-type="float">
            <text:p>0.0081971</text:p>
          </table:table-cell>
          <table:table-cell office:value-type="float" office:value="0.0086599" calcext:value-type="float">
            <text:p>0.0086599</text:p>
          </table:table-cell>
          <table:table-cell table:formula="of:=[.B266]*1000" office:value-type="float" office:value="4.2601" calcext:value-type="float">
            <text:p>4.2601</text:p>
          </table:table-cell>
          <table:table-cell table:formula="of:=[.C266]*1000" office:value-type="float" office:value="6.564" calcext:value-type="float">
            <text:p>6.564</text:p>
          </table:table-cell>
          <table:table-cell table:formula="of:=[.D266]*1000" office:value-type="float" office:value="8.1971" calcext:value-type="float">
            <text:p>8.1971</text:p>
          </table:table-cell>
          <table:table-cell table:formula="of:=[.E266]*1000" office:value-type="float" office:value="8.6599" calcext:value-type="float">
            <text:p>8.6599</text:p>
          </table:table-cell>
          <table:table-cell office:value-type="float" office:value="4.3154" calcext:value-type="float">
            <text:p>4.3154</text:p>
          </table:table-cell>
          <table:table-cell office:value-type="float" office:value="1.6836" calcext:value-type="float">
            <text:p>1.6836</text:p>
          </table:table-cell>
          <table:table-cell office:value-type="float" office:value="0.82282" calcext:value-type="float">
            <text:p>0.82282</text:p>
          </table:table-cell>
          <table:table-cell office:value-type="float" office:value="0.40684" calcext:value-type="float">
            <text:p>0.40684</text:p>
          </table:table-cell>
        </table:table-row>
        <table:table-row table:style-name="ro1">
          <table:table-cell table:formula="of:=[.A266]+10" office:value-type="float" office:value="2640" calcext:value-type="float">
            <text:p>2640</text:p>
          </table:table-cell>
          <table:table-cell office:value-type="float" office:value="0.0042543" calcext:value-type="float">
            <text:p>0.0042543</text:p>
          </table:table-cell>
          <table:table-cell office:value-type="float" office:value="0.0065628" calcext:value-type="float">
            <text:p>0.0065628</text:p>
          </table:table-cell>
          <table:table-cell office:value-type="float" office:value="0.0081965" calcext:value-type="float">
            <text:p>0.0081965</text:p>
          </table:table-cell>
          <table:table-cell office:value-type="float" office:value="0.0086597" calcext:value-type="float">
            <text:p>0.0086597</text:p>
          </table:table-cell>
          <table:table-cell table:formula="of:=[.B267]*1000" office:value-type="float" office:value="4.2543" calcext:value-type="float">
            <text:p>4.2543</text:p>
          </table:table-cell>
          <table:table-cell table:formula="of:=[.C267]*1000" office:value-type="float" office:value="6.5628" calcext:value-type="float">
            <text:p>6.5628</text:p>
          </table:table-cell>
          <table:table-cell table:formula="of:=[.D267]*1000" office:value-type="float" office:value="8.1965" calcext:value-type="float">
            <text:p>8.1965</text:p>
          </table:table-cell>
          <table:table-cell table:formula="of:=[.E267]*1000" office:value-type="float" office:value="8.6597" calcext:value-type="float">
            <text:p>8.6597</text:p>
          </table:table-cell>
          <table:table-cell office:value-type="float" office:value="4.3173" calcext:value-type="float">
            <text:p>4.3173</text:p>
          </table:table-cell>
          <table:table-cell office:value-type="float" office:value="1.6843" calcext:value-type="float">
            <text:p>1.6843</text:p>
          </table:table-cell>
          <table:table-cell office:value-type="float" office:value="0.82319" calcext:value-type="float">
            <text:p>0.82319</text:p>
          </table:table-cell>
          <table:table-cell office:value-type="float" office:value="0.40704" calcext:value-type="float">
            <text:p>0.40704</text:p>
          </table:table-cell>
        </table:table-row>
        <table:table-row table:style-name="ro1">
          <table:table-cell table:formula="of:=[.A267]+10" office:value-type="float" office:value="2650" calcext:value-type="float">
            <text:p>2650</text:p>
          </table:table-cell>
          <table:table-cell office:value-type="float" office:value="0.0042484" calcext:value-type="float">
            <text:p>0.0042484</text:p>
          </table:table-cell>
          <table:table-cell office:value-type="float" office:value="0.0065615" calcext:value-type="float">
            <text:p>0.0065615</text:p>
          </table:table-cell>
          <table:table-cell office:value-type="float" office:value="0.0081959" calcext:value-type="float">
            <text:p>0.0081959</text:p>
          </table:table-cell>
          <table:table-cell office:value-type="float" office:value="0.0086594" calcext:value-type="float">
            <text:p>0.0086594</text:p>
          </table:table-cell>
          <table:table-cell table:formula="of:=[.B268]*1000" office:value-type="float" office:value="4.2484" calcext:value-type="float">
            <text:p>4.2484</text:p>
          </table:table-cell>
          <table:table-cell table:formula="of:=[.C268]*1000" office:value-type="float" office:value="6.5615" calcext:value-type="float">
            <text:p>6.5615</text:p>
          </table:table-cell>
          <table:table-cell table:formula="of:=[.D268]*1000" office:value-type="float" office:value="8.1959" calcext:value-type="float">
            <text:p>8.1959</text:p>
          </table:table-cell>
          <table:table-cell table:formula="of:=[.E268]*1000" office:value-type="float" office:value="8.6594" calcext:value-type="float">
            <text:p>8.6594</text:p>
          </table:table-cell>
          <table:table-cell office:value-type="float" office:value="4.3192" calcext:value-type="float">
            <text:p>4.3192</text:p>
          </table:table-cell>
          <table:table-cell office:value-type="float" office:value="1.6851" calcext:value-type="float">
            <text:p>1.6851</text:p>
          </table:table-cell>
          <table:table-cell office:value-type="float" office:value="0.82355" calcext:value-type="float">
            <text:p>0.82355</text:p>
          </table:table-cell>
          <table:table-cell office:value-type="float" office:value="0.40724" calcext:value-type="float">
            <text:p>0.40724</text:p>
          </table:table-cell>
        </table:table-row>
        <table:table-row table:style-name="ro1">
          <table:table-cell table:formula="of:=[.A268]+10" office:value-type="float" office:value="2660" calcext:value-type="float">
            <text:p>2660</text:p>
          </table:table-cell>
          <table:table-cell office:value-type="float" office:value="0.0042426" calcext:value-type="float">
            <text:p>0.0042426</text:p>
          </table:table-cell>
          <table:table-cell office:value-type="float" office:value="0.0065603" calcext:value-type="float">
            <text:p>0.0065603</text:p>
          </table:table-cell>
          <table:table-cell office:value-type="float" office:value="0.0081954" calcext:value-type="float">
            <text:p>0.0081954</text:p>
          </table:table-cell>
          <table:table-cell office:value-type="float" office:value="0.0086591" calcext:value-type="float">
            <text:p>0.0086591</text:p>
          </table:table-cell>
          <table:table-cell table:formula="of:=[.B269]*1000" office:value-type="float" office:value="4.2426" calcext:value-type="float">
            <text:p>4.2426</text:p>
          </table:table-cell>
          <table:table-cell table:formula="of:=[.C269]*1000" office:value-type="float" office:value="6.5603" calcext:value-type="float">
            <text:p>6.5603</text:p>
          </table:table-cell>
          <table:table-cell table:formula="of:=[.D269]*1000" office:value-type="float" office:value="8.1954" calcext:value-type="float">
            <text:p>8.1954</text:p>
          </table:table-cell>
          <table:table-cell table:formula="of:=[.E269]*1000" office:value-type="float" office:value="8.6591" calcext:value-type="float">
            <text:p>8.6591</text:p>
          </table:table-cell>
          <table:table-cell office:value-type="float" office:value="4.3211" calcext:value-type="float">
            <text:p>4.3211</text:p>
          </table:table-cell>
          <table:table-cell office:value-type="float" office:value="1.6858" calcext:value-type="float">
            <text:p>1.6858</text:p>
          </table:table-cell>
          <table:table-cell office:value-type="float" office:value="0.82392" calcext:value-type="float">
            <text:p>0.82392</text:p>
          </table:table-cell>
          <table:table-cell office:value-type="float" office:value="0.40744" calcext:value-type="float">
            <text:p>0.40744</text:p>
          </table:table-cell>
        </table:table-row>
        <table:table-row table:style-name="ro1">
          <table:table-cell table:formula="of:=[.A269]+10" office:value-type="float" office:value="2670" calcext:value-type="float">
            <text:p>2670</text:p>
          </table:table-cell>
          <table:table-cell office:value-type="float" office:value="0.0042366" calcext:value-type="float">
            <text:p>0.0042366</text:p>
          </table:table-cell>
          <table:table-cell office:value-type="float" office:value="0.006559" calcext:value-type="float">
            <text:p>0.006559</text:p>
          </table:table-cell>
          <table:table-cell office:value-type="float" office:value="0.0081948" calcext:value-type="float">
            <text:p>0.0081948</text:p>
          </table:table-cell>
          <table:table-cell office:value-type="float" office:value="0.0086588" calcext:value-type="float">
            <text:p>0.0086588</text:p>
          </table:table-cell>
          <table:table-cell table:formula="of:=[.B270]*1000" office:value-type="float" office:value="4.2366" calcext:value-type="float">
            <text:p>4.2366</text:p>
          </table:table-cell>
          <table:table-cell table:formula="of:=[.C270]*1000" office:value-type="float" office:value="6.559" calcext:value-type="float">
            <text:p>6.559</text:p>
          </table:table-cell>
          <table:table-cell table:formula="of:=[.D270]*1000" office:value-type="float" office:value="8.1948" calcext:value-type="float">
            <text:p>8.1948</text:p>
          </table:table-cell>
          <table:table-cell table:formula="of:=[.E270]*1000" office:value-type="float" office:value="8.6588" calcext:value-type="float">
            <text:p>8.6588</text:p>
          </table:table-cell>
          <table:table-cell office:value-type="float" office:value="4.323" calcext:value-type="float">
            <text:p>4.323</text:p>
          </table:table-cell>
          <table:table-cell office:value-type="float" office:value="1.6865" calcext:value-type="float">
            <text:p>1.6865</text:p>
          </table:table-cell>
          <table:table-cell office:value-type="float" office:value="0.82429" calcext:value-type="float">
            <text:p>0.82429</text:p>
          </table:table-cell>
          <table:table-cell office:value-type="float" office:value="0.40764" calcext:value-type="float">
            <text:p>0.40764</text:p>
          </table:table-cell>
        </table:table-row>
        <table:table-row table:style-name="ro1">
          <table:table-cell table:formula="of:=[.A270]+10" office:value-type="float" office:value="2680" calcext:value-type="float">
            <text:p>2680</text:p>
          </table:table-cell>
          <table:table-cell office:value-type="float" office:value="0.0042306" calcext:value-type="float">
            <text:p>0.0042306</text:p>
          </table:table-cell>
          <table:table-cell office:value-type="float" office:value="0.0065577" calcext:value-type="float">
            <text:p>0.0065577</text:p>
          </table:table-cell>
          <table:table-cell office:value-type="float" office:value="0.0081943" calcext:value-type="float">
            <text:p>0.0081943</text:p>
          </table:table-cell>
          <table:table-cell office:value-type="float" office:value="0.0086586" calcext:value-type="float">
            <text:p>0.0086586</text:p>
          </table:table-cell>
          <table:table-cell table:formula="of:=[.B271]*1000" office:value-type="float" office:value="4.2306" calcext:value-type="float">
            <text:p>4.2306</text:p>
          </table:table-cell>
          <table:table-cell table:formula="of:=[.C271]*1000" office:value-type="float" office:value="6.5577" calcext:value-type="float">
            <text:p>6.5577</text:p>
          </table:table-cell>
          <table:table-cell table:formula="of:=[.D271]*1000" office:value-type="float" office:value="8.1943" calcext:value-type="float">
            <text:p>8.1943</text:p>
          </table:table-cell>
          <table:table-cell table:formula="of:=[.E271]*1000" office:value-type="float" office:value="8.6586" calcext:value-type="float">
            <text:p>8.6586</text:p>
          </table:table-cell>
          <table:table-cell office:value-type="float" office:value="4.3249" calcext:value-type="float">
            <text:p>4.3249</text:p>
          </table:table-cell>
          <table:table-cell office:value-type="float" office:value="1.6873" calcext:value-type="float">
            <text:p>1.6873</text:p>
          </table:table-cell>
          <table:table-cell office:value-type="float" office:value="0.82465" calcext:value-type="float">
            <text:p>0.82465</text:p>
          </table:table-cell>
          <table:table-cell office:value-type="float" office:value="0.40784" calcext:value-type="float">
            <text:p>0.40784</text:p>
          </table:table-cell>
        </table:table-row>
        <table:table-row table:style-name="ro1">
          <table:table-cell table:formula="of:=[.A271]+10" office:value-type="float" office:value="2690" calcext:value-type="float">
            <text:p>2690</text:p>
          </table:table-cell>
          <table:table-cell office:value-type="float" office:value="0.0042246" calcext:value-type="float">
            <text:p>0.0042246</text:p>
          </table:table-cell>
          <table:table-cell office:value-type="float" office:value="0.0065565" calcext:value-type="float">
            <text:p>0.0065565</text:p>
          </table:table-cell>
          <table:table-cell office:value-type="float" office:value="0.0081937" calcext:value-type="float">
            <text:p>0.0081937</text:p>
          </table:table-cell>
          <table:table-cell office:value-type="float" office:value="0.0086583" calcext:value-type="float">
            <text:p>0.0086583</text:p>
          </table:table-cell>
          <table:table-cell table:formula="of:=[.B272]*1000" office:value-type="float" office:value="4.2246" calcext:value-type="float">
            <text:p>4.2246</text:p>
          </table:table-cell>
          <table:table-cell table:formula="of:=[.C272]*1000" office:value-type="float" office:value="6.5565" calcext:value-type="float">
            <text:p>6.5565</text:p>
          </table:table-cell>
          <table:table-cell table:formula="of:=[.D272]*1000" office:value-type="float" office:value="8.1937" calcext:value-type="float">
            <text:p>8.1937</text:p>
          </table:table-cell>
          <table:table-cell table:formula="of:=[.E272]*1000" office:value-type="float" office:value="8.6583" calcext:value-type="float">
            <text:p>8.6583</text:p>
          </table:table-cell>
          <table:table-cell office:value-type="float" office:value="4.3268" calcext:value-type="float">
            <text:p>4.3268</text:p>
          </table:table-cell>
          <table:table-cell office:value-type="float" office:value="1.688" calcext:value-type="float">
            <text:p>1.688</text:p>
          </table:table-cell>
          <table:table-cell office:value-type="float" office:value="0.82502" calcext:value-type="float">
            <text:p>0.82502</text:p>
          </table:table-cell>
          <table:table-cell office:value-type="float" office:value="0.40803" calcext:value-type="float">
            <text:p>0.40803</text:p>
          </table:table-cell>
        </table:table-row>
        <table:table-row table:style-name="ro1">
          <table:table-cell table:formula="of:=[.A272]+10" office:value-type="float" office:value="2700" calcext:value-type="float">
            <text:p>2700</text:p>
          </table:table-cell>
          <table:table-cell office:value-type="float" office:value="0.0042185" calcext:value-type="float">
            <text:p>0.0042185</text:p>
          </table:table-cell>
          <table:table-cell office:value-type="float" office:value="0.0065552" calcext:value-type="float">
            <text:p>0.0065552</text:p>
          </table:table-cell>
          <table:table-cell office:value-type="float" office:value="0.0081931" calcext:value-type="float">
            <text:p>0.0081931</text:p>
          </table:table-cell>
          <table:table-cell office:value-type="float" office:value="0.008658" calcext:value-type="float">
            <text:p>0.008658</text:p>
          </table:table-cell>
          <table:table-cell table:formula="of:=[.B273]*1000" office:value-type="float" office:value="4.2185" calcext:value-type="float">
            <text:p>4.2185</text:p>
          </table:table-cell>
          <table:table-cell table:formula="of:=[.C273]*1000" office:value-type="float" office:value="6.5552" calcext:value-type="float">
            <text:p>6.5552</text:p>
          </table:table-cell>
          <table:table-cell table:formula="of:=[.D273]*1000" office:value-type="float" office:value="8.1931" calcext:value-type="float">
            <text:p>8.1931</text:p>
          </table:table-cell>
          <table:table-cell table:formula="of:=[.E273]*1000" office:value-type="float" office:value="8.658" calcext:value-type="float">
            <text:p>8.658</text:p>
          </table:table-cell>
          <table:table-cell office:value-type="float" office:value="4.3287" calcext:value-type="float">
            <text:p>4.3287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82538" calcext:value-type="float">
            <text:p>0.82538</text:p>
          </table:table-cell>
          <table:table-cell office:value-type="float" office:value="0.40823" calcext:value-type="float">
            <text:p>0.40823</text:p>
          </table:table-cell>
        </table:table-row>
        <table:table-row table:style-name="ro1">
          <table:table-cell table:formula="of:=[.A273]+10" office:value-type="float" office:value="2710" calcext:value-type="float">
            <text:p>2710</text:p>
          </table:table-cell>
          <table:table-cell office:value-type="float" office:value="0.0042123" calcext:value-type="float">
            <text:p>0.0042123</text:p>
          </table:table-cell>
          <table:table-cell office:value-type="float" office:value="0.0065539" calcext:value-type="float">
            <text:p>0.0065539</text:p>
          </table:table-cell>
          <table:table-cell office:value-type="float" office:value="0.0081926" calcext:value-type="float">
            <text:p>0.0081926</text:p>
          </table:table-cell>
          <table:table-cell office:value-type="float" office:value="0.0086578" calcext:value-type="float">
            <text:p>0.0086578</text:p>
          </table:table-cell>
          <table:table-cell table:formula="of:=[.B274]*1000" office:value-type="float" office:value="4.2123" calcext:value-type="float">
            <text:p>4.2123</text:p>
          </table:table-cell>
          <table:table-cell table:formula="of:=[.C274]*1000" office:value-type="float" office:value="6.5539" calcext:value-type="float">
            <text:p>6.5539</text:p>
          </table:table-cell>
          <table:table-cell table:formula="of:=[.D274]*1000" office:value-type="float" office:value="8.1926" calcext:value-type="float">
            <text:p>8.1926</text:p>
          </table:table-cell>
          <table:table-cell table:formula="of:=[.E274]*1000" office:value-type="float" office:value="8.6578" calcext:value-type="float">
            <text:p>8.6578</text:p>
          </table:table-cell>
          <table:table-cell office:value-type="float" office:value="4.3306" calcext:value-type="float">
            <text:p>4.3306</text:p>
          </table:table-cell>
          <table:table-cell office:value-type="float" office:value="1.6895" calcext:value-type="float">
            <text:p>1.6895</text:p>
          </table:table-cell>
          <table:table-cell office:value-type="float" office:value="0.82575" calcext:value-type="float">
            <text:p>0.82575</text:p>
          </table:table-cell>
          <table:table-cell office:value-type="float" office:value="0.40843" calcext:value-type="float">
            <text:p>0.40843</text:p>
          </table:table-cell>
        </table:table-row>
        <table:table-row table:style-name="ro1">
          <table:table-cell table:formula="of:=[.A274]+10" office:value-type="float" office:value="2720" calcext:value-type="float">
            <text:p>2720</text:p>
          </table:table-cell>
          <table:table-cell office:value-type="float" office:value="0.0042061" calcext:value-type="float">
            <text:p>0.0042061</text:p>
          </table:table-cell>
          <table:table-cell office:value-type="float" office:value="0.0065527" calcext:value-type="float">
            <text:p>0.0065527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086575" calcext:value-type="float">
            <text:p>0.0086575</text:p>
          </table:table-cell>
          <table:table-cell table:formula="of:=[.B275]*1000" office:value-type="float" office:value="4.2061" calcext:value-type="float">
            <text:p>4.2061</text:p>
          </table:table-cell>
          <table:table-cell table:formula="of:=[.C275]*1000" office:value-type="float" office:value="6.5527" calcext:value-type="float">
            <text:p>6.5527</text:p>
          </table:table-cell>
          <table:table-cell table:formula="of:=[.D275]*1000" office:value-type="float" office:value="8.192" calcext:value-type="float">
            <text:p>8.192</text:p>
          </table:table-cell>
          <table:table-cell table:formula="of:=[.E275]*1000" office:value-type="float" office:value="8.6575" calcext:value-type="float">
            <text:p>8.6575</text:p>
          </table:table-cell>
          <table:table-cell office:value-type="float" office:value="4.3324" calcext:value-type="float">
            <text:p>4.3324</text:p>
          </table:table-cell>
          <table:table-cell office:value-type="float" office:value="1.6903" calcext:value-type="float">
            <text:p>1.6903</text:p>
          </table:table-cell>
          <table:table-cell office:value-type="float" office:value="0.82611" calcext:value-type="float">
            <text:p>0.82611</text:p>
          </table:table-cell>
          <table:table-cell office:value-type="float" office:value="0.40862" calcext:value-type="float">
            <text:p>0.40862</text:p>
          </table:table-cell>
        </table:table-row>
        <table:table-row table:style-name="ro1">
          <table:table-cell table:formula="of:=[.A275]+10" office:value-type="float" office:value="2730" calcext:value-type="float">
            <text:p>2730</text:p>
          </table:table-cell>
          <table:table-cell office:value-type="float" office:value="0.0041999" calcext:value-type="float">
            <text:p>0.0041999</text:p>
          </table:table-cell>
          <table:table-cell office:value-type="float" office:value="0.0065514" calcext:value-type="float">
            <text:p>0.0065514</text:p>
          </table:table-cell>
          <table:table-cell office:value-type="float" office:value="0.0081914" calcext:value-type="float">
            <text:p>0.0081914</text:p>
          </table:table-cell>
          <table:table-cell office:value-type="float" office:value="0.0086572" calcext:value-type="float">
            <text:p>0.0086572</text:p>
          </table:table-cell>
          <table:table-cell table:formula="of:=[.B276]*1000" office:value-type="float" office:value="4.1999" calcext:value-type="float">
            <text:p>4.1999</text:p>
          </table:table-cell>
          <table:table-cell table:formula="of:=[.C276]*1000" office:value-type="float" office:value="6.5514" calcext:value-type="float">
            <text:p>6.5514</text:p>
          </table:table-cell>
          <table:table-cell table:formula="of:=[.D276]*1000" office:value-type="float" office:value="8.1914" calcext:value-type="float">
            <text:p>8.1914</text:p>
          </table:table-cell>
          <table:table-cell table:formula="of:=[.E276]*1000" office:value-type="float" office:value="8.6572" calcext:value-type="float">
            <text:p>8.6572</text:p>
          </table:table-cell>
          <table:table-cell office:value-type="float" office:value="4.3343" calcext:value-type="float">
            <text:p>4.3343</text:p>
          </table:table-cell>
          <table:table-cell office:value-type="float" office:value="1.691" calcext:value-type="float">
            <text:p>1.691</text:p>
          </table:table-cell>
          <table:table-cell office:value-type="float" office:value="0.82648" calcext:value-type="float">
            <text:p>0.82648</text:p>
          </table:table-cell>
          <table:table-cell office:value-type="float" office:value="0.40882" calcext:value-type="float">
            <text:p>0.40882</text:p>
          </table:table-cell>
        </table:table-row>
        <table:table-row table:style-name="ro1">
          <table:table-cell table:formula="of:=[.A276]+10" office:value-type="float" office:value="2740" calcext:value-type="float">
            <text:p>2740</text:p>
          </table:table-cell>
          <table:table-cell office:value-type="float" office:value="0.0041936" calcext:value-type="float">
            <text:p>0.0041936</text:p>
          </table:table-cell>
          <table:table-cell office:value-type="float" office:value="0.0065501" calcext:value-type="float">
            <text:p>0.0065501</text:p>
          </table:table-cell>
          <table:table-cell office:value-type="float" office:value="0.0081909" calcext:value-type="float">
            <text:p>0.0081909</text:p>
          </table:table-cell>
          <table:table-cell office:value-type="float" office:value="0.0086569" calcext:value-type="float">
            <text:p>0.0086569</text:p>
          </table:table-cell>
          <table:table-cell table:formula="of:=[.B277]*1000" office:value-type="float" office:value="4.1936" calcext:value-type="float">
            <text:p>4.1936</text:p>
          </table:table-cell>
          <table:table-cell table:formula="of:=[.C277]*1000" office:value-type="float" office:value="6.5501" calcext:value-type="float">
            <text:p>6.5501</text:p>
          </table:table-cell>
          <table:table-cell table:formula="of:=[.D277]*1000" office:value-type="float" office:value="8.1909" calcext:value-type="float">
            <text:p>8.1909</text:p>
          </table:table-cell>
          <table:table-cell table:formula="of:=[.E277]*1000" office:value-type="float" office:value="8.6569" calcext:value-type="float">
            <text:p>8.6569</text:p>
          </table:table-cell>
          <table:table-cell office:value-type="float" office:value="4.3362" calcext:value-type="float">
            <text:p>4.3362</text:p>
          </table:table-cell>
          <table:table-cell office:value-type="float" office:value="1.6918" calcext:value-type="float">
            <text:p>1.6918</text:p>
          </table:table-cell>
          <table:table-cell office:value-type="float" office:value="0.82684" calcext:value-type="float">
            <text:p>0.82684</text:p>
          </table:table-cell>
          <table:table-cell office:value-type="float" office:value="0.40902" calcext:value-type="float">
            <text:p>0.40902</text:p>
          </table:table-cell>
        </table:table-row>
        <table:table-row table:style-name="ro1">
          <table:table-cell table:formula="of:=[.A277]+10" office:value-type="float" office:value="2750" calcext:value-type="float">
            <text:p>2750</text:p>
          </table:table-cell>
          <table:table-cell office:value-type="float" office:value="0.0041872" calcext:value-type="float">
            <text:p>0.0041872</text:p>
          </table:table-cell>
          <table:table-cell office:value-type="float" office:value="0.0065488" calcext:value-type="float">
            <text:p>0.0065488</text:p>
          </table:table-cell>
          <table:table-cell office:value-type="float" office:value="0.0081903" calcext:value-type="float">
            <text:p>0.0081903</text:p>
          </table:table-cell>
          <table:table-cell office:value-type="float" office:value="0.0086567" calcext:value-type="float">
            <text:p>0.0086567</text:p>
          </table:table-cell>
          <table:table-cell table:formula="of:=[.B278]*1000" office:value-type="float" office:value="4.1872" calcext:value-type="float">
            <text:p>4.1872</text:p>
          </table:table-cell>
          <table:table-cell table:formula="of:=[.C278]*1000" office:value-type="float" office:value="6.5488" calcext:value-type="float">
            <text:p>6.5488</text:p>
          </table:table-cell>
          <table:table-cell table:formula="of:=[.D278]*1000" office:value-type="float" office:value="8.1903" calcext:value-type="float">
            <text:p>8.1903</text:p>
          </table:table-cell>
          <table:table-cell table:formula="of:=[.E278]*1000" office:value-type="float" office:value="8.6567" calcext:value-type="float">
            <text:p>8.6567</text:p>
          </table:table-cell>
          <table:table-cell office:value-type="float" office:value="4.3381" calcext:value-type="float">
            <text:p>4.3381</text:p>
          </table:table-cell>
          <table:table-cell office:value-type="float" office:value="1.6925" calcext:value-type="float">
            <text:p>1.6925</text:p>
          </table:table-cell>
          <table:table-cell office:value-type="float" office:value="0.82721" calcext:value-type="float">
            <text:p>0.82721</text:p>
          </table:table-cell>
          <table:table-cell office:value-type="float" office:value="0.40921" calcext:value-type="float">
            <text:p>0.40921</text:p>
          </table:table-cell>
        </table:table-row>
        <table:table-row table:style-name="ro1">
          <table:table-cell table:formula="of:=[.A278]+10" office:value-type="float" office:value="2760" calcext:value-type="float">
            <text:p>2760</text:p>
          </table:table-cell>
          <table:table-cell office:value-type="float" office:value="0.0041808" calcext:value-type="float">
            <text:p>0.0041808</text:p>
          </table:table-cell>
          <table:table-cell office:value-type="float" office:value="0.0065476" calcext:value-type="float">
            <text:p>0.0065476</text:p>
          </table:table-cell>
          <table:table-cell office:value-type="float" office:value="0.0081897" calcext:value-type="float">
            <text:p>0.0081897</text:p>
          </table:table-cell>
          <table:table-cell office:value-type="float" office:value="0.0086564" calcext:value-type="float">
            <text:p>0.0086564</text:p>
          </table:table-cell>
          <table:table-cell table:formula="of:=[.B279]*1000" office:value-type="float" office:value="4.1808" calcext:value-type="float">
            <text:p>4.1808</text:p>
          </table:table-cell>
          <table:table-cell table:formula="of:=[.C279]*1000" office:value-type="float" office:value="6.5476" calcext:value-type="float">
            <text:p>6.5476</text:p>
          </table:table-cell>
          <table:table-cell table:formula="of:=[.D279]*1000" office:value-type="float" office:value="8.1897" calcext:value-type="float">
            <text:p>8.1897</text:p>
          </table:table-cell>
          <table:table-cell table:formula="of:=[.E279]*1000" office:value-type="float" office:value="8.6564" calcext:value-type="float">
            <text:p>8.6564</text:p>
          </table:table-cell>
          <table:table-cell office:value-type="float" office:value="4.34" calcext:value-type="float">
            <text:p>4.34</text:p>
          </table:table-cell>
          <table:table-cell office:value-type="float" office:value="1.6932" calcext:value-type="float">
            <text:p>1.6932</text:p>
          </table:table-cell>
          <table:table-cell office:value-type="float" office:value="0.82757" calcext:value-type="float">
            <text:p>0.82757</text:p>
          </table:table-cell>
          <table:table-cell office:value-type="float" office:value="0.40941" calcext:value-type="float">
            <text:p>0.40941</text:p>
          </table:table-cell>
        </table:table-row>
        <table:table-row table:style-name="ro1">
          <table:table-cell table:formula="of:=[.A279]+10" office:value-type="float" office:value="2770" calcext:value-type="float">
            <text:p>2770</text:p>
          </table:table-cell>
          <table:table-cell office:value-type="float" office:value="0.0041743" calcext:value-type="float">
            <text:p>0.0041743</text:p>
          </table:table-cell>
          <table:table-cell office:value-type="float" office:value="0.0065463" calcext:value-type="float">
            <text:p>0.0065463</text:p>
          </table:table-cell>
          <table:table-cell office:value-type="float" office:value="0.0081891" calcext:value-type="float">
            <text:p>0.0081891</text:p>
          </table:table-cell>
          <table:table-cell office:value-type="float" office:value="0.0086561" calcext:value-type="float">
            <text:p>0.0086561</text:p>
          </table:table-cell>
          <table:table-cell table:formula="of:=[.B280]*1000" office:value-type="float" office:value="4.1743" calcext:value-type="float">
            <text:p>4.1743</text:p>
          </table:table-cell>
          <table:table-cell table:formula="of:=[.C280]*1000" office:value-type="float" office:value="6.5463" calcext:value-type="float">
            <text:p>6.5463</text:p>
          </table:table-cell>
          <table:table-cell table:formula="of:=[.D280]*1000" office:value-type="float" office:value="8.1891" calcext:value-type="float">
            <text:p>8.1891</text:p>
          </table:table-cell>
          <table:table-cell table:formula="of:=[.E280]*1000" office:value-type="float" office:value="8.6561" calcext:value-type="float">
            <text:p>8.6561</text:p>
          </table:table-cell>
          <table:table-cell office:value-type="float" office:value="4.3419" calcext:value-type="float">
            <text:p>4.3419</text:p>
          </table:table-cell>
          <table:table-cell office:value-type="float" office:value="1.694" calcext:value-type="float">
            <text:p>1.694</text:p>
          </table:table-cell>
          <table:table-cell office:value-type="float" office:value="0.82794" calcext:value-type="float">
            <text:p>0.82794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table:formula="of:=[.A280]+10" office:value-type="float" office:value="2780" calcext:value-type="float">
            <text:p>2780</text:p>
          </table:table-cell>
          <table:table-cell office:value-type="float" office:value="0.0041678" calcext:value-type="float">
            <text:p>0.0041678</text:p>
          </table:table-cell>
          <table:table-cell office:value-type="float" office:value="0.006545" calcext:value-type="float">
            <text:p>0.006545</text:p>
          </table:table-cell>
          <table:table-cell office:value-type="float" office:value="0.0081886" calcext:value-type="float">
            <text:p>0.0081886</text:p>
          </table:table-cell>
          <table:table-cell office:value-type="float" office:value="0.0086559" calcext:value-type="float">
            <text:p>0.0086559</text:p>
          </table:table-cell>
          <table:table-cell table:formula="of:=[.B281]*1000" office:value-type="float" office:value="4.1678" calcext:value-type="float">
            <text:p>4.1678</text:p>
          </table:table-cell>
          <table:table-cell table:formula="of:=[.C281]*1000" office:value-type="float" office:value="6.545" calcext:value-type="float">
            <text:p>6.545</text:p>
          </table:table-cell>
          <table:table-cell table:formula="of:=[.D281]*1000" office:value-type="float" office:value="8.1886" calcext:value-type="float">
            <text:p>8.1886</text:p>
          </table:table-cell>
          <table:table-cell table:formula="of:=[.E281]*1000" office:value-type="float" office:value="8.6559" calcext:value-type="float">
            <text:p>8.6559</text:p>
          </table:table-cell>
          <table:table-cell office:value-type="float" office:value="4.3438" calcext:value-type="float">
            <text:p>4.3438</text:p>
          </table:table-cell>
          <table:table-cell office:value-type="float" office:value="1.6947" calcext:value-type="float">
            <text:p>1.6947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4098" calcext:value-type="float">
            <text:p>0.4098</text:p>
          </table:table-cell>
        </table:table-row>
        <table:table-row table:style-name="ro1">
          <table:table-cell table:formula="of:=[.A281]+10" office:value-type="float" office:value="2790" calcext:value-type="float">
            <text:p>2790</text:p>
          </table:table-cell>
          <table:table-cell office:value-type="float" office:value="0.0041612" calcext:value-type="float">
            <text:p>0.0041612</text:p>
          </table:table-cell>
          <table:table-cell office:value-type="float" office:value="0.0065437" calcext:value-type="float">
            <text:p>0.0065437</text:p>
          </table:table-cell>
          <table:table-cell office:value-type="float" office:value="0.008188" calcext:value-type="float">
            <text:p>0.008188</text:p>
          </table:table-cell>
          <table:table-cell office:value-type="float" office:value="0.0086556" calcext:value-type="float">
            <text:p>0.0086556</text:p>
          </table:table-cell>
          <table:table-cell table:formula="of:=[.B282]*1000" office:value-type="float" office:value="4.1612" calcext:value-type="float">
            <text:p>4.1612</text:p>
          </table:table-cell>
          <table:table-cell table:formula="of:=[.C282]*1000" office:value-type="float" office:value="6.5437" calcext:value-type="float">
            <text:p>6.5437</text:p>
          </table:table-cell>
          <table:table-cell table:formula="of:=[.D282]*1000" office:value-type="float" office:value="8.188" calcext:value-type="float">
            <text:p>8.188</text:p>
          </table:table-cell>
          <table:table-cell table:formula="of:=[.E282]*1000" office:value-type="float" office:value="8.6556" calcext:value-type="float">
            <text:p>8.6556</text:p>
          </table:table-cell>
          <table:table-cell office:value-type="float" office:value="4.3457" calcext:value-type="float">
            <text:p>4.3457</text:p>
          </table:table-cell>
          <table:table-cell office:value-type="float" office:value="1.6955" calcext:value-type="float">
            <text:p>1.6955</text:p>
          </table:table-cell>
          <table:table-cell office:value-type="float" office:value="0.82867" calcext:value-type="float">
            <text:p>0.828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formula="of:=[.A282]+10" office:value-type="float" office:value="2800" calcext:value-type="float">
            <text:p>2800</text:p>
          </table:table-cell>
          <table:table-cell office:value-type="float" office:value="0.0041546" calcext:value-type="float">
            <text:p>0.0041546</text:p>
          </table:table-cell>
          <table:table-cell office:value-type="float" office:value="0.0065424" calcext:value-type="float">
            <text:p>0.0065424</text:p>
          </table:table-cell>
          <table:table-cell office:value-type="float" office:value="0.0081874" calcext:value-type="float">
            <text:p>0.0081874</text:p>
          </table:table-cell>
          <table:table-cell office:value-type="float" office:value="0.0086553" calcext:value-type="float">
            <text:p>0.0086553</text:p>
          </table:table-cell>
          <table:table-cell table:formula="of:=[.B283]*1000" office:value-type="float" office:value="4.1546" calcext:value-type="float">
            <text:p>4.1546</text:p>
          </table:table-cell>
          <table:table-cell table:formula="of:=[.C283]*1000" office:value-type="float" office:value="6.5424" calcext:value-type="float">
            <text:p>6.5424</text:p>
          </table:table-cell>
          <table:table-cell table:formula="of:=[.D283]*1000" office:value-type="float" office:value="8.1874" calcext:value-type="float">
            <text:p>8.1874</text:p>
          </table:table-cell>
          <table:table-cell table:formula="of:=[.E283]*1000" office:value-type="float" office:value="8.6553" calcext:value-type="float">
            <text:p>8.6553</text:p>
          </table:table-cell>
          <table:table-cell office:value-type="float" office:value="4.3476" calcext:value-type="float">
            <text:p>4.3476</text:p>
          </table:table-cell>
          <table:table-cell office:value-type="float" office:value="1.6962" calcext:value-type="float">
            <text:p>1.6962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41019" calcext:value-type="float">
            <text:p>0.41019</text:p>
          </table:table-cell>
        </table:table-row>
        <table:table-row table:style-name="ro1">
          <table:table-cell table:formula="of:=[.A283]+10" office:value-type="float" office:value="2810" calcext:value-type="float">
            <text:p>2810</text:p>
          </table:table-cell>
          <table:table-cell office:value-type="float" office:value="0.0041479" calcext:value-type="float">
            <text:p>0.0041479</text:p>
          </table:table-cell>
          <table:table-cell office:value-type="float" office:value="0.0065411" calcext:value-type="float">
            <text:p>0.0065411</text:p>
          </table:table-cell>
          <table:table-cell office:value-type="float" office:value="0.0081869" calcext:value-type="float">
            <text:p>0.0081869</text:p>
          </table:table-cell>
          <table:table-cell office:value-type="float" office:value="0.008655" calcext:value-type="float">
            <text:p>0.008655</text:p>
          </table:table-cell>
          <table:table-cell table:formula="of:=[.B284]*1000" office:value-type="float" office:value="4.1479" calcext:value-type="float">
            <text:p>4.1479</text:p>
          </table:table-cell>
          <table:table-cell table:formula="of:=[.C284]*1000" office:value-type="float" office:value="6.5411" calcext:value-type="float">
            <text:p>6.5411</text:p>
          </table:table-cell>
          <table:table-cell table:formula="of:=[.D284]*1000" office:value-type="float" office:value="8.1869" calcext:value-type="float">
            <text:p>8.1869</text:p>
          </table:table-cell>
          <table:table-cell table:formula="of:=[.E284]*1000" office:value-type="float" office:value="8.655" calcext:value-type="float">
            <text:p>8.655</text:p>
          </table:table-cell>
          <table:table-cell office:value-type="float" office:value="4.3495" calcext:value-type="float">
            <text:p>4.3495</text:p>
          </table:table-cell>
          <table:table-cell office:value-type="float" office:value="1.697" calcext:value-type="float">
            <text:p>1.69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41038" calcext:value-type="float">
            <text:p>0.41038</text:p>
          </table:table-cell>
        </table:table-row>
        <table:table-row table:style-name="ro1">
          <table:table-cell table:formula="of:=[.A284]+10" office:value-type="float" office:value="2820" calcext:value-type="float">
            <text:p>2820</text:p>
          </table:table-cell>
          <table:table-cell office:value-type="float" office:value="0.0041411" calcext:value-type="float">
            <text:p>0.0041411</text:p>
          </table:table-cell>
          <table:table-cell office:value-type="float" office:value="0.0065398" calcext:value-type="float">
            <text:p>0.0065398</text:p>
          </table:table-cell>
          <table:table-cell office:value-type="float" office:value="0.0081863" calcext:value-type="float">
            <text:p>0.0081863</text:p>
          </table:table-cell>
          <table:table-cell office:value-type="float" office:value="0.0086548" calcext:value-type="float">
            <text:p>0.0086548</text:p>
          </table:table-cell>
          <table:table-cell table:formula="of:=[.B285]*1000" office:value-type="float" office:value="4.1411" calcext:value-type="float">
            <text:p>4.1411</text:p>
          </table:table-cell>
          <table:table-cell table:formula="of:=[.C285]*1000" office:value-type="float" office:value="6.5398" calcext:value-type="float">
            <text:p>6.5398</text:p>
          </table:table-cell>
          <table:table-cell table:formula="of:=[.D285]*1000" office:value-type="float" office:value="8.1863" calcext:value-type="float">
            <text:p>8.1863</text:p>
          </table:table-cell>
          <table:table-cell table:formula="of:=[.E285]*1000" office:value-type="float" office:value="8.6548" calcext:value-type="float">
            <text:p>8.6548</text:p>
          </table:table-cell>
          <table:table-cell office:value-type="float" office:value="4.3514" calcext:value-type="float">
            <text:p>4.3514</text:p>
          </table:table-cell>
          <table:table-cell office:value-type="float" office:value="1.6977" calcext:value-type="float">
            <text:p>1.6977</text:p>
          </table:table-cell>
          <table:table-cell office:value-type="float" office:value="0.82976" calcext:value-type="float">
            <text:p>0.82976</text:p>
          </table:table-cell>
          <table:table-cell office:value-type="float" office:value="0.41058" calcext:value-type="float">
            <text:p>0.41058</text:p>
          </table:table-cell>
        </table:table-row>
        <table:table-row table:style-name="ro1">
          <table:table-cell table:formula="of:=[.A285]+10" office:value-type="float" office:value="2830" calcext:value-type="float">
            <text:p>2830</text:p>
          </table:table-cell>
          <table:table-cell office:value-type="float" office:value="0.0041343" calcext:value-type="float">
            <text:p>0.0041343</text:p>
          </table:table-cell>
          <table:table-cell office:value-type="float" office:value="0.0065385" calcext:value-type="float">
            <text:p>0.0065385</text:p>
          </table:table-cell>
          <table:table-cell office:value-type="float" office:value="0.0081857" calcext:value-type="float">
            <text:p>0.0081857</text:p>
          </table:table-cell>
          <table:table-cell office:value-type="float" office:value="0.0086545" calcext:value-type="float">
            <text:p>0.0086545</text:p>
          </table:table-cell>
          <table:table-cell table:formula="of:=[.B286]*1000" office:value-type="float" office:value="4.1343" calcext:value-type="float">
            <text:p>4.1343</text:p>
          </table:table-cell>
          <table:table-cell table:formula="of:=[.C286]*1000" office:value-type="float" office:value="6.5385" calcext:value-type="float">
            <text:p>6.5385</text:p>
          </table:table-cell>
          <table:table-cell table:formula="of:=[.D286]*1000" office:value-type="float" office:value="8.1857" calcext:value-type="float">
            <text:p>8.1857</text:p>
          </table:table-cell>
          <table:table-cell table:formula="of:=[.E286]*1000" office:value-type="float" office:value="8.6545" calcext:value-type="float">
            <text:p>8.6545</text:p>
          </table:table-cell>
          <table:table-cell office:value-type="float" office:value="4.3533" calcext:value-type="float">
            <text:p>4.3533</text:p>
          </table:table-cell>
          <table:table-cell office:value-type="float" office:value="1.6984" calcext:value-type="float">
            <text:p>1.6984</text:p>
          </table:table-cell>
          <table:table-cell office:value-type="float" office:value="0.83013" calcext:value-type="float">
            <text:p>0.83013</text:p>
          </table:table-cell>
          <table:table-cell office:value-type="float" office:value="0.41077" calcext:value-type="float">
            <text:p>0.41077</text:p>
          </table:table-cell>
        </table:table-row>
        <table:table-row table:style-name="ro1">
          <table:table-cell table:formula="of:=[.A286]+10" office:value-type="float" office:value="2840" calcext:value-type="float">
            <text:p>2840</text:p>
          </table:table-cell>
          <table:table-cell office:value-type="float" office:value="0.0041274" calcext:value-type="float">
            <text:p>0.0041274</text:p>
          </table:table-cell>
          <table:table-cell office:value-type="float" office:value="0.0065372" calcext:value-type="float">
            <text:p>0.0065372</text:p>
          </table:table-cell>
          <table:table-cell office:value-type="float" office:value="0.0081851" calcext:value-type="float">
            <text:p>0.0081851</text:p>
          </table:table-cell>
          <table:table-cell office:value-type="float" office:value="0.0086542" calcext:value-type="float">
            <text:p>0.0086542</text:p>
          </table:table-cell>
          <table:table-cell table:formula="of:=[.B287]*1000" office:value-type="float" office:value="4.1274" calcext:value-type="float">
            <text:p>4.1274</text:p>
          </table:table-cell>
          <table:table-cell table:formula="of:=[.C287]*1000" office:value-type="float" office:value="6.5372" calcext:value-type="float">
            <text:p>6.5372</text:p>
          </table:table-cell>
          <table:table-cell table:formula="of:=[.D287]*1000" office:value-type="float" office:value="8.1851" calcext:value-type="float">
            <text:p>8.1851</text:p>
          </table:table-cell>
          <table:table-cell table:formula="of:=[.E287]*1000" office:value-type="float" office:value="8.6542" calcext:value-type="float">
            <text:p>8.6542</text:p>
          </table:table-cell>
          <table:table-cell office:value-type="float" office:value="4.3551" calcext:value-type="float">
            <text:p>4.3551</text:p>
          </table:table-cell>
          <table:table-cell office:value-type="float" office:value="1.6992" calcext:value-type="float">
            <text:p>1.6992</text:p>
          </table:table-cell>
          <table:table-cell office:value-type="float" office:value="0.83049" calcext:value-type="float">
            <text:p>0.83049</text:p>
          </table:table-cell>
          <table:table-cell office:value-type="float" office:value="0.41097" calcext:value-type="float">
            <text:p>0.41097</text:p>
          </table:table-cell>
        </table:table-row>
        <table:table-row table:style-name="ro1">
          <table:table-cell table:formula="of:=[.A287]+10" office:value-type="float" office:value="2850" calcext:value-type="float">
            <text:p>2850</text:p>
          </table:table-cell>
          <table:table-cell office:value-type="float" office:value="0.0041204" calcext:value-type="float">
            <text:p>0.0041204</text:p>
          </table:table-cell>
          <table:table-cell office:value-type="float" office:value="0.0065359" calcext:value-type="float">
            <text:p>0.0065359</text:p>
          </table:table-cell>
          <table:table-cell office:value-type="float" office:value="0.0081846" calcext:value-type="float">
            <text:p>0.0081846</text:p>
          </table:table-cell>
          <table:table-cell office:value-type="float" office:value="0.0086539" calcext:value-type="float">
            <text:p>0.0086539</text:p>
          </table:table-cell>
          <table:table-cell table:formula="of:=[.B288]*1000" office:value-type="float" office:value="4.1204" calcext:value-type="float">
            <text:p>4.1204</text:p>
          </table:table-cell>
          <table:table-cell table:formula="of:=[.C288]*1000" office:value-type="float" office:value="6.5359" calcext:value-type="float">
            <text:p>6.5359</text:p>
          </table:table-cell>
          <table:table-cell table:formula="of:=[.D288]*1000" office:value-type="float" office:value="8.1846" calcext:value-type="float">
            <text:p>8.1846</text:p>
          </table:table-cell>
          <table:table-cell table:formula="of:=[.E288]*1000" office:value-type="float" office:value="8.6539" calcext:value-type="float">
            <text:p>8.6539</text:p>
          </table:table-cell>
          <table:table-cell office:value-type="float" office:value="4.357" calcext:value-type="float">
            <text:p>4.357</text:p>
          </table:table-cell>
          <table:table-cell office:value-type="float" office:value="1.6999" calcext:value-type="float">
            <text:p>1.6999</text:p>
          </table:table-cell>
          <table:table-cell office:value-type="float" office:value="0.83085" calcext:value-type="float">
            <text:p>0.83085</text:p>
          </table:table-cell>
          <table:table-cell office:value-type="float" office:value="0.41116" calcext:value-type="float">
            <text:p>0.41116</text:p>
          </table:table-cell>
        </table:table-row>
        <table:table-row table:style-name="ro1">
          <table:table-cell table:formula="of:=[.A288]+10" office:value-type="float" office:value="2860" calcext:value-type="float">
            <text:p>2860</text:p>
          </table:table-cell>
          <table:table-cell office:value-type="float" office:value="0.0041134" calcext:value-type="float">
            <text:p>0.0041134</text:p>
          </table:table-cell>
          <table:table-cell office:value-type="float" office:value="0.0065346" calcext:value-type="float">
            <text:p>0.0065346</text:p>
          </table:table-cell>
          <table:table-cell office:value-type="float" office:value="0.008184" calcext:value-type="float">
            <text:p>0.008184</text:p>
          </table:table-cell>
          <table:table-cell office:value-type="float" office:value="0.0086537" calcext:value-type="float">
            <text:p>0.0086537</text:p>
          </table:table-cell>
          <table:table-cell table:formula="of:=[.B289]*1000" office:value-type="float" office:value="4.1134" calcext:value-type="float">
            <text:p>4.1134</text:p>
          </table:table-cell>
          <table:table-cell table:formula="of:=[.C289]*1000" office:value-type="float" office:value="6.5346" calcext:value-type="float">
            <text:p>6.5346</text:p>
          </table:table-cell>
          <table:table-cell table:formula="of:=[.D289]*1000" office:value-type="float" office:value="8.184" calcext:value-type="float">
            <text:p>8.184</text:p>
          </table:table-cell>
          <table:table-cell table:formula="of:=[.E289]*1000" office:value-type="float" office:value="8.6537" calcext:value-type="float">
            <text:p>8.6537</text:p>
          </table:table-cell>
          <table:table-cell office:value-type="float" office:value="4.3589" calcext:value-type="float">
            <text:p>4.3589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83122" calcext:value-type="float">
            <text:p>0.83122</text:p>
          </table:table-cell>
          <table:table-cell office:value-type="float" office:value="0.41135" calcext:value-type="float">
            <text:p>0.41135</text:p>
          </table:table-cell>
        </table:table-row>
        <table:table-row table:style-name="ro1">
          <table:table-cell table:formula="of:=[.A289]+10" office:value-type="float" office:value="2870" calcext:value-type="float">
            <text:p>2870</text:p>
          </table:table-cell>
          <table:table-cell office:value-type="float" office:value="0.0041063" calcext:value-type="float">
            <text:p>0.0041063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81834" calcext:value-type="float">
            <text:p>0.0081834</text:p>
          </table:table-cell>
          <table:table-cell office:value-type="float" office:value="0.0086534" calcext:value-type="float">
            <text:p>0.0086534</text:p>
          </table:table-cell>
          <table:table-cell table:formula="of:=[.B290]*1000" office:value-type="float" office:value="4.1063" calcext:value-type="float">
            <text:p>4.1063</text:p>
          </table:table-cell>
          <table:table-cell table:formula="of:=[.C290]*1000" office:value-type="float" office:value="6.5333" calcext:value-type="float">
            <text:p>6.5333</text:p>
          </table:table-cell>
          <table:table-cell table:formula="of:=[.D290]*1000" office:value-type="float" office:value="8.1834" calcext:value-type="float">
            <text:p>8.1834</text:p>
          </table:table-cell>
          <table:table-cell table:formula="of:=[.E290]*1000" office:value-type="float" office:value="8.6534" calcext:value-type="float">
            <text:p>8.6534</text:p>
          </table:table-cell>
          <table:table-cell office:value-type="float" office:value="4.3608" calcext:value-type="float">
            <text:p>4.3608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83158" calcext:value-type="float">
            <text:p>0.83158</text:p>
          </table:table-cell>
          <table:table-cell office:value-type="float" office:value="0.41154" calcext:value-type="float">
            <text:p>0.41154</text:p>
          </table:table-cell>
        </table:table-row>
        <table:table-row table:style-name="ro1">
          <table:table-cell table:formula="of:=[.A290]+10" office:value-type="float" office:value="2880" calcext:value-type="float">
            <text:p>2880</text:p>
          </table:table-cell>
          <table:table-cell office:value-type="float" office:value="0.0040991" calcext:value-type="float">
            <text:p>0.0040991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081828" calcext:value-type="float">
            <text:p>0.0081828</text:p>
          </table:table-cell>
          <table:table-cell office:value-type="float" office:value="0.0086531" calcext:value-type="float">
            <text:p>0.0086531</text:p>
          </table:table-cell>
          <table:table-cell table:formula="of:=[.B291]*1000" office:value-type="float" office:value="4.0991" calcext:value-type="float">
            <text:p>4.0991</text:p>
          </table:table-cell>
          <table:table-cell table:formula="of:=[.C291]*1000" office:value-type="float" office:value="6.532" calcext:value-type="float">
            <text:p>6.532</text:p>
          </table:table-cell>
          <table:table-cell table:formula="of:=[.D291]*1000" office:value-type="float" office:value="8.1828" calcext:value-type="float">
            <text:p>8.1828</text:p>
          </table:table-cell>
          <table:table-cell table:formula="of:=[.E291]*1000" office:value-type="float" office:value="8.6531" calcext:value-type="float">
            <text:p>8.6531</text:p>
          </table:table-cell>
          <table:table-cell office:value-type="float" office:value="4.3627" calcext:value-type="float">
            <text:p>4.3627</text:p>
          </table:table-cell>
          <table:table-cell office:value-type="float" office:value="1.7022" calcext:value-type="float">
            <text:p>1.7022</text:p>
          </table:table-cell>
          <table:table-cell office:value-type="float" office:value="0.83195" calcext:value-type="float">
            <text:p>0.83195</text:p>
          </table:table-cell>
          <table:table-cell office:value-type="float" office:value="0.41174" calcext:value-type="float">
            <text:p>0.41174</text:p>
          </table:table-cell>
        </table:table-row>
        <table:table-row table:style-name="ro1">
          <table:table-cell table:formula="of:=[.A291]+10" office:value-type="float" office:value="2890" calcext:value-type="float">
            <text:p>2890</text:p>
          </table:table-cell>
          <table:table-cell office:value-type="float" office:value="0.0040918" calcext:value-type="float">
            <text:p>0.0040918</text:p>
          </table:table-cell>
          <table:table-cell office:value-type="float" office:value="0.0065307" calcext:value-type="float">
            <text:p>0.0065307</text:p>
          </table:table-cell>
          <table:table-cell office:value-type="float" office:value="0.0081823" calcext:value-type="float">
            <text:p>0.0081823</text:p>
          </table:table-cell>
          <table:table-cell office:value-type="float" office:value="0.0086528" calcext:value-type="float">
            <text:p>0.0086528</text:p>
          </table:table-cell>
          <table:table-cell table:formula="of:=[.B292]*1000" office:value-type="float" office:value="4.0918" calcext:value-type="float">
            <text:p>4.0918</text:p>
          </table:table-cell>
          <table:table-cell table:formula="of:=[.C292]*1000" office:value-type="float" office:value="6.5307" calcext:value-type="float">
            <text:p>6.5307</text:p>
          </table:table-cell>
          <table:table-cell table:formula="of:=[.D292]*1000" office:value-type="float" office:value="8.1823" calcext:value-type="float">
            <text:p>8.1823</text:p>
          </table:table-cell>
          <table:table-cell table:formula="of:=[.E292]*1000" office:value-type="float" office:value="8.6528" calcext:value-type="float">
            <text:p>8.6528</text:p>
          </table:table-cell>
          <table:table-cell office:value-type="float" office:value="4.3646" calcext:value-type="float">
            <text:p>4.3646</text:p>
          </table:table-cell>
          <table:table-cell office:value-type="float" office:value="1.7029" calcext:value-type="float">
            <text:p>1.7029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0.41193" calcext:value-type="float">
            <text:p>0.41193</text:p>
          </table:table-cell>
        </table:table-row>
        <table:table-row table:style-name="ro1">
          <table:table-cell table:formula="of:=[.A292]+10" office:value-type="float" office:value="2900" calcext:value-type="float">
            <text:p>2900</text:p>
          </table:table-cell>
          <table:table-cell office:value-type="float" office:value="0.0040845" calcext:value-type="float">
            <text:p>0.0040845</text:p>
          </table:table-cell>
          <table:table-cell office:value-type="float" office:value="0.0065293" calcext:value-type="float">
            <text:p>0.0065293</text:p>
          </table:table-cell>
          <table:table-cell office:value-type="float" office:value="0.0081817" calcext:value-type="float">
            <text:p>0.0081817</text:p>
          </table:table-cell>
          <table:table-cell office:value-type="float" office:value="0.0086526" calcext:value-type="float">
            <text:p>0.0086526</text:p>
          </table:table-cell>
          <table:table-cell table:formula="of:=[.B293]*1000" office:value-type="float" office:value="4.0845" calcext:value-type="float">
            <text:p>4.0845</text:p>
          </table:table-cell>
          <table:table-cell table:formula="of:=[.C293]*1000" office:value-type="float" office:value="6.5293" calcext:value-type="float">
            <text:p>6.5293</text:p>
          </table:table-cell>
          <table:table-cell table:formula="of:=[.D293]*1000" office:value-type="float" office:value="8.1817" calcext:value-type="float">
            <text:p>8.1817</text:p>
          </table:table-cell>
          <table:table-cell table:formula="of:=[.E293]*1000" office:value-type="float" office:value="8.6526" calcext:value-type="float">
            <text:p>8.6526</text:p>
          </table:table-cell>
          <table:table-cell office:value-type="float" office:value="4.3664" calcext:value-type="float">
            <text:p>4.3664</text:p>
          </table:table-cell>
          <table:table-cell office:value-type="float" office:value="1.7036" calcext:value-type="float">
            <text:p>1.7036</text:p>
          </table:table-cell>
          <table:table-cell office:value-type="float" office:value="0.83267" calcext:value-type="float">
            <text:p>0.83267</text:p>
          </table:table-cell>
          <table:table-cell office:value-type="float" office:value="0.41212" calcext:value-type="float">
            <text:p>0.41212</text:p>
          </table:table-cell>
        </table:table-row>
        <table:table-row table:style-name="ro1">
          <table:table-cell table:formula="of:=[.A293]+10" office:value-type="float" office:value="2910" calcext:value-type="float">
            <text:p>2910</text:p>
          </table:table-cell>
          <table:table-cell office:value-type="float" office:value="0.0040771" calcext:value-type="float">
            <text:p>0.004077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0.0081811" calcext:value-type="float">
            <text:p>0.0081811</text:p>
          </table:table-cell>
          <table:table-cell office:value-type="float" office:value="0.0086523" calcext:value-type="float">
            <text:p>0.0086523</text:p>
          </table:table-cell>
          <table:table-cell table:formula="of:=[.B294]*1000" office:value-type="float" office:value="4.0771" calcext:value-type="float">
            <text:p>4.0771</text:p>
          </table:table-cell>
          <table:table-cell table:formula="of:=[.C294]*1000" office:value-type="float" office:value="6.528" calcext:value-type="float">
            <text:p>6.528</text:p>
          </table:table-cell>
          <table:table-cell table:formula="of:=[.D294]*1000" office:value-type="float" office:value="8.1811" calcext:value-type="float">
            <text:p>8.1811</text:p>
          </table:table-cell>
          <table:table-cell table:formula="of:=[.E294]*1000" office:value-type="float" office:value="8.6523" calcext:value-type="float">
            <text:p>8.6523</text:p>
          </table:table-cell>
          <table:table-cell office:value-type="float" office:value="4.3683" calcext:value-type="float">
            <text:p>4.3683</text:p>
          </table:table-cell>
          <table:table-cell office:value-type="float" office:value="1.7044" calcext:value-type="float">
            <text:p>1.7044</text:p>
          </table:table-cell>
          <table:table-cell office:value-type="float" office:value="0.83304" calcext:value-type="float">
            <text:p>0.83304</text:p>
          </table:table-cell>
          <table:table-cell office:value-type="float" office:value="0.41231" calcext:value-type="float">
            <text:p>0.41231</text:p>
          </table:table-cell>
        </table:table-row>
        <table:table-row table:style-name="ro1">
          <table:table-cell table:formula="of:=[.A294]+10" office:value-type="float" office:value="2920" calcext:value-type="float">
            <text:p>2920</text:p>
          </table:table-cell>
          <table:table-cell office:value-type="float" office:value="0.0040697" calcext:value-type="float">
            <text:p>0.0040697</text:p>
          </table:table-cell>
          <table:table-cell office:value-type="float" office:value="0.0065267" calcext:value-type="float">
            <text:p>0.0065267</text:p>
          </table:table-cell>
          <table:table-cell office:value-type="float" office:value="0.0081805" calcext:value-type="float">
            <text:p>0.0081805</text:p>
          </table:table-cell>
          <table:table-cell office:value-type="float" office:value="0.008652" calcext:value-type="float">
            <text:p>0.008652</text:p>
          </table:table-cell>
          <table:table-cell table:formula="of:=[.B295]*1000" office:value-type="float" office:value="4.0697" calcext:value-type="float">
            <text:p>4.0697</text:p>
          </table:table-cell>
          <table:table-cell table:formula="of:=[.C295]*1000" office:value-type="float" office:value="6.5267" calcext:value-type="float">
            <text:p>6.5267</text:p>
          </table:table-cell>
          <table:table-cell table:formula="of:=[.D295]*1000" office:value-type="float" office:value="8.1805" calcext:value-type="float">
            <text:p>8.1805</text:p>
          </table:table-cell>
          <table:table-cell table:formula="of:=[.E295]*1000" office:value-type="float" office:value="8.652" calcext:value-type="float">
            <text:p>8.652</text:p>
          </table:table-cell>
          <table:table-cell office:value-type="float" office:value="4.3702" calcext:value-type="float">
            <text:p>4.3702</text:p>
          </table:table-cell>
          <table:table-cell office:value-type="float" office:value="1.7051" calcext:value-type="float">
            <text:p>1.7051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4125" calcext:value-type="float">
            <text:p>0.4125</text:p>
          </table:table-cell>
        </table:table-row>
        <table:table-row table:style-name="ro1">
          <table:table-cell table:formula="of:=[.A295]+10" office:value-type="float" office:value="2930" calcext:value-type="float">
            <text:p>2930</text:p>
          </table:table-cell>
          <table:table-cell office:value-type="float" office:value="0.0040621" calcext:value-type="float">
            <text:p>0.0040621</text:p>
          </table:table-cell>
          <table:table-cell office:value-type="float" office:value="0.0065254" calcext:value-type="float">
            <text:p>0.0065254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086517" calcext:value-type="float">
            <text:p>0.0086517</text:p>
          </table:table-cell>
          <table:table-cell table:formula="of:=[.B296]*1000" office:value-type="float" office:value="4.0621" calcext:value-type="float">
            <text:p>4.0621</text:p>
          </table:table-cell>
          <table:table-cell table:formula="of:=[.C296]*1000" office:value-type="float" office:value="6.5254" calcext:value-type="float">
            <text:p>6.5254</text:p>
          </table:table-cell>
          <table:table-cell table:formula="of:=[.D296]*1000" office:value-type="float" office:value="8.18" calcext:value-type="float">
            <text:p>8.18</text:p>
          </table:table-cell>
          <table:table-cell table:formula="of:=[.E296]*1000" office:value-type="float" office:value="8.6517" calcext:value-type="float">
            <text:p>8.6517</text:p>
          </table:table-cell>
          <table:table-cell office:value-type="float" office:value="4.3721" calcext:value-type="float">
            <text:p>4.3721</text:p>
          </table:table-cell>
          <table:table-cell office:value-type="float" office:value="1.7059" calcext:value-type="float">
            <text:p>1.7059</text:p>
          </table:table-cell>
          <table:table-cell office:value-type="float" office:value="0.83376" calcext:value-type="float">
            <text:p>0.83376</text:p>
          </table:table-cell>
          <table:table-cell office:value-type="float" office:value="0.4127" calcext:value-type="float">
            <text:p>0.4127</text:p>
          </table:table-cell>
        </table:table-row>
        <table:table-row table:style-name="ro1">
          <table:table-cell table:formula="of:=[.A296]+10" office:value-type="float" office:value="2940" calcext:value-type="float">
            <text:p>2940</text:p>
          </table:table-cell>
          <table:table-cell office:value-type="float" office:value="0.0040545" calcext:value-type="float">
            <text:p>0.0040545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0.0081794" calcext:value-type="float">
            <text:p>0.0081794</text:p>
          </table:table-cell>
          <table:table-cell office:value-type="float" office:value="0.0086515" calcext:value-type="float">
            <text:p>0.0086515</text:p>
          </table:table-cell>
          <table:table-cell table:formula="of:=[.B297]*1000" office:value-type="float" office:value="4.0545" calcext:value-type="float">
            <text:p>4.0545</text:p>
          </table:table-cell>
          <table:table-cell table:formula="of:=[.C297]*1000" office:value-type="float" office:value="6.524" calcext:value-type="float">
            <text:p>6.524</text:p>
          </table:table-cell>
          <table:table-cell table:formula="of:=[.D297]*1000" office:value-type="float" office:value="8.1794" calcext:value-type="float">
            <text:p>8.1794</text:p>
          </table:table-cell>
          <table:table-cell table:formula="of:=[.E297]*1000" office:value-type="float" office:value="8.6515" calcext:value-type="float">
            <text:p>8.6515</text:p>
          </table:table-cell>
          <table:table-cell office:value-type="float" office:value="4.374" calcext:value-type="float">
            <text:p>4.374</text:p>
          </table:table-cell>
          <table:table-cell office:value-type="float" office:value="1.7066" calcext:value-type="float">
            <text:p>1.7066</text:p>
          </table:table-cell>
          <table:table-cell office:value-type="float" office:value="0.83413" calcext:value-type="float">
            <text:p>0.83413</text:p>
          </table:table-cell>
          <table:table-cell office:value-type="float" office:value="0.41289" calcext:value-type="float">
            <text:p>0.41289</text:p>
          </table:table-cell>
        </table:table-row>
        <table:table-row table:style-name="ro1">
          <table:table-cell table:formula="of:=[.A297]+10" office:value-type="float" office:value="2950" calcext:value-type="float">
            <text:p>2950</text:p>
          </table:table-cell>
          <table:table-cell office:value-type="float" office:value="0.0040468" calcext:value-type="float">
            <text:p>0.0040468</text:p>
          </table:table-cell>
          <table:table-cell office:value-type="float" office:value="0.0065227" calcext:value-type="float">
            <text:p>0.0065227</text:p>
          </table:table-cell>
          <table:table-cell office:value-type="float" office:value="0.0081788" calcext:value-type="float">
            <text:p>0.0081788</text:p>
          </table:table-cell>
          <table:table-cell office:value-type="float" office:value="0.0086512" calcext:value-type="float">
            <text:p>0.0086512</text:p>
          </table:table-cell>
          <table:table-cell table:formula="of:=[.B298]*1000" office:value-type="float" office:value="4.0468" calcext:value-type="float">
            <text:p>4.0468</text:p>
          </table:table-cell>
          <table:table-cell table:formula="of:=[.C298]*1000" office:value-type="float" office:value="6.5227" calcext:value-type="float">
            <text:p>6.5227</text:p>
          </table:table-cell>
          <table:table-cell table:formula="of:=[.D298]*1000" office:value-type="float" office:value="8.1788" calcext:value-type="float">
            <text:p>8.1788</text:p>
          </table:table-cell>
          <table:table-cell table:formula="of:=[.E298]*1000" office:value-type="float" office:value="8.6512" calcext:value-type="float">
            <text:p>8.6512</text:p>
          </table:table-cell>
          <table:table-cell office:value-type="float" office:value="4.3759" calcext:value-type="float">
            <text:p>4.3759</text:p>
          </table:table-cell>
          <table:table-cell office:value-type="float" office:value="1.7073" calcext:value-type="float">
            <text:p>1.7073</text:p>
          </table:table-cell>
          <table:table-cell office:value-type="float" office:value="0.83449" calcext:value-type="float">
            <text:p>0.83449</text:p>
          </table:table-cell>
          <table:table-cell office:value-type="float" office:value="0.41308" calcext:value-type="float">
            <text:p>0.41308</text:p>
          </table:table-cell>
        </table:table-row>
        <table:table-row table:style-name="ro1">
          <table:table-cell table:formula="of:=[.A298]+10" office:value-type="float" office:value="2960" calcext:value-type="float">
            <text:p>2960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0.0065214" calcext:value-type="float">
            <text:p>0.0065214</text:p>
          </table:table-cell>
          <table:table-cell office:value-type="float" office:value="0.0081782" calcext:value-type="float">
            <text:p>0.0081782</text:p>
          </table:table-cell>
          <table:table-cell office:value-type="float" office:value="0.0086509" calcext:value-type="float">
            <text:p>0.0086509</text:p>
          </table:table-cell>
          <table:table-cell table:formula="of:=[.B299]*1000" office:value-type="float" office:value="4.039" calcext:value-type="float">
            <text:p>4.039</text:p>
          </table:table-cell>
          <table:table-cell table:formula="of:=[.C299]*1000" office:value-type="float" office:value="6.5214" calcext:value-type="float">
            <text:p>6.5214</text:p>
          </table:table-cell>
          <table:table-cell table:formula="of:=[.D299]*1000" office:value-type="float" office:value="8.1782" calcext:value-type="float">
            <text:p>8.1782</text:p>
          </table:table-cell>
          <table:table-cell table:formula="of:=[.E299]*1000" office:value-type="float" office:value="8.6509" calcext:value-type="float">
            <text:p>8.6509</text:p>
          </table:table-cell>
          <table:table-cell office:value-type="float" office:value="4.3777" calcext:value-type="float">
            <text:p>4.3777</text:p>
          </table:table-cell>
          <table:table-cell office:value-type="float" office:value="1.7081" calcext:value-type="float">
            <text:p>1.7081</text:p>
          </table:table-cell>
          <table:table-cell office:value-type="float" office:value="0.83485" calcext:value-type="float">
            <text:p>0.83485</text:p>
          </table:table-cell>
          <table:table-cell office:value-type="float" office:value="0.41327" calcext:value-type="float">
            <text:p>0.41327</text:p>
          </table:table-cell>
        </table:table-row>
        <table:table-row table:style-name="ro1">
          <table:table-cell table:formula="of:=[.A299]+10" office:value-type="float" office:value="2970" calcext:value-type="float">
            <text:p>2970</text:p>
          </table:table-cell>
          <table:table-cell office:value-type="float" office:value="0.0040311" calcext:value-type="float">
            <text:p>0.0040311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81776" calcext:value-type="float">
            <text:p>0.0081776</text:p>
          </table:table-cell>
          <table:table-cell office:value-type="float" office:value="0.0086506" calcext:value-type="float">
            <text:p>0.0086506</text:p>
          </table:table-cell>
          <table:table-cell table:formula="of:=[.B300]*1000" office:value-type="float" office:value="4.0311" calcext:value-type="float">
            <text:p>4.0311</text:p>
          </table:table-cell>
          <table:table-cell table:formula="of:=[.C300]*1000" office:value-type="float" office:value="6.52" calcext:value-type="float">
            <text:p>6.52</text:p>
          </table:table-cell>
          <table:table-cell table:formula="of:=[.D300]*1000" office:value-type="float" office:value="8.1776" calcext:value-type="float">
            <text:p>8.1776</text:p>
          </table:table-cell>
          <table:table-cell table:formula="of:=[.E300]*1000" office:value-type="float" office:value="8.6506" calcext:value-type="float">
            <text:p>8.6506</text:p>
          </table:table-cell>
          <table:table-cell office:value-type="float" office:value="4.3796" calcext:value-type="float">
            <text:p>4.3796</text:p>
          </table:table-cell>
          <table:table-cell office:value-type="float" office:value="1.7088" calcext:value-type="float">
            <text:p>1.7088</text:p>
          </table:table-cell>
          <table:table-cell office:value-type="float" office:value="0.83522" calcext:value-type="float">
            <text:p>0.83522</text:p>
          </table:table-cell>
          <table:table-cell office:value-type="float" office:value="0.41346" calcext:value-type="float">
            <text:p>0.41346</text:p>
          </table:table-cell>
        </table:table-row>
        <table:table-row table:style-name="ro1">
          <table:table-cell table:formula="of:=[.A300]+10" office:value-type="float" office:value="2980" calcext:value-type="float">
            <text:p>2980</text:p>
          </table:table-cell>
          <table:table-cell office:value-type="float" office:value="0.0040232" calcext:value-type="float">
            <text:p>0.0040232</text:p>
          </table:table-cell>
          <table:table-cell office:value-type="float" office:value="0.0065187" calcext:value-type="float">
            <text:p>0.0065187</text:p>
          </table:table-cell>
          <table:table-cell office:value-type="float" office:value="0.0081771" calcext:value-type="float">
            <text:p>0.0081771</text:p>
          </table:table-cell>
          <table:table-cell office:value-type="float" office:value="0.0086504" calcext:value-type="float">
            <text:p>0.0086504</text:p>
          </table:table-cell>
          <table:table-cell table:formula="of:=[.B301]*1000" office:value-type="float" office:value="4.0232" calcext:value-type="float">
            <text:p>4.0232</text:p>
          </table:table-cell>
          <table:table-cell table:formula="of:=[.C301]*1000" office:value-type="float" office:value="6.5187" calcext:value-type="float">
            <text:p>6.5187</text:p>
          </table:table-cell>
          <table:table-cell table:formula="of:=[.D301]*1000" office:value-type="float" office:value="8.1771" calcext:value-type="float">
            <text:p>8.1771</text:p>
          </table:table-cell>
          <table:table-cell table:formula="of:=[.E301]*1000" office:value-type="float" office:value="8.6504" calcext:value-type="float">
            <text:p>8.6504</text:p>
          </table:table-cell>
          <table:table-cell office:value-type="float" office:value="4.3815" calcext:value-type="float">
            <text:p>4.3815</text:p>
          </table:table-cell>
          <table:table-cell office:value-type="float" office:value="1.7096" calcext:value-type="float">
            <text:p>1.7096</text:p>
          </table:table-cell>
          <table:table-cell office:value-type="float" office:value="0.83558" calcext:value-type="float">
            <text:p>0.83558</text:p>
          </table:table-cell>
          <table:table-cell office:value-type="float" office:value="0.41365" calcext:value-type="float">
            <text:p>0.41365</text:p>
          </table:table-cell>
        </table:table-row>
        <table:table-row table:style-name="ro1">
          <table:table-cell table:formula="of:=[.A301]+10" office:value-type="float" office:value="2990" calcext:value-type="float">
            <text:p>2990</text:p>
          </table:table-cell>
          <table:table-cell office:value-type="float" office:value="0.0040151" calcext:value-type="float">
            <text:p>0.0040151</text:p>
          </table:table-cell>
          <table:table-cell office:value-type="float" office:value="0.0065174" calcext:value-type="float">
            <text:p>0.0065174</text:p>
          </table:table-cell>
          <table:table-cell office:value-type="float" office:value="0.0081765" calcext:value-type="float">
            <text:p>0.0081765</text:p>
          </table:table-cell>
          <table:table-cell office:value-type="float" office:value="0.0086501" calcext:value-type="float">
            <text:p>0.0086501</text:p>
          </table:table-cell>
          <table:table-cell table:formula="of:=[.B302]*1000" office:value-type="float" office:value="4.0151" calcext:value-type="float">
            <text:p>4.0151</text:p>
          </table:table-cell>
          <table:table-cell table:formula="of:=[.C302]*1000" office:value-type="float" office:value="6.5174" calcext:value-type="float">
            <text:p>6.5174</text:p>
          </table:table-cell>
          <table:table-cell table:formula="of:=[.D302]*1000" office:value-type="float" office:value="8.1765" calcext:value-type="float">
            <text:p>8.1765</text:p>
          </table:table-cell>
          <table:table-cell table:formula="of:=[.E302]*1000" office:value-type="float" office:value="8.6501" calcext:value-type="float">
            <text:p>8.6501</text:p>
          </table:table-cell>
          <table:table-cell office:value-type="float" office:value="4.3834" calcext:value-type="float">
            <text:p>4.3834</text:p>
          </table:table-cell>
          <table:table-cell office:value-type="float" office:value="1.7103" calcext:value-type="float">
            <text:p>1.7103</text:p>
          </table:table-cell>
          <table:table-cell office:value-type="float" office:value="0.83594" calcext:value-type="float">
            <text:p>0.83594</text:p>
          </table:table-cell>
          <table:table-cell office:value-type="float" office:value="0.41384" calcext:value-type="float">
            <text:p>0.41384</text:p>
          </table:table-cell>
        </table:table-row>
        <table:table-row table:style-name="ro1">
          <table:table-cell table:formula="of:=[.A302]+10" office:value-type="float" office:value="3000" calcext:value-type="float">
            <text:p>3000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6516" calcext:value-type="float">
            <text:p>0.006516</text:p>
          </table:table-cell>
          <table:table-cell office:value-type="float" office:value="0.0081759" calcext:value-type="float">
            <text:p>0.0081759</text:p>
          </table:table-cell>
          <table:table-cell office:value-type="float" office:value="0.0086498" calcext:value-type="float">
            <text:p>0.0086498</text:p>
          </table:table-cell>
          <table:table-cell table:formula="of:=[.B303]*1000" office:value-type="float" office:value="4.007" calcext:value-type="float">
            <text:p>4.007</text:p>
          </table:table-cell>
          <table:table-cell table:formula="of:=[.C303]*1000" office:value-type="float" office:value="6.516" calcext:value-type="float">
            <text:p>6.516</text:p>
          </table:table-cell>
          <table:table-cell table:formula="of:=[.D303]*1000" office:value-type="float" office:value="8.1759" calcext:value-type="float">
            <text:p>8.1759</text:p>
          </table:table-cell>
          <table:table-cell table:formula="of:=[.E303]*1000" office:value-type="float" office:value="8.6498" calcext:value-type="float">
            <text:p>8.6498</text:p>
          </table:table-cell>
          <table:table-cell office:value-type="float" office:value="4.3852" calcext:value-type="float">
            <text:p>4.3852</text:p>
          </table:table-cell>
          <table:table-cell office:value-type="float" office:value="1.711" calcext:value-type="float">
            <text:p>1.711</text:p>
          </table:table-cell>
          <table:table-cell office:value-type="float" office:value="0.83631" calcext:value-type="float">
            <text:p>0.83631</text:p>
          </table:table-cell>
          <table:table-cell office:value-type="float" office:value="0.41403" calcext:value-type="float">
            <text:p>0.41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5:31:01.793465823</dc:date>
    <dc:creator>Tie Wu</dc:creator>
    <meta:generator>LibreOffice/4.2.8.2$Linux_x86 LibreOffice_project/420m0$Build-2</meta:generator>
    <meta:editing-duration>P0D</meta:editing-duration>
    <meta:editing-cycles>1</meta:editing-cycles>
    <meta:document-statistic meta:table-count="1" meta:cell-count="39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3cm" svg:height="9.43cm" xlink:href=".." xlink:type="simple" chart:class="chart:scatter" chart:style-name="ch1">
        <chart:title svg:x="4.089cm" svg:y="0.324cm" chart:style-name="ch2">
          <text:p>FnII Concentration in Various Vessels</text:p>
        </chart:title>
        <chart:legend chart:legend-position="end" svg:x="13.27cm" svg:y="3.669cm" style:legend-expansion="high" chart:style-name="ch3"/>
        <chart:plot-area chart:style-name="ch4" table:cell-range-address="Sheet1.A2:Sheet1.A303 Sheet1.F2:Sheet1.I303" chart:data-source-has-labels="row" svg:x="1.411cm" svg:y="1.317cm" svg:width="11.545cm" svg:height="6.859cm">
          <chartooo:coordinate-region svg:x="2.032cm" svg:y="1.517cm" svg:width="10.552cm" svg:height="6.012cm"/>
          <chart:axis chart:dimension="x" chart:name="primary-x" chart:style-name="ch5">
            <chart:title svg:x="5.819cm" svg:y="8.365cm" chart:style-name="ch6">
              <text:p>Time (seconds)</text:p>
            </chart:title>
          </chart:axis>
          <chart:axis chart:dimension="y" chart:name="primary-y" chart:style-name="ch7">
            <chart:title svg:x="0.451cm" svg:y="6.44cm" chart:style-name="ch8">
              <text:p>Concentration (μM)</text:p>
            </chart:title>
            <chart:grid chart:style-name="ch9" chart:class="major"/>
          </chart:axis>
          <chart:series chart:style-name="ch10" chart:values-cell-range-address="Sheet1.F3:Sheet1.F303" chart:label-cell-address="Sheet1.F2:Sheet1.F2" chart:class="chart:scatter">
            <chart:domain table:cell-range-address="Sheet1.A3:Sheet1.A303"/>
            <chart:data-point chart:repeated="301"/>
          </chart:series>
          <chart:series chart:style-name="ch11" chart:values-cell-range-address="Sheet1.G3:Sheet1.G303" chart:label-cell-address="Sheet1.G2:Sheet1.G2" chart:class="chart:scatter">
            <chart:data-point chart:repeated="301"/>
          </chart:series>
          <chart:series chart:style-name="ch12" chart:values-cell-range-address="Sheet1.H3:Sheet1.H303" chart:label-cell-address="Sheet1.H2:Sheet1.H2" chart:class="chart:scatter">
            <chart:data-point chart:repeated="301"/>
          </chart:series>
          <chart:series chart:style-name="ch13" chart:values-cell-range-address="Sheet1.I3:Sheet1.I303" chart:label-cell-address="Sheet1.I2:Sheet1.I2" chart:class="chart:scatter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μm</text:p>
                <draw:g>
                  <svg:desc>Sheet1.F2:Sheet1.F2</svg:desc>
                </draw:g>
              </table:table-cell>
              <table:table-cell office:value-type="string">
                <text:p>25 μm</text:p>
                <draw:g>
                  <svg:desc>Sheet1.G2:Sheet1.G2</svg:desc>
                </draw:g>
              </table:table-cell>
              <table:table-cell office:value-type="string">
                <text:p>50 μm</text:p>
                <draw:g>
                  <svg:desc>Sheet1.H2:Sheet1.H2</svg:desc>
                </draw:g>
              </table:table-cell>
              <table:table-cell office:value-type="string">
                <text:p>100 μm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F3:Sheet1.F303</svg:desc>
                </draw:g>
              </table:table-cell>
              <table:table-cell office:value-type="float" office:value="0">
                <text:p>0</text:p>
                <draw:g>
                  <svg:desc>Sheet1.G3:Sheet1.G303</svg:desc>
                </draw:g>
              </table:table-cell>
              <table:table-cell office:value-type="float" office:value="0">
                <text:p>0</text:p>
                <draw:g>
                  <svg:desc>Sheet1.H3:Sheet1.H303</svg:desc>
                </draw:g>
              </table:table-cell>
              <table:table-cell office:value-type="float" office:value="0">
                <text:p>0</text:p>
                <draw:g>
                  <svg:desc>Sheet1.I3:Sheet1.I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1.4479E-015">
                <text:p>1.4479E-015</text:p>
              </table:table-cell>
              <table:table-cell office:value-type="float" office:value="9.7364E-016">
                <text:p>9.7364E-016</text:p>
              </table:table-cell>
              <table:table-cell office:value-type="float" office:value="1.1345E-015">
                <text:p>1.1345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2073">
                <text:p>0.000000000002073</text:p>
              </table:table-cell>
              <table:table-cell office:value-type="float" office:value="0.00000000000081655">
                <text:p>0.00000000000081655</text:p>
              </table:table-cell>
              <table:table-cell office:value-type="float" office:value="0.0000000000013098">
                <text:p>0.0000000000013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19537">
                <text:p>0.00000000019537</text:p>
              </table:table-cell>
              <table:table-cell office:value-type="float" office:value="0.00000000004123">
                <text:p>0.00000000004123</text:p>
              </table:table-cell>
              <table:table-cell office:value-type="float" office:value="0.0000000000378">
                <text:p>0.000000000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057893">
                <text:p>0.0000000057893</text:p>
              </table:table-cell>
              <table:table-cell office:value-type="float" office:value="0.00000000123">
                <text:p>0.00000000123</text:p>
              </table:table-cell>
              <table:table-cell office:value-type="float" office:value="0.00000000047242">
                <text:p>0.00000000047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044653">
                <text:p>0.000000044653</text:p>
              </table:table-cell>
              <table:table-cell office:value-type="float" office:value="0.00000001079">
                <text:p>0.00000001079</text:p>
              </table:table-cell>
              <table:table-cell office:value-type="float" office:value="0.0000000037542">
                <text:p>0.0000000037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19483">
                <text:p>0.00000019483</text:p>
              </table:table-cell>
              <table:table-cell office:value-type="float" office:value="0.000000052629">
                <text:p>0.000000052629</text:p>
              </table:table-cell>
              <table:table-cell office:value-type="float" office:value="0.000000018509">
                <text:p>0.000000018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08269">
                <text:p>0.0000008269</text:p>
              </table:table-cell>
              <table:table-cell office:value-type="float" office:value="0.00000022663">
                <text:p>0.00000022663</text:p>
              </table:table-cell>
              <table:table-cell office:value-type="float" office:value="0.000000070655">
                <text:p>0.000000070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25179">
                <text:p>0.0000025179</text:p>
              </table:table-cell>
              <table:table-cell office:value-type="float" office:value="0.00000069507">
                <text:p>0.00000069507</text:p>
              </table:table-cell>
              <table:table-cell office:value-type="float" office:value="0.00000019798">
                <text:p>0.00000019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061722">
                <text:p>0.0000061722</text:p>
              </table:table-cell>
              <table:table-cell office:value-type="float" office:value="0.0000017652">
                <text:p>0.0000017652</text:p>
              </table:table-cell>
              <table:table-cell office:value-type="float" office:value="0.00000048804">
                <text:p>0.00000048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13998">
                <text:p>0.000013998</text:p>
              </table:table-cell>
              <table:table-cell office:value-type="float" office:value="0.0000040085">
                <text:p>0.0000040085</text:p>
              </table:table-cell>
              <table:table-cell office:value-type="float" office:value="0.0000010747">
                <text:p>0.0000010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027964">
                <text:p>0.000027964</text:p>
              </table:table-cell>
              <table:table-cell office:value-type="float" office:value="0.000007883">
                <text:p>0.000007883</text:p>
              </table:table-cell>
              <table:table-cell office:value-type="float" office:value="0.0000020602">
                <text:p>0.0000020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36419">
                <text:p>0.036419</text:p>
              </table:table-cell>
              <table:table-cell office:value-type="float" office:value="0.000050113">
                <text:p>0.000050113</text:p>
              </table:table-cell>
              <table:table-cell office:value-type="float" office:value="0.00001404">
                <text:p>0.00001404</text:p>
              </table:table-cell>
              <table:table-cell office:value-type="float" office:value="0.0000036339">
                <text:p>0.0000036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9772">
                <text:p>2.9772</text:p>
              </table:table-cell>
              <table:table-cell office:value-type="float" office:value="0.000086326">
                <text:p>0.000086326</text:p>
              </table:table-cell>
              <table:table-cell office:value-type="float" office:value="0.000023439">
                <text:p>0.000023439</text:p>
              </table:table-cell>
              <table:table-cell office:value-type="float" office:value="0.000006005">
                <text:p>0.000006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.0414">
                <text:p>5.0414</text:p>
              </table:table-cell>
              <table:table-cell office:value-type="float" office:value="0.00014935">
                <text:p>0.00014935</text:p>
              </table:table-cell>
              <table:table-cell office:value-type="float" office:value="0.000037279">
                <text:p>0.000037279</text:p>
              </table:table-cell>
              <table:table-cell office:value-type="float" office:value="0.0000094233">
                <text:p>0.0000094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.0501">
                <text:p>5.0501</text:p>
              </table:table-cell>
              <table:table-cell office:value-type="float" office:value="0.00029168">
                <text:p>0.00029168</text:p>
              </table:table-cell>
              <table:table-cell office:value-type="float" office:value="0.000056992">
                <text:p>0.000056992</text:p>
              </table:table-cell>
              <table:table-cell office:value-type="float" office:value="0.000014191">
                <text:p>0.000014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.0483">
                <text:p>5.0483</text:p>
              </table:table-cell>
              <table:table-cell office:value-type="float" office:value="0.0019964">
                <text:p>0.0019964</text:p>
              </table:table-cell>
              <table:table-cell office:value-type="float" office:value="0.000085399">
                <text:p>0.000085399</text:p>
              </table:table-cell>
              <table:table-cell office:value-type="float" office:value="0.000020696">
                <text:p>0.000020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0464">
                <text:p>5.0464</text:p>
              </table:table-cell>
              <table:table-cell office:value-type="float" office:value="0.51141">
                <text:p>0.51141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29482">
                <text:p>0.000029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.0446">
                <text:p>5.0446</text:p>
              </table:table-cell>
              <table:table-cell office:value-type="float" office:value="4.838">
                <text:p>4.838</text:p>
              </table:table-cell>
              <table:table-cell office:value-type="float" office:value="0.00021253">
                <text:p>0.00021253</text:p>
              </table:table-cell>
              <table:table-cell office:value-type="float" office:value="0.000041434">
                <text:p>0.000041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.0426">
                <text:p>5.0426</text:p>
              </table:table-cell>
              <table:table-cell office:value-type="float" office:value="6.8027">
                <text:p>6.8027</text:p>
              </table:table-cell>
              <table:table-cell office:value-type="float" office:value="0.00064982">
                <text:p>0.00064982</text:p>
              </table:table-cell>
              <table:table-cell office:value-type="float" office:value="0.000058334">
                <text:p>0.00005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.0407">
                <text:p>5.0407</text:p>
              </table:table-cell>
              <table:table-cell office:value-type="float" office:value="6.8134">
                <text:p>6.8134</text:p>
              </table:table-cell>
              <table:table-cell office:value-type="float" office:value="0.052747">
                <text:p>0.052747</text:p>
              </table:table-cell>
              <table:table-cell office:value-type="float" office:value="0.000085013">
                <text:p>0.000085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.0388">
                <text:p>5.0388</text:p>
              </table:table-cell>
              <table:table-cell office:value-type="float" office:value="6.8126">
                <text:p>6.8126</text:p>
              </table:table-cell>
              <table:table-cell office:value-type="float" office:value="2.3737">
                <text:p>2.3737</text:p>
              </table:table-cell>
              <table:table-cell office:value-type="float" office:value="0.00014295">
                <text:p>0.00014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.0368">
                <text:p>5.0368</text:p>
              </table:table-cell>
              <table:table-cell office:value-type="float" office:value="6.8118">
                <text:p>6.8118</text:p>
              </table:table-cell>
              <table:table-cell office:value-type="float" office:value="6.9009">
                <text:p>6.9009</text:p>
              </table:table-cell>
              <table:table-cell office:value-type="float" office:value="0.00062129">
                <text:p>0.00062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.0349">
                <text:p>5.0349</text:p>
              </table:table-cell>
              <table:table-cell office:value-type="float" office:value="6.811">
                <text:p>6.811</text:p>
              </table:table-cell>
              <table:table-cell office:value-type="float" office:value="8.2874">
                <text:p>8.2874</text:p>
              </table:table-cell>
              <table:table-cell office:value-type="float" office:value="0.080801">
                <text:p>0.080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.033">
                <text:p>5.033</text:p>
              </table:table-cell>
              <table:table-cell office:value-type="float" office:value="6.8101">
                <text:p>6.8101</text:p>
              </table:table-cell>
              <table:table-cell office:value-type="float" office:value="8.3159">
                <text:p>8.3159</text:p>
              </table:table-cell>
              <table:table-cell office:value-type="float" office:value="1.9088">
                <text:p>1.9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.031">
                <text:p>5.031</text:p>
              </table:table-cell>
              <table:table-cell office:value-type="float" office:value="6.8093">
                <text:p>6.8093</text:p>
              </table:table-cell>
              <table:table-cell office:value-type="float" office:value="8.3157">
                <text:p>8.3157</text:p>
              </table:table-cell>
              <table:table-cell office:value-type="float" office:value="5.7774">
                <text:p>5.7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029">
                <text:p>5.029</text:p>
              </table:table-cell>
              <table:table-cell office:value-type="float" office:value="6.8084">
                <text:p>6.8084</text:p>
              </table:table-cell>
              <table:table-cell office:value-type="float" office:value="8.3153">
                <text:p>8.3153</text:p>
              </table:table-cell>
              <table:table-cell office:value-type="float" office:value="8.0911">
                <text:p>8.0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.0271">
                <text:p>5.0271</text:p>
              </table:table-cell>
              <table:table-cell office:value-type="float" office:value="6.8075">
                <text:p>6.8075</text:p>
              </table:table-cell>
              <table:table-cell office:value-type="float" office:value="8.3148">
                <text:p>8.3148</text:p>
              </table:table-cell>
              <table:table-cell office:value-type="float" office:value="8.6313">
                <text:p>8.6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.0251">
                <text:p>5.0251</text:p>
              </table:table-cell>
              <table:table-cell office:value-type="float" office:value="6.8067">
                <text:p>6.8067</text:p>
              </table:table-cell>
              <table:table-cell office:value-type="float" office:value="8.3144">
                <text:p>8.3144</text:p>
              </table:table-cell>
              <table:table-cell office:value-type="float" office:value="8.7064">
                <text:p>8.7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.0231">
                <text:p>5.0231</text:p>
              </table:table-cell>
              <table:table-cell office:value-type="float" office:value="6.8058">
                <text:p>6.8058</text:p>
              </table:table-cell>
              <table:table-cell office:value-type="float" office:value="8.3139">
                <text:p>8.3139</text:p>
              </table:table-cell>
              <table:table-cell office:value-type="float" office:value="8.7166">
                <text:p>8.7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.0211">
                <text:p>5.0211</text:p>
              </table:table-cell>
              <table:table-cell office:value-type="float" office:value="6.805">
                <text:p>6.805</text:p>
              </table:table-cell>
              <table:table-cell office:value-type="float" office:value="8.3135">
                <text:p>8.3135</text:p>
              </table:table-cell>
              <table:table-cell office:value-type="float" office:value="8.7174">
                <text:p>8.7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.0191">
                <text:p>5.0191</text:p>
              </table:table-cell>
              <table:table-cell office:value-type="float" office:value="6.8041">
                <text:p>6.8041</text:p>
              </table:table-cell>
              <table:table-cell office:value-type="float" office:value="8.313">
                <text:p>8.313</text:p>
              </table:table-cell>
              <table:table-cell office:value-type="float" office:value="8.7173">
                <text:p>8.7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.0171">
                <text:p>5.0171</text:p>
              </table:table-cell>
              <table:table-cell office:value-type="float" office:value="6.8033">
                <text:p>6.8033</text:p>
              </table:table-cell>
              <table:table-cell office:value-type="float" office:value="8.3126">
                <text:p>8.3126</text:p>
              </table:table-cell>
              <table:table-cell office:value-type="float" office:value="8.717">
                <text:p>8.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.0152">
                <text:p>5.0152</text:p>
              </table:table-cell>
              <table:table-cell office:value-type="float" office:value="6.8024">
                <text:p>6.8024</text:p>
              </table:table-cell>
              <table:table-cell office:value-type="float" office:value="8.3121">
                <text:p>8.3121</text:p>
              </table:table-cell>
              <table:table-cell office:value-type="float" office:value="8.7168">
                <text:p>8.7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.0131">
                <text:p>5.0131</text:p>
              </table:table-cell>
              <table:table-cell office:value-type="float" office:value="6.8016">
                <text:p>6.8016</text:p>
              </table:table-cell>
              <table:table-cell office:value-type="float" office:value="8.3117">
                <text:p>8.3117</text:p>
              </table:table-cell>
              <table:table-cell office:value-type="float" office:value="8.7166">
                <text:p>8.7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.0111">
                <text:p>5.0111</text:p>
              </table:table-cell>
              <table:table-cell office:value-type="float" office:value="6.8007">
                <text:p>6.8007</text:p>
              </table:table-cell>
              <table:table-cell office:value-type="float" office:value="8.3112">
                <text:p>8.3112</text:p>
              </table:table-cell>
              <table:table-cell office:value-type="float" office:value="8.7163">
                <text:p>8.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5.0091">
                <text:p>5.0091</text:p>
              </table:table-cell>
              <table:table-cell office:value-type="float" office:value="6.7998">
                <text:p>6.7998</text:p>
              </table:table-cell>
              <table:table-cell office:value-type="float" office:value="8.3108">
                <text:p>8.3108</text:p>
              </table:table-cell>
              <table:table-cell office:value-type="float" office:value="8.7161">
                <text:p>8.7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.0071">
                <text:p>5.0071</text:p>
              </table:table-cell>
              <table:table-cell office:value-type="float" office:value="6.799">
                <text:p>6.799</text:p>
              </table:table-cell>
              <table:table-cell office:value-type="float" office:value="8.3103">
                <text:p>8.3103</text:p>
              </table:table-cell>
              <table:table-cell office:value-type="float" office:value="8.7158">
                <text:p>8.7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5.0051">
                <text:p>5.0051</text:p>
              </table:table-cell>
              <table:table-cell office:value-type="float" office:value="6.7981">
                <text:p>6.7981</text:p>
              </table:table-cell>
              <table:table-cell office:value-type="float" office:value="8.3099">
                <text:p>8.3099</text:p>
              </table:table-cell>
              <table:table-cell office:value-type="float" office:value="8.7156">
                <text:p>8.7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5.003">
                <text:p>5.003</text:p>
              </table:table-cell>
              <table:table-cell office:value-type="float" office:value="6.7973">
                <text:p>6.7973</text:p>
              </table:table-cell>
              <table:table-cell office:value-type="float" office:value="8.3094">
                <text:p>8.3094</text:p>
              </table:table-cell>
              <table:table-cell office:value-type="float" office:value="8.7154">
                <text:p>8.7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5.001">
                <text:p>5.001</text:p>
              </table:table-cell>
              <table:table-cell office:value-type="float" office:value="6.7964">
                <text:p>6.7964</text:p>
              </table:table-cell>
              <table:table-cell office:value-type="float" office:value="8.309">
                <text:p>8.309</text:p>
              </table:table-cell>
              <table:table-cell office:value-type="float" office:value="8.7151">
                <text:p>8.7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.9989">
                <text:p>4.9989</text:p>
              </table:table-cell>
              <table:table-cell office:value-type="float" office:value="6.7955">
                <text:p>6.7955</text:p>
              </table:table-cell>
              <table:table-cell office:value-type="float" office:value="8.3085">
                <text:p>8.3085</text:p>
              </table:table-cell>
              <table:table-cell office:value-type="float" office:value="8.7149">
                <text:p>8.7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4.9969">
                <text:p>4.9969</text:p>
              </table:table-cell>
              <table:table-cell office:value-type="float" office:value="6.7947">
                <text:p>6.7947</text:p>
              </table:table-cell>
              <table:table-cell office:value-type="float" office:value="8.3081">
                <text:p>8.3081</text:p>
              </table:table-cell>
              <table:table-cell office:value-type="float" office:value="8.7147">
                <text:p>8.7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4.9948">
                <text:p>4.9948</text:p>
              </table:table-cell>
              <table:table-cell office:value-type="float" office:value="6.7938">
                <text:p>6.7938</text:p>
              </table:table-cell>
              <table:table-cell office:value-type="float" office:value="8.3076">
                <text:p>8.3076</text:p>
              </table:table-cell>
              <table:table-cell office:value-type="float" office:value="8.7144">
                <text:p>8.7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4.9927">
                <text:p>4.9927</text:p>
              </table:table-cell>
              <table:table-cell office:value-type="float" office:value="6.7929">
                <text:p>6.7929</text:p>
              </table:table-cell>
              <table:table-cell office:value-type="float" office:value="8.3072">
                <text:p>8.3072</text:p>
              </table:table-cell>
              <table:table-cell office:value-type="float" office:value="8.7142">
                <text:p>8.7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4.9907">
                <text:p>4.9907</text:p>
              </table:table-cell>
              <table:table-cell office:value-type="float" office:value="6.7921">
                <text:p>6.7921</text:p>
              </table:table-cell>
              <table:table-cell office:value-type="float" office:value="8.3067">
                <text:p>8.3067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4.9886">
                <text:p>4.9886</text:p>
              </table:table-cell>
              <table:table-cell office:value-type="float" office:value="6.7912">
                <text:p>6.7912</text:p>
              </table:table-cell>
              <table:table-cell office:value-type="float" office:value="8.3063">
                <text:p>8.3063</text:p>
              </table:table-cell>
              <table:table-cell office:value-type="float" office:value="8.7137">
                <text:p>8.7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4.9865">
                <text:p>4.9865</text:p>
              </table:table-cell>
              <table:table-cell office:value-type="float" office:value="6.7903">
                <text:p>6.7903</text:p>
              </table:table-cell>
              <table:table-cell office:value-type="float" office:value="8.3058">
                <text:p>8.3058</text:p>
              </table:table-cell>
              <table:table-cell office:value-type="float" office:value="8.7135">
                <text:p>8.7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.9844">
                <text:p>4.9844</text:p>
              </table:table-cell>
              <table:table-cell office:value-type="float" office:value="6.7894">
                <text:p>6.7894</text:p>
              </table:table-cell>
              <table:table-cell office:value-type="float" office:value="8.3054">
                <text:p>8.3054</text:p>
              </table:table-cell>
              <table:table-cell office:value-type="float" office:value="8.7133">
                <text:p>8.7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4.9823">
                <text:p>4.9823</text:p>
              </table:table-cell>
              <table:table-cell office:value-type="float" office:value="6.7886">
                <text:p>6.7886</text:p>
              </table:table-cell>
              <table:table-cell office:value-type="float" office:value="8.3049">
                <text:p>8.3049</text:p>
              </table:table-cell>
              <table:table-cell office:value-type="float" office:value="8.713">
                <text:p>8.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4.9802">
                <text:p>4.9802</text:p>
              </table:table-cell>
              <table:table-cell office:value-type="float" office:value="6.7877">
                <text:p>6.7877</text:p>
              </table:table-cell>
              <table:table-cell office:value-type="float" office:value="8.3045">
                <text:p>8.3045</text:p>
              </table:table-cell>
              <table:table-cell office:value-type="float" office:value="8.7128">
                <text:p>8.7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4.978">
                <text:p>4.978</text:p>
              </table:table-cell>
              <table:table-cell office:value-type="float" office:value="6.7868">
                <text:p>6.7868</text:p>
              </table:table-cell>
              <table:table-cell office:value-type="float" office:value="8.304">
                <text:p>8.304</text:p>
              </table:table-cell>
              <table:table-cell office:value-type="float" office:value="8.7126">
                <text:p>8.7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4.9759">
                <text:p>4.9759</text:p>
              </table:table-cell>
              <table:table-cell office:value-type="float" office:value="6.7859">
                <text:p>6.7859</text:p>
              </table:table-cell>
              <table:table-cell office:value-type="float" office:value="8.3035">
                <text:p>8.3035</text:p>
              </table:table-cell>
              <table:table-cell office:value-type="float" office:value="8.7124">
                <text:p>8.7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4.9738">
                <text:p>4.9738</text:p>
              </table:table-cell>
              <table:table-cell office:value-type="float" office:value="6.785">
                <text:p>6.785</text:p>
              </table:table-cell>
              <table:table-cell office:value-type="float" office:value="8.3031">
                <text:p>8.3031</text:p>
              </table:table-cell>
              <table:table-cell office:value-type="float" office:value="8.7121">
                <text:p>8.7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4.9717">
                <text:p>4.9717</text:p>
              </table:table-cell>
              <table:table-cell office:value-type="float" office:value="6.7842">
                <text:p>6.7842</text:p>
              </table:table-cell>
              <table:table-cell office:value-type="float" office:value="8.3026">
                <text:p>8.3026</text:p>
              </table:table-cell>
              <table:table-cell office:value-type="float" office:value="8.7119">
                <text:p>8.7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4.9695">
                <text:p>4.9695</text:p>
              </table:table-cell>
              <table:table-cell office:value-type="float" office:value="6.7833">
                <text:p>6.7833</text:p>
              </table:table-cell>
              <table:table-cell office:value-type="float" office:value="8.3022">
                <text:p>8.3022</text:p>
              </table:table-cell>
              <table:table-cell office:value-type="float" office:value="8.7117">
                <text:p>8.7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4.9674">
                <text:p>4.9674</text:p>
              </table:table-cell>
              <table:table-cell office:value-type="float" office:value="6.7824">
                <text:p>6.7824</text:p>
              </table:table-cell>
              <table:table-cell office:value-type="float" office:value="8.3017">
                <text:p>8.3017</text:p>
              </table:table-cell>
              <table:table-cell office:value-type="float" office:value="8.7114">
                <text:p>8.7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4.9652">
                <text:p>4.9652</text:p>
              </table:table-cell>
              <table:table-cell office:value-type="float" office:value="6.7815">
                <text:p>6.7815</text:p>
              </table:table-cell>
              <table:table-cell office:value-type="float" office:value="8.3013">
                <text:p>8.3013</text:p>
              </table:table-cell>
              <table:table-cell office:value-type="float" office:value="8.7112">
                <text:p>8.7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4.963">
                <text:p>4.963</text:p>
              </table:table-cell>
              <table:table-cell office:value-type="float" office:value="6.7806">
                <text:p>6.7806</text:p>
              </table:table-cell>
              <table:table-cell office:value-type="float" office:value="8.3008">
                <text:p>8.3008</text:p>
              </table:table-cell>
              <table:table-cell office:value-type="float" office:value="8.711">
                <text:p>8.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4.9609">
                <text:p>4.9609</text:p>
              </table:table-cell>
              <table:table-cell office:value-type="float" office:value="6.7797">
                <text:p>6.7797</text:p>
              </table:table-cell>
              <table:table-cell office:value-type="float" office:value="8.3004">
                <text:p>8.3004</text:p>
              </table:table-cell>
              <table:table-cell office:value-type="float" office:value="8.7107">
                <text:p>8.7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4.9587">
                <text:p>4.9587</text:p>
              </table:table-cell>
              <table:table-cell office:value-type="float" office:value="6.7788">
                <text:p>6.7788</text:p>
              </table:table-cell>
              <table:table-cell office:value-type="float" office:value="8.2999">
                <text:p>8.2999</text:p>
              </table:table-cell>
              <table:table-cell office:value-type="float" office:value="8.7105">
                <text:p>8.7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4.9565">
                <text:p>4.9565</text:p>
              </table:table-cell>
              <table:table-cell office:value-type="float" office:value="6.778">
                <text:p>6.778</text:p>
              </table:table-cell>
              <table:table-cell office:value-type="float" office:value="8.2994">
                <text:p>8.2994</text:p>
              </table:table-cell>
              <table:table-cell office:value-type="float" office:value="8.7103">
                <text:p>8.7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4.9543">
                <text:p>4.9543</text:p>
              </table:table-cell>
              <table:table-cell office:value-type="float" office:value="6.7771">
                <text:p>6.7771</text:p>
              </table:table-cell>
              <table:table-cell office:value-type="float" office:value="8.299">
                <text:p>8.299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4.9521">
                <text:p>4.9521</text:p>
              </table:table-cell>
              <table:table-cell office:value-type="float" office:value="6.7762">
                <text:p>6.7762</text:p>
              </table:table-cell>
              <table:table-cell office:value-type="float" office:value="8.2985">
                <text:p>8.2985</text:p>
              </table:table-cell>
              <table:table-cell office:value-type="float" office:value="8.7098">
                <text:p>8.7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4.9499">
                <text:p>4.9499</text:p>
              </table:table-cell>
              <table:table-cell office:value-type="float" office:value="6.7753">
                <text:p>6.7753</text:p>
              </table:table-cell>
              <table:table-cell office:value-type="float" office:value="8.2981">
                <text:p>8.2981</text:p>
              </table:table-cell>
              <table:table-cell office:value-type="float" office:value="8.7096">
                <text:p>8.7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4.9477">
                <text:p>4.9477</text:p>
              </table:table-cell>
              <table:table-cell office:value-type="float" office:value="6.7744">
                <text:p>6.7744</text:p>
              </table:table-cell>
              <table:table-cell office:value-type="float" office:value="8.2976">
                <text:p>8.2976</text:p>
              </table:table-cell>
              <table:table-cell office:value-type="float" office:value="8.7093">
                <text:p>8.7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4.9454">
                <text:p>4.9454</text:p>
              </table:table-cell>
              <table:table-cell office:value-type="float" office:value="6.7735">
                <text:p>6.7735</text:p>
              </table:table-cell>
              <table:table-cell office:value-type="float" office:value="8.2972">
                <text:p>8.2972</text:p>
              </table:table-cell>
              <table:table-cell office:value-type="float" office:value="8.7091">
                <text:p>8.7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4.9432">
                <text:p>4.9432</text:p>
              </table:table-cell>
              <table:table-cell office:value-type="float" office:value="6.7726">
                <text:p>6.7726</text:p>
              </table:table-cell>
              <table:table-cell office:value-type="float" office:value="8.2967">
                <text:p>8.2967</text:p>
              </table:table-cell>
              <table:table-cell office:value-type="float" office:value="8.7089">
                <text:p>8.7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4.941">
                <text:p>4.941</text:p>
              </table:table-cell>
              <table:table-cell office:value-type="float" office:value="6.7717">
                <text:p>6.7717</text:p>
              </table:table-cell>
              <table:table-cell office:value-type="float" office:value="8.2962">
                <text:p>8.2962</text:p>
              </table:table-cell>
              <table:table-cell office:value-type="float" office:value="8.7086">
                <text:p>8.7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4.9387">
                <text:p>4.9387</text:p>
              </table:table-cell>
              <table:table-cell office:value-type="float" office:value="6.7708">
                <text:p>6.7708</text:p>
              </table:table-cell>
              <table:table-cell office:value-type="float" office:value="8.2958">
                <text:p>8.2958</text:p>
              </table:table-cell>
              <table:table-cell office:value-type="float" office:value="8.7084">
                <text:p>8.7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4.9365">
                <text:p>4.9365</text:p>
              </table:table-cell>
              <table:table-cell office:value-type="float" office:value="6.7699">
                <text:p>6.7699</text:p>
              </table:table-cell>
              <table:table-cell office:value-type="float" office:value="8.2953">
                <text:p>8.2953</text:p>
              </table:table-cell>
              <table:table-cell office:value-type="float" office:value="8.7082">
                <text:p>8.7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4.9342">
                <text:p>4.9342</text:p>
              </table:table-cell>
              <table:table-cell office:value-type="float" office:value="6.769">
                <text:p>6.769</text:p>
              </table:table-cell>
              <table:table-cell office:value-type="float" office:value="8.2949">
                <text:p>8.2949</text:p>
              </table:table-cell>
              <table:table-cell office:value-type="float" office:value="8.7079">
                <text:p>8.7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4.9319">
                <text:p>4.9319</text:p>
              </table:table-cell>
              <table:table-cell office:value-type="float" office:value="6.768">
                <text:p>6.768</text:p>
              </table:table-cell>
              <table:table-cell office:value-type="float" office:value="8.2944">
                <text:p>8.2944</text:p>
              </table:table-cell>
              <table:table-cell office:value-type="float" office:value="8.7077">
                <text:p>8.7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.9296">
                <text:p>4.9296</text:p>
              </table:table-cell>
              <table:table-cell office:value-type="float" office:value="6.7671">
                <text:p>6.7671</text:p>
              </table:table-cell>
              <table:table-cell office:value-type="float" office:value="8.2939">
                <text:p>8.2939</text:p>
              </table:table-cell>
              <table:table-cell office:value-type="float" office:value="8.7075">
                <text:p>8.7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4.9274">
                <text:p>4.9274</text:p>
              </table:table-cell>
              <table:table-cell office:value-type="float" office:value="6.7662">
                <text:p>6.7662</text:p>
              </table:table-cell>
              <table:table-cell office:value-type="float" office:value="8.2935">
                <text:p>8.2935</text:p>
              </table:table-cell>
              <table:table-cell office:value-type="float" office:value="8.7072">
                <text:p>8.70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4.9251">
                <text:p>4.9251</text:p>
              </table:table-cell>
              <table:table-cell office:value-type="float" office:value="6.7653">
                <text:p>6.7653</text:p>
              </table:table-cell>
              <table:table-cell office:value-type="float" office:value="8.293">
                <text:p>8.293</text:p>
              </table:table-cell>
              <table:table-cell office:value-type="float" office:value="8.707">
                <text:p>8.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.9228">
                <text:p>4.9228</text:p>
              </table:table-cell>
              <table:table-cell office:value-type="float" office:value="6.7644">
                <text:p>6.7644</text:p>
              </table:table-cell>
              <table:table-cell office:value-type="float" office:value="8.2926">
                <text:p>8.2926</text:p>
              </table:table-cell>
              <table:table-cell office:value-type="float" office:value="8.7068">
                <text:p>8.7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.9205">
                <text:p>4.9205</text:p>
              </table:table-cell>
              <table:table-cell office:value-type="float" office:value="6.7635">
                <text:p>6.7635</text:p>
              </table:table-cell>
              <table:table-cell office:value-type="float" office:value="8.2921">
                <text:p>8.2921</text:p>
              </table:table-cell>
              <table:table-cell office:value-type="float" office:value="8.7065">
                <text:p>8.7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4.9181">
                <text:p>4.9181</text:p>
              </table:table-cell>
              <table:table-cell office:value-type="float" office:value="6.7626">
                <text:p>6.7626</text:p>
              </table:table-cell>
              <table:table-cell office:value-type="float" office:value="8.2916">
                <text:p>8.2916</text:p>
              </table:table-cell>
              <table:table-cell office:value-type="float" office:value="8.7063">
                <text:p>8.7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.9158">
                <text:p>4.9158</text:p>
              </table:table-cell>
              <table:table-cell office:value-type="float" office:value="6.7617">
                <text:p>6.7617</text:p>
              </table:table-cell>
              <table:table-cell office:value-type="float" office:value="8.2912">
                <text:p>8.2912</text:p>
              </table:table-cell>
              <table:table-cell office:value-type="float" office:value="8.7061">
                <text:p>8.7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.9135">
                <text:p>4.9135</text:p>
              </table:table-cell>
              <table:table-cell office:value-type="float" office:value="6.7607">
                <text:p>6.7607</text:p>
              </table:table-cell>
              <table:table-cell office:value-type="float" office:value="8.2907">
                <text:p>8.2907</text:p>
              </table:table-cell>
              <table:table-cell office:value-type="float" office:value="8.7058">
                <text:p>8.7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4.9111">
                <text:p>4.9111</text:p>
              </table:table-cell>
              <table:table-cell office:value-type="float" office:value="6.7598">
                <text:p>6.7598</text:p>
              </table:table-cell>
              <table:table-cell office:value-type="float" office:value="8.2902">
                <text:p>8.2902</text:p>
              </table:table-cell>
              <table:table-cell office:value-type="float" office:value="8.7056">
                <text:p>8.7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.9088">
                <text:p>4.9088</text:p>
              </table:table-cell>
              <table:table-cell office:value-type="float" office:value="6.7589">
                <text:p>6.7589</text:p>
              </table:table-cell>
              <table:table-cell office:value-type="float" office:value="8.2898">
                <text:p>8.2898</text:p>
              </table:table-cell>
              <table:table-cell office:value-type="float" office:value="8.7054">
                <text:p>8.7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.9064">
                <text:p>4.9064</text:p>
              </table:table-cell>
              <table:table-cell office:value-type="float" office:value="6.758">
                <text:p>6.758</text:p>
              </table:table-cell>
              <table:table-cell office:value-type="float" office:value="8.2893">
                <text:p>8.2893</text:p>
              </table:table-cell>
              <table:table-cell office:value-type="float" office:value="8.7051">
                <text:p>8.7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4.9041">
                <text:p>4.9041</text:p>
              </table:table-cell>
              <table:table-cell office:value-type="float" office:value="6.757">
                <text:p>6.757</text:p>
              </table:table-cell>
              <table:table-cell office:value-type="float" office:value="8.2888">
                <text:p>8.2888</text:p>
              </table:table-cell>
              <table:table-cell office:value-type="float" office:value="8.7049">
                <text:p>8.7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4.9017">
                <text:p>4.9017</text:p>
              </table:table-cell>
              <table:table-cell office:value-type="float" office:value="6.7561">
                <text:p>6.7561</text:p>
              </table:table-cell>
              <table:table-cell office:value-type="float" office:value="8.2884">
                <text:p>8.2884</text:p>
              </table:table-cell>
              <table:table-cell office:value-type="float" office:value="8.7047">
                <text:p>8.7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4.8993">
                <text:p>4.8993</text:p>
              </table:table-cell>
              <table:table-cell office:value-type="float" office:value="6.7552">
                <text:p>6.7552</text:p>
              </table:table-cell>
              <table:table-cell office:value-type="float" office:value="8.2879">
                <text:p>8.2879</text:p>
              </table:table-cell>
              <table:table-cell office:value-type="float" office:value="8.7044">
                <text:p>8.70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4.8969">
                <text:p>4.8969</text:p>
              </table:table-cell>
              <table:table-cell office:value-type="float" office:value="6.7543">
                <text:p>6.7543</text:p>
              </table:table-cell>
              <table:table-cell office:value-type="float" office:value="8.2874">
                <text:p>8.2874</text:p>
              </table:table-cell>
              <table:table-cell office:value-type="float" office:value="8.7042">
                <text:p>8.7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4.8945">
                <text:p>4.8945</text:p>
              </table:table-cell>
              <table:table-cell office:value-type="float" office:value="6.7533">
                <text:p>6.7533</text:p>
              </table:table-cell>
              <table:table-cell office:value-type="float" office:value="8.287">
                <text:p>8.287</text:p>
              </table:table-cell>
              <table:table-cell office:value-type="float" office:value="8.704">
                <text:p>8.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4.8921">
                <text:p>4.8921</text:p>
              </table:table-cell>
              <table:table-cell office:value-type="float" office:value="6.7524">
                <text:p>6.7524</text:p>
              </table:table-cell>
              <table:table-cell office:value-type="float" office:value="8.2865">
                <text:p>8.2865</text:p>
              </table:table-cell>
              <table:table-cell office:value-type="float" office:value="8.7037">
                <text:p>8.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4.8897">
                <text:p>4.8897</text:p>
              </table:table-cell>
              <table:table-cell office:value-type="float" office:value="6.7515">
                <text:p>6.7515</text:p>
              </table:table-cell>
              <table:table-cell office:value-type="float" office:value="8.286">
                <text:p>8.286</text:p>
              </table:table-cell>
              <table:table-cell office:value-type="float" office:value="8.7035">
                <text:p>8.70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4.8873">
                <text:p>4.8873</text:p>
              </table:table-cell>
              <table:table-cell office:value-type="float" office:value="6.7505">
                <text:p>6.7505</text:p>
              </table:table-cell>
              <table:table-cell office:value-type="float" office:value="8.2856">
                <text:p>8.2856</text:p>
              </table:table-cell>
              <table:table-cell office:value-type="float" office:value="8.7033">
                <text:p>8.7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4.8848">
                <text:p>4.8848</text:p>
              </table:table-cell>
              <table:table-cell office:value-type="float" office:value="6.7496">
                <text:p>6.7496</text:p>
              </table:table-cell>
              <table:table-cell office:value-type="float" office:value="8.2851">
                <text:p>8.2851</text:p>
              </table:table-cell>
              <table:table-cell office:value-type="float" office:value="8.703">
                <text:p>8.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4.8824">
                <text:p>4.8824</text:p>
              </table:table-cell>
              <table:table-cell office:value-type="float" office:value="6.7486">
                <text:p>6.7486</text:p>
              </table:table-cell>
              <table:table-cell office:value-type="float" office:value="8.2846">
                <text:p>8.2846</text:p>
              </table:table-cell>
              <table:table-cell office:value-type="float" office:value="8.7028">
                <text:p>8.7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4.8799">
                <text:p>4.8799</text:p>
              </table:table-cell>
              <table:table-cell office:value-type="float" office:value="6.7477">
                <text:p>6.7477</text:p>
              </table:table-cell>
              <table:table-cell office:value-type="float" office:value="8.2841">
                <text:p>8.2841</text:p>
              </table:table-cell>
              <table:table-cell office:value-type="float" office:value="8.7026">
                <text:p>8.7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4.8775">
                <text:p>4.8775</text:p>
              </table:table-cell>
              <table:table-cell office:value-type="float" office:value="6.7468">
                <text:p>6.7468</text:p>
              </table:table-cell>
              <table:table-cell office:value-type="float" office:value="8.2837">
                <text:p>8.2837</text:p>
              </table:table-cell>
              <table:table-cell office:value-type="float" office:value="8.7023">
                <text:p>8.7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4.875">
                <text:p>4.875</text:p>
              </table:table-cell>
              <table:table-cell office:value-type="float" office:value="6.7458">
                <text:p>6.7458</text:p>
              </table:table-cell>
              <table:table-cell office:value-type="float" office:value="8.2832">
                <text:p>8.2832</text:p>
              </table:table-cell>
              <table:table-cell office:value-type="float" office:value="8.7021">
                <text:p>8.7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4.8725">
                <text:p>4.8725</text:p>
              </table:table-cell>
              <table:table-cell office:value-type="float" office:value="6.7449">
                <text:p>6.7449</text:p>
              </table:table-cell>
              <table:table-cell office:value-type="float" office:value="8.2827">
                <text:p>8.2827</text:p>
              </table:table-cell>
              <table:table-cell office:value-type="float" office:value="8.7019">
                <text:p>8.7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4.8701">
                <text:p>4.8701</text:p>
              </table:table-cell>
              <table:table-cell office:value-type="float" office:value="6.7439">
                <text:p>6.7439</text:p>
              </table:table-cell>
              <table:table-cell office:value-type="float" office:value="8.2823">
                <text:p>8.2823</text:p>
              </table:table-cell>
              <table:table-cell office:value-type="float" office:value="8.7016">
                <text:p>8.7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4.8676">
                <text:p>4.8676</text:p>
              </table:table-cell>
              <table:table-cell office:value-type="float" office:value="6.743">
                <text:p>6.743</text:p>
              </table:table-cell>
              <table:table-cell office:value-type="float" office:value="8.2818">
                <text:p>8.2818</text:p>
              </table:table-cell>
              <table:table-cell office:value-type="float" office:value="8.7014">
                <text:p>8.70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4.8651">
                <text:p>4.8651</text:p>
              </table:table-cell>
              <table:table-cell office:value-type="float" office:value="6.742">
                <text:p>6.742</text:p>
              </table:table-cell>
              <table:table-cell office:value-type="float" office:value="8.2813">
                <text:p>8.2813</text:p>
              </table:table-cell>
              <table:table-cell office:value-type="float" office:value="8.7011">
                <text:p>8.7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4.8625">
                <text:p>4.8625</text:p>
              </table:table-cell>
              <table:table-cell office:value-type="float" office:value="6.7411">
                <text:p>6.7411</text:p>
              </table:table-cell>
              <table:table-cell office:value-type="float" office:value="8.2808">
                <text:p>8.2808</text:p>
              </table:table-cell>
              <table:table-cell office:value-type="float" office:value="8.7009">
                <text:p>8.7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4.86">
                <text:p>4.86</text:p>
              </table:table-cell>
              <table:table-cell office:value-type="float" office:value="6.7401">
                <text:p>6.7401</text:p>
              </table:table-cell>
              <table:table-cell office:value-type="float" office:value="8.2804">
                <text:p>8.2804</text:p>
              </table:table-cell>
              <table:table-cell office:value-type="float" office:value="8.7007">
                <text:p>8.7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4.8575">
                <text:p>4.8575</text:p>
              </table:table-cell>
              <table:table-cell office:value-type="float" office:value="6.7392">
                <text:p>6.7392</text:p>
              </table:table-cell>
              <table:table-cell office:value-type="float" office:value="8.2799">
                <text:p>8.2799</text:p>
              </table:table-cell>
              <table:table-cell office:value-type="float" office:value="8.7004">
                <text:p>8.7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4.8549">
                <text:p>4.8549</text:p>
              </table:table-cell>
              <table:table-cell office:value-type="float" office:value="6.7382">
                <text:p>6.7382</text:p>
              </table:table-cell>
              <table:table-cell office:value-type="float" office:value="8.2794">
                <text:p>8.2794</text:p>
              </table:table-cell>
              <table:table-cell office:value-type="float" office:value="8.7002">
                <text:p>8.7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4.8524">
                <text:p>4.8524</text:p>
              </table:table-cell>
              <table:table-cell office:value-type="float" office:value="6.7373">
                <text:p>6.7373</text:p>
              </table:table-cell>
              <table:table-cell office:value-type="float" office:value="8.2789">
                <text:p>8.278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4.8498">
                <text:p>4.8498</text:p>
              </table:table-cell>
              <table:table-cell office:value-type="float" office:value="6.7363">
                <text:p>6.7363</text:p>
              </table:table-cell>
              <table:table-cell office:value-type="float" office:value="8.2784">
                <text:p>8.2784</text:p>
              </table:table-cell>
              <table:table-cell office:value-type="float" office:value="8.6997">
                <text:p>8.6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4.8473">
                <text:p>4.8473</text:p>
              </table:table-cell>
              <table:table-cell office:value-type="float" office:value="6.7353">
                <text:p>6.7353</text:p>
              </table:table-cell>
              <table:table-cell office:value-type="float" office:value="8.278">
                <text:p>8.278</text:p>
              </table:table-cell>
              <table:table-cell office:value-type="float" office:value="8.6995">
                <text:p>8.6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4.8447">
                <text:p>4.8447</text:p>
              </table:table-cell>
              <table:table-cell office:value-type="float" office:value="6.7344">
                <text:p>6.7344</text:p>
              </table:table-cell>
              <table:table-cell office:value-type="float" office:value="8.2775">
                <text:p>8.2775</text:p>
              </table:table-cell>
              <table:table-cell office:value-type="float" office:value="8.6992">
                <text:p>8.6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.8421">
                <text:p>4.8421</text:p>
              </table:table-cell>
              <table:table-cell office:value-type="float" office:value="6.7334">
                <text:p>6.7334</text:p>
              </table:table-cell>
              <table:table-cell office:value-type="float" office:value="8.277">
                <text:p>8.277</text:p>
              </table:table-cell>
              <table:table-cell office:value-type="float" office:value="8.699">
                <text:p>8.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4.8395">
                <text:p>4.8395</text:p>
              </table:table-cell>
              <table:table-cell office:value-type="float" office:value="6.7324">
                <text:p>6.7324</text:p>
              </table:table-cell>
              <table:table-cell office:value-type="float" office:value="8.2765">
                <text:p>8.2765</text:p>
              </table:table-cell>
              <table:table-cell office:value-type="float" office:value="8.6988">
                <text:p>8.6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.8369">
                <text:p>4.8369</text:p>
              </table:table-cell>
              <table:table-cell office:value-type="float" office:value="6.7315">
                <text:p>6.7315</text:p>
              </table:table-cell>
              <table:table-cell office:value-type="float" office:value="8.2761">
                <text:p>8.2761</text:p>
              </table:table-cell>
              <table:table-cell office:value-type="float" office:value="8.6985">
                <text:p>8.6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4.8343">
                <text:p>4.8343</text:p>
              </table:table-cell>
              <table:table-cell office:value-type="float" office:value="6.7305">
                <text:p>6.7305</text:p>
              </table:table-cell>
              <table:table-cell office:value-type="float" office:value="8.2756">
                <text:p>8.2756</text:p>
              </table:table-cell>
              <table:table-cell office:value-type="float" office:value="8.6983">
                <text:p>8.69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4.8317">
                <text:p>4.8317</text:p>
              </table:table-cell>
              <table:table-cell office:value-type="float" office:value="6.7295">
                <text:p>6.7295</text:p>
              </table:table-cell>
              <table:table-cell office:value-type="float" office:value="8.2751">
                <text:p>8.2751</text:p>
              </table:table-cell>
              <table:table-cell office:value-type="float" office:value="8.6981">
                <text:p>8.6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4.829">
                <text:p>4.829</text:p>
              </table:table-cell>
              <table:table-cell office:value-type="float" office:value="6.7286">
                <text:p>6.7286</text:p>
              </table:table-cell>
              <table:table-cell office:value-type="float" office:value="8.2746">
                <text:p>8.2746</text:p>
              </table:table-cell>
              <table:table-cell office:value-type="float" office:value="8.6978">
                <text:p>8.6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4.8264">
                <text:p>4.8264</text:p>
              </table:table-cell>
              <table:table-cell office:value-type="float" office:value="6.7276">
                <text:p>6.7276</text:p>
              </table:table-cell>
              <table:table-cell office:value-type="float" office:value="8.2741">
                <text:p>8.2741</text:p>
              </table:table-cell>
              <table:table-cell office:value-type="float" office:value="8.6976">
                <text:p>8.6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4.8237">
                <text:p>4.8237</text:p>
              </table:table-cell>
              <table:table-cell office:value-type="float" office:value="6.7266">
                <text:p>6.7266</text:p>
              </table:table-cell>
              <table:table-cell office:value-type="float" office:value="8.2736">
                <text:p>8.2736</text:p>
              </table:table-cell>
              <table:table-cell office:value-type="float" office:value="8.6973">
                <text:p>8.6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4.821">
                <text:p>4.821</text:p>
              </table:table-cell>
              <table:table-cell office:value-type="float" office:value="6.7256">
                <text:p>6.7256</text:p>
              </table:table-cell>
              <table:table-cell office:value-type="float" office:value="8.2732">
                <text:p>8.2732</text:p>
              </table:table-cell>
              <table:table-cell office:value-type="float" office:value="8.6971">
                <text:p>8.69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4.8184">
                <text:p>4.8184</text:p>
              </table:table-cell>
              <table:table-cell office:value-type="float" office:value="6.7247">
                <text:p>6.7247</text:p>
              </table:table-cell>
              <table:table-cell office:value-type="float" office:value="8.2727">
                <text:p>8.2727</text:p>
              </table:table-cell>
              <table:table-cell office:value-type="float" office:value="8.6969">
                <text:p>8.69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4.8157">
                <text:p>4.8157</text:p>
              </table:table-cell>
              <table:table-cell office:value-type="float" office:value="6.7237">
                <text:p>6.7237</text:p>
              </table:table-cell>
              <table:table-cell office:value-type="float" office:value="8.2722">
                <text:p>8.2722</text:p>
              </table:table-cell>
              <table:table-cell office:value-type="float" office:value="8.6966">
                <text:p>8.69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4.813">
                <text:p>4.813</text:p>
              </table:table-cell>
              <table:table-cell office:value-type="float" office:value="6.7227">
                <text:p>6.7227</text:p>
              </table:table-cell>
              <table:table-cell office:value-type="float" office:value="8.2717">
                <text:p>8.2717</text:p>
              </table:table-cell>
              <table:table-cell office:value-type="float" office:value="8.6964">
                <text:p>8.69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4.8103">
                <text:p>4.8103</text:p>
              </table:table-cell>
              <table:table-cell office:value-type="float" office:value="6.7217">
                <text:p>6.7217</text:p>
              </table:table-cell>
              <table:table-cell office:value-type="float" office:value="8.2712">
                <text:p>8.2712</text:p>
              </table:table-cell>
              <table:table-cell office:value-type="float" office:value="8.6961">
                <text:p>8.69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4.8076">
                <text:p>4.8076</text:p>
              </table:table-cell>
              <table:table-cell office:value-type="float" office:value="6.7207">
                <text:p>6.7207</text:p>
              </table:table-cell>
              <table:table-cell office:value-type="float" office:value="8.2707">
                <text:p>8.2707</text:p>
              </table:table-cell>
              <table:table-cell office:value-type="float" office:value="8.6959">
                <text:p>8.6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4.8048">
                <text:p>4.8048</text:p>
              </table:table-cell>
              <table:table-cell office:value-type="float" office:value="6.7197">
                <text:p>6.7197</text:p>
              </table:table-cell>
              <table:table-cell office:value-type="float" office:value="8.2703">
                <text:p>8.2703</text:p>
              </table:table-cell>
              <table:table-cell office:value-type="float" office:value="8.6957">
                <text:p>8.6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4.8021">
                <text:p>4.8021</text:p>
              </table:table-cell>
              <table:table-cell office:value-type="float" office:value="6.7188">
                <text:p>6.7188</text:p>
              </table:table-cell>
              <table:table-cell office:value-type="float" office:value="8.2698">
                <text:p>8.2698</text:p>
              </table:table-cell>
              <table:table-cell office:value-type="float" office:value="8.6954">
                <text:p>8.6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4.7993">
                <text:p>4.7993</text:p>
              </table:table-cell>
              <table:table-cell office:value-type="float" office:value="6.7178">
                <text:p>6.7178</text:p>
              </table:table-cell>
              <table:table-cell office:value-type="float" office:value="8.2693">
                <text:p>8.2693</text:p>
              </table:table-cell>
              <table:table-cell office:value-type="float" office:value="8.6952">
                <text:p>8.69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4.7966">
                <text:p>4.7966</text:p>
              </table:table-cell>
              <table:table-cell office:value-type="float" office:value="6.7168">
                <text:p>6.7168</text:p>
              </table:table-cell>
              <table:table-cell office:value-type="float" office:value="8.2688">
                <text:p>8.2688</text:p>
              </table:table-cell>
              <table:table-cell office:value-type="float" office:value="8.6949">
                <text:p>8.69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4.7938">
                <text:p>4.7938</text:p>
              </table:table-cell>
              <table:table-cell office:value-type="float" office:value="6.7158">
                <text:p>6.7158</text:p>
              </table:table-cell>
              <table:table-cell office:value-type="float" office:value="8.2683">
                <text:p>8.2683</text:p>
              </table:table-cell>
              <table:table-cell office:value-type="float" office:value="8.6947">
                <text:p>8.6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4.791">
                <text:p>4.791</text:p>
              </table:table-cell>
              <table:table-cell office:value-type="float" office:value="6.7148">
                <text:p>6.7148</text:p>
              </table:table-cell>
              <table:table-cell office:value-type="float" office:value="8.2678">
                <text:p>8.2678</text:p>
              </table:table-cell>
              <table:table-cell office:value-type="float" office:value="8.6945">
                <text:p>8.6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4.7882">
                <text:p>4.7882</text:p>
              </table:table-cell>
              <table:table-cell office:value-type="float" office:value="6.7138">
                <text:p>6.7138</text:p>
              </table:table-cell>
              <table:table-cell office:value-type="float" office:value="8.2673">
                <text:p>8.2673</text:p>
              </table:table-cell>
              <table:table-cell office:value-type="float" office:value="8.6942">
                <text:p>8.6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4.7854">
                <text:p>4.7854</text:p>
              </table:table-cell>
              <table:table-cell office:value-type="float" office:value="6.7128">
                <text:p>6.7128</text:p>
              </table:table-cell>
              <table:table-cell office:value-type="float" office:value="8.2668">
                <text:p>8.2668</text:p>
              </table:table-cell>
              <table:table-cell office:value-type="float" office:value="8.694">
                <text:p>8.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4.7826">
                <text:p>4.7826</text:p>
              </table:table-cell>
              <table:table-cell office:value-type="float" office:value="6.7118">
                <text:p>6.7118</text:p>
              </table:table-cell>
              <table:table-cell office:value-type="float" office:value="8.2664">
                <text:p>8.2664</text:p>
              </table:table-cell>
              <table:table-cell office:value-type="float" office:value="8.6937">
                <text:p>8.69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4.7798">
                <text:p>4.7798</text:p>
              </table:table-cell>
              <table:table-cell office:value-type="float" office:value="6.7108">
                <text:p>6.7108</text:p>
              </table:table-cell>
              <table:table-cell office:value-type="float" office:value="8.2659">
                <text:p>8.2659</text:p>
              </table:table-cell>
              <table:table-cell office:value-type="float" office:value="8.6935">
                <text:p>8.69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4.7769">
                <text:p>4.7769</text:p>
              </table:table-cell>
              <table:table-cell office:value-type="float" office:value="6.7098">
                <text:p>6.7098</text:p>
              </table:table-cell>
              <table:table-cell office:value-type="float" office:value="8.2654">
                <text:p>8.2654</text:p>
              </table:table-cell>
              <table:table-cell office:value-type="float" office:value="8.6932">
                <text:p>8.6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4.7741">
                <text:p>4.7741</text:p>
              </table:table-cell>
              <table:table-cell office:value-type="float" office:value="6.7088">
                <text:p>6.7088</text:p>
              </table:table-cell>
              <table:table-cell office:value-type="float" office:value="8.2649">
                <text:p>8.2649</text:p>
              </table:table-cell>
              <table:table-cell office:value-type="float" office:value="8.693">
                <text:p>8.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4.7712">
                <text:p>4.7712</text:p>
              </table:table-cell>
              <table:table-cell office:value-type="float" office:value="6.7078">
                <text:p>6.7078</text:p>
              </table:table-cell>
              <table:table-cell office:value-type="float" office:value="8.2644">
                <text:p>8.2644</text:p>
              </table:table-cell>
              <table:table-cell office:value-type="float" office:value="8.6928">
                <text:p>8.6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4.7684">
                <text:p>4.7684</text:p>
              </table:table-cell>
              <table:table-cell office:value-type="float" office:value="6.7068">
                <text:p>6.7068</text:p>
              </table:table-cell>
              <table:table-cell office:value-type="float" office:value="8.2639">
                <text:p>8.2639</text:p>
              </table:table-cell>
              <table:table-cell office:value-type="float" office:value="8.6925">
                <text:p>8.69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4.7655">
                <text:p>4.7655</text:p>
              </table:table-cell>
              <table:table-cell office:value-type="float" office:value="6.7058">
                <text:p>6.7058</text:p>
              </table:table-cell>
              <table:table-cell office:value-type="float" office:value="8.2634">
                <text:p>8.2634</text:p>
              </table:table-cell>
              <table:table-cell office:value-type="float" office:value="8.6923">
                <text:p>8.6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4.7626">
                <text:p>4.7626</text:p>
              </table:table-cell>
              <table:table-cell office:value-type="float" office:value="6.7048">
                <text:p>6.7048</text:p>
              </table:table-cell>
              <table:table-cell office:value-type="float" office:value="8.2629">
                <text:p>8.2629</text:p>
              </table:table-cell>
              <table:table-cell office:value-type="float" office:value="8.692">
                <text:p>8.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4.7597">
                <text:p>4.7597</text:p>
              </table:table-cell>
              <table:table-cell office:value-type="float" office:value="6.7037">
                <text:p>6.7037</text:p>
              </table:table-cell>
              <table:table-cell office:value-type="float" office:value="8.2624">
                <text:p>8.2624</text:p>
              </table:table-cell>
              <table:table-cell office:value-type="float" office:value="8.6918">
                <text:p>8.6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4.7567">
                <text:p>4.7567</text:p>
              </table:table-cell>
              <table:table-cell office:value-type="float" office:value="6.7027">
                <text:p>6.7027</text:p>
              </table:table-cell>
              <table:table-cell office:value-type="float" office:value="8.2619">
                <text:p>8.2619</text:p>
              </table:table-cell>
              <table:table-cell office:value-type="float" office:value="8.6915">
                <text:p>8.6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4.7538">
                <text:p>4.7538</text:p>
              </table:table-cell>
              <table:table-cell office:value-type="float" office:value="6.7017">
                <text:p>6.7017</text:p>
              </table:table-cell>
              <table:table-cell office:value-type="float" office:value="8.2614">
                <text:p>8.2614</text:p>
              </table:table-cell>
              <table:table-cell office:value-type="float" office:value="8.6913">
                <text:p>8.6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4.7509">
                <text:p>4.7509</text:p>
              </table:table-cell>
              <table:table-cell office:value-type="float" office:value="6.7007">
                <text:p>6.7007</text:p>
              </table:table-cell>
              <table:table-cell office:value-type="float" office:value="8.2609">
                <text:p>8.2609</text:p>
              </table:table-cell>
              <table:table-cell office:value-type="float" office:value="8.6911">
                <text:p>8.6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4.7479">
                <text:p>4.7479</text:p>
              </table:table-cell>
              <table:table-cell office:value-type="float" office:value="6.6997">
                <text:p>6.6997</text:p>
              </table:table-cell>
              <table:table-cell office:value-type="float" office:value="8.2604">
                <text:p>8.2604</text:p>
              </table:table-cell>
              <table:table-cell office:value-type="float" office:value="8.6908">
                <text:p>8.69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4.7449">
                <text:p>4.7449</text:p>
              </table:table-cell>
              <table:table-cell office:value-type="float" office:value="6.6987">
                <text:p>6.6987</text:p>
              </table:table-cell>
              <table:table-cell office:value-type="float" office:value="8.2599">
                <text:p>8.2599</text:p>
              </table:table-cell>
              <table:table-cell office:value-type="float" office:value="8.6906">
                <text:p>8.69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4.742">
                <text:p>4.742</text:p>
              </table:table-cell>
              <table:table-cell office:value-type="float" office:value="6.6976">
                <text:p>6.6976</text:p>
              </table:table-cell>
              <table:table-cell office:value-type="float" office:value="8.2594">
                <text:p>8.2594</text:p>
              </table:table-cell>
              <table:table-cell office:value-type="float" office:value="8.6903">
                <text:p>8.6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4.739">
                <text:p>4.739</text:p>
              </table:table-cell>
              <table:table-cell office:value-type="float" office:value="6.6966">
                <text:p>6.6966</text:p>
              </table:table-cell>
              <table:table-cell office:value-type="float" office:value="8.2589">
                <text:p>8.2589</text:p>
              </table:table-cell>
              <table:table-cell office:value-type="float" office:value="8.6901">
                <text:p>8.69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4.736">
                <text:p>4.736</text:p>
              </table:table-cell>
              <table:table-cell office:value-type="float" office:value="6.6956">
                <text:p>6.6956</text:p>
              </table:table-cell>
              <table:table-cell office:value-type="float" office:value="8.2584">
                <text:p>8.2584</text:p>
              </table:table-cell>
              <table:table-cell office:value-type="float" office:value="8.6898">
                <text:p>8.68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4.733">
                <text:p>4.733</text:p>
              </table:table-cell>
              <table:table-cell office:value-type="float" office:value="6.6946">
                <text:p>6.6946</text:p>
              </table:table-cell>
              <table:table-cell office:value-type="float" office:value="8.2579">
                <text:p>8.2579</text:p>
              </table:table-cell>
              <table:table-cell office:value-type="float" office:value="8.6896">
                <text:p>8.6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4.7299">
                <text:p>4.7299</text:p>
              </table:table-cell>
              <table:table-cell office:value-type="float" office:value="6.6935">
                <text:p>6.6935</text:p>
              </table:table-cell>
              <table:table-cell office:value-type="float" office:value="8.2574">
                <text:p>8.2574</text:p>
              </table:table-cell>
              <table:table-cell office:value-type="float" office:value="8.6893">
                <text:p>8.6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4.7269">
                <text:p>4.7269</text:p>
              </table:table-cell>
              <table:table-cell office:value-type="float" office:value="6.6925">
                <text:p>6.6925</text:p>
              </table:table-cell>
              <table:table-cell office:value-type="float" office:value="8.2569">
                <text:p>8.2569</text:p>
              </table:table-cell>
              <table:table-cell office:value-type="float" office:value="8.6891">
                <text:p>8.68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4.7238">
                <text:p>4.7238</text:p>
              </table:table-cell>
              <table:table-cell office:value-type="float" office:value="6.6915">
                <text:p>6.6915</text:p>
              </table:table-cell>
              <table:table-cell office:value-type="float" office:value="8.2564">
                <text:p>8.2564</text:p>
              </table:table-cell>
              <table:table-cell office:value-type="float" office:value="8.6888">
                <text:p>8.68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4.7208">
                <text:p>4.7208</text:p>
              </table:table-cell>
              <table:table-cell office:value-type="float" office:value="6.6904">
                <text:p>6.6904</text:p>
              </table:table-cell>
              <table:table-cell office:value-type="float" office:value="8.2559">
                <text:p>8.2559</text:p>
              </table:table-cell>
              <table:table-cell office:value-type="float" office:value="8.6886">
                <text:p>8.68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4.7177">
                <text:p>4.7177</text:p>
              </table:table-cell>
              <table:table-cell office:value-type="float" office:value="6.6894">
                <text:p>6.6894</text:p>
              </table:table-cell>
              <table:table-cell office:value-type="float" office:value="8.2554">
                <text:p>8.2554</text:p>
              </table:table-cell>
              <table:table-cell office:value-type="float" office:value="8.6884">
                <text:p>8.68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4.7146">
                <text:p>4.7146</text:p>
              </table:table-cell>
              <table:table-cell office:value-type="float" office:value="6.6884">
                <text:p>6.6884</text:p>
              </table:table-cell>
              <table:table-cell office:value-type="float" office:value="8.2549">
                <text:p>8.2549</text:p>
              </table:table-cell>
              <table:table-cell office:value-type="float" office:value="8.6881">
                <text:p>8.6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4.7115">
                <text:p>4.7115</text:p>
              </table:table-cell>
              <table:table-cell office:value-type="float" office:value="6.6873">
                <text:p>6.6873</text:p>
              </table:table-cell>
              <table:table-cell office:value-type="float" office:value="8.2544">
                <text:p>8.2544</text:p>
              </table:table-cell>
              <table:table-cell office:value-type="float" office:value="8.6879">
                <text:p>8.6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4.7083">
                <text:p>4.7083</text:p>
              </table:table-cell>
              <table:table-cell office:value-type="float" office:value="6.6863">
                <text:p>6.6863</text:p>
              </table:table-cell>
              <table:table-cell office:value-type="float" office:value="8.2539">
                <text:p>8.2539</text:p>
              </table:table-cell>
              <table:table-cell office:value-type="float" office:value="8.6876">
                <text:p>8.6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4.7052">
                <text:p>4.7052</text:p>
              </table:table-cell>
              <table:table-cell office:value-type="float" office:value="6.6852">
                <text:p>6.6852</text:p>
              </table:table-cell>
              <table:table-cell office:value-type="float" office:value="8.2534">
                <text:p>8.2534</text:p>
              </table:table-cell>
              <table:table-cell office:value-type="float" office:value="8.6874">
                <text:p>8.68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4.7021">
                <text:p>4.7021</text:p>
              </table:table-cell>
              <table:table-cell office:value-type="float" office:value="6.6842">
                <text:p>6.6842</text:p>
              </table:table-cell>
              <table:table-cell office:value-type="float" office:value="8.2529">
                <text:p>8.2529</text:p>
              </table:table-cell>
              <table:table-cell office:value-type="float" office:value="8.6871">
                <text:p>8.68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4.6989">
                <text:p>4.6989</text:p>
              </table:table-cell>
              <table:table-cell office:value-type="float" office:value="6.6832">
                <text:p>6.6832</text:p>
              </table:table-cell>
              <table:table-cell office:value-type="float" office:value="8.2524">
                <text:p>8.2524</text:p>
              </table:table-cell>
              <table:table-cell office:value-type="float" office:value="8.6869">
                <text:p>8.68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4.6957">
                <text:p>4.6957</text:p>
              </table:table-cell>
              <table:table-cell office:value-type="float" office:value="6.6821">
                <text:p>6.6821</text:p>
              </table:table-cell>
              <table:table-cell office:value-type="float" office:value="8.2519">
                <text:p>8.2519</text:p>
              </table:table-cell>
              <table:table-cell office:value-type="float" office:value="8.6866">
                <text:p>8.68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4.6925">
                <text:p>4.6925</text:p>
              </table:table-cell>
              <table:table-cell office:value-type="float" office:value="6.6811">
                <text:p>6.6811</text:p>
              </table:table-cell>
              <table:table-cell office:value-type="float" office:value="8.2514">
                <text:p>8.2514</text:p>
              </table:table-cell>
              <table:table-cell office:value-type="float" office:value="8.6864">
                <text:p>8.68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4.6893">
                <text:p>4.6893</text:p>
              </table:table-cell>
              <table:table-cell office:value-type="float" office:value="6.68">
                <text:p>6.68</text:p>
              </table:table-cell>
              <table:table-cell office:value-type="float" office:value="8.2509">
                <text:p>8.2509</text:p>
              </table:table-cell>
              <table:table-cell office:value-type="float" office:value="8.6861">
                <text:p>8.68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4.6861">
                <text:p>4.6861</text:p>
              </table:table-cell>
              <table:table-cell office:value-type="float" office:value="6.679">
                <text:p>6.679</text:p>
              </table:table-cell>
              <table:table-cell office:value-type="float" office:value="8.2504">
                <text:p>8.2504</text:p>
              </table:table-cell>
              <table:table-cell office:value-type="float" office:value="8.6859">
                <text:p>8.6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4.6829">
                <text:p>4.6829</text:p>
              </table:table-cell>
              <table:table-cell office:value-type="float" office:value="6.6779">
                <text:p>6.6779</text:p>
              </table:table-cell>
              <table:table-cell office:value-type="float" office:value="8.2499">
                <text:p>8.2499</text:p>
              </table:table-cell>
              <table:table-cell office:value-type="float" office:value="8.6856">
                <text:p>8.68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4.6796">
                <text:p>4.6796</text:p>
              </table:table-cell>
              <table:table-cell office:value-type="float" office:value="6.6768">
                <text:p>6.6768</text:p>
              </table:table-cell>
              <table:table-cell office:value-type="float" office:value="8.2494">
                <text:p>8.2494</text:p>
              </table:table-cell>
              <table:table-cell office:value-type="float" office:value="8.6854">
                <text:p>8.68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4.6763">
                <text:p>4.6763</text:p>
              </table:table-cell>
              <table:table-cell office:value-type="float" office:value="6.6758">
                <text:p>6.6758</text:p>
              </table:table-cell>
              <table:table-cell office:value-type="float" office:value="8.2489">
                <text:p>8.2489</text:p>
              </table:table-cell>
              <table:table-cell office:value-type="float" office:value="8.6851">
                <text:p>8.6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4.6731">
                <text:p>4.6731</text:p>
              </table:table-cell>
              <table:table-cell office:value-type="float" office:value="6.6747">
                <text:p>6.6747</text:p>
              </table:table-cell>
              <table:table-cell office:value-type="float" office:value="8.2484">
                <text:p>8.2484</text:p>
              </table:table-cell>
              <table:table-cell office:value-type="float" office:value="8.6849">
                <text:p>8.68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4.6698">
                <text:p>4.6698</text:p>
              </table:table-cell>
              <table:table-cell office:value-type="float" office:value="6.6737">
                <text:p>6.6737</text:p>
              </table:table-cell>
              <table:table-cell office:value-type="float" office:value="8.2479">
                <text:p>8.2479</text:p>
              </table:table-cell>
              <table:table-cell office:value-type="float" office:value="8.6846">
                <text:p>8.6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4.6665">
                <text:p>4.6665</text:p>
              </table:table-cell>
              <table:table-cell office:value-type="float" office:value="6.6726">
                <text:p>6.6726</text:p>
              </table:table-cell>
              <table:table-cell office:value-type="float" office:value="8.2474">
                <text:p>8.2474</text:p>
              </table:table-cell>
              <table:table-cell office:value-type="float" office:value="8.6844">
                <text:p>8.6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4.6631">
                <text:p>4.6631</text:p>
              </table:table-cell>
              <table:table-cell office:value-type="float" office:value="6.6715">
                <text:p>6.6715</text:p>
              </table:table-cell>
              <table:table-cell office:value-type="float" office:value="8.2468">
                <text:p>8.2468</text:p>
              </table:table-cell>
              <table:table-cell office:value-type="float" office:value="8.6841">
                <text:p>8.6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4.6598">
                <text:p>4.6598</text:p>
              </table:table-cell>
              <table:table-cell office:value-type="float" office:value="6.6705">
                <text:p>6.6705</text:p>
              </table:table-cell>
              <table:table-cell office:value-type="float" office:value="8.2463">
                <text:p>8.2463</text:p>
              </table:table-cell>
              <table:table-cell office:value-type="float" office:value="8.6839">
                <text:p>8.68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4.6564">
                <text:p>4.6564</text:p>
              </table:table-cell>
              <table:table-cell office:value-type="float" office:value="6.6694">
                <text:p>6.6694</text:p>
              </table:table-cell>
              <table:table-cell office:value-type="float" office:value="8.2458">
                <text:p>8.2458</text:p>
              </table:table-cell>
              <table:table-cell office:value-type="float" office:value="8.6836">
                <text:p>8.68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4.6531">
                <text:p>4.6531</text:p>
              </table:table-cell>
              <table:table-cell office:value-type="float" office:value="6.6683">
                <text:p>6.6683</text:p>
              </table:table-cell>
              <table:table-cell office:value-type="float" office:value="8.2453">
                <text:p>8.2453</text:p>
              </table:table-cell>
              <table:table-cell office:value-type="float" office:value="8.6834">
                <text:p>8.6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.6497">
                <text:p>4.6497</text:p>
              </table:table-cell>
              <table:table-cell office:value-type="float" office:value="6.6673">
                <text:p>6.6673</text:p>
              </table:table-cell>
              <table:table-cell office:value-type="float" office:value="8.2448">
                <text:p>8.2448</text:p>
              </table:table-cell>
              <table:table-cell office:value-type="float" office:value="8.6831">
                <text:p>8.6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.6463">
                <text:p>4.6463</text:p>
              </table:table-cell>
              <table:table-cell office:value-type="float" office:value="6.6662">
                <text:p>6.6662</text:p>
              </table:table-cell>
              <table:table-cell office:value-type="float" office:value="8.2443">
                <text:p>8.2443</text:p>
              </table:table-cell>
              <table:table-cell office:value-type="float" office:value="8.6829">
                <text:p>8.68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.6429">
                <text:p>4.6429</text:p>
              </table:table-cell>
              <table:table-cell office:value-type="float" office:value="6.6651">
                <text:p>6.6651</text:p>
              </table:table-cell>
              <table:table-cell office:value-type="float" office:value="8.2438">
                <text:p>8.2438</text:p>
              </table:table-cell>
              <table:table-cell office:value-type="float" office:value="8.6826">
                <text:p>8.68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.6394">
                <text:p>4.6394</text:p>
              </table:table-cell>
              <table:table-cell office:value-type="float" office:value="6.664">
                <text:p>6.664</text:p>
              </table:table-cell>
              <table:table-cell office:value-type="float" office:value="8.2433">
                <text:p>8.2433</text:p>
              </table:table-cell>
              <table:table-cell office:value-type="float" office:value="8.6824">
                <text:p>8.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4.636">
                <text:p>4.636</text:p>
              </table:table-cell>
              <table:table-cell office:value-type="float" office:value="6.6629">
                <text:p>6.6629</text:p>
              </table:table-cell>
              <table:table-cell office:value-type="float" office:value="8.2427">
                <text:p>8.2427</text:p>
              </table:table-cell>
              <table:table-cell office:value-type="float" office:value="8.6821">
                <text:p>8.6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4.6325">
                <text:p>4.6325</text:p>
              </table:table-cell>
              <table:table-cell office:value-type="float" office:value="6.6619">
                <text:p>6.6619</text:p>
              </table:table-cell>
              <table:table-cell office:value-type="float" office:value="8.2422">
                <text:p>8.2422</text:p>
              </table:table-cell>
              <table:table-cell office:value-type="float" office:value="8.6819">
                <text:p>8.6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4.629">
                <text:p>4.629</text:p>
              </table:table-cell>
              <table:table-cell office:value-type="float" office:value="6.6608">
                <text:p>6.6608</text:p>
              </table:table-cell>
              <table:table-cell office:value-type="float" office:value="8.2417">
                <text:p>8.2417</text:p>
              </table:table-cell>
              <table:table-cell office:value-type="float" office:value="8.6816">
                <text:p>8.68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4.6255">
                <text:p>4.6255</text:p>
              </table:table-cell>
              <table:table-cell office:value-type="float" office:value="6.6597">
                <text:p>6.6597</text:p>
              </table:table-cell>
              <table:table-cell office:value-type="float" office:value="8.2412">
                <text:p>8.2412</text:p>
              </table:table-cell>
              <table:table-cell office:value-type="float" office:value="8.6814">
                <text:p>8.68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4.622">
                <text:p>4.622</text:p>
              </table:table-cell>
              <table:table-cell office:value-type="float" office:value="6.6586">
                <text:p>6.6586</text:p>
              </table:table-cell>
              <table:table-cell office:value-type="float" office:value="8.2407">
                <text:p>8.2407</text:p>
              </table:table-cell>
              <table:table-cell office:value-type="float" office:value="8.6811">
                <text:p>8.68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.6185">
                <text:p>4.6185</text:p>
              </table:table-cell>
              <table:table-cell office:value-type="float" office:value="6.6575">
                <text:p>6.6575</text:p>
              </table:table-cell>
              <table:table-cell office:value-type="float" office:value="8.2402">
                <text:p>8.2402</text:p>
              </table:table-cell>
              <table:table-cell office:value-type="float" office:value="8.6809">
                <text:p>8.68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4.6149">
                <text:p>4.6149</text:p>
              </table:table-cell>
              <table:table-cell office:value-type="float" office:value="6.6564">
                <text:p>6.6564</text:p>
              </table:table-cell>
              <table:table-cell office:value-type="float" office:value="8.2396">
                <text:p>8.2396</text:p>
              </table:table-cell>
              <table:table-cell office:value-type="float" office:value="8.6806">
                <text:p>8.6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4.6114">
                <text:p>4.6114</text:p>
              </table:table-cell>
              <table:table-cell office:value-type="float" office:value="6.6553">
                <text:p>6.6553</text:p>
              </table:table-cell>
              <table:table-cell office:value-type="float" office:value="8.2391">
                <text:p>8.2391</text:p>
              </table:table-cell>
              <table:table-cell office:value-type="float" office:value="8.6803">
                <text:p>8.6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4.6078">
                <text:p>4.6078</text:p>
              </table:table-cell>
              <table:table-cell office:value-type="float" office:value="6.6542">
                <text:p>6.6542</text:p>
              </table:table-cell>
              <table:table-cell office:value-type="float" office:value="8.2386">
                <text:p>8.2386</text:p>
              </table:table-cell>
              <table:table-cell office:value-type="float" office:value="8.6801">
                <text:p>8.6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4.6042">
                <text:p>4.6042</text:p>
              </table:table-cell>
              <table:table-cell office:value-type="float" office:value="6.6531">
                <text:p>6.6531</text:p>
              </table:table-cell>
              <table:table-cell office:value-type="float" office:value="8.2381">
                <text:p>8.2381</text:p>
              </table:table-cell>
              <table:table-cell office:value-type="float" office:value="8.6798">
                <text:p>8.6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4.6006">
                <text:p>4.6006</text:p>
              </table:table-cell>
              <table:table-cell office:value-type="float" office:value="6.652">
                <text:p>6.652</text:p>
              </table:table-cell>
              <table:table-cell office:value-type="float" office:value="8.2376">
                <text:p>8.2376</text:p>
              </table:table-cell>
              <table:table-cell office:value-type="float" office:value="8.6796">
                <text:p>8.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4.5969">
                <text:p>4.5969</text:p>
              </table:table-cell>
              <table:table-cell office:value-type="float" office:value="6.6509">
                <text:p>6.6509</text:p>
              </table:table-cell>
              <table:table-cell office:value-type="float" office:value="8.2371">
                <text:p>8.2371</text:p>
              </table:table-cell>
              <table:table-cell office:value-type="float" office:value="8.6793">
                <text:p>8.6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4.5933">
                <text:p>4.5933</text:p>
              </table:table-cell>
              <table:table-cell office:value-type="float" office:value="6.6498">
                <text:p>6.6498</text:p>
              </table:table-cell>
              <table:table-cell office:value-type="float" office:value="8.2365">
                <text:p>8.2365</text:p>
              </table:table-cell>
              <table:table-cell office:value-type="float" office:value="8.6791">
                <text:p>8.67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4.5896">
                <text:p>4.5896</text:p>
              </table:table-cell>
              <table:table-cell office:value-type="float" office:value="6.6487">
                <text:p>6.6487</text:p>
              </table:table-cell>
              <table:table-cell office:value-type="float" office:value="8.236">
                <text:p>8.236</text:p>
              </table:table-cell>
              <table:table-cell office:value-type="float" office:value="8.6788">
                <text:p>8.67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4.5859">
                <text:p>4.5859</text:p>
              </table:table-cell>
              <table:table-cell office:value-type="float" office:value="6.6476">
                <text:p>6.6476</text:p>
              </table:table-cell>
              <table:table-cell office:value-type="float" office:value="8.2355">
                <text:p>8.2355</text:p>
              </table:table-cell>
              <table:table-cell office:value-type="float" office:value="8.6786">
                <text:p>8.6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4.5822">
                <text:p>4.5822</text:p>
              </table:table-cell>
              <table:table-cell office:value-type="float" office:value="6.6465">
                <text:p>6.6465</text:p>
              </table:table-cell>
              <table:table-cell office:value-type="float" office:value="8.235">
                <text:p>8.235</text:p>
              </table:table-cell>
              <table:table-cell office:value-type="float" office:value="8.6783">
                <text:p>8.67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4.5784">
                <text:p>4.5784</text:p>
              </table:table-cell>
              <table:table-cell office:value-type="float" office:value="6.6454">
                <text:p>6.6454</text:p>
              </table:table-cell>
              <table:table-cell office:value-type="float" office:value="8.2344">
                <text:p>8.2344</text:p>
              </table:table-cell>
              <table:table-cell office:value-type="float" office:value="8.6781">
                <text:p>8.67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4.5747">
                <text:p>4.5747</text:p>
              </table:table-cell>
              <table:table-cell office:value-type="float" office:value="6.6443">
                <text:p>6.6443</text:p>
              </table:table-cell>
              <table:table-cell office:value-type="float" office:value="8.2339">
                <text:p>8.2339</text:p>
              </table:table-cell>
              <table:table-cell office:value-type="float" office:value="8.6778">
                <text:p>8.6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4.5709">
                <text:p>4.5709</text:p>
              </table:table-cell>
              <table:table-cell office:value-type="float" office:value="6.6432">
                <text:p>6.6432</text:p>
              </table:table-cell>
              <table:table-cell office:value-type="float" office:value="8.2334">
                <text:p>8.2334</text:p>
              </table:table-cell>
              <table:table-cell office:value-type="float" office:value="8.6775">
                <text:p>8.6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4.5671">
                <text:p>4.5671</text:p>
              </table:table-cell>
              <table:table-cell office:value-type="float" office:value="6.6421">
                <text:p>6.6421</text:p>
              </table:table-cell>
              <table:table-cell office:value-type="float" office:value="8.2329">
                <text:p>8.2329</text:p>
              </table:table-cell>
              <table:table-cell office:value-type="float" office:value="8.6773">
                <text:p>8.67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4.5633">
                <text:p>4.5633</text:p>
              </table:table-cell>
              <table:table-cell office:value-type="float" office:value="6.641">
                <text:p>6.641</text:p>
              </table:table-cell>
              <table:table-cell office:value-type="float" office:value="8.2324">
                <text:p>8.2324</text:p>
              </table:table-cell>
              <table:table-cell office:value-type="float" office:value="8.677">
                <text:p>8.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4.5595">
                <text:p>4.5595</text:p>
              </table:table-cell>
              <table:table-cell office:value-type="float" office:value="6.6399">
                <text:p>6.6399</text:p>
              </table:table-cell>
              <table:table-cell office:value-type="float" office:value="8.2318">
                <text:p>8.2318</text:p>
              </table:table-cell>
              <table:table-cell office:value-type="float" office:value="8.6768">
                <text:p>8.6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4.5556">
                <text:p>4.5556</text:p>
              </table:table-cell>
              <table:table-cell office:value-type="float" office:value="6.6387">
                <text:p>6.6387</text:p>
              </table:table-cell>
              <table:table-cell office:value-type="float" office:value="8.2313">
                <text:p>8.2313</text:p>
              </table:table-cell>
              <table:table-cell office:value-type="float" office:value="8.6765">
                <text:p>8.67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4.5518">
                <text:p>4.5518</text:p>
              </table:table-cell>
              <table:table-cell office:value-type="float" office:value="6.6376">
                <text:p>6.6376</text:p>
              </table:table-cell>
              <table:table-cell office:value-type="float" office:value="8.2308">
                <text:p>8.2308</text:p>
              </table:table-cell>
              <table:table-cell office:value-type="float" office:value="8.6763">
                <text:p>8.67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4.5479">
                <text:p>4.5479</text:p>
              </table:table-cell>
              <table:table-cell office:value-type="float" office:value="6.6365">
                <text:p>6.6365</text:p>
              </table:table-cell>
              <table:table-cell office:value-type="float" office:value="8.2302">
                <text:p>8.2302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4.544">
                <text:p>4.544</text:p>
              </table:table-cell>
              <table:table-cell office:value-type="float" office:value="6.6354">
                <text:p>6.6354</text:p>
              </table:table-cell>
              <table:table-cell office:value-type="float" office:value="8.2297">
                <text:p>8.2297</text:p>
              </table:table-cell>
              <table:table-cell office:value-type="float" office:value="8.6757">
                <text:p>8.67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4.54">
                <text:p>4.54</text:p>
              </table:table-cell>
              <table:table-cell office:value-type="float" office:value="6.6342">
                <text:p>6.6342</text:p>
              </table:table-cell>
              <table:table-cell office:value-type="float" office:value="8.2292">
                <text:p>8.2292</text:p>
              </table:table-cell>
              <table:table-cell office:value-type="float" office:value="8.6755">
                <text:p>8.67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4.5361">
                <text:p>4.5361</text:p>
              </table:table-cell>
              <table:table-cell office:value-type="float" office:value="6.6331">
                <text:p>6.6331</text:p>
              </table:table-cell>
              <table:table-cell office:value-type="float" office:value="8.2287">
                <text:p>8.2287</text:p>
              </table:table-cell>
              <table:table-cell office:value-type="float" office:value="8.6752">
                <text:p>8.67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4.5321">
                <text:p>4.5321</text:p>
              </table:table-cell>
              <table:table-cell office:value-type="float" office:value="6.632">
                <text:p>6.632</text:p>
              </table:table-cell>
              <table:table-cell office:value-type="float" office:value="8.2281">
                <text:p>8.2281</text:p>
              </table:table-cell>
              <table:table-cell office:value-type="float" office:value="8.675">
                <text:p>8.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4.5281">
                <text:p>4.5281</text:p>
              </table:table-cell>
              <table:table-cell office:value-type="float" office:value="6.6308">
                <text:p>6.6308</text:p>
              </table:table-cell>
              <table:table-cell office:value-type="float" office:value="8.2276">
                <text:p>8.2276</text:p>
              </table:table-cell>
              <table:table-cell office:value-type="float" office:value="8.6747">
                <text:p>8.67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4.5241">
                <text:p>4.5241</text:p>
              </table:table-cell>
              <table:table-cell office:value-type="float" office:value="6.6297">
                <text:p>6.6297</text:p>
              </table:table-cell>
              <table:table-cell office:value-type="float" office:value="8.2271">
                <text:p>8.2271</text:p>
              </table:table-cell>
              <table:table-cell office:value-type="float" office:value="8.6745">
                <text:p>8.67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4.52">
                <text:p>4.52</text:p>
              </table:table-cell>
              <table:table-cell office:value-type="float" office:value="6.6286">
                <text:p>6.6286</text:p>
              </table:table-cell>
              <table:table-cell office:value-type="float" office:value="8.2265">
                <text:p>8.2265</text:p>
              </table:table-cell>
              <table:table-cell office:value-type="float" office:value="8.6742">
                <text:p>8.6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4.516">
                <text:p>4.516</text:p>
              </table:table-cell>
              <table:table-cell office:value-type="float" office:value="6.6274">
                <text:p>6.6274</text:p>
              </table:table-cell>
              <table:table-cell office:value-type="float" office:value="8.226">
                <text:p>8.226</text:p>
              </table:table-cell>
              <table:table-cell office:value-type="float" office:value="8.6739">
                <text:p>8.67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4.5119">
                <text:p>4.5119</text:p>
              </table:table-cell>
              <table:table-cell office:value-type="float" office:value="6.6263">
                <text:p>6.6263</text:p>
              </table:table-cell>
              <table:table-cell office:value-type="float" office:value="8.2255">
                <text:p>8.2255</text:p>
              </table:table-cell>
              <table:table-cell office:value-type="float" office:value="8.6737">
                <text:p>8.67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4.5078">
                <text:p>4.5078</text:p>
              </table:table-cell>
              <table:table-cell office:value-type="float" office:value="6.6251">
                <text:p>6.6251</text:p>
              </table:table-cell>
              <table:table-cell office:value-type="float" office:value="8.2249">
                <text:p>8.2249</text:p>
              </table:table-cell>
              <table:table-cell office:value-type="float" office:value="8.6734">
                <text:p>8.6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4.5037">
                <text:p>4.5037</text:p>
              </table:table-cell>
              <table:table-cell office:value-type="float" office:value="6.624">
                <text:p>6.624</text:p>
              </table:table-cell>
              <table:table-cell office:value-type="float" office:value="8.2244">
                <text:p>8.2244</text:p>
              </table:table-cell>
              <table:table-cell office:value-type="float" office:value="8.6732">
                <text:p>8.67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4.4995">
                <text:p>4.4995</text:p>
              </table:table-cell>
              <table:table-cell office:value-type="float" office:value="6.6228">
                <text:p>6.6228</text:p>
              </table:table-cell>
              <table:table-cell office:value-type="float" office:value="8.2239">
                <text:p>8.2239</text:p>
              </table:table-cell>
              <table:table-cell office:value-type="float" office:value="8.6729">
                <text:p>8.67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4.4953">
                <text:p>4.4953</text:p>
              </table:table-cell>
              <table:table-cell office:value-type="float" office:value="6.6217">
                <text:p>6.6217</text:p>
              </table:table-cell>
              <table:table-cell office:value-type="float" office:value="8.2233">
                <text:p>8.2233</text:p>
              </table:table-cell>
              <table:table-cell office:value-type="float" office:value="8.6726">
                <text:p>8.6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4.4911">
                <text:p>4.4911</text:p>
              </table:table-cell>
              <table:table-cell office:value-type="float" office:value="6.6205">
                <text:p>6.6205</text:p>
              </table:table-cell>
              <table:table-cell office:value-type="float" office:value="8.2228">
                <text:p>8.2228</text:p>
              </table:table-cell>
              <table:table-cell office:value-type="float" office:value="8.6724">
                <text:p>8.67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4.4869">
                <text:p>4.4869</text:p>
              </table:table-cell>
              <table:table-cell office:value-type="float" office:value="6.6194">
                <text:p>6.6194</text:p>
              </table:table-cell>
              <table:table-cell office:value-type="float" office:value="8.2223">
                <text:p>8.2223</text:p>
              </table:table-cell>
              <table:table-cell office:value-type="float" office:value="8.6721">
                <text:p>8.6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4.4826">
                <text:p>4.4826</text:p>
              </table:table-cell>
              <table:table-cell office:value-type="float" office:value="6.6182">
                <text:p>6.6182</text:p>
              </table:table-cell>
              <table:table-cell office:value-type="float" office:value="8.2217">
                <text:p>8.2217</text:p>
              </table:table-cell>
              <table:table-cell office:value-type="float" office:value="8.6719">
                <text:p>8.67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4.4784">
                <text:p>4.4784</text:p>
              </table:table-cell>
              <table:table-cell office:value-type="float" office:value="6.6171">
                <text:p>6.6171</text:p>
              </table:table-cell>
              <table:table-cell office:value-type="float" office:value="8.2212">
                <text:p>8.2212</text:p>
              </table:table-cell>
              <table:table-cell office:value-type="float" office:value="8.6716">
                <text:p>8.67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4.4741">
                <text:p>4.4741</text:p>
              </table:table-cell>
              <table:table-cell office:value-type="float" office:value="6.6159">
                <text:p>6.6159</text:p>
              </table:table-cell>
              <table:table-cell office:value-type="float" office:value="8.2207">
                <text:p>8.2207</text:p>
              </table:table-cell>
              <table:table-cell office:value-type="float" office:value="8.6713">
                <text:p>8.67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4.4697">
                <text:p>4.4697</text:p>
              </table:table-cell>
              <table:table-cell office:value-type="float" office:value="6.6148">
                <text:p>6.6148</text:p>
              </table:table-cell>
              <table:table-cell office:value-type="float" office:value="8.2201">
                <text:p>8.2201</text:p>
              </table:table-cell>
              <table:table-cell office:value-type="float" office:value="8.6711">
                <text:p>8.6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4.4654">
                <text:p>4.4654</text:p>
              </table:table-cell>
              <table:table-cell office:value-type="float" office:value="6.6136">
                <text:p>6.6136</text:p>
              </table:table-cell>
              <table:table-cell office:value-type="float" office:value="8.2196">
                <text:p>8.2196</text:p>
              </table:table-cell>
              <table:table-cell office:value-type="float" office:value="8.6708">
                <text:p>8.67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4.461">
                <text:p>4.461</text:p>
              </table:table-cell>
              <table:table-cell office:value-type="float" office:value="6.6124">
                <text:p>6.6124</text:p>
              </table:table-cell>
              <table:table-cell office:value-type="float" office:value="8.2191">
                <text:p>8.2191</text:p>
              </table:table-cell>
              <table:table-cell office:value-type="float" office:value="8.6706">
                <text:p>8.67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4.4566">
                <text:p>4.4566</text:p>
              </table:table-cell>
              <table:table-cell office:value-type="float" office:value="6.6113">
                <text:p>6.6113</text:p>
              </table:table-cell>
              <table:table-cell office:value-type="float" office:value="8.2185">
                <text:p>8.2185</text:p>
              </table:table-cell>
              <table:table-cell office:value-type="float" office:value="8.6703">
                <text:p>8.67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4.4522">
                <text:p>4.4522</text:p>
              </table:table-cell>
              <table:table-cell office:value-type="float" office:value="6.6101">
                <text:p>6.6101</text:p>
              </table:table-cell>
              <table:table-cell office:value-type="float" office:value="8.218">
                <text:p>8.218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4.4477">
                <text:p>4.4477</text:p>
              </table:table-cell>
              <table:table-cell office:value-type="float" office:value="6.6089">
                <text:p>6.6089</text:p>
              </table:table-cell>
              <table:table-cell office:value-type="float" office:value="8.2174">
                <text:p>8.2174</text:p>
              </table:table-cell>
              <table:table-cell office:value-type="float" office:value="8.6698">
                <text:p>8.66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4.4432">
                <text:p>4.4432</text:p>
              </table:table-cell>
              <table:table-cell office:value-type="float" office:value="6.6077">
                <text:p>6.6077</text:p>
              </table:table-cell>
              <table:table-cell office:value-type="float" office:value="8.2169">
                <text:p>8.2169</text:p>
              </table:table-cell>
              <table:table-cell office:value-type="float" office:value="8.6695">
                <text:p>8.66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4.4387">
                <text:p>4.4387</text:p>
              </table:table-cell>
              <table:table-cell office:value-type="float" office:value="6.6066">
                <text:p>6.6066</text:p>
              </table:table-cell>
              <table:table-cell office:value-type="float" office:value="8.2164">
                <text:p>8.2164</text:p>
              </table:table-cell>
              <table:table-cell office:value-type="float" office:value="8.6692">
                <text:p>8.66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4.4342">
                <text:p>4.4342</text:p>
              </table:table-cell>
              <table:table-cell office:value-type="float" office:value="6.6054">
                <text:p>6.6054</text:p>
              </table:table-cell>
              <table:table-cell office:value-type="float" office:value="8.2158">
                <text:p>8.2158</text:p>
              </table:table-cell>
              <table:table-cell office:value-type="float" office:value="8.669">
                <text:p>8.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4.4296">
                <text:p>4.4296</text:p>
              </table:table-cell>
              <table:table-cell office:value-type="float" office:value="6.6042">
                <text:p>6.6042</text:p>
              </table:table-cell>
              <table:table-cell office:value-type="float" office:value="8.2153">
                <text:p>8.2153</text:p>
              </table:table-cell>
              <table:table-cell office:value-type="float" office:value="8.6687">
                <text:p>8.6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4.425">
                <text:p>4.425</text:p>
              </table:table-cell>
              <table:table-cell office:value-type="float" office:value="6.603">
                <text:p>6.603</text:p>
              </table:table-cell>
              <table:table-cell office:value-type="float" office:value="8.2147">
                <text:p>8.2147</text:p>
              </table:table-cell>
              <table:table-cell office:value-type="float" office:value="8.6685">
                <text:p>8.66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4.4204">
                <text:p>4.4204</text:p>
              </table:table-cell>
              <table:table-cell office:value-type="float" office:value="6.6018">
                <text:p>6.6018</text:p>
              </table:table-cell>
              <table:table-cell office:value-type="float" office:value="8.2142">
                <text:p>8.2142</text:p>
              </table:table-cell>
              <table:table-cell office:value-type="float" office:value="8.6682">
                <text:p>8.66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4.4157">
                <text:p>4.4157</text:p>
              </table:table-cell>
              <table:table-cell office:value-type="float" office:value="6.6006">
                <text:p>6.6006</text:p>
              </table:table-cell>
              <table:table-cell office:value-type="float" office:value="8.2136">
                <text:p>8.2136</text:p>
              </table:table-cell>
              <table:table-cell office:value-type="float" office:value="8.6679">
                <text:p>8.66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4.411">
                <text:p>4.411</text:p>
              </table:table-cell>
              <table:table-cell office:value-type="float" office:value="6.5995">
                <text:p>6.5995</text:p>
              </table:table-cell>
              <table:table-cell office:value-type="float" office:value="8.2131">
                <text:p>8.2131</text:p>
              </table:table-cell>
              <table:table-cell office:value-type="float" office:value="8.6677">
                <text:p>8.6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4.4063">
                <text:p>4.4063</text:p>
              </table:table-cell>
              <table:table-cell office:value-type="float" office:value="6.5983">
                <text:p>6.5983</text:p>
              </table:table-cell>
              <table:table-cell office:value-type="float" office:value="8.2126">
                <text:p>8.2126</text:p>
              </table:table-cell>
              <table:table-cell office:value-type="float" office:value="8.6674">
                <text:p>8.66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4.4015">
                <text:p>4.4015</text:p>
              </table:table-cell>
              <table:table-cell office:value-type="float" office:value="6.5971">
                <text:p>6.5971</text:p>
              </table:table-cell>
              <table:table-cell office:value-type="float" office:value="8.212">
                <text:p>8.212</text:p>
              </table:table-cell>
              <table:table-cell office:value-type="float" office:value="8.6671">
                <text:p>8.66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4.3968">
                <text:p>4.3968</text:p>
              </table:table-cell>
              <table:table-cell office:value-type="float" office:value="6.5959">
                <text:p>6.5959</text:p>
              </table:table-cell>
              <table:table-cell office:value-type="float" office:value="8.2115">
                <text:p>8.2115</text:p>
              </table:table-cell>
              <table:table-cell office:value-type="float" office:value="8.6669">
                <text:p>8.6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4.392">
                <text:p>4.392</text:p>
              </table:table-cell>
              <table:table-cell office:value-type="float" office:value="6.5947">
                <text:p>6.5947</text:p>
              </table:table-cell>
              <table:table-cell office:value-type="float" office:value="8.2109">
                <text:p>8.2109</text:p>
              </table:table-cell>
              <table:table-cell office:value-type="float" office:value="8.6666">
                <text:p>8.66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4.3871">
                <text:p>4.3871</text:p>
              </table:table-cell>
              <table:table-cell office:value-type="float" office:value="6.5935">
                <text:p>6.5935</text:p>
              </table:table-cell>
              <table:table-cell office:value-type="float" office:value="8.2104">
                <text:p>8.2104</text:p>
              </table:table-cell>
              <table:table-cell office:value-type="float" office:value="8.6663">
                <text:p>8.66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4.3822">
                <text:p>4.3822</text:p>
              </table:table-cell>
              <table:table-cell office:value-type="float" office:value="6.5923">
                <text:p>6.5923</text:p>
              </table:table-cell>
              <table:table-cell office:value-type="float" office:value="8.2098">
                <text:p>8.2098</text:p>
              </table:table-cell>
              <table:table-cell office:value-type="float" office:value="8.6661">
                <text:p>8.66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4.3773">
                <text:p>4.3773</text:p>
              </table:table-cell>
              <table:table-cell office:value-type="float" office:value="6.5911">
                <text:p>6.5911</text:p>
              </table:table-cell>
              <table:table-cell office:value-type="float" office:value="8.2093">
                <text:p>8.2093</text:p>
              </table:table-cell>
              <table:table-cell office:value-type="float" office:value="8.6658">
                <text:p>8.66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4.3724">
                <text:p>4.3724</text:p>
              </table:table-cell>
              <table:table-cell office:value-type="float" office:value="6.5899">
                <text:p>6.5899</text:p>
              </table:table-cell>
              <table:table-cell office:value-type="float" office:value="8.2087">
                <text:p>8.2087</text:p>
              </table:table-cell>
              <table:table-cell office:value-type="float" office:value="8.6656">
                <text:p>8.6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4.3674">
                <text:p>4.3674</text:p>
              </table:table-cell>
              <table:table-cell office:value-type="float" office:value="6.5887">
                <text:p>6.5887</text:p>
              </table:table-cell>
              <table:table-cell office:value-type="float" office:value="8.2082">
                <text:p>8.2082</text:p>
              </table:table-cell>
              <table:table-cell office:value-type="float" office:value="8.6653">
                <text:p>8.66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4.3624">
                <text:p>4.3624</text:p>
              </table:table-cell>
              <table:table-cell office:value-type="float" office:value="6.5875">
                <text:p>6.5875</text:p>
              </table:table-cell>
              <table:table-cell office:value-type="float" office:value="8.2076">
                <text:p>8.2076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4.3574">
                <text:p>4.3574</text:p>
              </table:table-cell>
              <table:table-cell office:value-type="float" office:value="6.5862">
                <text:p>6.5862</text:p>
              </table:table-cell>
              <table:table-cell office:value-type="float" office:value="8.2071">
                <text:p>8.2071</text:p>
              </table:table-cell>
              <table:table-cell office:value-type="float" office:value="8.6648">
                <text:p>8.66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4.3523">
                <text:p>4.3523</text:p>
              </table:table-cell>
              <table:table-cell office:value-type="float" office:value="6.585">
                <text:p>6.585</text:p>
              </table:table-cell>
              <table:table-cell office:value-type="float" office:value="8.2065">
                <text:p>8.2065</text:p>
              </table:table-cell>
              <table:table-cell office:value-type="float" office:value="8.6645">
                <text:p>8.66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4.3472">
                <text:p>4.3472</text:p>
              </table:table-cell>
              <table:table-cell office:value-type="float" office:value="6.5838">
                <text:p>6.5838</text:p>
              </table:table-cell>
              <table:table-cell office:value-type="float" office:value="8.206">
                <text:p>8.206</text:p>
              </table:table-cell>
              <table:table-cell office:value-type="float" office:value="8.6642">
                <text:p>8.66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4.342">
                <text:p>4.342</text:p>
              </table:table-cell>
              <table:table-cell office:value-type="float" office:value="6.5826">
                <text:p>6.5826</text:p>
              </table:table-cell>
              <table:table-cell office:value-type="float" office:value="8.2054">
                <text:p>8.2054</text:p>
              </table:table-cell>
              <table:table-cell office:value-type="float" office:value="8.664">
                <text:p>8.6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4.3368">
                <text:p>4.3368</text:p>
              </table:table-cell>
              <table:table-cell office:value-type="float" office:value="6.5814">
                <text:p>6.5814</text:p>
              </table:table-cell>
              <table:table-cell office:value-type="float" office:value="8.2049">
                <text:p>8.2049</text:p>
              </table:table-cell>
              <table:table-cell office:value-type="float" office:value="8.6637">
                <text:p>8.6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4.3316">
                <text:p>4.3316</text:p>
              </table:table-cell>
              <table:table-cell office:value-type="float" office:value="6.5802">
                <text:p>6.5802</text:p>
              </table:table-cell>
              <table:table-cell office:value-type="float" office:value="8.2043">
                <text:p>8.2043</text:p>
              </table:table-cell>
              <table:table-cell office:value-type="float" office:value="8.6634">
                <text:p>8.66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4.3264">
                <text:p>4.3264</text:p>
              </table:table-cell>
              <table:table-cell office:value-type="float" office:value="6.5789">
                <text:p>6.5789</text:p>
              </table:table-cell>
              <table:table-cell office:value-type="float" office:value="8.2038">
                <text:p>8.2038</text:p>
              </table:table-cell>
              <table:table-cell office:value-type="float" office:value="8.6632">
                <text:p>8.6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4.3211">
                <text:p>4.3211</text:p>
              </table:table-cell>
              <table:table-cell office:value-type="float" office:value="6.5777">
                <text:p>6.5777</text:p>
              </table:table-cell>
              <table:table-cell office:value-type="float" office:value="8.2032">
                <text:p>8.2032</text:p>
              </table:table-cell>
              <table:table-cell office:value-type="float" office:value="8.6629">
                <text:p>8.66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4.3157">
                <text:p>4.3157</text:p>
              </table:table-cell>
              <table:table-cell office:value-type="float" office:value="6.5765">
                <text:p>6.5765</text:p>
              </table:table-cell>
              <table:table-cell office:value-type="float" office:value="8.2026">
                <text:p>8.2026</text:p>
              </table:table-cell>
              <table:table-cell office:value-type="float" office:value="8.6626">
                <text:p>8.6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4.3103">
                <text:p>4.3103</text:p>
              </table:table-cell>
              <table:table-cell office:value-type="float" office:value="6.5752">
                <text:p>6.5752</text:p>
              </table:table-cell>
              <table:table-cell office:value-type="float" office:value="8.2021">
                <text:p>8.2021</text:p>
              </table:table-cell>
              <table:table-cell office:value-type="float" office:value="8.6623">
                <text:p>8.66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4.3049">
                <text:p>4.3049</text:p>
              </table:table-cell>
              <table:table-cell office:value-type="float" office:value="6.574">
                <text:p>6.574</text:p>
              </table:table-cell>
              <table:table-cell office:value-type="float" office:value="8.2015">
                <text:p>8.2015</text:p>
              </table:table-cell>
              <table:table-cell office:value-type="float" office:value="8.6621">
                <text:p>8.66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4.2995">
                <text:p>4.2995</text:p>
              </table:table-cell>
              <table:table-cell office:value-type="float" office:value="6.5728">
                <text:p>6.5728</text:p>
              </table:table-cell>
              <table:table-cell office:value-type="float" office:value="8.201">
                <text:p>8.201</text:p>
              </table:table-cell>
              <table:table-cell office:value-type="float" office:value="8.6618">
                <text:p>8.66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4.294">
                <text:p>4.294</text:p>
              </table:table-cell>
              <table:table-cell office:value-type="float" office:value="6.5715">
                <text:p>6.5715</text:p>
              </table:table-cell>
              <table:table-cell office:value-type="float" office:value="8.2004">
                <text:p>8.2004</text:p>
              </table:table-cell>
              <table:table-cell office:value-type="float" office:value="8.6615">
                <text:p>8.66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4.2884">
                <text:p>4.2884</text:p>
              </table:table-cell>
              <table:table-cell office:value-type="float" office:value="6.5703">
                <text:p>6.5703</text:p>
              </table:table-cell>
              <table:table-cell office:value-type="float" office:value="8.1999">
                <text:p>8.1999</text:p>
              </table:table-cell>
              <table:table-cell office:value-type="float" office:value="8.6613">
                <text:p>8.66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4.2829">
                <text:p>4.2829</text:p>
              </table:table-cell>
              <table:table-cell office:value-type="float" office:value="6.569">
                <text:p>6.569</text:p>
              </table:table-cell>
              <table:table-cell office:value-type="float" office:value="8.1993">
                <text:p>8.1993</text:p>
              </table:table-cell>
              <table:table-cell office:value-type="float" office:value="8.661">
                <text:p>8.6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4.2772">
                <text:p>4.2772</text:p>
              </table:table-cell>
              <table:table-cell office:value-type="float" office:value="6.5678">
                <text:p>6.5678</text:p>
              </table:table-cell>
              <table:table-cell office:value-type="float" office:value="8.1987">
                <text:p>8.1987</text:p>
              </table:table-cell>
              <table:table-cell office:value-type="float" office:value="8.6607">
                <text:p>8.66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4.2716">
                <text:p>4.2716</text:p>
              </table:table-cell>
              <table:table-cell office:value-type="float" office:value="6.5665">
                <text:p>6.5665</text:p>
              </table:table-cell>
              <table:table-cell office:value-type="float" office:value="8.1982">
                <text:p>8.1982</text:p>
              </table:table-cell>
              <table:table-cell office:value-type="float" office:value="8.6605">
                <text:p>8.66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4.2659">
                <text:p>4.2659</text:p>
              </table:table-cell>
              <table:table-cell office:value-type="float" office:value="6.5653">
                <text:p>6.5653</text:p>
              </table:table-cell>
              <table:table-cell office:value-type="float" office:value="8.1976">
                <text:p>8.1976</text:p>
              </table:table-cell>
              <table:table-cell office:value-type="float" office:value="8.6602">
                <text:p>8.6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4.2601">
                <text:p>4.2601</text:p>
              </table:table-cell>
              <table:table-cell office:value-type="float" office:value="6.564">
                <text:p>6.564</text:p>
              </table:table-cell>
              <table:table-cell office:value-type="float" office:value="8.1971">
                <text:p>8.1971</text:p>
              </table:table-cell>
              <table:table-cell office:value-type="float" office:value="8.6599">
                <text:p>8.65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4.2543">
                <text:p>4.2543</text:p>
              </table:table-cell>
              <table:table-cell office:value-type="float" office:value="6.5628">
                <text:p>6.5628</text:p>
              </table:table-cell>
              <table:table-cell office:value-type="float" office:value="8.1965">
                <text:p>8.1965</text:p>
              </table:table-cell>
              <table:table-cell office:value-type="float" office:value="8.6597">
                <text:p>8.65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4.2484">
                <text:p>4.2484</text:p>
              </table:table-cell>
              <table:table-cell office:value-type="float" office:value="6.5615">
                <text:p>6.5615</text:p>
              </table:table-cell>
              <table:table-cell office:value-type="float" office:value="8.1959">
                <text:p>8.1959</text:p>
              </table:table-cell>
              <table:table-cell office:value-type="float" office:value="8.6594">
                <text:p>8.65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4.2426">
                <text:p>4.2426</text:p>
              </table:table-cell>
              <table:table-cell office:value-type="float" office:value="6.5603">
                <text:p>6.5603</text:p>
              </table:table-cell>
              <table:table-cell office:value-type="float" office:value="8.1954">
                <text:p>8.1954</text:p>
              </table:table-cell>
              <table:table-cell office:value-type="float" office:value="8.6591">
                <text:p>8.65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4.2366">
                <text:p>4.2366</text:p>
              </table:table-cell>
              <table:table-cell office:value-type="float" office:value="6.559">
                <text:p>6.559</text:p>
              </table:table-cell>
              <table:table-cell office:value-type="float" office:value="8.1948">
                <text:p>8.1948</text:p>
              </table:table-cell>
              <table:table-cell office:value-type="float" office:value="8.6588">
                <text:p>8.65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4.2306">
                <text:p>4.2306</text:p>
              </table:table-cell>
              <table:table-cell office:value-type="float" office:value="6.5577">
                <text:p>6.5577</text:p>
              </table:table-cell>
              <table:table-cell office:value-type="float" office:value="8.1943">
                <text:p>8.1943</text:p>
              </table:table-cell>
              <table:table-cell office:value-type="float" office:value="8.6586">
                <text:p>8.65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4.2246">
                <text:p>4.2246</text:p>
              </table:table-cell>
              <table:table-cell office:value-type="float" office:value="6.5565">
                <text:p>6.5565</text:p>
              </table:table-cell>
              <table:table-cell office:value-type="float" office:value="8.1937">
                <text:p>8.1937</text:p>
              </table:table-cell>
              <table:table-cell office:value-type="float" office:value="8.6583">
                <text:p>8.65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4.2185">
                <text:p>4.2185</text:p>
              </table:table-cell>
              <table:table-cell office:value-type="float" office:value="6.5552">
                <text:p>6.5552</text:p>
              </table:table-cell>
              <table:table-cell office:value-type="float" office:value="8.1931">
                <text:p>8.1931</text:p>
              </table:table-cell>
              <table:table-cell office:value-type="float" office:value="8.658">
                <text:p>8.6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4.2123">
                <text:p>4.2123</text:p>
              </table:table-cell>
              <table:table-cell office:value-type="float" office:value="6.5539">
                <text:p>6.5539</text:p>
              </table:table-cell>
              <table:table-cell office:value-type="float" office:value="8.1926">
                <text:p>8.1926</text:p>
              </table:table-cell>
              <table:table-cell office:value-type="float" office:value="8.6578">
                <text:p>8.65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4.2061">
                <text:p>4.2061</text:p>
              </table:table-cell>
              <table:table-cell office:value-type="float" office:value="6.5527">
                <text:p>6.5527</text:p>
              </table:table-cell>
              <table:table-cell office:value-type="float" office:value="8.192">
                <text:p>8.192</text:p>
              </table:table-cell>
              <table:table-cell office:value-type="float" office:value="8.6575">
                <text:p>8.65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4.1999">
                <text:p>4.1999</text:p>
              </table:table-cell>
              <table:table-cell office:value-type="float" office:value="6.5514">
                <text:p>6.5514</text:p>
              </table:table-cell>
              <table:table-cell office:value-type="float" office:value="8.1914">
                <text:p>8.1914</text:p>
              </table:table-cell>
              <table:table-cell office:value-type="float" office:value="8.6572">
                <text:p>8.65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4.1936">
                <text:p>4.1936</text:p>
              </table:table-cell>
              <table:table-cell office:value-type="float" office:value="6.5501">
                <text:p>6.5501</text:p>
              </table:table-cell>
              <table:table-cell office:value-type="float" office:value="8.1909">
                <text:p>8.1909</text:p>
              </table:table-cell>
              <table:table-cell office:value-type="float" office:value="8.6569">
                <text:p>8.65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4.1872">
                <text:p>4.1872</text:p>
              </table:table-cell>
              <table:table-cell office:value-type="float" office:value="6.5488">
                <text:p>6.5488</text:p>
              </table:table-cell>
              <table:table-cell office:value-type="float" office:value="8.1903">
                <text:p>8.1903</text:p>
              </table:table-cell>
              <table:table-cell office:value-type="float" office:value="8.6567">
                <text:p>8.65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4.1808">
                <text:p>4.1808</text:p>
              </table:table-cell>
              <table:table-cell office:value-type="float" office:value="6.5476">
                <text:p>6.5476</text:p>
              </table:table-cell>
              <table:table-cell office:value-type="float" office:value="8.1897">
                <text:p>8.1897</text:p>
              </table:table-cell>
              <table:table-cell office:value-type="float" office:value="8.6564">
                <text:p>8.65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4.1743">
                <text:p>4.1743</text:p>
              </table:table-cell>
              <table:table-cell office:value-type="float" office:value="6.5463">
                <text:p>6.5463</text:p>
              </table:table-cell>
              <table:table-cell office:value-type="float" office:value="8.1891">
                <text:p>8.1891</text:p>
              </table:table-cell>
              <table:table-cell office:value-type="float" office:value="8.6561">
                <text:p>8.65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4.1678">
                <text:p>4.1678</text:p>
              </table:table-cell>
              <table:table-cell office:value-type="float" office:value="6.545">
                <text:p>6.545</text:p>
              </table:table-cell>
              <table:table-cell office:value-type="float" office:value="8.1886">
                <text:p>8.1886</text:p>
              </table:table-cell>
              <table:table-cell office:value-type="float" office:value="8.6559">
                <text:p>8.65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4.1612">
                <text:p>4.1612</text:p>
              </table:table-cell>
              <table:table-cell office:value-type="float" office:value="6.5437">
                <text:p>6.5437</text:p>
              </table:table-cell>
              <table:table-cell office:value-type="float" office:value="8.188">
                <text:p>8.188</text:p>
              </table:table-cell>
              <table:table-cell office:value-type="float" office:value="8.6556">
                <text:p>8.65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4.1546">
                <text:p>4.1546</text:p>
              </table:table-cell>
              <table:table-cell office:value-type="float" office:value="6.5424">
                <text:p>6.5424</text:p>
              </table:table-cell>
              <table:table-cell office:value-type="float" office:value="8.1874">
                <text:p>8.1874</text:p>
              </table:table-cell>
              <table:table-cell office:value-type="float" office:value="8.6553">
                <text:p>8.65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4.1479">
                <text:p>4.1479</text:p>
              </table:table-cell>
              <table:table-cell office:value-type="float" office:value="6.5411">
                <text:p>6.5411</text:p>
              </table:table-cell>
              <table:table-cell office:value-type="float" office:value="8.1869">
                <text:p>8.1869</text:p>
              </table:table-cell>
              <table:table-cell office:value-type="float" office:value="8.655">
                <text:p>8.6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4.1411">
                <text:p>4.1411</text:p>
              </table:table-cell>
              <table:table-cell office:value-type="float" office:value="6.5398">
                <text:p>6.5398</text:p>
              </table:table-cell>
              <table:table-cell office:value-type="float" office:value="8.1863">
                <text:p>8.1863</text:p>
              </table:table-cell>
              <table:table-cell office:value-type="float" office:value="8.6548">
                <text:p>8.65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4.1343">
                <text:p>4.1343</text:p>
              </table:table-cell>
              <table:table-cell office:value-type="float" office:value="6.5385">
                <text:p>6.5385</text:p>
              </table:table-cell>
              <table:table-cell office:value-type="float" office:value="8.1857">
                <text:p>8.1857</text:p>
              </table:table-cell>
              <table:table-cell office:value-type="float" office:value="8.6545">
                <text:p>8.65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4.1274">
                <text:p>4.1274</text:p>
              </table:table-cell>
              <table:table-cell office:value-type="float" office:value="6.5372">
                <text:p>6.5372</text:p>
              </table:table-cell>
              <table:table-cell office:value-type="float" office:value="8.1851">
                <text:p>8.1851</text:p>
              </table:table-cell>
              <table:table-cell office:value-type="float" office:value="8.6542">
                <text:p>8.65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4.1204">
                <text:p>4.1204</text:p>
              </table:table-cell>
              <table:table-cell office:value-type="float" office:value="6.5359">
                <text:p>6.5359</text:p>
              </table:table-cell>
              <table:table-cell office:value-type="float" office:value="8.1846">
                <text:p>8.1846</text:p>
              </table:table-cell>
              <table:table-cell office:value-type="float" office:value="8.6539">
                <text:p>8.65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4.1134">
                <text:p>4.1134</text:p>
              </table:table-cell>
              <table:table-cell office:value-type="float" office:value="6.5346">
                <text:p>6.5346</text:p>
              </table:table-cell>
              <table:table-cell office:value-type="float" office:value="8.184">
                <text:p>8.184</text:p>
              </table:table-cell>
              <table:table-cell office:value-type="float" office:value="8.6537">
                <text:p>8.65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4.1063">
                <text:p>4.1063</text:p>
              </table:table-cell>
              <table:table-cell office:value-type="float" office:value="6.5333">
                <text:p>6.5333</text:p>
              </table:table-cell>
              <table:table-cell office:value-type="float" office:value="8.1834">
                <text:p>8.1834</text:p>
              </table:table-cell>
              <table:table-cell office:value-type="float" office:value="8.6534">
                <text:p>8.65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4.0991">
                <text:p>4.0991</text:p>
              </table:table-cell>
              <table:table-cell office:value-type="float" office:value="6.532">
                <text:p>6.532</text:p>
              </table:table-cell>
              <table:table-cell office:value-type="float" office:value="8.1828">
                <text:p>8.1828</text:p>
              </table:table-cell>
              <table:table-cell office:value-type="float" office:value="8.6531">
                <text:p>8.65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4.0918">
                <text:p>4.0918</text:p>
              </table:table-cell>
              <table:table-cell office:value-type="float" office:value="6.5307">
                <text:p>6.5307</text:p>
              </table:table-cell>
              <table:table-cell office:value-type="float" office:value="8.1823">
                <text:p>8.1823</text:p>
              </table:table-cell>
              <table:table-cell office:value-type="float" office:value="8.6528">
                <text:p>8.65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4.0845">
                <text:p>4.0845</text:p>
              </table:table-cell>
              <table:table-cell office:value-type="float" office:value="6.5293">
                <text:p>6.5293</text:p>
              </table:table-cell>
              <table:table-cell office:value-type="float" office:value="8.1817">
                <text:p>8.1817</text:p>
              </table:table-cell>
              <table:table-cell office:value-type="float" office:value="8.6526">
                <text:p>8.65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4.0771">
                <text:p>4.0771</text:p>
              </table:table-cell>
              <table:table-cell office:value-type="float" office:value="6.528">
                <text:p>6.528</text:p>
              </table:table-cell>
              <table:table-cell office:value-type="float" office:value="8.1811">
                <text:p>8.1811</text:p>
              </table:table-cell>
              <table:table-cell office:value-type="float" office:value="8.6523">
                <text:p>8.65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4.0697">
                <text:p>4.0697</text:p>
              </table:table-cell>
              <table:table-cell office:value-type="float" office:value="6.5267">
                <text:p>6.5267</text:p>
              </table:table-cell>
              <table:table-cell office:value-type="float" office:value="8.1805">
                <text:p>8.1805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4.0621">
                <text:p>4.0621</text:p>
              </table:table-cell>
              <table:table-cell office:value-type="float" office:value="6.5254">
                <text:p>6.5254</text:p>
              </table:table-cell>
              <table:table-cell office:value-type="float" office:value="8.18">
                <text:p>8.18</text:p>
              </table:table-cell>
              <table:table-cell office:value-type="float" office:value="8.6517">
                <text:p>8.65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4.0545">
                <text:p>4.0545</text:p>
              </table:table-cell>
              <table:table-cell office:value-type="float" office:value="6.524">
                <text:p>6.524</text:p>
              </table:table-cell>
              <table:table-cell office:value-type="float" office:value="8.1794">
                <text:p>8.1794</text:p>
              </table:table-cell>
              <table:table-cell office:value-type="float" office:value="8.6515">
                <text:p>8.65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4.0468">
                <text:p>4.0468</text:p>
              </table:table-cell>
              <table:table-cell office:value-type="float" office:value="6.5227">
                <text:p>6.5227</text:p>
              </table:table-cell>
              <table:table-cell office:value-type="float" office:value="8.1788">
                <text:p>8.1788</text:p>
              </table:table-cell>
              <table:table-cell office:value-type="float" office:value="8.6512">
                <text:p>8.65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4.039">
                <text:p>4.039</text:p>
              </table:table-cell>
              <table:table-cell office:value-type="float" office:value="6.5214">
                <text:p>6.5214</text:p>
              </table:table-cell>
              <table:table-cell office:value-type="float" office:value="8.1782">
                <text:p>8.1782</text:p>
              </table:table-cell>
              <table:table-cell office:value-type="float" office:value="8.6509">
                <text:p>8.6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4.0311">
                <text:p>4.0311</text:p>
              </table:table-cell>
              <table:table-cell office:value-type="float" office:value="6.52">
                <text:p>6.52</text:p>
              </table:table-cell>
              <table:table-cell office:value-type="float" office:value="8.1776">
                <text:p>8.1776</text:p>
              </table:table-cell>
              <table:table-cell office:value-type="float" office:value="8.6506">
                <text:p>8.65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4.0232">
                <text:p>4.0232</text:p>
              </table:table-cell>
              <table:table-cell office:value-type="float" office:value="6.5187">
                <text:p>6.5187</text:p>
              </table:table-cell>
              <table:table-cell office:value-type="float" office:value="8.1771">
                <text:p>8.1771</text:p>
              </table:table-cell>
              <table:table-cell office:value-type="float" office:value="8.6504">
                <text:p>8.65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4.0151">
                <text:p>4.0151</text:p>
              </table:table-cell>
              <table:table-cell office:value-type="float" office:value="6.5174">
                <text:p>6.5174</text:p>
              </table:table-cell>
              <table:table-cell office:value-type="float" office:value="8.1765">
                <text:p>8.1765</text:p>
              </table:table-cell>
              <table:table-cell office:value-type="float" office:value="8.6501">
                <text:p>8.65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4.007">
                <text:p>4.007</text:p>
              </table:table-cell>
              <table:table-cell office:value-type="float" office:value="6.516">
                <text:p>6.516</text:p>
              </table:table-cell>
              <table:table-cell office:value-type="float" office:value="8.1759">
                <text:p>8.1759</text:p>
              </table:table-cell>
              <table:table-cell office:value-type="float" office:value="8.6498">
                <text:p>8.6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81cm" svg:height="9.431cm" xlink:href=".." xlink:type="simple" chart:class="chart:scatter" chart:style-name="ch1">
        <chart:title svg:x="3.229cm" svg:y="0.324cm" chart:style-name="ch2">
          <text:p>Effect of Acute tPA Release in Various Vessels</text:p>
        </chart:title>
        <chart:legend chart:legend-position="end" svg:x="13.299cm" svg:y="3.669cm" style:legend-expansion="high" chart:style-name="ch3"/>
        <chart:plot-area chart:style-name="ch4" table:cell-range-address="Sheet1.A2:Sheet1.A303 Sheet1.J2:Sheet1.M303" chart:data-source-has-labels="row" svg:x="1.411cm" svg:y="1.317cm" svg:width="11.573cm" svg:height="6.86cm">
          <chartooo:coordinate-region svg:x="2.138cm" svg:y="1.517cm" svg:width="10.474cm" svg:height="6.013cm"/>
          <chart:axis chart:dimension="x" chart:name="primary-x" chart:style-name="ch5">
            <chart:title svg:x="5.833cm" svg:y="8.366cm" chart:style-name="ch6">
              <text:p>Time (seconds)</text:p>
            </chart:title>
          </chart:axis>
          <chart:axis chart:dimension="y" chart:name="primary-y" chart:style-name="ch7">
            <chart:title svg:x="0.451cm" svg:y="6.746cm" chart:style-name="ch8">
              <text:p>tPA Concentration (nM)</text:p>
            </chart:title>
            <chart:grid chart:style-name="ch9" chart:class="major"/>
          </chart:axis>
          <chart:series chart:style-name="ch10" chart:values-cell-range-address="Sheet1.J3:Sheet1.J303" chart:label-cell-address="Sheet1.J2:Sheet1.J2" chart:class="chart:scatter">
            <chart:domain table:cell-range-address="Sheet1.A3:Sheet1.A303"/>
            <chart:data-point chart:repeated="301"/>
          </chart:series>
          <chart:series chart:style-name="ch11" chart:values-cell-range-address="Sheet1.K3:Sheet1.K303" chart:label-cell-address="Sheet1.K2:Sheet1.K2" chart:class="chart:scatter">
            <chart:data-point chart:repeated="301"/>
          </chart:series>
          <chart:series chart:style-name="ch12" chart:values-cell-range-address="Sheet1.L3:Sheet1.L303" chart:label-cell-address="Sheet1.L2:Sheet1.L2" chart:class="chart:scatter">
            <chart:data-point chart:repeated="301"/>
          </chart:series>
          <chart:series chart:style-name="ch13" chart:values-cell-range-address="Sheet1.M3:Sheet1.M303" chart:label-cell-address="Sheet1.M2:Sheet1.M2" chart:class="chart:scatter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μm</text:p>
                <draw:g>
                  <svg:desc>Sheet1.J2:Sheet1.J2</svg:desc>
                </draw:g>
              </table:table-cell>
              <table:table-cell office:value-type="string">
                <text:p>25 μm</text:p>
                <draw:g>
                  <svg:desc>Sheet1.K2:Sheet1.K2</svg:desc>
                </draw:g>
              </table:table-cell>
              <table:table-cell office:value-type="string">
                <text:p>50 μm</text:p>
                <draw:g>
                  <svg:desc>Sheet1.L2:Sheet1.L2</svg:desc>
                </draw:g>
              </table:table-cell>
              <table:table-cell office:value-type="string">
                <text:p>100 μm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1.75">
                <text:p>1.75</text:p>
                <draw:g>
                  <svg:desc>Sheet1.J3:Sheet1.J303</svg:desc>
                </draw:g>
              </table:table-cell>
              <table:table-cell office:value-type="float" office:value="0.7">
                <text:p>0.7</text:p>
                <draw:g>
                  <svg:desc>Sheet1.K3:Sheet1.K303</svg:desc>
                </draw:g>
              </table:table-cell>
              <table:table-cell office:value-type="float" office:value="0.35">
                <text:p>0.35</text:p>
                <draw:g>
                  <svg:desc>Sheet1.L3:Sheet1.L303</svg:desc>
                </draw:g>
              </table:table-cell>
              <table:table-cell office:value-type="float" office:value="0.175">
                <text:p>0.175</text:p>
                <draw:g>
                  <svg:desc>Sheet1.M3:Sheet1.M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7494">
                <text:p>1.7494</text:p>
              </table:table-cell>
              <table:table-cell office:value-type="float" office:value="0.70003">
                <text:p>0.70003</text:p>
              </table:table-cell>
              <table:table-cell office:value-type="float" office:value="0.35053">
                <text:p>0.35053</text:p>
              </table:table-cell>
              <table:table-cell office:value-type="float" office:value="0.17585">
                <text:p>0.17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498">
                <text:p>1.7498</text:p>
              </table:table-cell>
              <table:table-cell office:value-type="float" office:value="0.70012">
                <text:p>0.70012</text:p>
              </table:table-cell>
              <table:table-cell office:value-type="float" office:value="0.35074">
                <text:p>0.35074</text:p>
              </table:table-cell>
              <table:table-cell office:value-type="float" office:value="0.17636">
                <text:p>0.17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7522">
                <text:p>1.7522</text:p>
              </table:table-cell>
              <table:table-cell office:value-type="float" office:value="0.70094">
                <text:p>0.70094</text:p>
              </table:table-cell>
              <table:table-cell office:value-type="float" office:value="0.35119">
                <text:p>0.35119</text:p>
              </table:table-cell>
              <table:table-cell office:value-type="float" office:value="0.17689">
                <text:p>0.17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7566">
                <text:p>1.7566</text:p>
              </table:table-cell>
              <table:table-cell office:value-type="float" office:value="0.70232">
                <text:p>0.70232</text:p>
              </table:table-cell>
              <table:table-cell office:value-type="float" office:value="0.35189">
                <text:p>0.35189</text:p>
              </table:table-cell>
              <table:table-cell office:value-type="float" office:value="0.17752">
                <text:p>0.17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7613">
                <text:p>1.7613</text:p>
              </table:table-cell>
              <table:table-cell office:value-type="float" office:value="0.70374">
                <text:p>0.70374</text:p>
              </table:table-cell>
              <table:table-cell office:value-type="float" office:value="0.35261">
                <text:p>0.35261</text:p>
              </table:table-cell>
              <table:table-cell office:value-type="float" office:value="0.17818">
                <text:p>0.17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7672">
                <text:p>1.7672</text:p>
              </table:table-cell>
              <table:table-cell office:value-type="float" office:value="0.70568">
                <text:p>0.70568</text:p>
              </table:table-cell>
              <table:table-cell office:value-type="float" office:value="0.35346">
                <text:p>0.35346</text:p>
              </table:table-cell>
              <table:table-cell office:value-type="float" office:value="0.17884">
                <text:p>0.17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777">
                <text:p>1.777</text:p>
              </table:table-cell>
              <table:table-cell office:value-type="float" office:value="0.70842">
                <text:p>0.70842</text:p>
              </table:table-cell>
              <table:table-cell office:value-type="float" office:value="0.35456">
                <text:p>0.35456</text:p>
              </table:table-cell>
              <table:table-cell office:value-type="float" office:value="0.17952">
                <text:p>0.17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7866">
                <text:p>1.7866</text:p>
              </table:table-cell>
              <table:table-cell office:value-type="float" office:value="0.71103">
                <text:p>0.71103</text:p>
              </table:table-cell>
              <table:table-cell office:value-type="float" office:value="0.35566">
                <text:p>0.35566</text:p>
              </table:table-cell>
              <table:table-cell office:value-type="float" office:value="0.18017">
                <text:p>0.18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7968">
                <text:p>1.7968</text:p>
              </table:table-cell>
              <table:table-cell office:value-type="float" office:value="0.7141">
                <text:p>0.7141</text:p>
              </table:table-cell>
              <table:table-cell office:value-type="float" office:value="0.35689">
                <text:p>0.35689</text:p>
              </table:table-cell>
              <table:table-cell office:value-type="float" office:value="0.18085">
                <text:p>0.18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8137">
                <text:p>1.8137</text:p>
              </table:table-cell>
              <table:table-cell office:value-type="float" office:value="0.718">
                <text:p>0.718</text:p>
              </table:table-cell>
              <table:table-cell office:value-type="float" office:value="0.35833">
                <text:p>0.35833</text:p>
              </table:table-cell>
              <table:table-cell office:value-type="float" office:value="0.18155">
                <text:p>0.18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.8359">
                <text:p>1.8359</text:p>
              </table:table-cell>
              <table:table-cell office:value-type="float" office:value="0.72174">
                <text:p>0.72174</text:p>
              </table:table-cell>
              <table:table-cell office:value-type="float" office:value="0.35976">
                <text:p>0.35976</text:p>
              </table:table-cell>
              <table:table-cell office:value-type="float" office:value="0.18222">
                <text:p>0.18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.9096">
                <text:p>1.9096</text:p>
              </table:table-cell>
              <table:table-cell office:value-type="float" office:value="0.72576">
                <text:p>0.72576</text:p>
              </table:table-cell>
              <table:table-cell office:value-type="float" office:value="0.36126">
                <text:p>0.36126</text:p>
              </table:table-cell>
              <table:table-cell office:value-type="float" office:value="0.1829">
                <text:p>0.1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2799">
                <text:p>2.2799</text:p>
              </table:table-cell>
              <table:table-cell office:value-type="float" office:value="0.73061">
                <text:p>0.73061</text:p>
              </table:table-cell>
              <table:table-cell office:value-type="float" office:value="0.36288">
                <text:p>0.36288</text:p>
              </table:table-cell>
              <table:table-cell office:value-type="float" office:value="0.18359">
                <text:p>0.18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9135">
                <text:p>2.9135</text:p>
              </table:table-cell>
              <table:table-cell office:value-type="float" office:value="0.73594">
                <text:p>0.73594</text:p>
              </table:table-cell>
              <table:table-cell office:value-type="float" office:value="0.36459">
                <text:p>0.36459</text:p>
              </table:table-cell>
              <table:table-cell office:value-type="float" office:value="0.18431">
                <text:p>0.18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.5559">
                <text:p>3.5559</text:p>
              </table:table-cell>
              <table:table-cell office:value-type="float" office:value="0.74333">
                <text:p>0.74333</text:p>
              </table:table-cell>
              <table:table-cell office:value-type="float" office:value="0.36642">
                <text:p>0.36642</text:p>
              </table:table-cell>
              <table:table-cell office:value-type="float" office:value="0.18504">
                <text:p>0.18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3.726">
                <text:p>3.726</text:p>
              </table:table-cell>
              <table:table-cell office:value-type="float" office:value="0.76395">
                <text:p>0.76395</text:p>
              </table:table-cell>
              <table:table-cell office:value-type="float" office:value="0.36849">
                <text:p>0.36849</text:p>
              </table:table-cell>
              <table:table-cell office:value-type="float" office:value="0.18582">
                <text:p>0.18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3.6506">
                <text:p>3.6506</text:p>
              </table:table-cell>
              <table:table-cell office:value-type="float" office:value="0.86272">
                <text:p>0.86272</text:p>
              </table:table-cell>
              <table:table-cell office:value-type="float" office:value="0.37095">
                <text:p>0.37095</text:p>
              </table:table-cell>
              <table:table-cell office:value-type="float" office:value="0.18666">
                <text:p>0.18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.8049">
                <text:p>3.8049</text:p>
              </table:table-cell>
              <table:table-cell office:value-type="float" office:value="1.038">
                <text:p>1.038</text:p>
              </table:table-cell>
              <table:table-cell office:value-type="float" office:value="0.37452">
                <text:p>0.37452</text:p>
              </table:table-cell>
              <table:table-cell office:value-type="float" office:value="0.18761">
                <text:p>0.18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.8015">
                <text:p>3.8015</text:p>
              </table:table-cell>
              <table:table-cell office:value-type="float" office:value="1.2557">
                <text:p>1.2557</text:p>
              </table:table-cell>
              <table:table-cell office:value-type="float" office:value="0.38336">
                <text:p>0.38336</text:p>
              </table:table-cell>
              <table:table-cell office:value-type="float" office:value="0.18876">
                <text:p>0.18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.7035">
                <text:p>3.7035</text:p>
              </table:table-cell>
              <table:table-cell office:value-type="float" office:value="1.4455">
                <text:p>1.4455</text:p>
              </table:table-cell>
              <table:table-cell office:value-type="float" office:value="0.43169">
                <text:p>0.43169</text:p>
              </table:table-cell>
              <table:table-cell office:value-type="float" office:value="0.19034">
                <text:p>0.19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.8096">
                <text:p>3.8096</text:p>
              </table:table-cell>
              <table:table-cell office:value-type="float" office:value="1.4651">
                <text:p>1.4651</text:p>
              </table:table-cell>
              <table:table-cell office:value-type="float" office:value="0.54508">
                <text:p>0.54508</text:p>
              </table:table-cell>
              <table:table-cell office:value-type="float" office:value="0.19317">
                <text:p>0.19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.7996">
                <text:p>3.7996</text:p>
              </table:table-cell>
              <table:table-cell office:value-type="float" office:value="1.4651">
                <text:p>1.4651</text:p>
              </table:table-cell>
              <table:table-cell office:value-type="float" office:value="0.64475">
                <text:p>0.64475</text:p>
              </table:table-cell>
              <table:table-cell office:value-type="float" office:value="0.20216">
                <text:p>0.20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.7259">
                <text:p>3.7259</text:p>
              </table:table-cell>
              <table:table-cell office:value-type="float" office:value="1.5145">
                <text:p>1.5145</text:p>
              </table:table-cell>
              <table:table-cell office:value-type="float" office:value="0.72218">
                <text:p>0.72218</text:p>
              </table:table-cell>
              <table:table-cell office:value-type="float" office:value="0.24566">
                <text:p>0.24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.8081">
                <text:p>3.8081</text:p>
              </table:table-cell>
              <table:table-cell office:value-type="float" office:value="1.493">
                <text:p>1.493</text:p>
              </table:table-cell>
              <table:table-cell office:value-type="float" office:value="0.76003">
                <text:p>0.76003</text:p>
              </table:table-cell>
              <table:table-cell office:value-type="float" office:value="0.34118">
                <text:p>0.34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.7983">
                <text:p>3.7983</text:p>
              </table:table-cell>
              <table:table-cell office:value-type="float" office:value="1.4817">
                <text:p>1.4817</text:p>
              </table:table-cell>
              <table:table-cell office:value-type="float" office:value="0.75365">
                <text:p>0.75365</text:p>
              </table:table-cell>
              <table:table-cell office:value-type="float" office:value="0.42837">
                <text:p>0.42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3.7443">
                <text:p>3.7443</text:p>
              </table:table-cell>
              <table:table-cell office:value-type="float" office:value="1.5123">
                <text:p>1.5123</text:p>
              </table:table-cell>
              <table:table-cell office:value-type="float" office:value="0.75183">
                <text:p>0.75183</text:p>
              </table:table-cell>
              <table:table-cell office:value-type="float" office:value="0.46507">
                <text:p>0.46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3.8085">
                <text:p>3.8085</text:p>
              </table:table-cell>
              <table:table-cell office:value-type="float" office:value="1.4944">
                <text:p>1.4944</text:p>
              </table:table-cell>
              <table:table-cell office:value-type="float" office:value="0.75442">
                <text:p>0.75442</text:p>
              </table:table-cell>
              <table:table-cell office:value-type="float" office:value="0.47741">
                <text:p>0.47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3.7998">
                <text:p>3.7998</text:p>
              </table:table-cell>
              <table:table-cell office:value-type="float" office:value="1.4868">
                <text:p>1.4868</text:p>
              </table:table-cell>
              <table:table-cell office:value-type="float" office:value="0.74616">
                <text:p>0.74616</text:p>
              </table:table-cell>
              <table:table-cell office:value-type="float" office:value="0.47383">
                <text:p>0.47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3.7606">
                <text:p>3.7606</text:p>
              </table:table-cell>
              <table:table-cell office:value-type="float" office:value="1.5083">
                <text:p>1.5083</text:p>
              </table:table-cell>
              <table:table-cell office:value-type="float" office:value="0.74555">
                <text:p>0.74555</text:p>
              </table:table-cell>
              <table:table-cell office:value-type="float" office:value="0.45658">
                <text:p>0.45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3.8108">
                <text:p>3.8108</text:p>
              </table:table-cell>
              <table:table-cell office:value-type="float" office:value="1.4949">
                <text:p>1.4949</text:p>
              </table:table-cell>
              <table:table-cell office:value-type="float" office:value="0.74779">
                <text:p>0.74779</text:p>
              </table:table-cell>
              <table:table-cell office:value-type="float" office:value="0.43535">
                <text:p>0.43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3.8034">
                <text:p>3.8034</text:p>
              </table:table-cell>
              <table:table-cell office:value-type="float" office:value="1.4903">
                <text:p>1.4903</text:p>
              </table:table-cell>
              <table:table-cell office:value-type="float" office:value="0.74384">
                <text:p>0.74384</text:p>
              </table:table-cell>
              <table:table-cell office:value-type="float" office:value="0.41704">
                <text:p>0.41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3.7752">
                <text:p>3.7752</text:p>
              </table:table-cell>
              <table:table-cell office:value-type="float" office:value="1.5056">
                <text:p>1.5056</text:p>
              </table:table-cell>
              <table:table-cell office:value-type="float" office:value="0.74409">
                <text:p>0.74409</text:p>
              </table:table-cell>
              <table:table-cell office:value-type="float" office:value="0.40323">
                <text:p>0.4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3.8146">
                <text:p>3.8146</text:p>
              </table:table-cell>
              <table:table-cell office:value-type="float" office:value="1.4958">
                <text:p>1.4958</text:p>
              </table:table-cell>
              <table:table-cell office:value-type="float" office:value="0.74546">
                <text:p>0.745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3.8085">
                <text:p>3.8085</text:p>
              </table:table-cell>
              <table:table-cell office:value-type="float" office:value="1.4933">
                <text:p>1.4933</text:p>
              </table:table-cell>
              <table:table-cell office:value-type="float" office:value="0.74331">
                <text:p>0.74331</text:p>
              </table:table-cell>
              <table:table-cell office:value-type="float" office:value="0.38626">
                <text:p>0.38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3.7885">
                <text:p>3.7885</text:p>
              </table:table-cell>
              <table:table-cell office:value-type="float" office:value="1.5042">
                <text:p>1.5042</text:p>
              </table:table-cell>
              <table:table-cell office:value-type="float" office:value="0.74356">
                <text:p>0.74356</text:p>
              </table:table-cell>
              <table:table-cell office:value-type="float" office:value="0.38128">
                <text:p>0.3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3.8196">
                <text:p>3.8196</text:p>
              </table:table-cell>
              <table:table-cell office:value-type="float" office:value="1.4971">
                <text:p>1.4971</text:p>
              </table:table-cell>
              <table:table-cell office:value-type="float" office:value="0.74427">
                <text:p>0.74427</text:p>
              </table:table-cell>
              <table:table-cell office:value-type="float" office:value="0.37786">
                <text:p>0.37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3.8147">
                <text:p>3.8147</text:p>
              </table:table-cell>
              <table:table-cell office:value-type="float" office:value="1.4959">
                <text:p>1.4959</text:p>
              </table:table-cell>
              <table:table-cell office:value-type="float" office:value="0.74304">
                <text:p>0.74304</text:p>
              </table:table-cell>
              <table:table-cell office:value-type="float" office:value="0.37552">
                <text:p>0.37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3.8008">
                <text:p>3.8008</text:p>
              </table:table-cell>
              <table:table-cell office:value-type="float" office:value="1.5039">
                <text:p>1.5039</text:p>
              </table:table-cell>
              <table:table-cell office:value-type="float" office:value="0.74321">
                <text:p>0.74321</text:p>
              </table:table-cell>
              <table:table-cell office:value-type="float" office:value="0.37391">
                <text:p>0.37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3.8254">
                <text:p>3.8254</text:p>
              </table:table-cell>
              <table:table-cell office:value-type="float" office:value="1.4988">
                <text:p>1.4988</text:p>
              </table:table-cell>
              <table:table-cell office:value-type="float" office:value="0.74356">
                <text:p>0.74356</text:p>
              </table:table-cell>
              <table:table-cell office:value-type="float" office:value="0.37278">
                <text:p>0.37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3.8217">
                <text:p>3.8217</text:p>
              </table:table-cell>
              <table:table-cell office:value-type="float" office:value="1.4985">
                <text:p>1.4985</text:p>
              </table:table-cell>
              <table:table-cell office:value-type="float" office:value="0.74286">
                <text:p>0.74286</text:p>
              </table:table-cell>
              <table:table-cell office:value-type="float" office:value="0.37197">
                <text:p>0.37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3.8123">
                <text:p>3.8123</text:p>
              </table:table-cell>
              <table:table-cell office:value-type="float" office:value="1.5043">
                <text:p>1.5043</text:p>
              </table:table-cell>
              <table:table-cell office:value-type="float" office:value="0.74299">
                <text:p>0.74299</text:p>
              </table:table-cell>
              <table:table-cell office:value-type="float" office:value="0.37139">
                <text:p>0.37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3.8318">
                <text:p>3.8318</text:p>
              </table:table-cell>
              <table:table-cell office:value-type="float" office:value="1.5008">
                <text:p>1.5008</text:p>
              </table:table-cell>
              <table:table-cell office:value-type="float" office:value="0.74318">
                <text:p>0.74318</text:p>
              </table:table-cell>
              <table:table-cell office:value-type="float" office:value="0.37095">
                <text:p>0.37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3.8292">
                <text:p>3.8292</text:p>
              </table:table-cell>
              <table:table-cell office:value-type="float" office:value="1.5011">
                <text:p>1.5011</text:p>
              </table:table-cell>
              <table:table-cell office:value-type="float" office:value="0.74281">
                <text:p>0.74281</text:p>
              </table:table-cell>
              <table:table-cell office:value-type="float" office:value="0.37061">
                <text:p>0.37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3.8231">
                <text:p>3.8231</text:p>
              </table:table-cell>
              <table:table-cell office:value-type="float" office:value="1.5054">
                <text:p>1.5054</text:p>
              </table:table-cell>
              <table:table-cell office:value-type="float" office:value="0.74292">
                <text:p>0.74292</text:p>
              </table:table-cell>
              <table:table-cell office:value-type="float" office:value="0.37034">
                <text:p>0.37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3.8387">
                <text:p>3.8387</text:p>
              </table:table-cell>
              <table:table-cell office:value-type="float" office:value="1.503">
                <text:p>1.503</text:p>
              </table:table-cell>
              <table:table-cell office:value-type="float" office:value="0.74305">
                <text:p>0.74305</text:p>
              </table:table-cell>
              <table:table-cell office:value-type="float" office:value="0.37011">
                <text:p>0.37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3.837">
                <text:p>3.837</text:p>
              </table:table-cell>
              <table:table-cell office:value-type="float" office:value="1.5036">
                <text:p>1.5036</text:p>
              </table:table-cell>
              <table:table-cell office:value-type="float" office:value="0.74289">
                <text:p>0.74289</text:p>
              </table:table-cell>
              <table:table-cell office:value-type="float" office:value="0.36991">
                <text:p>0.36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3.8333">
                <text:p>3.8333</text:p>
              </table:table-cell>
              <table:table-cell office:value-type="float" office:value="1.5069">
                <text:p>1.5069</text:p>
              </table:table-cell>
              <table:table-cell office:value-type="float" office:value="0.74301">
                <text:p>0.74301</text:p>
              </table:table-cell>
              <table:table-cell office:value-type="float" office:value="0.36974">
                <text:p>0.36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3.846">
                <text:p>3.846</text:p>
              </table:table-cell>
              <table:table-cell office:value-type="float" office:value="1.5055">
                <text:p>1.5055</text:p>
              </table:table-cell>
              <table:table-cell office:value-type="float" office:value="0.74314">
                <text:p>0.74314</text:p>
              </table:table-cell>
              <table:table-cell office:value-type="float" office:value="0.36958">
                <text:p>0.36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3.845">
                <text:p>3.845</text:p>
              </table:table-cell>
              <table:table-cell office:value-type="float" office:value="1.5063">
                <text:p>1.5063</text:p>
              </table:table-cell>
              <table:table-cell office:value-type="float" office:value="0.74311">
                <text:p>0.74311</text:p>
              </table:table-cell>
              <table:table-cell office:value-type="float" office:value="0.36944">
                <text:p>0.36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3.8431">
                <text:p>3.8431</text:p>
              </table:table-cell>
              <table:table-cell office:value-type="float" office:value="1.5089">
                <text:p>1.5089</text:p>
              </table:table-cell>
              <table:table-cell office:value-type="float" office:value="0.74326">
                <text:p>0.74326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3.8534">
                <text:p>3.8534</text:p>
              </table:table-cell>
              <table:table-cell office:value-type="float" office:value="1.508">
                <text:p>1.508</text:p>
              </table:table-cell>
              <table:table-cell office:value-type="float" office:value="0.74341">
                <text:p>0.74341</text:p>
              </table:table-cell>
              <table:table-cell office:value-type="float" office:value="0.36918">
                <text:p>0.36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3.8531">
                <text:p>3.8531</text:p>
              </table:table-cell>
              <table:table-cell office:value-type="float" office:value="1.509">
                <text:p>1.509</text:p>
              </table:table-cell>
              <table:table-cell office:value-type="float" office:value="0.74348">
                <text:p>0.74348</text:p>
              </table:table-cell>
              <table:table-cell office:value-type="float" office:value="0.36907">
                <text:p>0.36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3.8525">
                <text:p>3.8525</text:p>
              </table:table-cell>
              <table:table-cell office:value-type="float" office:value="1.5111">
                <text:p>1.5111</text:p>
              </table:table-cell>
              <table:table-cell office:value-type="float" office:value="0.74366">
                <text:p>0.74366</text:p>
              </table:table-cell>
              <table:table-cell office:value-type="float" office:value="0.36897">
                <text:p>0.36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3.861">
                <text:p>3.861</text:p>
              </table:table-cell>
              <table:table-cell office:value-type="float" office:value="1.5107">
                <text:p>1.5107</text:p>
              </table:table-cell>
              <table:table-cell office:value-type="float" office:value="0.74384">
                <text:p>0.74384</text:p>
              </table:table-cell>
              <table:table-cell office:value-type="float" office:value="0.36887">
                <text:p>0.36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3.8613">
                <text:p>3.8613</text:p>
              </table:table-cell>
              <table:table-cell office:value-type="float" office:value="1.5117">
                <text:p>1.5117</text:p>
              </table:table-cell>
              <table:table-cell office:value-type="float" office:value="0.74399">
                <text:p>0.74399</text:p>
              </table:table-cell>
              <table:table-cell office:value-type="float" office:value="0.36878">
                <text:p>0.36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3.8615">
                <text:p>3.8615</text:p>
              </table:table-cell>
              <table:table-cell office:value-type="float" office:value="1.5135">
                <text:p>1.5135</text:p>
              </table:table-cell>
              <table:table-cell office:value-type="float" office:value="0.7442">
                <text:p>0.7442</text:p>
              </table:table-cell>
              <table:table-cell office:value-type="float" office:value="0.3687">
                <text:p>0.3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3.8687">
                <text:p>3.8687</text:p>
              </table:table-cell>
              <table:table-cell office:value-type="float" office:value="1.5135">
                <text:p>1.5135</text:p>
              </table:table-cell>
              <table:table-cell office:value-type="float" office:value="0.74441">
                <text:p>0.74441</text:p>
              </table:table-cell>
              <table:table-cell office:value-type="float" office:value="0.36863">
                <text:p>0.36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3.8694">
                <text:p>3.8694</text:p>
              </table:table-cell>
              <table:table-cell office:value-type="float" office:value="1.5145">
                <text:p>1.5145</text:p>
              </table:table-cell>
              <table:table-cell office:value-type="float" office:value="0.74462">
                <text:p>0.74462</text:p>
              </table:table-cell>
              <table:table-cell office:value-type="float" office:value="0.36857">
                <text:p>0.36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3.8703">
                <text:p>3.8703</text:p>
              </table:table-cell>
              <table:table-cell office:value-type="float" office:value="1.516">
                <text:p>1.516</text:p>
              </table:table-cell>
              <table:table-cell office:value-type="float" office:value="0.74486">
                <text:p>0.74486</text:p>
              </table:table-cell>
              <table:table-cell office:value-type="float" office:value="0.36851">
                <text:p>0.3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3.8764">
                <text:p>3.8764</text:p>
              </table:table-cell>
              <table:table-cell office:value-type="float" office:value="1.5163">
                <text:p>1.5163</text:p>
              </table:table-cell>
              <table:table-cell office:value-type="float" office:value="0.74511">
                <text:p>0.74511</text:p>
              </table:table-cell>
              <table:table-cell office:value-type="float" office:value="0.36846">
                <text:p>0.36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3.8774">
                <text:p>3.8774</text:p>
              </table:table-cell>
              <table:table-cell office:value-type="float" office:value="1.5173">
                <text:p>1.5173</text:p>
              </table:table-cell>
              <table:table-cell office:value-type="float" office:value="0.74536">
                <text:p>0.74536</text:p>
              </table:table-cell>
              <table:table-cell office:value-type="float" office:value="0.36842">
                <text:p>0.368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3.8789">
                <text:p>3.8789</text:p>
              </table:table-cell>
              <table:table-cell office:value-type="float" office:value="1.5187">
                <text:p>1.5187</text:p>
              </table:table-cell>
              <table:table-cell office:value-type="float" office:value="0.74563">
                <text:p>0.74563</text:p>
              </table:table-cell>
              <table:table-cell office:value-type="float" office:value="0.36839">
                <text:p>0.36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3.8841">
                <text:p>3.8841</text:p>
              </table:table-cell>
              <table:table-cell office:value-type="float" office:value="1.5191">
                <text:p>1.5191</text:p>
              </table:table-cell>
              <table:table-cell office:value-type="float" office:value="0.74591">
                <text:p>0.74591</text:p>
              </table:table-cell>
              <table:table-cell office:value-type="float" office:value="0.36836">
                <text:p>0.36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3.8855">
                <text:p>3.8855</text:p>
              </table:table-cell>
              <table:table-cell office:value-type="float" office:value="1.5202">
                <text:p>1.5202</text:p>
              </table:table-cell>
              <table:table-cell office:value-type="float" office:value="0.7462">
                <text:p>0.7462</text:p>
              </table:table-cell>
              <table:table-cell office:value-type="float" office:value="0.36834">
                <text:p>0.36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3.8872">
                <text:p>3.8872</text:p>
              </table:table-cell>
              <table:table-cell office:value-type="float" office:value="1.5214">
                <text:p>1.5214</text:p>
              </table:table-cell>
              <table:table-cell office:value-type="float" office:value="0.7465">
                <text:p>0.7465</text:p>
              </table:table-cell>
              <table:table-cell office:value-type="float" office:value="0.36833">
                <text:p>0.368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3.8918">
                <text:p>3.8918</text:p>
              </table:table-cell>
              <table:table-cell office:value-type="float" office:value="1.522">
                <text:p>1.522</text:p>
              </table:table-cell>
              <table:table-cell office:value-type="float" office:value="0.74681">
                <text:p>0.74681</text:p>
              </table:table-cell>
              <table:table-cell office:value-type="float" office:value="0.36832">
                <text:p>0.36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3.8934">
                <text:p>3.8934</text:p>
              </table:table-cell>
              <table:table-cell office:value-type="float" office:value="1.523">
                <text:p>1.523</text:p>
              </table:table-cell>
              <table:table-cell office:value-type="float" office:value="0.74712">
                <text:p>0.74712</text:p>
              </table:table-cell>
              <table:table-cell office:value-type="float" office:value="0.36832">
                <text:p>0.36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3.8954">
                <text:p>3.8954</text:p>
              </table:table-cell>
              <table:table-cell office:value-type="float" office:value="1.5242">
                <text:p>1.5242</text:p>
              </table:table-cell>
              <table:table-cell office:value-type="float" office:value="0.74745">
                <text:p>0.74745</text:p>
              </table:table-cell>
              <table:table-cell office:value-type="float" office:value="0.36833">
                <text:p>0.36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3.8996">
                <text:p>3.8996</text:p>
              </table:table-cell>
              <table:table-cell office:value-type="float" office:value="1.5249">
                <text:p>1.5249</text:p>
              </table:table-cell>
              <table:table-cell office:value-type="float" office:value="0.74778">
                <text:p>0.74778</text:p>
              </table:table-cell>
              <table:table-cell office:value-type="float" office:value="0.36835">
                <text:p>0.368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3.9014">
                <text:p>3.9014</text:p>
              </table:table-cell>
              <table:table-cell office:value-type="float" office:value="1.5259">
                <text:p>1.5259</text:p>
              </table:table-cell>
              <table:table-cell office:value-type="float" office:value="0.74812">
                <text:p>0.74812</text:p>
              </table:table-cell>
              <table:table-cell office:value-type="float" office:value="0.36837">
                <text:p>0.36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3.9035">
                <text:p>3.9035</text:p>
              </table:table-cell>
              <table:table-cell office:value-type="float" office:value="1.527">
                <text:p>1.527</text:p>
              </table:table-cell>
              <table:table-cell office:value-type="float" office:value="0.74847">
                <text:p>0.74847</text:p>
              </table:table-cell>
              <table:table-cell office:value-type="float" office:value="0.3684">
                <text:p>0.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3.9073">
                <text:p>3.9073</text:p>
              </table:table-cell>
              <table:table-cell office:value-type="float" office:value="1.5278">
                <text:p>1.5278</text:p>
              </table:table-cell>
              <table:table-cell office:value-type="float" office:value="0.74882">
                <text:p>0.74882</text:p>
              </table:table-cell>
              <table:table-cell office:value-type="float" office:value="0.36843">
                <text:p>0.36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3.9092">
                <text:p>3.9092</text:p>
              </table:table-cell>
              <table:table-cell office:value-type="float" office:value="1.5288">
                <text:p>1.5288</text:p>
              </table:table-cell>
              <table:table-cell office:value-type="float" office:value="0.74918">
                <text:p>0.74918</text:p>
              </table:table-cell>
              <table:table-cell office:value-type="float" office:value="0.36848">
                <text:p>0.36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3.9115">
                <text:p>3.9115</text:p>
              </table:table-cell>
              <table:table-cell office:value-type="float" office:value="1.5298">
                <text:p>1.5298</text:p>
              </table:table-cell>
              <table:table-cell office:value-type="float" office:value="0.74954">
                <text:p>0.74954</text:p>
              </table:table-cell>
              <table:table-cell office:value-type="float" office:value="0.36853">
                <text:p>0.36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3.915">
                <text:p>3.915</text:p>
              </table:table-cell>
              <table:table-cell office:value-type="float" office:value="1.5307">
                <text:p>1.5307</text:p>
              </table:table-cell>
              <table:table-cell office:value-type="float" office:value="0.74991">
                <text:p>0.74991</text:p>
              </table:table-cell>
              <table:table-cell office:value-type="float" office:value="0.36858">
                <text:p>0.36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3.917">
                <text:p>3.917</text:p>
              </table:table-cell>
              <table:table-cell office:value-type="float" office:value="1.5317">
                <text:p>1.5317</text:p>
              </table:table-cell>
              <table:table-cell office:value-type="float" office:value="0.75028">
                <text:p>0.75028</text:p>
              </table:table-cell>
              <table:table-cell office:value-type="float" office:value="0.36864">
                <text:p>0.36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3.9194">
                <text:p>3.9194</text:p>
              </table:table-cell>
              <table:table-cell office:value-type="float" office:value="1.5327">
                <text:p>1.5327</text:p>
              </table:table-cell>
              <table:table-cell office:value-type="float" office:value="0.75066">
                <text:p>0.75066</text:p>
              </table:table-cell>
              <table:table-cell office:value-type="float" office:value="0.36871">
                <text:p>0.36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3.9226">
                <text:p>3.9226</text:p>
              </table:table-cell>
              <table:table-cell office:value-type="float" office:value="1.5335">
                <text:p>1.5335</text:p>
              </table:table-cell>
              <table:table-cell office:value-type="float" office:value="0.75104">
                <text:p>0.75104</text:p>
              </table:table-cell>
              <table:table-cell office:value-type="float" office:value="0.36878">
                <text:p>0.36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3.9248">
                <text:p>3.9248</text:p>
              </table:table-cell>
              <table:table-cell office:value-type="float" office:value="1.5345">
                <text:p>1.5345</text:p>
              </table:table-cell>
              <table:table-cell office:value-type="float" office:value="0.75143">
                <text:p>0.75143</text:p>
              </table:table-cell>
              <table:table-cell office:value-type="float" office:value="0.36886">
                <text:p>0.36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3.9272">
                <text:p>3.9272</text:p>
              </table:table-cell>
              <table:table-cell office:value-type="float" office:value="1.5355">
                <text:p>1.5355</text:p>
              </table:table-cell>
              <table:table-cell office:value-type="float" office:value="0.75182">
                <text:p>0.75182</text:p>
              </table:table-cell>
              <table:table-cell office:value-type="float" office:value="0.36894">
                <text:p>0.36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3.9302">
                <text:p>3.9302</text:p>
              </table:table-cell>
              <table:table-cell office:value-type="float" office:value="1.5364">
                <text:p>1.5364</text:p>
              </table:table-cell>
              <table:table-cell office:value-type="float" office:value="0.75221">
                <text:p>0.75221</text:p>
              </table:table-cell>
              <table:table-cell office:value-type="float" office:value="0.36903">
                <text:p>0.36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3.9325">
                <text:p>3.9325</text:p>
              </table:table-cell>
              <table:table-cell office:value-type="float" office:value="1.5374">
                <text:p>1.5374</text:p>
              </table:table-cell>
              <table:table-cell office:value-type="float" office:value="0.75261">
                <text:p>0.75261</text:p>
              </table:table-cell>
              <table:table-cell office:value-type="float" office:value="0.36913">
                <text:p>0.36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3.9349">
                <text:p>3.9349</text:p>
              </table:table-cell>
              <table:table-cell office:value-type="float" office:value="1.5384">
                <text:p>1.5384</text:p>
              </table:table-cell>
              <table:table-cell office:value-type="float" office:value="0.75301">
                <text:p>0.75301</text:p>
              </table:table-cell>
              <table:table-cell office:value-type="float" office:value="0.36923">
                <text:p>0.36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3.9378">
                <text:p>3.9378</text:p>
              </table:table-cell>
              <table:table-cell office:value-type="float" office:value="1.5393">
                <text:p>1.5393</text:p>
              </table:table-cell>
              <table:table-cell office:value-type="float" office:value="0.75341">
                <text:p>0.75341</text:p>
              </table:table-cell>
              <table:table-cell office:value-type="float" office:value="0.36934">
                <text:p>0.36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3.9401">
                <text:p>3.9401</text:p>
              </table:table-cell>
              <table:table-cell office:value-type="float" office:value="1.5402">
                <text:p>1.5402</text:p>
              </table:table-cell>
              <table:table-cell office:value-type="float" office:value="0.75382">
                <text:p>0.75382</text:p>
              </table:table-cell>
              <table:table-cell office:value-type="float" office:value="0.36945">
                <text:p>0.369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3.9426">
                <text:p>3.9426</text:p>
              </table:table-cell>
              <table:table-cell office:value-type="float" office:value="1.5412">
                <text:p>1.5412</text:p>
              </table:table-cell>
              <table:table-cell office:value-type="float" office:value="0.75422">
                <text:p>0.75422</text:p>
              </table:table-cell>
              <table:table-cell office:value-type="float" office:value="0.36956">
                <text:p>0.36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3.9454">
                <text:p>3.9454</text:p>
              </table:table-cell>
              <table:table-cell office:value-type="float" office:value="1.5421">
                <text:p>1.5421</text:p>
              </table:table-cell>
              <table:table-cell office:value-type="float" office:value="0.75463">
                <text:p>0.75463</text:p>
              </table:table-cell>
              <table:table-cell office:value-type="float" office:value="0.36969">
                <text:p>0.369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3.9477">
                <text:p>3.9477</text:p>
              </table:table-cell>
              <table:table-cell office:value-type="float" office:value="1.5431">
                <text:p>1.5431</text:p>
              </table:table-cell>
              <table:table-cell office:value-type="float" office:value="0.75505">
                <text:p>0.75505</text:p>
              </table:table-cell>
              <table:table-cell office:value-type="float" office:value="0.36981">
                <text:p>0.36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3.9501">
                <text:p>3.9501</text:p>
              </table:table-cell>
              <table:table-cell office:value-type="float" office:value="1.544">
                <text:p>1.544</text:p>
              </table:table-cell>
              <table:table-cell office:value-type="float" office:value="0.75546">
                <text:p>0.75546</text:p>
              </table:table-cell>
              <table:table-cell office:value-type="float" office:value="0.36994">
                <text:p>0.36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3.9528">
                <text:p>3.9528</text:p>
              </table:table-cell>
              <table:table-cell office:value-type="float" office:value="1.5449">
                <text:p>1.5449</text:p>
              </table:table-cell>
              <table:table-cell office:value-type="float" office:value="0.75587">
                <text:p>0.75587</text:p>
              </table:table-cell>
              <table:table-cell office:value-type="float" office:value="0.37008">
                <text:p>0.37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3.9552">
                <text:p>3.9552</text:p>
              </table:table-cell>
              <table:table-cell office:value-type="float" office:value="1.5459">
                <text:p>1.5459</text:p>
              </table:table-cell>
              <table:table-cell office:value-type="float" office:value="0.75629">
                <text:p>0.75629</text:p>
              </table:table-cell>
              <table:table-cell office:value-type="float" office:value="0.37021">
                <text:p>0.37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3.9576">
                <text:p>3.9576</text:p>
              </table:table-cell>
              <table:table-cell office:value-type="float" office:value="1.5468">
                <text:p>1.5468</text:p>
              </table:table-cell>
              <table:table-cell office:value-type="float" office:value="0.75671">
                <text:p>0.75671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3.9603">
                <text:p>3.9603</text:p>
              </table:table-cell>
              <table:table-cell office:value-type="float" office:value="1.5477">
                <text:p>1.5477</text:p>
              </table:table-cell>
              <table:table-cell office:value-type="float" office:value="0.75713">
                <text:p>0.75713</text:p>
              </table:table-cell>
              <table:table-cell office:value-type="float" office:value="0.3705">
                <text:p>0.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3.9626">
                <text:p>3.9626</text:p>
              </table:table-cell>
              <table:table-cell office:value-type="float" office:value="1.5487">
                <text:p>1.5487</text:p>
              </table:table-cell>
              <table:table-cell office:value-type="float" office:value="0.75755">
                <text:p>0.75755</text:p>
              </table:table-cell>
              <table:table-cell office:value-type="float" office:value="0.37066">
                <text:p>0.370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3.9651">
                <text:p>3.9651</text:p>
              </table:table-cell>
              <table:table-cell office:value-type="float" office:value="1.5496">
                <text:p>1.5496</text:p>
              </table:table-cell>
              <table:table-cell office:value-type="float" office:value="0.75797">
                <text:p>0.75797</text:p>
              </table:table-cell>
              <table:table-cell office:value-type="float" office:value="0.37081">
                <text:p>0.37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3.9676">
                <text:p>3.9676</text:p>
              </table:table-cell>
              <table:table-cell office:value-type="float" office:value="1.5505">
                <text:p>1.5505</text:p>
              </table:table-cell>
              <table:table-cell office:value-type="float" office:value="0.75839">
                <text:p>0.75839</text:p>
              </table:table-cell>
              <table:table-cell office:value-type="float" office:value="0.37097">
                <text:p>0.37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3.97">
                <text:p>3.97</text:p>
              </table:table-cell>
              <table:table-cell office:value-type="float" office:value="1.5514">
                <text:p>1.5514</text:p>
              </table:table-cell>
              <table:table-cell office:value-type="float" office:value="0.75881">
                <text:p>0.75881</text:p>
              </table:table-cell>
              <table:table-cell office:value-type="float" office:value="0.37113">
                <text:p>0.37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3.9724">
                <text:p>3.9724</text:p>
              </table:table-cell>
              <table:table-cell office:value-type="float" office:value="1.5523">
                <text:p>1.5523</text:p>
              </table:table-cell>
              <table:table-cell office:value-type="float" office:value="0.75923">
                <text:p>0.75923</text:p>
              </table:table-cell>
              <table:table-cell office:value-type="float" office:value="0.3713">
                <text:p>0.3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3.9749">
                <text:p>3.9749</text:p>
              </table:table-cell>
              <table:table-cell office:value-type="float" office:value="1.5533">
                <text:p>1.5533</text:p>
              </table:table-cell>
              <table:table-cell office:value-type="float" office:value="0.75965">
                <text:p>0.75965</text:p>
              </table:table-cell>
              <table:table-cell office:value-type="float" office:value="0.37146">
                <text:p>0.37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3.9773">
                <text:p>3.9773</text:p>
              </table:table-cell>
              <table:table-cell office:value-type="float" office:value="1.5542">
                <text:p>1.5542</text:p>
              </table:table-cell>
              <table:table-cell office:value-type="float" office:value="0.76007">
                <text:p>0.76007</text:p>
              </table:table-cell>
              <table:table-cell office:value-type="float" office:value="0.37164">
                <text:p>0.37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3.9797">
                <text:p>3.9797</text:p>
              </table:table-cell>
              <table:table-cell office:value-type="float" office:value="1.5551">
                <text:p>1.5551</text:p>
              </table:table-cell>
              <table:table-cell office:value-type="float" office:value="0.7605">
                <text:p>0.7605</text:p>
              </table:table-cell>
              <table:table-cell office:value-type="float" office:value="0.37181">
                <text:p>0.371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3.9822">
                <text:p>3.9822</text:p>
              </table:table-cell>
              <table:table-cell office:value-type="float" office:value="1.556">
                <text:p>1.556</text:p>
              </table:table-cell>
              <table:table-cell office:value-type="float" office:value="0.76092">
                <text:p>0.76092</text:p>
              </table:table-cell>
              <table:table-cell office:value-type="float" office:value="0.37199">
                <text:p>0.37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3.9846">
                <text:p>3.9846</text:p>
              </table:table-cell>
              <table:table-cell office:value-type="float" office:value="1.5569">
                <text:p>1.5569</text:p>
              </table:table-cell>
              <table:table-cell office:value-type="float" office:value="0.76134">
                <text:p>0.76134</text:p>
              </table:table-cell>
              <table:table-cell office:value-type="float" office:value="0.37217">
                <text:p>0.372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.987">
                <text:p>3.987</text:p>
              </table:table-cell>
              <table:table-cell office:value-type="float" office:value="1.5578">
                <text:p>1.5578</text:p>
              </table:table-cell>
              <table:table-cell office:value-type="float" office:value="0.76176">
                <text:p>0.76176</text:p>
              </table:table-cell>
              <table:table-cell office:value-type="float" office:value="0.37235">
                <text:p>0.372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3.9894">
                <text:p>3.9894</text:p>
              </table:table-cell>
              <table:table-cell office:value-type="float" office:value="1.5587">
                <text:p>1.5587</text:p>
              </table:table-cell>
              <table:table-cell office:value-type="float" office:value="0.76218">
                <text:p>0.76218</text:p>
              </table:table-cell>
              <table:table-cell office:value-type="float" office:value="0.37254">
                <text:p>0.37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3.9917">
                <text:p>3.9917</text:p>
              </table:table-cell>
              <table:table-cell office:value-type="float" office:value="1.5596">
                <text:p>1.5596</text:p>
              </table:table-cell>
              <table:table-cell office:value-type="float" office:value="0.7626">
                <text:p>0.7626</text:p>
              </table:table-cell>
              <table:table-cell office:value-type="float" office:value="0.37273">
                <text:p>0.37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3.9941">
                <text:p>3.9941</text:p>
              </table:table-cell>
              <table:table-cell office:value-type="float" office:value="1.5605">
                <text:p>1.5605</text:p>
              </table:table-cell>
              <table:table-cell office:value-type="float" office:value="0.76303">
                <text:p>0.76303</text:p>
              </table:table-cell>
              <table:table-cell office:value-type="float" office:value="0.37292">
                <text:p>0.372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3.9965">
                <text:p>3.9965</text:p>
              </table:table-cell>
              <table:table-cell office:value-type="float" office:value="1.5614">
                <text:p>1.5614</text:p>
              </table:table-cell>
              <table:table-cell office:value-type="float" office:value="0.76345">
                <text:p>0.76345</text:p>
              </table:table-cell>
              <table:table-cell office:value-type="float" office:value="0.37311">
                <text:p>0.37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3.9989">
                <text:p>3.9989</text:p>
              </table:table-cell>
              <table:table-cell office:value-type="float" office:value="1.5623">
                <text:p>1.5623</text:p>
              </table:table-cell>
              <table:table-cell office:value-type="float" office:value="0.76387">
                <text:p>0.76387</text:p>
              </table:table-cell>
              <table:table-cell office:value-type="float" office:value="0.37331">
                <text:p>0.37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4.0012">
                <text:p>4.0012</text:p>
              </table:table-cell>
              <table:table-cell office:value-type="float" office:value="1.5631">
                <text:p>1.5631</text:p>
              </table:table-cell>
              <table:table-cell office:value-type="float" office:value="0.76429">
                <text:p>0.76429</text:p>
              </table:table-cell>
              <table:table-cell office:value-type="float" office:value="0.37351">
                <text:p>0.37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.0036">
                <text:p>4.0036</text:p>
              </table:table-cell>
              <table:table-cell office:value-type="float" office:value="1.564">
                <text:p>1.564</text:p>
              </table:table-cell>
              <table:table-cell office:value-type="float" office:value="0.76471">
                <text:p>0.76471</text:p>
              </table:table-cell>
              <table:table-cell office:value-type="float" office:value="0.37371">
                <text:p>0.37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4.006">
                <text:p>4.006</text:p>
              </table:table-cell>
              <table:table-cell office:value-type="float" office:value="1.5649">
                <text:p>1.5649</text:p>
              </table:table-cell>
              <table:table-cell office:value-type="float" office:value="0.76512">
                <text:p>0.76512</text:p>
              </table:table-cell>
              <table:table-cell office:value-type="float" office:value="0.37391">
                <text:p>0.3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4.0083">
                <text:p>4.0083</text:p>
              </table:table-cell>
              <table:table-cell office:value-type="float" office:value="1.5658">
                <text:p>1.5658</text:p>
              </table:table-cell>
              <table:table-cell office:value-type="float" office:value="0.76554">
                <text:p>0.76554</text:p>
              </table:table-cell>
              <table:table-cell office:value-type="float" office:value="0.37411">
                <text:p>0.37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4.0107">
                <text:p>4.0107</text:p>
              </table:table-cell>
              <table:table-cell office:value-type="float" office:value="1.5667">
                <text:p>1.5667</text:p>
              </table:table-cell>
              <table:table-cell office:value-type="float" office:value="0.76596">
                <text:p>0.76596</text:p>
              </table:table-cell>
              <table:table-cell office:value-type="float" office:value="0.37432">
                <text:p>0.37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4.013">
                <text:p>4.013</text:p>
              </table:table-cell>
              <table:table-cell office:value-type="float" office:value="1.5675">
                <text:p>1.5675</text:p>
              </table:table-cell>
              <table:table-cell office:value-type="float" office:value="0.76638">
                <text:p>0.76638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4.0153">
                <text:p>4.0153</text:p>
              </table:table-cell>
              <table:table-cell office:value-type="float" office:value="1.5684">
                <text:p>1.5684</text:p>
              </table:table-cell>
              <table:table-cell office:value-type="float" office:value="0.76679">
                <text:p>0.76679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4.0176">
                <text:p>4.0176</text:p>
              </table:table-cell>
              <table:table-cell office:value-type="float" office:value="1.5693">
                <text:p>1.5693</text:p>
              </table:table-cell>
              <table:table-cell office:value-type="float" office:value="0.76721">
                <text:p>0.76721</text:p>
              </table:table-cell>
              <table:table-cell office:value-type="float" office:value="0.37494">
                <text:p>0.374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4.0199">
                <text:p>4.0199</text:p>
              </table:table-cell>
              <table:table-cell office:value-type="float" office:value="1.5701">
                <text:p>1.5701</text:p>
              </table:table-cell>
              <table:table-cell office:value-type="float" office:value="0.76762">
                <text:p>0.76762</text:p>
              </table:table-cell>
              <table:table-cell office:value-type="float" office:value="0.37515">
                <text:p>0.375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4.0222">
                <text:p>4.0222</text:p>
              </table:table-cell>
              <table:table-cell office:value-type="float" office:value="1.571">
                <text:p>1.571</text:p>
              </table:table-cell>
              <table:table-cell office:value-type="float" office:value="0.76804">
                <text:p>0.76804</text:p>
              </table:table-cell>
              <table:table-cell office:value-type="float" office:value="0.37537">
                <text:p>0.375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4.0245">
                <text:p>4.0245</text:p>
              </table:table-cell>
              <table:table-cell office:value-type="float" office:value="1.5719">
                <text:p>1.5719</text:p>
              </table:table-cell>
              <table:table-cell office:value-type="float" office:value="0.76845">
                <text:p>0.76845</text:p>
              </table:table-cell>
              <table:table-cell office:value-type="float" office:value="0.37558">
                <text:p>0.375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4.0268">
                <text:p>4.0268</text:p>
              </table:table-cell>
              <table:table-cell office:value-type="float" office:value="1.5727">
                <text:p>1.5727</text:p>
              </table:table-cell>
              <table:table-cell office:value-type="float" office:value="0.76886">
                <text:p>0.76886</text:p>
              </table:table-cell>
              <table:table-cell office:value-type="float" office:value="0.3758">
                <text:p>0.3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4.0291">
                <text:p>4.0291</text:p>
              </table:table-cell>
              <table:table-cell office:value-type="float" office:value="1.5736">
                <text:p>1.5736</text:p>
              </table:table-cell>
              <table:table-cell office:value-type="float" office:value="0.76927">
                <text:p>0.76927</text:p>
              </table:table-cell>
              <table:table-cell office:value-type="float" office:value="0.37601">
                <text:p>0.37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4.0314">
                <text:p>4.0314</text:p>
              </table:table-cell>
              <table:table-cell office:value-type="float" office:value="1.5744">
                <text:p>1.5744</text:p>
              </table:table-cell>
              <table:table-cell office:value-type="float" office:value="0.76968">
                <text:p>0.76968</text:p>
              </table:table-cell>
              <table:table-cell office:value-type="float" office:value="0.37623">
                <text:p>0.376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4.0337">
                <text:p>4.0337</text:p>
              </table:table-cell>
              <table:table-cell office:value-type="float" office:value="1.5753">
                <text:p>1.5753</text:p>
              </table:table-cell>
              <table:table-cell office:value-type="float" office:value="0.77009">
                <text:p>0.77009</text:p>
              </table:table-cell>
              <table:table-cell office:value-type="float" office:value="0.37645">
                <text:p>0.37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4.0359">
                <text:p>4.0359</text:p>
              </table:table-cell>
              <table:table-cell office:value-type="float" office:value="1.5761">
                <text:p>1.5761</text:p>
              </table:table-cell>
              <table:table-cell office:value-type="float" office:value="0.7705">
                <text:p>0.7705</text:p>
              </table:table-cell>
              <table:table-cell office:value-type="float" office:value="0.37667">
                <text:p>0.37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4.0382">
                <text:p>4.0382</text:p>
              </table:table-cell>
              <table:table-cell office:value-type="float" office:value="1.577">
                <text:p>1.577</text:p>
              </table:table-cell>
              <table:table-cell office:value-type="float" office:value="0.77091">
                <text:p>0.77091</text:p>
              </table:table-cell>
              <table:table-cell office:value-type="float" office:value="0.37689">
                <text:p>0.37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4.0404">
                <text:p>4.0404</text:p>
              </table:table-cell>
              <table:table-cell office:value-type="float" office:value="1.5778">
                <text:p>1.5778</text:p>
              </table:table-cell>
              <table:table-cell office:value-type="float" office:value="0.77132">
                <text:p>0.77132</text:p>
              </table:table-cell>
              <table:table-cell office:value-type="float" office:value="0.37711">
                <text:p>0.377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4.0427">
                <text:p>4.0427</text:p>
              </table:table-cell>
              <table:table-cell office:value-type="float" office:value="1.5787">
                <text:p>1.5787</text:p>
              </table:table-cell>
              <table:table-cell office:value-type="float" office:value="0.77172">
                <text:p>0.77172</text:p>
              </table:table-cell>
              <table:table-cell office:value-type="float" office:value="0.37733">
                <text:p>0.37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4.045">
                <text:p>4.045</text:p>
              </table:table-cell>
              <table:table-cell office:value-type="float" office:value="1.5795">
                <text:p>1.5795</text:p>
              </table:table-cell>
              <table:table-cell office:value-type="float" office:value="0.77213">
                <text:p>0.77213</text:p>
              </table:table-cell>
              <table:table-cell office:value-type="float" office:value="0.37756">
                <text:p>0.37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4.0472">
                <text:p>4.0472</text:p>
              </table:table-cell>
              <table:table-cell office:value-type="float" office:value="1.5804">
                <text:p>1.5804</text:p>
              </table:table-cell>
              <table:table-cell office:value-type="float" office:value="0.77253">
                <text:p>0.77253</text:p>
              </table:table-cell>
              <table:table-cell office:value-type="float" office:value="0.37778">
                <text:p>0.3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4.0494">
                <text:p>4.0494</text:p>
              </table:table-cell>
              <table:table-cell office:value-type="float" office:value="1.5812">
                <text:p>1.5812</text:p>
              </table:table-cell>
              <table:table-cell office:value-type="float" office:value="0.77294">
                <text:p>0.7729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4.0517">
                <text:p>4.0517</text:p>
              </table:table-cell>
              <table:table-cell office:value-type="float" office:value="1.582">
                <text:p>1.582</text:p>
              </table:table-cell>
              <table:table-cell office:value-type="float" office:value="0.77334">
                <text:p>0.77334</text:p>
              </table:table-cell>
              <table:table-cell office:value-type="float" office:value="0.37823">
                <text:p>0.378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4.0539">
                <text:p>4.0539</text:p>
              </table:table-cell>
              <table:table-cell office:value-type="float" office:value="1.5829">
                <text:p>1.5829</text:p>
              </table:table-cell>
              <table:table-cell office:value-type="float" office:value="0.77375">
                <text:p>0.77375</text:p>
              </table:table-cell>
              <table:table-cell office:value-type="float" office:value="0.37846">
                <text:p>0.37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4.0561">
                <text:p>4.0561</text:p>
              </table:table-cell>
              <table:table-cell office:value-type="float" office:value="1.5837">
                <text:p>1.5837</text:p>
              </table:table-cell>
              <table:table-cell office:value-type="float" office:value="0.77415">
                <text:p>0.77415</text:p>
              </table:table-cell>
              <table:table-cell office:value-type="float" office:value="0.37868">
                <text:p>0.37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4.0583">
                <text:p>4.0583</text:p>
              </table:table-cell>
              <table:table-cell office:value-type="float" office:value="1.5845">
                <text:p>1.5845</text:p>
              </table:table-cell>
              <table:table-cell office:value-type="float" office:value="0.77455">
                <text:p>0.77455</text:p>
              </table:table-cell>
              <table:table-cell office:value-type="float" office:value="0.37891">
                <text:p>0.37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4.0605">
                <text:p>4.0605</text:p>
              </table:table-cell>
              <table:table-cell office:value-type="float" office:value="1.5854">
                <text:p>1.5854</text:p>
              </table:table-cell>
              <table:table-cell office:value-type="float" office:value="0.77495">
                <text:p>0.77495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4.0627">
                <text:p>4.0627</text:p>
              </table:table-cell>
              <table:table-cell office:value-type="float" office:value="1.5862">
                <text:p>1.5862</text:p>
              </table:table-cell>
              <table:table-cell office:value-type="float" office:value="0.77535">
                <text:p>0.77535</text:p>
              </table:table-cell>
              <table:table-cell office:value-type="float" office:value="0.37936">
                <text:p>0.37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4.0649">
                <text:p>4.0649</text:p>
              </table:table-cell>
              <table:table-cell office:value-type="float" office:value="1.587">
                <text:p>1.587</text:p>
              </table:table-cell>
              <table:table-cell office:value-type="float" office:value="0.77575">
                <text:p>0.77575</text:p>
              </table:table-cell>
              <table:table-cell office:value-type="float" office:value="0.37959">
                <text:p>0.379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4.0671">
                <text:p>4.0671</text:p>
              </table:table-cell>
              <table:table-cell office:value-type="float" office:value="1.5878">
                <text:p>1.5878</text:p>
              </table:table-cell>
              <table:table-cell office:value-type="float" office:value="0.77615">
                <text:p>0.77615</text:p>
              </table:table-cell>
              <table:table-cell office:value-type="float" office:value="0.37982">
                <text:p>0.37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4.0693">
                <text:p>4.0693</text:p>
              </table:table-cell>
              <table:table-cell office:value-type="float" office:value="1.5887">
                <text:p>1.5887</text:p>
              </table:table-cell>
              <table:table-cell office:value-type="float" office:value="0.77654">
                <text:p>0.77654</text:p>
              </table:table-cell>
              <table:table-cell office:value-type="float" office:value="0.38005">
                <text:p>0.38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4.0715">
                <text:p>4.0715</text:p>
              </table:table-cell>
              <table:table-cell office:value-type="float" office:value="1.5895">
                <text:p>1.5895</text:p>
              </table:table-cell>
              <table:table-cell office:value-type="float" office:value="0.77694">
                <text:p>0.77694</text:p>
              </table:table-cell>
              <table:table-cell office:value-type="float" office:value="0.38028">
                <text:p>0.38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4.0736">
                <text:p>4.0736</text:p>
              </table:table-cell>
              <table:table-cell office:value-type="float" office:value="1.5903">
                <text:p>1.5903</text:p>
              </table:table-cell>
              <table:table-cell office:value-type="float" office:value="0.77734">
                <text:p>0.77734</text:p>
              </table:table-cell>
              <table:table-cell office:value-type="float" office:value="0.38051">
                <text:p>0.380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4.0758">
                <text:p>4.0758</text:p>
              </table:table-cell>
              <table:table-cell office:value-type="float" office:value="1.5911">
                <text:p>1.5911</text:p>
              </table:table-cell>
              <table:table-cell office:value-type="float" office:value="0.77773">
                <text:p>0.77773</text:p>
              </table:table-cell>
              <table:table-cell office:value-type="float" office:value="0.38074">
                <text:p>0.38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4.078">
                <text:p>4.078</text:p>
              </table:table-cell>
              <table:table-cell office:value-type="float" office:value="1.5919">
                <text:p>1.5919</text:p>
              </table:table-cell>
              <table:table-cell office:value-type="float" office:value="0.77813">
                <text:p>0.77813</text:p>
              </table:table-cell>
              <table:table-cell office:value-type="float" office:value="0.38096">
                <text:p>0.38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4.0801">
                <text:p>4.0801</text:p>
              </table:table-cell>
              <table:table-cell office:value-type="float" office:value="1.5927">
                <text:p>1.5927</text:p>
              </table:table-cell>
              <table:table-cell office:value-type="float" office:value="0.77852">
                <text:p>0.77852</text:p>
              </table:table-cell>
              <table:table-cell office:value-type="float" office:value="0.38119">
                <text:p>0.38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4.0823">
                <text:p>4.0823</text:p>
              </table:table-cell>
              <table:table-cell office:value-type="float" office:value="1.5936">
                <text:p>1.5936</text:p>
              </table:table-cell>
              <table:table-cell office:value-type="float" office:value="0.77892">
                <text:p>0.77892</text:p>
              </table:table-cell>
              <table:table-cell office:value-type="float" office:value="0.38142">
                <text:p>0.38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4.0844">
                <text:p>4.0844</text:p>
              </table:table-cell>
              <table:table-cell office:value-type="float" office:value="1.5944">
                <text:p>1.5944</text:p>
              </table:table-cell>
              <table:table-cell office:value-type="float" office:value="0.77931">
                <text:p>0.77931</text:p>
              </table:table-cell>
              <table:table-cell office:value-type="float" office:value="0.38165">
                <text:p>0.38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4.0866">
                <text:p>4.0866</text:p>
              </table:table-cell>
              <table:table-cell office:value-type="float" office:value="1.5952">
                <text:p>1.5952</text:p>
              </table:table-cell>
              <table:table-cell office:value-type="float" office:value="0.7797">
                <text:p>0.7797</text:p>
              </table:table-cell>
              <table:table-cell office:value-type="float" office:value="0.38189">
                <text:p>0.38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4.0887">
                <text:p>4.0887</text:p>
              </table:table-cell>
              <table:table-cell office:value-type="float" office:value="1.596">
                <text:p>1.596</text:p>
              </table:table-cell>
              <table:table-cell office:value-type="float" office:value="0.78009">
                <text:p>0.78009</text:p>
              </table:table-cell>
              <table:table-cell office:value-type="float" office:value="0.38212">
                <text:p>0.38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4.0909">
                <text:p>4.0909</text:p>
              </table:table-cell>
              <table:table-cell office:value-type="float" office:value="1.5968">
                <text:p>1.5968</text:p>
              </table:table-cell>
              <table:table-cell office:value-type="float" office:value="0.78049">
                <text:p>0.78049</text:p>
              </table:table-cell>
              <table:table-cell office:value-type="float" office:value="0.38235">
                <text:p>0.382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4.093">
                <text:p>4.093</text:p>
              </table:table-cell>
              <table:table-cell office:value-type="float" office:value="1.5976">
                <text:p>1.5976</text:p>
              </table:table-cell>
              <table:table-cell office:value-type="float" office:value="0.78088">
                <text:p>0.78088</text:p>
              </table:table-cell>
              <table:table-cell office:value-type="float" office:value="0.38258">
                <text:p>0.382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4.0951">
                <text:p>4.0951</text:p>
              </table:table-cell>
              <table:table-cell office:value-type="float" office:value="1.5984">
                <text:p>1.5984</text:p>
              </table:table-cell>
              <table:table-cell office:value-type="float" office:value="0.78127">
                <text:p>0.78127</text:p>
              </table:table-cell>
              <table:table-cell office:value-type="float" office:value="0.38281">
                <text:p>0.38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4.0973">
                <text:p>4.0973</text:p>
              </table:table-cell>
              <table:table-cell office:value-type="float" office:value="1.5992">
                <text:p>1.5992</text:p>
              </table:table-cell>
              <table:table-cell office:value-type="float" office:value="0.78166">
                <text:p>0.78166</text:p>
              </table:table-cell>
              <table:table-cell office:value-type="float" office:value="0.38304">
                <text:p>0.38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4.0994">
                <text:p>4.0994</text:p>
              </table:table-cell>
              <table:table-cell office:value-type="float" office:value="1.6">
                <text:p>1.6</text:p>
              </table:table-cell>
              <table:table-cell office:value-type="float" office:value="0.78205">
                <text:p>0.78205</text:p>
              </table:table-cell>
              <table:table-cell office:value-type="float" office:value="0.38327">
                <text:p>0.38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4.1015">
                <text:p>4.1015</text:p>
              </table:table-cell>
              <table:table-cell office:value-type="float" office:value="1.6008">
                <text:p>1.6008</text:p>
              </table:table-cell>
              <table:table-cell office:value-type="float" office:value="0.78243">
                <text:p>0.78243</text:p>
              </table:table-cell>
              <table:table-cell office:value-type="float" office:value="0.3835">
                <text:p>0.38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4.1036">
                <text:p>4.1036</text:p>
              </table:table-cell>
              <table:table-cell office:value-type="float" office:value="1.6016">
                <text:p>1.6016</text:p>
              </table:table-cell>
              <table:table-cell office:value-type="float" office:value="0.78282">
                <text:p>0.78282</text:p>
              </table:table-cell>
              <table:table-cell office:value-type="float" office:value="0.38373">
                <text:p>0.383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4.1057">
                <text:p>4.1057</text:p>
              </table:table-cell>
              <table:table-cell office:value-type="float" office:value="1.6024">
                <text:p>1.6024</text:p>
              </table:table-cell>
              <table:table-cell office:value-type="float" office:value="0.78321">
                <text:p>0.78321</text:p>
              </table:table-cell>
              <table:table-cell office:value-type="float" office:value="0.38396">
                <text:p>0.383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4.1078">
                <text:p>4.1078</text:p>
              </table:table-cell>
              <table:table-cell office:value-type="float" office:value="1.6032">
                <text:p>1.6032</text:p>
              </table:table-cell>
              <table:table-cell office:value-type="float" office:value="0.7836">
                <text:p>0.7836</text:p>
              </table:table-cell>
              <table:table-cell office:value-type="float" office:value="0.38419">
                <text:p>0.384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4.1099">
                <text:p>4.1099</text:p>
              </table:table-cell>
              <table:table-cell office:value-type="float" office:value="1.604">
                <text:p>1.604</text:p>
              </table:table-cell>
              <table:table-cell office:value-type="float" office:value="0.78398">
                <text:p>0.78398</text:p>
              </table:table-cell>
              <table:table-cell office:value-type="float" office:value="0.38442">
                <text:p>0.384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4.112">
                <text:p>4.112</text:p>
              </table:table-cell>
              <table:table-cell office:value-type="float" office:value="1.6048">
                <text:p>1.6048</text:p>
              </table:table-cell>
              <table:table-cell office:value-type="float" office:value="0.78437">
                <text:p>0.78437</text:p>
              </table:table-cell>
              <table:table-cell office:value-type="float" office:value="0.38465">
                <text:p>0.38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4.1141">
                <text:p>4.1141</text:p>
              </table:table-cell>
              <table:table-cell office:value-type="float" office:value="1.6056">
                <text:p>1.6056</text:p>
              </table:table-cell>
              <table:table-cell office:value-type="float" office:value="0.78476">
                <text:p>0.78476</text:p>
              </table:table-cell>
              <table:table-cell office:value-type="float" office:value="0.38488">
                <text:p>0.384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4.1162">
                <text:p>4.1162</text:p>
              </table:table-cell>
              <table:table-cell office:value-type="float" office:value="1.6064">
                <text:p>1.6064</text:p>
              </table:table-cell>
              <table:table-cell office:value-type="float" office:value="0.78514">
                <text:p>0.78514</text:p>
              </table:table-cell>
              <table:table-cell office:value-type="float" office:value="0.38511">
                <text:p>0.38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4.1183">
                <text:p>4.1183</text:p>
              </table:table-cell>
              <table:table-cell office:value-type="float" office:value="1.6072">
                <text:p>1.6072</text:p>
              </table:table-cell>
              <table:table-cell office:value-type="float" office:value="0.78553">
                <text:p>0.78553</text:p>
              </table:table-cell>
              <table:table-cell office:value-type="float" office:value="0.38534">
                <text:p>0.38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4.1204">
                <text:p>4.1204</text:p>
              </table:table-cell>
              <table:table-cell office:value-type="float" office:value="1.608">
                <text:p>1.608</text:p>
              </table:table-cell>
              <table:table-cell office:value-type="float" office:value="0.78591">
                <text:p>0.78591</text:p>
              </table:table-cell>
              <table:table-cell office:value-type="float" office:value="0.38557">
                <text:p>0.38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4.1224">
                <text:p>4.1224</text:p>
              </table:table-cell>
              <table:table-cell office:value-type="float" office:value="1.6088">
                <text:p>1.6088</text:p>
              </table:table-cell>
              <table:table-cell office:value-type="float" office:value="0.78629">
                <text:p>0.78629</text:p>
              </table:table-cell>
              <table:table-cell office:value-type="float" office:value="0.3858">
                <text:p>0.38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4.1245">
                <text:p>4.1245</text:p>
              </table:table-cell>
              <table:table-cell office:value-type="float" office:value="1.6096">
                <text:p>1.6096</text:p>
              </table:table-cell>
              <table:table-cell office:value-type="float" office:value="0.78668">
                <text:p>0.78668</text:p>
              </table:table-cell>
              <table:table-cell office:value-type="float" office:value="0.38603">
                <text:p>0.38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4.1266">
                <text:p>4.1266</text:p>
              </table:table-cell>
              <table:table-cell office:value-type="float" office:value="1.6103">
                <text:p>1.6103</text:p>
              </table:table-cell>
              <table:table-cell office:value-type="float" office:value="0.78706">
                <text:p>0.78706</text:p>
              </table:table-cell>
              <table:table-cell office:value-type="float" office:value="0.38626">
                <text:p>0.386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4.1287">
                <text:p>4.1287</text:p>
              </table:table-cell>
              <table:table-cell office:value-type="float" office:value="1.6111">
                <text:p>1.6111</text:p>
              </table:table-cell>
              <table:table-cell office:value-type="float" office:value="0.78744">
                <text:p>0.78744</text:p>
              </table:table-cell>
              <table:table-cell office:value-type="float" office:value="0.38649">
                <text:p>0.386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4.1307">
                <text:p>4.1307</text:p>
              </table:table-cell>
              <table:table-cell office:value-type="float" office:value="1.6119">
                <text:p>1.6119</text:p>
              </table:table-cell>
              <table:table-cell office:value-type="float" office:value="0.78783">
                <text:p>0.78783</text:p>
              </table:table-cell>
              <table:table-cell office:value-type="float" office:value="0.38671">
                <text:p>0.386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4.1328">
                <text:p>4.1328</text:p>
              </table:table-cell>
              <table:table-cell office:value-type="float" office:value="1.6127">
                <text:p>1.6127</text:p>
              </table:table-cell>
              <table:table-cell office:value-type="float" office:value="0.78821">
                <text:p>0.78821</text:p>
              </table:table-cell>
              <table:table-cell office:value-type="float" office:value="0.38694">
                <text:p>0.386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4.1348">
                <text:p>4.1348</text:p>
              </table:table-cell>
              <table:table-cell office:value-type="float" office:value="1.6135">
                <text:p>1.6135</text:p>
              </table:table-cell>
              <table:table-cell office:value-type="float" office:value="0.78859">
                <text:p>0.78859</text:p>
              </table:table-cell>
              <table:table-cell office:value-type="float" office:value="0.38717">
                <text:p>0.387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4.1369">
                <text:p>4.1369</text:p>
              </table:table-cell>
              <table:table-cell office:value-type="float" office:value="1.6143">
                <text:p>1.6143</text:p>
              </table:table-cell>
              <table:table-cell office:value-type="float" office:value="0.78897">
                <text:p>0.78897</text:p>
              </table:table-cell>
              <table:table-cell office:value-type="float" office:value="0.3874">
                <text:p>0.38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4.1389">
                <text:p>4.1389</text:p>
              </table:table-cell>
              <table:table-cell office:value-type="float" office:value="1.6151">
                <text:p>1.6151</text:p>
              </table:table-cell>
              <table:table-cell office:value-type="float" office:value="0.78935">
                <text:p>0.78935</text:p>
              </table:table-cell>
              <table:table-cell office:value-type="float" office:value="0.38763">
                <text:p>0.38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.141">
                <text:p>4.141</text:p>
              </table:table-cell>
              <table:table-cell office:value-type="float" office:value="1.6158">
                <text:p>1.6158</text:p>
              </table:table-cell>
              <table:table-cell office:value-type="float" office:value="0.78973">
                <text:p>0.78973</text:p>
              </table:table-cell>
              <table:table-cell office:value-type="float" office:value="0.38785">
                <text:p>0.387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.143">
                <text:p>4.143</text:p>
              </table:table-cell>
              <table:table-cell office:value-type="float" office:value="1.6166">
                <text:p>1.6166</text:p>
              </table:table-cell>
              <table:table-cell office:value-type="float" office:value="0.79011">
                <text:p>0.79011</text:p>
              </table:table-cell>
              <table:table-cell office:value-type="float" office:value="0.38808">
                <text:p>0.38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.1451">
                <text:p>4.1451</text:p>
              </table:table-cell>
              <table:table-cell office:value-type="float" office:value="1.6174">
                <text:p>1.6174</text:p>
              </table:table-cell>
              <table:table-cell office:value-type="float" office:value="0.79049">
                <text:p>0.79049</text:p>
              </table:table-cell>
              <table:table-cell office:value-type="float" office:value="0.38831">
                <text:p>0.38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.1471">
                <text:p>4.1471</text:p>
              </table:table-cell>
              <table:table-cell office:value-type="float" office:value="1.6182">
                <text:p>1.6182</text:p>
              </table:table-cell>
              <table:table-cell office:value-type="float" office:value="0.79087">
                <text:p>0.79087</text:p>
              </table:table-cell>
              <table:table-cell office:value-type="float" office:value="0.38854">
                <text:p>0.38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4.1492">
                <text:p>4.1492</text:p>
              </table:table-cell>
              <table:table-cell office:value-type="float" office:value="1.619">
                <text:p>1.619</text:p>
              </table:table-cell>
              <table:table-cell office:value-type="float" office:value="0.79125">
                <text:p>0.79125</text:p>
              </table:table-cell>
              <table:table-cell office:value-type="float" office:value="0.38876">
                <text:p>0.388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4.1512">
                <text:p>4.1512</text:p>
              </table:table-cell>
              <table:table-cell office:value-type="float" office:value="1.6197">
                <text:p>1.6197</text:p>
              </table:table-cell>
              <table:table-cell office:value-type="float" office:value="0.79163">
                <text:p>0.79163</text:p>
              </table:table-cell>
              <table:table-cell office:value-type="float" office:value="0.38899">
                <text:p>0.388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4.1532">
                <text:p>4.1532</text:p>
              </table:table-cell>
              <table:table-cell office:value-type="float" office:value="1.6205">
                <text:p>1.6205</text:p>
              </table:table-cell>
              <table:table-cell office:value-type="float" office:value="0.79201">
                <text:p>0.79201</text:p>
              </table:table-cell>
              <table:table-cell office:value-type="float" office:value="0.38921">
                <text:p>0.389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4.1552">
                <text:p>4.1552</text:p>
              </table:table-cell>
              <table:table-cell office:value-type="float" office:value="1.6213">
                <text:p>1.6213</text:p>
              </table:table-cell>
              <table:table-cell office:value-type="float" office:value="0.79239">
                <text:p>0.79239</text:p>
              </table:table-cell>
              <table:table-cell office:value-type="float" office:value="0.38944">
                <text:p>0.389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4.1573">
                <text:p>4.1573</text:p>
              </table:table-cell>
              <table:table-cell office:value-type="float" office:value="1.6221">
                <text:p>1.6221</text:p>
              </table:table-cell>
              <table:table-cell office:value-type="float" office:value="0.79277">
                <text:p>0.79277</text:p>
              </table:table-cell>
              <table:table-cell office:value-type="float" office:value="0.38967">
                <text:p>0.38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.1593">
                <text:p>4.1593</text:p>
              </table:table-cell>
              <table:table-cell office:value-type="float" office:value="1.6229">
                <text:p>1.6229</text:p>
              </table:table-cell>
              <table:table-cell office:value-type="float" office:value="0.79315">
                <text:p>0.79315</text:p>
              </table:table-cell>
              <table:table-cell office:value-type="float" office:value="0.38989">
                <text:p>0.389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4.1613">
                <text:p>4.1613</text:p>
              </table:table-cell>
              <table:table-cell office:value-type="float" office:value="1.6236">
                <text:p>1.6236</text:p>
              </table:table-cell>
              <table:table-cell office:value-type="float" office:value="0.79352">
                <text:p>0.79352</text:p>
              </table:table-cell>
              <table:table-cell office:value-type="float" office:value="0.39012">
                <text:p>0.39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4.1633">
                <text:p>4.1633</text:p>
              </table:table-cell>
              <table:table-cell office:value-type="float" office:value="1.6244">
                <text:p>1.6244</text:p>
              </table:table-cell>
              <table:table-cell office:value-type="float" office:value="0.7939">
                <text:p>0.7939</text:p>
              </table:table-cell>
              <table:table-cell office:value-type="float" office:value="0.39034">
                <text:p>0.39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4.1653">
                <text:p>4.1653</text:p>
              </table:table-cell>
              <table:table-cell office:value-type="float" office:value="1.6252">
                <text:p>1.6252</text:p>
              </table:table-cell>
              <table:table-cell office:value-type="float" office:value="0.79428">
                <text:p>0.79428</text:p>
              </table:table-cell>
              <table:table-cell office:value-type="float" office:value="0.39056">
                <text:p>0.3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4.1674">
                <text:p>4.1674</text:p>
              </table:table-cell>
              <table:table-cell office:value-type="float" office:value="1.626">
                <text:p>1.626</text:p>
              </table:table-cell>
              <table:table-cell office:value-type="float" office:value="0.79466">
                <text:p>0.79466</text:p>
              </table:table-cell>
              <table:table-cell office:value-type="float" office:value="0.39079">
                <text:p>0.390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4.1694">
                <text:p>4.1694</text:p>
              </table:table-cell>
              <table:table-cell office:value-type="float" office:value="1.6267">
                <text:p>1.6267</text:p>
              </table:table-cell>
              <table:table-cell office:value-type="float" office:value="0.79503">
                <text:p>0.79503</text:p>
              </table:table-cell>
              <table:table-cell office:value-type="float" office:value="0.39101">
                <text:p>0.391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4.1714">
                <text:p>4.1714</text:p>
              </table:table-cell>
              <table:table-cell office:value-type="float" office:value="1.6275">
                <text:p>1.6275</text:p>
              </table:table-cell>
              <table:table-cell office:value-type="float" office:value="0.79541">
                <text:p>0.79541</text:p>
              </table:table-cell>
              <table:table-cell office:value-type="float" office:value="0.39124">
                <text:p>0.391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4.1734">
                <text:p>4.1734</text:p>
              </table:table-cell>
              <table:table-cell office:value-type="float" office:value="1.6283">
                <text:p>1.6283</text:p>
              </table:table-cell>
              <table:table-cell office:value-type="float" office:value="0.79578">
                <text:p>0.79578</text:p>
              </table:table-cell>
              <table:table-cell office:value-type="float" office:value="0.39146">
                <text:p>0.39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4.1754">
                <text:p>4.1754</text:p>
              </table:table-cell>
              <table:table-cell office:value-type="float" office:value="1.629">
                <text:p>1.629</text:p>
              </table:table-cell>
              <table:table-cell office:value-type="float" office:value="0.79616">
                <text:p>0.79616</text:p>
              </table:table-cell>
              <table:table-cell office:value-type="float" office:value="0.39168">
                <text:p>0.391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4.1774">
                <text:p>4.1774</text:p>
              </table:table-cell>
              <table:table-cell office:value-type="float" office:value="1.6298">
                <text:p>1.6298</text:p>
              </table:table-cell>
              <table:table-cell office:value-type="float" office:value="0.79654">
                <text:p>0.79654</text:p>
              </table:table-cell>
              <table:table-cell office:value-type="float" office:value="0.3919">
                <text:p>0.39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4.1794">
                <text:p>4.1794</text:p>
              </table:table-cell>
              <table:table-cell office:value-type="float" office:value="1.6306">
                <text:p>1.6306</text:p>
              </table:table-cell>
              <table:table-cell office:value-type="float" office:value="0.79691">
                <text:p>0.79691</text:p>
              </table:table-cell>
              <table:table-cell office:value-type="float" office:value="0.39213">
                <text:p>0.392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4.1814">
                <text:p>4.1814</text:p>
              </table:table-cell>
              <table:table-cell office:value-type="float" office:value="1.6314">
                <text:p>1.6314</text:p>
              </table:table-cell>
              <table:table-cell office:value-type="float" office:value="0.79729">
                <text:p>0.79729</text:p>
              </table:table-cell>
              <table:table-cell office:value-type="float" office:value="0.39235">
                <text:p>0.392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4.1834">
                <text:p>4.1834</text:p>
              </table:table-cell>
              <table:table-cell office:value-type="float" office:value="1.6321">
                <text:p>1.6321</text:p>
              </table:table-cell>
              <table:table-cell office:value-type="float" office:value="0.79766">
                <text:p>0.79766</text:p>
              </table:table-cell>
              <table:table-cell office:value-type="float" office:value="0.39257">
                <text:p>0.392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4.1854">
                <text:p>4.1854</text:p>
              </table:table-cell>
              <table:table-cell office:value-type="float" office:value="1.6329">
                <text:p>1.6329</text:p>
              </table:table-cell>
              <table:table-cell office:value-type="float" office:value="0.79804">
                <text:p>0.79804</text:p>
              </table:table-cell>
              <table:table-cell office:value-type="float" office:value="0.39279">
                <text:p>0.392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4.1874">
                <text:p>4.1874</text:p>
              </table:table-cell>
              <table:table-cell office:value-type="float" office:value="1.6337">
                <text:p>1.6337</text:p>
              </table:table-cell>
              <table:table-cell office:value-type="float" office:value="0.79841">
                <text:p>0.79841</text:p>
              </table:table-cell>
              <table:table-cell office:value-type="float" office:value="0.39301">
                <text:p>0.393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4.1893">
                <text:p>4.1893</text:p>
              </table:table-cell>
              <table:table-cell office:value-type="float" office:value="1.6344">
                <text:p>1.6344</text:p>
              </table:table-cell>
              <table:table-cell office:value-type="float" office:value="0.79879">
                <text:p>0.79879</text:p>
              </table:table-cell>
              <table:table-cell office:value-type="float" office:value="0.39323">
                <text:p>0.39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4.1913">
                <text:p>4.1913</text:p>
              </table:table-cell>
              <table:table-cell office:value-type="float" office:value="1.6352">
                <text:p>1.6352</text:p>
              </table:table-cell>
              <table:table-cell office:value-type="float" office:value="0.79916">
                <text:p>0.79916</text:p>
              </table:table-cell>
              <table:table-cell office:value-type="float" office:value="0.39345">
                <text:p>0.393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4.1933">
                <text:p>4.1933</text:p>
              </table:table-cell>
              <table:table-cell office:value-type="float" office:value="1.636">
                <text:p>1.636</text:p>
              </table:table-cell>
              <table:table-cell office:value-type="float" office:value="0.79953">
                <text:p>0.79953</text:p>
              </table:table-cell>
              <table:table-cell office:value-type="float" office:value="0.39367">
                <text:p>0.393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4.1953">
                <text:p>4.1953</text:p>
              </table:table-cell>
              <table:table-cell office:value-type="float" office:value="1.6367">
                <text:p>1.6367</text:p>
              </table:table-cell>
              <table:table-cell office:value-type="float" office:value="0.79991">
                <text:p>0.79991</text:p>
              </table:table-cell>
              <table:table-cell office:value-type="float" office:value="0.39389">
                <text:p>0.393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4.1973">
                <text:p>4.1973</text:p>
              </table:table-cell>
              <table:table-cell office:value-type="float" office:value="1.6375">
                <text:p>1.6375</text:p>
              </table:table-cell>
              <table:table-cell office:value-type="float" office:value="0.80028">
                <text:p>0.80028</text:p>
              </table:table-cell>
              <table:table-cell office:value-type="float" office:value="0.39411">
                <text:p>0.394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4.1993">
                <text:p>4.1993</text:p>
              </table:table-cell>
              <table:table-cell office:value-type="float" office:value="1.6383">
                <text:p>1.6383</text:p>
              </table:table-cell>
              <table:table-cell office:value-type="float" office:value="0.80066">
                <text:p>0.80066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4.2012">
                <text:p>4.2012</text:p>
              </table:table-cell>
              <table:table-cell office:value-type="float" office:value="1.639">
                <text:p>1.639</text:p>
              </table:table-cell>
              <table:table-cell office:value-type="float" office:value="0.80103">
                <text:p>0.80103</text:p>
              </table:table-cell>
              <table:table-cell office:value-type="float" office:value="0.39455">
                <text:p>0.394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4.2032">
                <text:p>4.2032</text:p>
              </table:table-cell>
              <table:table-cell office:value-type="float" office:value="1.6398">
                <text:p>1.6398</text:p>
              </table:table-cell>
              <table:table-cell office:value-type="float" office:value="0.8014">
                <text:p>0.8014</text:p>
              </table:table-cell>
              <table:table-cell office:value-type="float" office:value="0.39476">
                <text:p>0.39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4.2052">
                <text:p>4.2052</text:p>
              </table:table-cell>
              <table:table-cell office:value-type="float" office:value="1.6406">
                <text:p>1.6406</text:p>
              </table:table-cell>
              <table:table-cell office:value-type="float" office:value="0.80178">
                <text:p>0.80178</text:p>
              </table:table-cell>
              <table:table-cell office:value-type="float" office:value="0.39498">
                <text:p>0.394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4.2072">
                <text:p>4.2072</text:p>
              </table:table-cell>
              <table:table-cell office:value-type="float" office:value="1.6413">
                <text:p>1.6413</text:p>
              </table:table-cell>
              <table:table-cell office:value-type="float" office:value="0.80215">
                <text:p>0.80215</text:p>
              </table:table-cell>
              <table:table-cell office:value-type="float" office:value="0.3952">
                <text:p>0.39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4.2091">
                <text:p>4.2091</text:p>
              </table:table-cell>
              <table:table-cell office:value-type="float" office:value="1.6421">
                <text:p>1.6421</text:p>
              </table:table-cell>
              <table:table-cell office:value-type="float" office:value="0.80252">
                <text:p>0.80252</text:p>
              </table:table-cell>
              <table:table-cell office:value-type="float" office:value="0.39542">
                <text:p>0.395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4.2111">
                <text:p>4.2111</text:p>
              </table:table-cell>
              <table:table-cell office:value-type="float" office:value="1.6428">
                <text:p>1.6428</text:p>
              </table:table-cell>
              <table:table-cell office:value-type="float" office:value="0.80289">
                <text:p>0.80289</text:p>
              </table:table-cell>
              <table:table-cell office:value-type="float" office:value="0.39563">
                <text:p>0.395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4.2131">
                <text:p>4.2131</text:p>
              </table:table-cell>
              <table:table-cell office:value-type="float" office:value="1.6436">
                <text:p>1.6436</text:p>
              </table:table-cell>
              <table:table-cell office:value-type="float" office:value="0.80327">
                <text:p>0.80327</text:p>
              </table:table-cell>
              <table:table-cell office:value-type="float" office:value="0.39585">
                <text:p>0.39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4.215">
                <text:p>4.215</text:p>
              </table:table-cell>
              <table:table-cell office:value-type="float" office:value="1.6444">
                <text:p>1.6444</text:p>
              </table:table-cell>
              <table:table-cell office:value-type="float" office:value="0.80364">
                <text:p>0.80364</text:p>
              </table:table-cell>
              <table:table-cell office:value-type="float" office:value="0.39606">
                <text:p>0.396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4.217">
                <text:p>4.217</text:p>
              </table:table-cell>
              <table:table-cell office:value-type="float" office:value="1.6451">
                <text:p>1.6451</text:p>
              </table:table-cell>
              <table:table-cell office:value-type="float" office:value="0.80401">
                <text:p>0.80401</text:p>
              </table:table-cell>
              <table:table-cell office:value-type="float" office:value="0.39628">
                <text:p>0.396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4.2189">
                <text:p>4.2189</text:p>
              </table:table-cell>
              <table:table-cell office:value-type="float" office:value="1.6459">
                <text:p>1.6459</text:p>
              </table:table-cell>
              <table:table-cell office:value-type="float" office:value="0.80438">
                <text:p>0.80438</text:p>
              </table:table-cell>
              <table:table-cell office:value-type="float" office:value="0.3965">
                <text:p>0.39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4.2209">
                <text:p>4.2209</text:p>
              </table:table-cell>
              <table:table-cell office:value-type="float" office:value="1.6467">
                <text:p>1.6467</text:p>
              </table:table-cell>
              <table:table-cell office:value-type="float" office:value="0.80475">
                <text:p>0.80475</text:p>
              </table:table-cell>
              <table:table-cell office:value-type="float" office:value="0.39671">
                <text:p>0.396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4.2229">
                <text:p>4.2229</text:p>
              </table:table-cell>
              <table:table-cell office:value-type="float" office:value="1.6474">
                <text:p>1.6474</text:p>
              </table:table-cell>
              <table:table-cell office:value-type="float" office:value="0.80513">
                <text:p>0.80513</text:p>
              </table:table-cell>
              <table:table-cell office:value-type="float" office:value="0.39693">
                <text:p>0.396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4.2248">
                <text:p>4.2248</text:p>
              </table:table-cell>
              <table:table-cell office:value-type="float" office:value="1.6482">
                <text:p>1.6482</text:p>
              </table:table-cell>
              <table:table-cell office:value-type="float" office:value="0.8055">
                <text:p>0.8055</text:p>
              </table:table-cell>
              <table:table-cell office:value-type="float" office:value="0.39714">
                <text:p>0.39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4.2268">
                <text:p>4.2268</text:p>
              </table:table-cell>
              <table:table-cell office:value-type="float" office:value="1.6489">
                <text:p>1.6489</text:p>
              </table:table-cell>
              <table:table-cell office:value-type="float" office:value="0.80587">
                <text:p>0.80587</text:p>
              </table:table-cell>
              <table:table-cell office:value-type="float" office:value="0.39735">
                <text:p>0.397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4.2287">
                <text:p>4.2287</text:p>
              </table:table-cell>
              <table:table-cell office:value-type="float" office:value="1.6497">
                <text:p>1.6497</text:p>
              </table:table-cell>
              <table:table-cell office:value-type="float" office:value="0.80624">
                <text:p>0.80624</text:p>
              </table:table-cell>
              <table:table-cell office:value-type="float" office:value="0.39757">
                <text:p>0.39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4.2307">
                <text:p>4.2307</text:p>
              </table:table-cell>
              <table:table-cell office:value-type="float" office:value="1.6505">
                <text:p>1.6505</text:p>
              </table:table-cell>
              <table:table-cell office:value-type="float" office:value="0.80661">
                <text:p>0.80661</text:p>
              </table:table-cell>
              <table:table-cell office:value-type="float" office:value="0.39778">
                <text:p>0.397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4.2326">
                <text:p>4.2326</text:p>
              </table:table-cell>
              <table:table-cell office:value-type="float" office:value="1.6512">
                <text:p>1.6512</text:p>
              </table:table-cell>
              <table:table-cell office:value-type="float" office:value="0.80698">
                <text:p>0.80698</text:p>
              </table:table-cell>
              <table:table-cell office:value-type="float" office:value="0.39799">
                <text:p>0.39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4.2346">
                <text:p>4.2346</text:p>
              </table:table-cell>
              <table:table-cell office:value-type="float" office:value="1.652">
                <text:p>1.652</text:p>
              </table:table-cell>
              <table:table-cell office:value-type="float" office:value="0.80735">
                <text:p>0.80735</text:p>
              </table:table-cell>
              <table:table-cell office:value-type="float" office:value="0.39821">
                <text:p>0.398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4.2365">
                <text:p>4.2365</text:p>
              </table:table-cell>
              <table:table-cell office:value-type="float" office:value="1.6527">
                <text:p>1.6527</text:p>
              </table:table-cell>
              <table:table-cell office:value-type="float" office:value="0.80772">
                <text:p>0.80772</text:p>
              </table:table-cell>
              <table:table-cell office:value-type="float" office:value="0.39842">
                <text:p>0.39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4.2385">
                <text:p>4.2385</text:p>
              </table:table-cell>
              <table:table-cell office:value-type="float" office:value="1.6535">
                <text:p>1.6535</text:p>
              </table:table-cell>
              <table:table-cell office:value-type="float" office:value="0.80809">
                <text:p>0.80809</text:p>
              </table:table-cell>
              <table:table-cell office:value-type="float" office:value="0.39863">
                <text:p>0.398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4.2404">
                <text:p>4.2404</text:p>
              </table:table-cell>
              <table:table-cell office:value-type="float" office:value="1.6542">
                <text:p>1.6542</text:p>
              </table:table-cell>
              <table:table-cell office:value-type="float" office:value="0.80846">
                <text:p>0.80846</text:p>
              </table:table-cell>
              <table:table-cell office:value-type="float" office:value="0.39884">
                <text:p>0.398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4.2424">
                <text:p>4.2424</text:p>
              </table:table-cell>
              <table:table-cell office:value-type="float" office:value="1.655">
                <text:p>1.655</text:p>
              </table:table-cell>
              <table:table-cell office:value-type="float" office:value="0.80884">
                <text:p>0.80884</text:p>
              </table:table-cell>
              <table:table-cell office:value-type="float" office:value="0.39905">
                <text:p>0.399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4.2443">
                <text:p>4.2443</text:p>
              </table:table-cell>
              <table:table-cell office:value-type="float" office:value="1.6558">
                <text:p>1.6558</text:p>
              </table:table-cell>
              <table:table-cell office:value-type="float" office:value="0.80921">
                <text:p>0.80921</text:p>
              </table:table-cell>
              <table:table-cell office:value-type="float" office:value="0.39926">
                <text:p>0.39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4.2462">
                <text:p>4.2462</text:p>
              </table:table-cell>
              <table:table-cell office:value-type="float" office:value="1.6565">
                <text:p>1.6565</text:p>
              </table:table-cell>
              <table:table-cell office:value-type="float" office:value="0.80958">
                <text:p>0.80958</text:p>
              </table:table-cell>
              <table:table-cell office:value-type="float" office:value="0.39947">
                <text:p>0.399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4.2482">
                <text:p>4.2482</text:p>
              </table:table-cell>
              <table:table-cell office:value-type="float" office:value="1.6573">
                <text:p>1.6573</text:p>
              </table:table-cell>
              <table:table-cell office:value-type="float" office:value="0.80995">
                <text:p>0.80995</text:p>
              </table:table-cell>
              <table:table-cell office:value-type="float" office:value="0.39968">
                <text:p>0.39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4.2501">
                <text:p>4.2501</text:p>
              </table:table-cell>
              <table:table-cell office:value-type="float" office:value="1.658">
                <text:p>1.658</text:p>
              </table:table-cell>
              <table:table-cell office:value-type="float" office:value="0.81031">
                <text:p>0.81031</text:p>
              </table:table-cell>
              <table:table-cell office:value-type="float" office:value="0.39989">
                <text:p>0.39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4.252">
                <text:p>4.252</text:p>
              </table:table-cell>
              <table:table-cell office:value-type="float" office:value="1.6588">
                <text:p>1.6588</text:p>
              </table:table-cell>
              <table:table-cell office:value-type="float" office:value="0.81068">
                <text:p>0.81068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4.254">
                <text:p>4.254</text:p>
              </table:table-cell>
              <table:table-cell office:value-type="float" office:value="1.6595">
                <text:p>1.6595</text:p>
              </table:table-cell>
              <table:table-cell office:value-type="float" office:value="0.81105">
                <text:p>0.81105</text:p>
              </table:table-cell>
              <table:table-cell office:value-type="float" office:value="0.40031">
                <text:p>0.400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4.2559">
                <text:p>4.2559</text:p>
              </table:table-cell>
              <table:table-cell office:value-type="float" office:value="1.6603">
                <text:p>1.6603</text:p>
              </table:table-cell>
              <table:table-cell office:value-type="float" office:value="0.81142">
                <text:p>0.81142</text:p>
              </table:table-cell>
              <table:table-cell office:value-type="float" office:value="0.40052">
                <text:p>0.400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4.2579">
                <text:p>4.2579</text:p>
              </table:table-cell>
              <table:table-cell office:value-type="float" office:value="1.661">
                <text:p>1.661</text:p>
              </table:table-cell>
              <table:table-cell office:value-type="float" office:value="0.81179">
                <text:p>0.81179</text:p>
              </table:table-cell>
              <table:table-cell office:value-type="float" office:value="0.40073">
                <text:p>0.400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4.2598">
                <text:p>4.2598</text:p>
              </table:table-cell>
              <table:table-cell office:value-type="float" office:value="1.6618">
                <text:p>1.6618</text:p>
              </table:table-cell>
              <table:table-cell office:value-type="float" office:value="0.81216">
                <text:p>0.81216</text:p>
              </table:table-cell>
              <table:table-cell office:value-type="float" office:value="0.40094">
                <text:p>0.400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4.2617">
                <text:p>4.2617</text:p>
              </table:table-cell>
              <table:table-cell office:value-type="float" office:value="1.6626">
                <text:p>1.6626</text:p>
              </table:table-cell>
              <table:table-cell office:value-type="float" office:value="0.81253">
                <text:p>0.81253</text:p>
              </table:table-cell>
              <table:table-cell office:value-type="float" office:value="0.40115">
                <text:p>0.40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4.2636">
                <text:p>4.2636</text:p>
              </table:table-cell>
              <table:table-cell office:value-type="float" office:value="1.6633">
                <text:p>1.6633</text:p>
              </table:table-cell>
              <table:table-cell office:value-type="float" office:value="0.8129">
                <text:p>0.8129</text:p>
              </table:table-cell>
              <table:table-cell office:value-type="float" office:value="0.40135">
                <text:p>0.401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4.2656">
                <text:p>4.2656</text:p>
              </table:table-cell>
              <table:table-cell office:value-type="float" office:value="1.6641">
                <text:p>1.6641</text:p>
              </table:table-cell>
              <table:table-cell office:value-type="float" office:value="0.81327">
                <text:p>0.81327</text:p>
              </table:table-cell>
              <table:table-cell office:value-type="float" office:value="0.40156">
                <text:p>0.40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4.2675">
                <text:p>4.2675</text:p>
              </table:table-cell>
              <table:table-cell office:value-type="float" office:value="1.6648">
                <text:p>1.6648</text:p>
              </table:table-cell>
              <table:table-cell office:value-type="float" office:value="0.81364">
                <text:p>0.81364</text:p>
              </table:table-cell>
              <table:table-cell office:value-type="float" office:value="0.40177">
                <text:p>0.401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4.2694">
                <text:p>4.2694</text:p>
              </table:table-cell>
              <table:table-cell office:value-type="float" office:value="1.6656">
                <text:p>1.6656</text:p>
              </table:table-cell>
              <table:table-cell office:value-type="float" office:value="0.81401">
                <text:p>0.81401</text:p>
              </table:table-cell>
              <table:table-cell office:value-type="float" office:value="0.40198">
                <text:p>0.40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4.2714">
                <text:p>4.2714</text:p>
              </table:table-cell>
              <table:table-cell office:value-type="float" office:value="1.6663">
                <text:p>1.6663</text:p>
              </table:table-cell>
              <table:table-cell office:value-type="float" office:value="0.81437">
                <text:p>0.81437</text:p>
              </table:table-cell>
              <table:table-cell office:value-type="float" office:value="0.40218">
                <text:p>0.40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4.2733">
                <text:p>4.2733</text:p>
              </table:table-cell>
              <table:table-cell office:value-type="float" office:value="1.6671">
                <text:p>1.6671</text:p>
              </table:table-cell>
              <table:table-cell office:value-type="float" office:value="0.81474">
                <text:p>0.81474</text:p>
              </table:table-cell>
              <table:table-cell office:value-type="float" office:value="0.40239">
                <text:p>0.402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4.2752">
                <text:p>4.2752</text:p>
              </table:table-cell>
              <table:table-cell office:value-type="float" office:value="1.6678">
                <text:p>1.6678</text:p>
              </table:table-cell>
              <table:table-cell office:value-type="float" office:value="0.81511">
                <text:p>0.81511</text:p>
              </table:table-cell>
              <table:table-cell office:value-type="float" office:value="0.40259">
                <text:p>0.40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4.2771">
                <text:p>4.2771</text:p>
              </table:table-cell>
              <table:table-cell office:value-type="float" office:value="1.6686">
                <text:p>1.6686</text:p>
              </table:table-cell>
              <table:table-cell office:value-type="float" office:value="0.81548">
                <text:p>0.81548</text:p>
              </table:table-cell>
              <table:table-cell office:value-type="float" office:value="0.4028">
                <text:p>0.40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4.279">
                <text:p>4.279</text:p>
              </table:table-cell>
              <table:table-cell office:value-type="float" office:value="1.6693">
                <text:p>1.6693</text:p>
              </table:table-cell>
              <table:table-cell office:value-type="float" office:value="0.81585">
                <text:p>0.81585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4.281">
                <text:p>4.281</text:p>
              </table:table-cell>
              <table:table-cell office:value-type="float" office:value="1.6701">
                <text:p>1.6701</text:p>
              </table:table-cell>
              <table:table-cell office:value-type="float" office:value="0.81622">
                <text:p>0.81622</text:p>
              </table:table-cell>
              <table:table-cell office:value-type="float" office:value="0.40321">
                <text:p>0.403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4.2829">
                <text:p>4.2829</text:p>
              </table:table-cell>
              <table:table-cell office:value-type="float" office:value="1.6708">
                <text:p>1.6708</text:p>
              </table:table-cell>
              <table:table-cell office:value-type="float" office:value="0.81658">
                <text:p>0.81658</text:p>
              </table:table-cell>
              <table:table-cell office:value-type="float" office:value="0.40341">
                <text:p>0.403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4.2848">
                <text:p>4.2848</text:p>
              </table:table-cell>
              <table:table-cell office:value-type="float" office:value="1.6716">
                <text:p>1.6716</text:p>
              </table:table-cell>
              <table:table-cell office:value-type="float" office:value="0.81695">
                <text:p>0.81695</text:p>
              </table:table-cell>
              <table:table-cell office:value-type="float" office:value="0.40362">
                <text:p>0.403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4.2867">
                <text:p>4.2867</text:p>
              </table:table-cell>
              <table:table-cell office:value-type="float" office:value="1.6723">
                <text:p>1.6723</text:p>
              </table:table-cell>
              <table:table-cell office:value-type="float" office:value="0.81732">
                <text:p>0.81732</text:p>
              </table:table-cell>
              <table:table-cell office:value-type="float" office:value="0.40382">
                <text:p>0.40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4.2886">
                <text:p>4.2886</text:p>
              </table:table-cell>
              <table:table-cell office:value-type="float" office:value="1.6731">
                <text:p>1.6731</text:p>
              </table:table-cell>
              <table:table-cell office:value-type="float" office:value="0.81769">
                <text:p>0.81769</text:p>
              </table:table-cell>
              <table:table-cell office:value-type="float" office:value="0.40403">
                <text:p>0.404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4.2905">
                <text:p>4.2905</text:p>
              </table:table-cell>
              <table:table-cell office:value-type="float" office:value="1.6738">
                <text:p>1.6738</text:p>
              </table:table-cell>
              <table:table-cell office:value-type="float" office:value="0.81805">
                <text:p>0.81805</text:p>
              </table:table-cell>
              <table:table-cell office:value-type="float" office:value="0.40423">
                <text:p>0.404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4.2925">
                <text:p>4.2925</text:p>
              </table:table-cell>
              <table:table-cell office:value-type="float" office:value="1.6746">
                <text:p>1.6746</text:p>
              </table:table-cell>
              <table:table-cell office:value-type="float" office:value="0.81842">
                <text:p>0.81842</text:p>
              </table:table-cell>
              <table:table-cell office:value-type="float" office:value="0.40443">
                <text:p>0.404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4.2944">
                <text:p>4.2944</text:p>
              </table:table-cell>
              <table:table-cell office:value-type="float" office:value="1.6753">
                <text:p>1.6753</text:p>
              </table:table-cell>
              <table:table-cell office:value-type="float" office:value="0.81879">
                <text:p>0.81879</text:p>
              </table:table-cell>
              <table:table-cell office:value-type="float" office:value="0.40463">
                <text:p>0.40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4.2963">
                <text:p>4.2963</text:p>
              </table:table-cell>
              <table:table-cell office:value-type="float" office:value="1.6761">
                <text:p>1.6761</text:p>
              </table:table-cell>
              <table:table-cell office:value-type="float" office:value="0.81916">
                <text:p>0.81916</text:p>
              </table:table-cell>
              <table:table-cell office:value-type="float" office:value="0.40484">
                <text:p>0.40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4.2982">
                <text:p>4.2982</text:p>
              </table:table-cell>
              <table:table-cell office:value-type="float" office:value="1.6768">
                <text:p>1.6768</text:p>
              </table:table-cell>
              <table:table-cell office:value-type="float" office:value="0.81952">
                <text:p>0.81952</text:p>
              </table:table-cell>
              <table:table-cell office:value-type="float" office:value="0.40504">
                <text:p>0.405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4.3001">
                <text:p>4.3001</text:p>
              </table:table-cell>
              <table:table-cell office:value-type="float" office:value="1.6776">
                <text:p>1.6776</text:p>
              </table:table-cell>
              <table:table-cell office:value-type="float" office:value="0.81989">
                <text:p>0.81989</text:p>
              </table:table-cell>
              <table:table-cell office:value-type="float" office:value="0.40524">
                <text:p>0.405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4.302">
                <text:p>4.302</text:p>
              </table:table-cell>
              <table:table-cell office:value-type="float" office:value="1.6783">
                <text:p>1.6783</text:p>
              </table:table-cell>
              <table:table-cell office:value-type="float" office:value="0.82026">
                <text:p>0.82026</text:p>
              </table:table-cell>
              <table:table-cell office:value-type="float" office:value="0.40544">
                <text:p>0.405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4.3039">
                <text:p>4.3039</text:p>
              </table:table-cell>
              <table:table-cell office:value-type="float" office:value="1.6791">
                <text:p>1.6791</text:p>
              </table:table-cell>
              <table:table-cell office:value-type="float" office:value="0.82062">
                <text:p>0.82062</text:p>
              </table:table-cell>
              <table:table-cell office:value-type="float" office:value="0.40564">
                <text:p>0.40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4.3058">
                <text:p>4.3058</text:p>
              </table:table-cell>
              <table:table-cell office:value-type="float" office:value="1.6798">
                <text:p>1.6798</text:p>
              </table:table-cell>
              <table:table-cell office:value-type="float" office:value="0.82099">
                <text:p>0.82099</text:p>
              </table:table-cell>
              <table:table-cell office:value-type="float" office:value="0.40584">
                <text:p>0.405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4.3077">
                <text:p>4.3077</text:p>
              </table:table-cell>
              <table:table-cell office:value-type="float" office:value="1.6806">
                <text:p>1.6806</text:p>
              </table:table-cell>
              <table:table-cell office:value-type="float" office:value="0.82136">
                <text:p>0.82136</text:p>
              </table:table-cell>
              <table:table-cell office:value-type="float" office:value="0.40604">
                <text:p>0.406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4.3096">
                <text:p>4.3096</text:p>
              </table:table-cell>
              <table:table-cell office:value-type="float" office:value="1.6813">
                <text:p>1.6813</text:p>
              </table:table-cell>
              <table:table-cell office:value-type="float" office:value="0.82172">
                <text:p>0.82172</text:p>
              </table:table-cell>
              <table:table-cell office:value-type="float" office:value="0.40624">
                <text:p>0.406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4.3115">
                <text:p>4.3115</text:p>
              </table:table-cell>
              <table:table-cell office:value-type="float" office:value="1.6821">
                <text:p>1.6821</text:p>
              </table:table-cell>
              <table:table-cell office:value-type="float" office:value="0.82209">
                <text:p>0.82209</text:p>
              </table:table-cell>
              <table:table-cell office:value-type="float" office:value="0.40644">
                <text:p>0.406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4.3135">
                <text:p>4.3135</text:p>
              </table:table-cell>
              <table:table-cell office:value-type="float" office:value="1.6828">
                <text:p>1.6828</text:p>
              </table:table-cell>
              <table:table-cell office:value-type="float" office:value="0.82246">
                <text:p>0.82246</text:p>
              </table:table-cell>
              <table:table-cell office:value-type="float" office:value="0.40664">
                <text:p>0.40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4.3154">
                <text:p>4.3154</text:p>
              </table:table-cell>
              <table:table-cell office:value-type="float" office:value="1.6836">
                <text:p>1.6836</text:p>
              </table:table-cell>
              <table:table-cell office:value-type="float" office:value="0.82282">
                <text:p>0.82282</text:p>
              </table:table-cell>
              <table:table-cell office:value-type="float" office:value="0.40684">
                <text:p>0.406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4.3173">
                <text:p>4.3173</text:p>
              </table:table-cell>
              <table:table-cell office:value-type="float" office:value="1.6843">
                <text:p>1.6843</text:p>
              </table:table-cell>
              <table:table-cell office:value-type="float" office:value="0.82319">
                <text:p>0.82319</text:p>
              </table:table-cell>
              <table:table-cell office:value-type="float" office:value="0.40704">
                <text:p>0.407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4.3192">
                <text:p>4.3192</text:p>
              </table:table-cell>
              <table:table-cell office:value-type="float" office:value="1.6851">
                <text:p>1.6851</text:p>
              </table:table-cell>
              <table:table-cell office:value-type="float" office:value="0.82355">
                <text:p>0.82355</text:p>
              </table:table-cell>
              <table:table-cell office:value-type="float" office:value="0.40724">
                <text:p>0.407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4.3211">
                <text:p>4.3211</text:p>
              </table:table-cell>
              <table:table-cell office:value-type="float" office:value="1.6858">
                <text:p>1.6858</text:p>
              </table:table-cell>
              <table:table-cell office:value-type="float" office:value="0.82392">
                <text:p>0.82392</text:p>
              </table:table-cell>
              <table:table-cell office:value-type="float" office:value="0.40744">
                <text:p>0.407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4.323">
                <text:p>4.323</text:p>
              </table:table-cell>
              <table:table-cell office:value-type="float" office:value="1.6865">
                <text:p>1.6865</text:p>
              </table:table-cell>
              <table:table-cell office:value-type="float" office:value="0.82429">
                <text:p>0.82429</text:p>
              </table:table-cell>
              <table:table-cell office:value-type="float" office:value="0.40764">
                <text:p>0.40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4.3249">
                <text:p>4.3249</text:p>
              </table:table-cell>
              <table:table-cell office:value-type="float" office:value="1.6873">
                <text:p>1.6873</text:p>
              </table:table-cell>
              <table:table-cell office:value-type="float" office:value="0.82465">
                <text:p>0.82465</text:p>
              </table:table-cell>
              <table:table-cell office:value-type="float" office:value="0.40784">
                <text:p>0.407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4.3268">
                <text:p>4.3268</text:p>
              </table:table-cell>
              <table:table-cell office:value-type="float" office:value="1.688">
                <text:p>1.688</text:p>
              </table:table-cell>
              <table:table-cell office:value-type="float" office:value="0.82502">
                <text:p>0.82502</text:p>
              </table:table-cell>
              <table:table-cell office:value-type="float" office:value="0.40803">
                <text:p>0.40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4.3287">
                <text:p>4.3287</text:p>
              </table:table-cell>
              <table:table-cell office:value-type="float" office:value="1.6888">
                <text:p>1.6888</text:p>
              </table:table-cell>
              <table:table-cell office:value-type="float" office:value="0.82538">
                <text:p>0.82538</text:p>
              </table:table-cell>
              <table:table-cell office:value-type="float" office:value="0.40823">
                <text:p>0.408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4.3306">
                <text:p>4.3306</text:p>
              </table:table-cell>
              <table:table-cell office:value-type="float" office:value="1.6895">
                <text:p>1.6895</text:p>
              </table:table-cell>
              <table:table-cell office:value-type="float" office:value="0.82575">
                <text:p>0.82575</text:p>
              </table:table-cell>
              <table:table-cell office:value-type="float" office:value="0.40843">
                <text:p>0.408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4.3324">
                <text:p>4.3324</text:p>
              </table:table-cell>
              <table:table-cell office:value-type="float" office:value="1.6903">
                <text:p>1.6903</text:p>
              </table:table-cell>
              <table:table-cell office:value-type="float" office:value="0.82611">
                <text:p>0.82611</text:p>
              </table:table-cell>
              <table:table-cell office:value-type="float" office:value="0.40862">
                <text:p>0.408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4.3343">
                <text:p>4.3343</text:p>
              </table:table-cell>
              <table:table-cell office:value-type="float" office:value="1.691">
                <text:p>1.691</text:p>
              </table:table-cell>
              <table:table-cell office:value-type="float" office:value="0.82648">
                <text:p>0.82648</text:p>
              </table:table-cell>
              <table:table-cell office:value-type="float" office:value="0.40882">
                <text:p>0.408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4.3362">
                <text:p>4.3362</text:p>
              </table:table-cell>
              <table:table-cell office:value-type="float" office:value="1.6918">
                <text:p>1.6918</text:p>
              </table:table-cell>
              <table:table-cell office:value-type="float" office:value="0.82684">
                <text:p>0.82684</text:p>
              </table:table-cell>
              <table:table-cell office:value-type="float" office:value="0.40902">
                <text:p>0.409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4.3381">
                <text:p>4.3381</text:p>
              </table:table-cell>
              <table:table-cell office:value-type="float" office:value="1.6925">
                <text:p>1.6925</text:p>
              </table:table-cell>
              <table:table-cell office:value-type="float" office:value="0.82721">
                <text:p>0.82721</text:p>
              </table:table-cell>
              <table:table-cell office:value-type="float" office:value="0.40921">
                <text:p>0.409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4.34">
                <text:p>4.34</text:p>
              </table:table-cell>
              <table:table-cell office:value-type="float" office:value="1.6932">
                <text:p>1.6932</text:p>
              </table:table-cell>
              <table:table-cell office:value-type="float" office:value="0.82757">
                <text:p>0.82757</text:p>
              </table:table-cell>
              <table:table-cell office:value-type="float" office:value="0.40941">
                <text:p>0.409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4.3419">
                <text:p>4.3419</text:p>
              </table:table-cell>
              <table:table-cell office:value-type="float" office:value="1.694">
                <text:p>1.694</text:p>
              </table:table-cell>
              <table:table-cell office:value-type="float" office:value="0.82794">
                <text:p>0.8279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4.3438">
                <text:p>4.3438</text:p>
              </table:table-cell>
              <table:table-cell office:value-type="float" office:value="1.6947">
                <text:p>1.6947</text:p>
              </table:table-cell>
              <table:table-cell office:value-type="float" office:value="0.8283">
                <text:p>0.8283</text:p>
              </table:table-cell>
              <table:table-cell office:value-type="float" office:value="0.4098">
                <text:p>0.40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4.3457">
                <text:p>4.3457</text:p>
              </table:table-cell>
              <table:table-cell office:value-type="float" office:value="1.6955">
                <text:p>1.6955</text:p>
              </table:table-cell>
              <table:table-cell office:value-type="float" office:value="0.82867">
                <text:p>0.828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4.3476">
                <text:p>4.3476</text:p>
              </table:table-cell>
              <table:table-cell office:value-type="float" office:value="1.6962">
                <text:p>1.6962</text:p>
              </table:table-cell>
              <table:table-cell office:value-type="float" office:value="0.82903">
                <text:p>0.82903</text:p>
              </table:table-cell>
              <table:table-cell office:value-type="float" office:value="0.41019">
                <text:p>0.410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4.3495">
                <text:p>4.3495</text:p>
              </table:table-cell>
              <table:table-cell office:value-type="float" office:value="1.697">
                <text:p>1.697</text:p>
              </table:table-cell>
              <table:table-cell office:value-type="float" office:value="0.8294">
                <text:p>0.8294</text:p>
              </table:table-cell>
              <table:table-cell office:value-type="float" office:value="0.41038">
                <text:p>0.410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4.3514">
                <text:p>4.3514</text:p>
              </table:table-cell>
              <table:table-cell office:value-type="float" office:value="1.6977">
                <text:p>1.6977</text:p>
              </table:table-cell>
              <table:table-cell office:value-type="float" office:value="0.82976">
                <text:p>0.82976</text:p>
              </table:table-cell>
              <table:table-cell office:value-type="float" office:value="0.41058">
                <text:p>0.410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4.3533">
                <text:p>4.3533</text:p>
              </table:table-cell>
              <table:table-cell office:value-type="float" office:value="1.6984">
                <text:p>1.6984</text:p>
              </table:table-cell>
              <table:table-cell office:value-type="float" office:value="0.83013">
                <text:p>0.83013</text:p>
              </table:table-cell>
              <table:table-cell office:value-type="float" office:value="0.41077">
                <text:p>0.410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4.3551">
                <text:p>4.3551</text:p>
              </table:table-cell>
              <table:table-cell office:value-type="float" office:value="1.6992">
                <text:p>1.6992</text:p>
              </table:table-cell>
              <table:table-cell office:value-type="float" office:value="0.83049">
                <text:p>0.83049</text:p>
              </table:table-cell>
              <table:table-cell office:value-type="float" office:value="0.41097">
                <text:p>0.410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4.357">
                <text:p>4.357</text:p>
              </table:table-cell>
              <table:table-cell office:value-type="float" office:value="1.6999">
                <text:p>1.6999</text:p>
              </table:table-cell>
              <table:table-cell office:value-type="float" office:value="0.83085">
                <text:p>0.83085</text:p>
              </table:table-cell>
              <table:table-cell office:value-type="float" office:value="0.41116">
                <text:p>0.411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4.3589">
                <text:p>4.3589</text:p>
              </table:table-cell>
              <table:table-cell office:value-type="float" office:value="1.7007">
                <text:p>1.7007</text:p>
              </table:table-cell>
              <table:table-cell office:value-type="float" office:value="0.83122">
                <text:p>0.83122</text:p>
              </table:table-cell>
              <table:table-cell office:value-type="float" office:value="0.41135">
                <text:p>0.41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4.3608">
                <text:p>4.3608</text:p>
              </table:table-cell>
              <table:table-cell office:value-type="float" office:value="1.7014">
                <text:p>1.7014</text:p>
              </table:table-cell>
              <table:table-cell office:value-type="float" office:value="0.83158">
                <text:p>0.83158</text:p>
              </table:table-cell>
              <table:table-cell office:value-type="float" office:value="0.41154">
                <text:p>0.41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4.3627">
                <text:p>4.3627</text:p>
              </table:table-cell>
              <table:table-cell office:value-type="float" office:value="1.7022">
                <text:p>1.7022</text:p>
              </table:table-cell>
              <table:table-cell office:value-type="float" office:value="0.83195">
                <text:p>0.83195</text:p>
              </table:table-cell>
              <table:table-cell office:value-type="float" office:value="0.41174">
                <text:p>0.411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4.3646">
                <text:p>4.3646</text:p>
              </table:table-cell>
              <table:table-cell office:value-type="float" office:value="1.7029">
                <text:p>1.7029</text:p>
              </table:table-cell>
              <table:table-cell office:value-type="float" office:value="0.83231">
                <text:p>0.83231</text:p>
              </table:table-cell>
              <table:table-cell office:value-type="float" office:value="0.41193">
                <text:p>0.411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4.3664">
                <text:p>4.3664</text:p>
              </table:table-cell>
              <table:table-cell office:value-type="float" office:value="1.7036">
                <text:p>1.7036</text:p>
              </table:table-cell>
              <table:table-cell office:value-type="float" office:value="0.83267">
                <text:p>0.83267</text:p>
              </table:table-cell>
              <table:table-cell office:value-type="float" office:value="0.41212">
                <text:p>0.41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4.3683">
                <text:p>4.3683</text:p>
              </table:table-cell>
              <table:table-cell office:value-type="float" office:value="1.7044">
                <text:p>1.7044</text:p>
              </table:table-cell>
              <table:table-cell office:value-type="float" office:value="0.83304">
                <text:p>0.83304</text:p>
              </table:table-cell>
              <table:table-cell office:value-type="float" office:value="0.41231">
                <text:p>0.412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4.3702">
                <text:p>4.3702</text:p>
              </table:table-cell>
              <table:table-cell office:value-type="float" office:value="1.7051">
                <text:p>1.7051</text:p>
              </table:table-cell>
              <table:table-cell office:value-type="float" office:value="0.8334">
                <text:p>0.8334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4.3721">
                <text:p>4.3721</text:p>
              </table:table-cell>
              <table:table-cell office:value-type="float" office:value="1.7059">
                <text:p>1.7059</text:p>
              </table:table-cell>
              <table:table-cell office:value-type="float" office:value="0.83376">
                <text:p>0.83376</text:p>
              </table:table-cell>
              <table:table-cell office:value-type="float" office:value="0.4127">
                <text:p>0.4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4.374">
                <text:p>4.374</text:p>
              </table:table-cell>
              <table:table-cell office:value-type="float" office:value="1.7066">
                <text:p>1.7066</text:p>
              </table:table-cell>
              <table:table-cell office:value-type="float" office:value="0.83413">
                <text:p>0.83413</text:p>
              </table:table-cell>
              <table:table-cell office:value-type="float" office:value="0.41289">
                <text:p>0.412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4.3759">
                <text:p>4.3759</text:p>
              </table:table-cell>
              <table:table-cell office:value-type="float" office:value="1.7073">
                <text:p>1.7073</text:p>
              </table:table-cell>
              <table:table-cell office:value-type="float" office:value="0.83449">
                <text:p>0.83449</text:p>
              </table:table-cell>
              <table:table-cell office:value-type="float" office:value="0.41308">
                <text:p>0.413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4.3777">
                <text:p>4.3777</text:p>
              </table:table-cell>
              <table:table-cell office:value-type="float" office:value="1.7081">
                <text:p>1.7081</text:p>
              </table:table-cell>
              <table:table-cell office:value-type="float" office:value="0.83485">
                <text:p>0.83485</text:p>
              </table:table-cell>
              <table:table-cell office:value-type="float" office:value="0.41327">
                <text:p>0.413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4.3796">
                <text:p>4.3796</text:p>
              </table:table-cell>
              <table:table-cell office:value-type="float" office:value="1.7088">
                <text:p>1.7088</text:p>
              </table:table-cell>
              <table:table-cell office:value-type="float" office:value="0.83522">
                <text:p>0.83522</text:p>
              </table:table-cell>
              <table:table-cell office:value-type="float" office:value="0.41346">
                <text:p>0.413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4.3815">
                <text:p>4.3815</text:p>
              </table:table-cell>
              <table:table-cell office:value-type="float" office:value="1.7096">
                <text:p>1.7096</text:p>
              </table:table-cell>
              <table:table-cell office:value-type="float" office:value="0.83558">
                <text:p>0.83558</text:p>
              </table:table-cell>
              <table:table-cell office:value-type="float" office:value="0.41365">
                <text:p>0.413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4.3834">
                <text:p>4.3834</text:p>
              </table:table-cell>
              <table:table-cell office:value-type="float" office:value="1.7103">
                <text:p>1.7103</text:p>
              </table:table-cell>
              <table:table-cell office:value-type="float" office:value="0.83594">
                <text:p>0.83594</text:p>
              </table:table-cell>
              <table:table-cell office:value-type="float" office:value="0.41384">
                <text:p>0.413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4.3852">
                <text:p>4.3852</text:p>
              </table:table-cell>
              <table:table-cell office:value-type="float" office:value="1.711">
                <text:p>1.711</text:p>
              </table:table-cell>
              <table:table-cell office:value-type="float" office:value="0.83631">
                <text:p>0.83631</text:p>
              </table:table-cell>
              <table:table-cell office:value-type="float" office:value="0.41403">
                <text:p>0.41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